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8" style:family="table">
      <style:table-properties style:width="87.95mm" table:align="margins"/>
    </style:style>
    <style:style style:name="Table18.A" style:family="table-column">
      <style:table-column-properties style:column-width="87.95mm" style:rel-column-width="65535*"/>
    </style:style>
    <style:style style:name="Table18.A1" style:family="table-cell">
      <style:table-cell-properties fo:padding="0.97mm" fo:border="0.05pt solid #000000"/>
    </style:style>
    <style:style style:name="Table41" style:family="table">
      <style:table-properties style:width="175.9mm" table:align="margins"/>
    </style:style>
    <style:style style:name="Table41.A" style:family="table-column">
      <style:table-column-properties style:column-width="175.9mm" style:rel-column-width="65535*"/>
    </style:style>
    <style:style style:name="Table41.A1" style:family="table-cell">
      <style:table-cell-properties fo:padding="0.97mm" fo:border="0.05pt solid #000000"/>
    </style:style>
    <style:style style:name="Table42" style:family="table">
      <style:table-properties style:width="175.9mm" table:align="margins"/>
    </style:style>
    <style:style style:name="Table42.A" style:family="table-column">
      <style:table-column-properties style:column-width="175.9mm" style:rel-column-width="65535*"/>
    </style:style>
    <style:style style:name="Table42.A1" style:family="table-cell">
      <style:table-cell-properties fo:padding="0.97mm" fo:border="0.05pt solid #000000"/>
    </style:style>
    <style:style style:name="Table43" style:family="table">
      <style:table-properties style:width="175.9mm" table:align="margins"/>
    </style:style>
    <style:style style:name="Table43.A" style:family="table-column">
      <style:table-column-properties style:column-width="175.9mm" style:rel-column-width="65535*"/>
    </style:style>
    <style:style style:name="Table43.A1" style:family="table-cell">
      <style:table-cell-properties fo:padding="0.97mm" fo:border="0.05pt solid #000000"/>
    </style:style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175.9mm" style:rel-column-width="65535*"/>
    </style:style>
    <style:style style:name="Table2.A1" style:family="table-cell">
      <style:table-cell-properties fo:padding="0.97mm" fo:border="0.05pt solid #000000"/>
    </style:style>
    <style:style style:name="Table4" style:family="table">
      <style:table-properties style:width="175.95mm" fo:margin-left="0mm" table:align="left"/>
    </style:style>
    <style:style style:name="Table4.A" style:family="table-column">
      <style:table-column-properties style:column-width="112.24mm"/>
    </style:style>
    <style:style style:name="Table4.B" style:family="table-column">
      <style:table-column-properties style:column-width="63.71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B1" style:family="table-cell">
      <style:table-cell-properties fo:padding="0.97mm" fo:border="0.05pt solid #000000"/>
    </style:style>
    <style:style style:name="Table6" style:family="table">
      <style:table-properties style:width="175.9mm" table:align="margins"/>
    </style:style>
    <style:style style:name="Table6.A" style:family="table-column">
      <style:table-column-properties style:column-width="175.9mm" style:rel-column-width="65535*"/>
    </style:style>
    <style:style style:name="Table6.A1" style:family="table-cell">
      <style:table-cell-properties fo:padding="0.97mm" fo:border="0.0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175.9mm" style:rel-column-width="65535*"/>
    </style:style>
    <style:style style:name="Table3.A1" style:family="table-cell">
      <style:table-cell-properties fo:padding="0.97mm" fo:border="0.05pt solid #000000"/>
    </style:style>
    <style:style style:name="Table5" style:family="table">
      <style:table-properties style:width="175.95mm" fo:margin-left="0mm" table:align="left"/>
    </style:style>
    <style:style style:name="Table5.A" style:family="table-column">
      <style:table-column-properties style:column-width="139.58mm"/>
    </style:style>
    <style:style style:name="Table5.B" style:family="table-column">
      <style:table-column-properties style:column-width="36.37mm"/>
    </style:style>
    <style:style style:name="Table5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5.A2" style:family="table-cell">
      <style:table-cell-properties fo:padding="0.97mm" fo:border-left="0.05pt solid #000000" fo:border-right="none" fo:border-top="none" fo:border-bottom="none"/>
    </style:style>
    <style:style style:name="Table5.B2" style:family="table-cell">
      <style:table-cell-properties fo:padding="0.97mm" fo:border="0.05pt solid #000000"/>
    </style:style>
    <style:style style:name="Table5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" style:family="table">
      <style:table-properties style:width="175.9mm" table:align="margins"/>
    </style:style>
    <style:style style:name="Table60.A" style:family="table-column">
      <style:table-column-properties style:column-width="175.9mm" style:rel-column-width="65535*"/>
    </style:style>
    <style:style style:name="Table60.A1" style:family="table-cell">
      <style:table-cell-properties fo:padding="0.97mm" fo:border="0.05pt solid #000000"/>
    </style:style>
    <style:style style:name="Table7" style:family="table">
      <style:table-properties style:width="175.95mm" fo:margin-left="0mm" table:align="left"/>
    </style:style>
    <style:style style:name="Table7.A" style:family="table-column">
      <style:table-column-properties style:column-width="21.61mm"/>
    </style:style>
    <style:style style:name="Table7.B" style:family="table-column">
      <style:table-column-properties style:column-width="11.91mm"/>
    </style:style>
    <style:style style:name="Table7.C" style:family="table-column">
      <style:table-column-properties style:column-width="48.74mm"/>
    </style:style>
    <style:style style:name="Table7.D" style:family="table-column">
      <style:table-column-properties style:column-width="43.22mm"/>
    </style:style>
    <style:style style:name="Table7.E" style:family="table-column">
      <style:table-column-properties style:column-width="7.5mm"/>
    </style:style>
    <style:style style:name="Table7.F" style:family="table-column">
      <style:table-column-properties style:column-width="42.99mm"/>
    </style:style>
    <style:style style:name="Table7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7.A2" style:family="table-cell">
      <style:table-cell-properties fo:padding="0.97mm" fo:border-left="0.05pt solid #000000" fo:border-right="none" fo:border-top="none" fo:border-bottom="none"/>
    </style:style>
    <style:style style:name="Table7.F2" style:family="table-cell">
      <style:table-cell-properties fo:padding="0.97mm" fo:border="0.05pt solid #000000"/>
    </style:style>
    <style:style style:name="Table7.C3" style:family="table-cell">
      <style:table-cell-properties fo:padding="0.97mm" fo:border-left="0.05pt solid #000000" fo:border-right="none" fo:border-top="0.05pt solid #000000" fo:border-bottom="0.05pt solid #000000"/>
    </style:style>
    <style:style style:name="Table7.E3" style:family="table-cell">
      <style:table-cell-properties fo:padding="0.97mm" fo:border-left="none" fo:border-right="0.05pt solid #000000" fo:border-top="none" fo:border-bottom="none"/>
    </style:style>
    <style:style style:name="Table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175.9mm" table:align="margins"/>
    </style:style>
    <style:style style:name="Table8.A" style:family="table-column">
      <style:table-column-properties style:column-width="175.9mm" style:rel-column-width="65535*"/>
    </style:style>
    <style:style style:name="Table8.A1" style:family="table-cell">
      <style:table-cell-properties fo:padding="0.97mm" fo:border="0.05pt solid #000000"/>
    </style:style>
    <style:style style:name="Table9" style:family="table">
      <style:table-properties style:width="175.9mm" table:align="margins"/>
    </style:style>
    <style:style style:name="Table9.A" style:family="table-column">
      <style:table-column-properties style:column-width="175.9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175.9mm" table:align="margins"/>
    </style:style>
    <style:style style:name="Table10.A" style:family="table-column">
      <style:table-column-properties style:column-width="175.9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175.9mm" table:align="margins"/>
    </style:style>
    <style:style style:name="Table11.A" style:family="table-column">
      <style:table-column-properties style:column-width="175.9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175.9mm" table:align="margins"/>
    </style:style>
    <style:style style:name="Table12.A" style:family="table-column">
      <style:table-column-properties style:column-width="175.9mm" style:rel-column-width="65535*"/>
    </style:style>
    <style:style style:name="Table12.A1" style:family="table-cell">
      <style:table-cell-properties fo:padding="0.97mm" fo:border="0.05pt solid #000000"/>
    </style:style>
    <style:style style:name="Table13" style:family="table">
      <style:table-properties style:width="175.9mm" table:align="margins"/>
    </style:style>
    <style:style style:name="Table13.A" style:family="table-column">
      <style:table-column-properties style:column-width="175.9mm" style:rel-column-width="65535*"/>
    </style:style>
    <style:style style:name="Table13.A1" style:family="table-cell">
      <style:table-cell-properties fo:padding="0.97mm" fo:border="0.05pt solid #000000"/>
    </style:style>
    <style:style style:name="Table14" style:family="table">
      <style:table-properties style:width="175.9mm" table:align="margins"/>
    </style:style>
    <style:style style:name="Table14.A" style:family="table-column">
      <style:table-column-properties style:column-width="175.9mm" style:rel-column-width="65535*"/>
    </style:style>
    <style:style style:name="Table14.A1" style:family="table-cell">
      <style:table-cell-properties fo:padding="0.97mm" fo:border="0.05pt solid #000000"/>
    </style:style>
    <style:style style:name="Table15" style:family="table">
      <style:table-properties style:width="175.9mm" table:align="margins"/>
    </style:style>
    <style:style style:name="Table15.A" style:family="table-column">
      <style:table-column-properties style:column-width="175.9mm" style:rel-column-width="65535*"/>
    </style:style>
    <style:style style:name="Table15.A1" style:family="table-cell">
      <style:table-cell-properties fo:padding="0.97mm" fo:border="0.05pt solid #000000"/>
    </style:style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75.9mm" style:rel-column-width="65535*"/>
    </style:style>
    <style:style style:name="Table1.A1" style:family="table-cell">
      <style:table-cell-properties fo:padding="0.97mm" fo:border="0.05pt solid #000000"/>
    </style:style>
    <style:style style:name="Table17" style:family="table">
      <style:table-properties style:width="175.9mm" table:align="margins"/>
    </style:style>
    <style:style style:name="Table17.A" style:family="table-column">
      <style:table-column-properties style:column-width="175.9mm" style:rel-column-width="65535*"/>
    </style:style>
    <style:style style:name="Table17.A1" style:family="table-cell">
      <style:table-cell-properties fo:padding="0.97mm" fo:border="0.05pt solid #000000"/>
    </style:style>
    <style:style style:name="Table16" style:family="table">
      <style:table-properties style:width="175.9mm" table:align="margins"/>
    </style:style>
    <style:style style:name="Table16.A" style:family="table-column">
      <style:table-column-properties style:column-width="175.9mm" style:rel-column-width="65535*"/>
    </style:style>
    <style:style style:name="Table16.A1" style:family="table-cell">
      <style:table-cell-properties fo:padding="0.97mm" fo:border="0.05pt solid #000000"/>
    </style:style>
    <style:style style:name="Table19" style:family="table">
      <style:table-properties style:width="175.9mm" table:align="margins"/>
    </style:style>
    <style:style style:name="Table19.A" style:family="table-column">
      <style:table-column-properties style:column-width="175.9mm" style:rel-column-width="65535*"/>
    </style:style>
    <style:style style:name="Table19.A1" style:family="table-cell">
      <style:table-cell-properties fo:padding="0.97mm" fo:border="0.05pt solid #000000"/>
    </style:style>
    <style:style style:name="Table20" style:family="table">
      <style:table-properties style:width="175.9mm" table:align="margins"/>
    </style:style>
    <style:style style:name="Table20.A" style:family="table-column">
      <style:table-column-properties style:column-width="175.9mm" style:rel-column-width="65535*"/>
    </style:style>
    <style:style style:name="Table20.A1" style:family="table-cell">
      <style:table-cell-properties fo:padding="0.97mm" fo:border="0.05pt solid #000000"/>
    </style:style>
    <style:style style:name="Table21" style:family="table">
      <style:table-properties style:width="175.9mm" table:align="margins"/>
    </style:style>
    <style:style style:name="Table21.A" style:family="table-column">
      <style:table-column-properties style:column-width="175.9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175.9mm" table:align="margins"/>
    </style:style>
    <style:style style:name="Table22.A" style:family="table-column">
      <style:table-column-properties style:column-width="175.9mm" style:rel-column-width="65535*"/>
    </style:style>
    <style:style style:name="Table22.A1" style:family="table-cell">
      <style:table-cell-properties fo:padding="0.97mm" fo:border="0.05pt solid #000000"/>
    </style:style>
    <style:style style:name="Table23" style:family="table">
      <style:table-properties style:width="175.9mm" table:align="margins"/>
    </style:style>
    <style:style style:name="Table23.A" style:family="table-column">
      <style:table-column-properties style:column-width="175.9mm" style:rel-column-width="65535*"/>
    </style:style>
    <style:style style:name="Table23.A1" style:family="table-cell">
      <style:table-cell-properties fo:padding="0.97mm" fo:border="0.05pt solid #000000"/>
    </style:style>
    <style:style style:name="Table24" style:family="table">
      <style:table-properties style:width="175.9mm" table:align="margins"/>
    </style:style>
    <style:style style:name="Table24.A" style:family="table-column">
      <style:table-column-properties style:column-width="175.9mm" style:rel-column-width="65535*"/>
    </style:style>
    <style:style style:name="Table24.A1" style:family="table-cell">
      <style:table-cell-properties fo:padding="0.97mm" fo:border="0.05pt solid #000000"/>
    </style:style>
    <style:style style:name="Table25" style:family="table">
      <style:table-properties style:width="175.9mm" table:align="margins"/>
    </style:style>
    <style:style style:name="Table25.A" style:family="table-column">
      <style:table-column-properties style:column-width="175.9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175.9mm" table:align="margins"/>
    </style:style>
    <style:style style:name="Table26.A" style:family="table-column">
      <style:table-column-properties style:column-width="175.9mm" style:rel-column-width="65535*"/>
    </style:style>
    <style:style style:name="Table26.A1" style:family="table-cell">
      <style:table-cell-properties fo:padding="0.97mm" fo:border="0.05pt solid #000000"/>
    </style:style>
    <style:style style:name="Table27" style:family="table">
      <style:table-properties style:width="175.9mm" table:align="margins"/>
    </style:style>
    <style:style style:name="Table27.A" style:family="table-column">
      <style:table-column-properties style:column-width="175.9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175.9mm" table:align="margins"/>
    </style:style>
    <style:style style:name="Table28.A" style:family="table-column">
      <style:table-column-properties style:column-width="175.9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175.9mm" table:align="margins"/>
    </style:style>
    <style:style style:name="Table29.A" style:family="table-column">
      <style:table-column-properties style:column-width="175.9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175.9mm" table:align="margins"/>
    </style:style>
    <style:style style:name="Table30.A" style:family="table-column">
      <style:table-column-properties style:column-width="175.9mm" style:rel-column-width="65535*"/>
    </style:style>
    <style:style style:name="Table30.A1" style:family="table-cell">
      <style:table-cell-properties fo:padding="0.97mm" fo:border="0.05pt solid #000000"/>
    </style:style>
    <style:style style:name="Table31" style:family="table">
      <style:table-properties style:width="175.9mm" table:align="margins"/>
    </style:style>
    <style:style style:name="Table31.A" style:family="table-column">
      <style:table-column-properties style:column-width="175.9mm" style:rel-column-width="65535*"/>
    </style:style>
    <style:style style:name="Table31.A1" style:family="table-cell">
      <style:table-cell-properties fo:padding="0.97mm" fo:border="0.05pt solid #000000"/>
    </style:style>
    <style:style style:name="Table32" style:family="table">
      <style:table-properties style:width="175.9mm" table:align="margins"/>
    </style:style>
    <style:style style:name="Table32.A" style:family="table-column">
      <style:table-column-properties style:column-width="175.9mm" style:rel-column-width="65535*"/>
    </style:style>
    <style:style style:name="Table32.A1" style:family="table-cell">
      <style:table-cell-properties fo:padding="0.97mm" fo:border="0.05pt solid #000000"/>
    </style:style>
    <style:style style:name="Table33" style:family="table">
      <style:table-properties style:width="175.9mm" table:align="margins"/>
    </style:style>
    <style:style style:name="Table33.A" style:family="table-column">
      <style:table-column-properties style:column-width="175.9mm" style:rel-column-width="65535*"/>
    </style:style>
    <style:style style:name="Table33.A1" style:family="table-cell">
      <style:table-cell-properties fo:padding="0.97mm" fo:border="0.05pt solid #000000"/>
    </style:style>
    <style:style style:name="Table34" style:family="table">
      <style:table-properties style:width="175.9mm" table:align="margins"/>
    </style:style>
    <style:style style:name="Table34.A" style:family="table-column">
      <style:table-column-properties style:column-width="175.9mm" style:rel-column-width="65535*"/>
    </style:style>
    <style:style style:name="Table34.A1" style:family="table-cell">
      <style:table-cell-properties fo:padding="0.97mm" fo:border="0.05pt solid #000000"/>
    </style:style>
    <style:style style:name="Table35" style:family="table">
      <style:table-properties style:width="175.9mm" table:align="margins"/>
    </style:style>
    <style:style style:name="Table35.A" style:family="table-column">
      <style:table-column-properties style:column-width="175.9mm" style:rel-column-width="65535*"/>
    </style:style>
    <style:style style:name="Table35.A1" style:family="table-cell">
      <style:table-cell-properties fo:padding="0.97mm" fo:border="0.05pt solid #000000"/>
    </style:style>
    <style:style style:name="Table36" style:family="table">
      <style:table-properties style:width="175.9mm" table:align="margins"/>
    </style:style>
    <style:style style:name="Table36.A" style:family="table-column">
      <style:table-column-properties style:column-width="175.9mm" style:rel-column-width="65535*"/>
    </style:style>
    <style:style style:name="Table36.A1" style:family="table-cell">
      <style:table-cell-properties fo:padding="0.97mm" fo:border="0.05pt solid #000000"/>
    </style:style>
    <style:style style:name="Table37" style:family="table">
      <style:table-properties style:width="175.9mm" table:align="margins"/>
    </style:style>
    <style:style style:name="Table37.A" style:family="table-column">
      <style:table-column-properties style:column-width="175.9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175.9mm" table:align="margins"/>
    </style:style>
    <style:style style:name="Table38.A" style:family="table-column">
      <style:table-column-properties style:column-width="175.9mm" style:rel-column-width="65535*"/>
    </style:style>
    <style:style style:name="Table38.A1" style:family="table-cell">
      <style:table-cell-properties fo:padding="0.97mm" fo:border="0.05pt solid #000000"/>
    </style:style>
    <style:style style:name="Table39" style:family="table">
      <style:table-properties style:width="175.9mm" table:align="margins"/>
    </style:style>
    <style:style style:name="Table39.A" style:family="table-column">
      <style:table-column-properties style:column-width="175.9mm" style:rel-column-width="65535*"/>
    </style:style>
    <style:style style:name="Table39.A1" style:family="table-cell">
      <style:table-cell-properties fo:padding="0.97mm" fo:border="0.05pt solid #000000"/>
    </style:style>
    <style:style style:name="Table40" style:family="table">
      <style:table-properties style:width="175.9mm" table:align="margins"/>
    </style:style>
    <style:style style:name="Table40.A" style:family="table-column">
      <style:table-column-properties style:column-width="175.9mm" style:rel-column-width="65535*"/>
    </style:style>
    <style:style style:name="Table40.A1" style:family="table-cell">
      <style:table-cell-properties fo:padding="0.97mm" fo:border="0.05pt solid #000000"/>
    </style:style>
    <style:style style:name="Table44" style:family="table">
      <style:table-properties style:width="175.9mm" table:align="margins"/>
    </style:style>
    <style:style style:name="Table44.A" style:family="table-column">
      <style:table-column-properties style:column-width="175.9mm" style:rel-column-width="65535*"/>
    </style:style>
    <style:style style:name="Table44.A1" style:family="table-cell">
      <style:table-cell-properties fo:padding="0.97mm" fo:border="0.05pt solid #000000"/>
    </style:style>
    <style:style style:name="Table48" style:family="table">
      <style:table-properties style:width="175.9mm" table:align="margins"/>
    </style:style>
    <style:style style:name="Table48.A" style:family="table-column">
      <style:table-column-properties style:column-width="175.9mm" style:rel-column-width="65535*"/>
    </style:style>
    <style:style style:name="Table48.A1" style:family="table-cell">
      <style:table-cell-properties fo:padding="0.97mm" fo:border="0.05pt solid #000000"/>
    </style:style>
    <style:style style:name="Table49" style:family="table">
      <style:table-properties style:width="175.9mm" table:align="margins"/>
    </style:style>
    <style:style style:name="Table49.A" style:family="table-column">
      <style:table-column-properties style:column-width="175.9mm" style:rel-column-width="65535*"/>
    </style:style>
    <style:style style:name="Table49.A1" style:family="table-cell">
      <style:table-cell-properties fo:padding="0.97mm" fo:border="0.05pt solid #000000"/>
    </style:style>
    <style:style style:name="Table50" style:family="table">
      <style:table-properties style:width="175.9mm" table:align="margins"/>
    </style:style>
    <style:style style:name="Table50.A" style:family="table-column">
      <style:table-column-properties style:column-width="175.9mm" style:rel-column-width="65535*"/>
    </style:style>
    <style:style style:name="Table50.A1" style:family="table-cell">
      <style:table-cell-properties fo:padding="0.97mm" fo:border="0.05pt solid #000000"/>
    </style:style>
    <style:style style:name="Table45" style:family="table">
      <style:table-properties style:width="175.9mm" table:align="margins"/>
    </style:style>
    <style:style style:name="Table45.A" style:family="table-column">
      <style:table-column-properties style:column-width="175.9mm" style:rel-column-width="65535*"/>
    </style:style>
    <style:style style:name="Table45.A1" style:family="table-cell">
      <style:table-cell-properties fo:padding="0.97mm" fo:border="0.05pt solid #000000"/>
    </style:style>
    <style:style style:name="Table46" style:family="table">
      <style:table-properties style:width="175.9mm" table:align="margins"/>
    </style:style>
    <style:style style:name="Table46.A" style:family="table-column">
      <style:table-column-properties style:column-width="175.9mm" style:rel-column-width="65535*"/>
    </style:style>
    <style:style style:name="Table46.A1" style:family="table-cell">
      <style:table-cell-properties fo:padding="0.97mm" fo:border="0.05pt solid #000000"/>
    </style:style>
    <style:style style:name="Table47" style:family="table">
      <style:table-properties style:width="175.9mm" table:align="margins"/>
    </style:style>
    <style:style style:name="Table47.A" style:family="table-column">
      <style:table-column-properties style:column-width="175.9mm" style:rel-column-width="65535*"/>
    </style:style>
    <style:style style:name="Table47.A1" style:family="table-cell">
      <style:table-cell-properties fo:padding="0.97mm" fo:border="0.05pt solid #000000"/>
    </style:style>
    <style:style style:name="Table57" style:family="table">
      <style:table-properties style:width="175.9mm" table:align="margins"/>
    </style:style>
    <style:style style:name="Table57.A" style:family="table-column">
      <style:table-column-properties style:column-width="175.9mm" style:rel-column-width="65535*"/>
    </style:style>
    <style:style style:name="Table57.A1" style:family="table-cell">
      <style:table-cell-properties fo:padding="0.97mm" fo:border="0.05pt solid #000000"/>
    </style:style>
    <style:style style:name="Table51" style:family="table">
      <style:table-properties style:width="175.9mm" table:align="margins"/>
    </style:style>
    <style:style style:name="Table51.A" style:family="table-column">
      <style:table-column-properties style:column-width="175.9mm" style:rel-column-width="65535*"/>
    </style:style>
    <style:style style:name="Table51.A1" style:family="table-cell">
      <style:table-cell-properties fo:padding="0.97mm" fo:border="0.05pt solid #000000"/>
    </style:style>
    <style:style style:name="Table52" style:family="table">
      <style:table-properties style:width="175.9mm" table:align="margins"/>
    </style:style>
    <style:style style:name="Table52.A" style:family="table-column">
      <style:table-column-properties style:column-width="175.9mm" style:rel-column-width="65535*"/>
    </style:style>
    <style:style style:name="Table52.A1" style:family="table-cell">
      <style:table-cell-properties fo:padding="0.97mm" fo:border="0.05pt solid #000000"/>
    </style:style>
    <style:style style:name="Table53" style:family="table">
      <style:table-properties style:width="175.9mm" table:align="margins"/>
    </style:style>
    <style:style style:name="Table53.A" style:family="table-column">
      <style:table-column-properties style:column-width="175.9mm" style:rel-column-width="65535*"/>
    </style:style>
    <style:style style:name="Table53.A1" style:family="table-cell">
      <style:table-cell-properties fo:padding="0.97mm" fo:border="0.05pt solid #000000"/>
    </style:style>
    <style:style style:name="Table54" style:family="table">
      <style:table-properties style:width="175.9mm" table:align="margins"/>
    </style:style>
    <style:style style:name="Table54.A" style:family="table-column">
      <style:table-column-properties style:column-width="175.9mm" style:rel-column-width="65535*"/>
    </style:style>
    <style:style style:name="Table54.A1" style:family="table-cell">
      <style:table-cell-properties fo:padding="0.97mm" fo:border="0.05pt solid #000000"/>
    </style:style>
    <style:style style:name="Table55" style:family="table">
      <style:table-properties style:width="175.9mm" table:align="margins"/>
    </style:style>
    <style:style style:name="Table55.A" style:family="table-column">
      <style:table-column-properties style:column-width="175.9mm" style:rel-column-width="65535*"/>
    </style:style>
    <style:style style:name="Table55.A1" style:family="table-cell">
      <style:table-cell-properties fo:padding="0.97mm" fo:border="0.05pt solid #000000"/>
    </style:style>
    <style:style style:name="Table56" style:family="table">
      <style:table-properties style:width="175.9mm" table:align="margins"/>
    </style:style>
    <style:style style:name="Table56.A" style:family="table-column">
      <style:table-column-properties style:column-width="175.9mm" style:rel-column-width="65535*"/>
    </style:style>
    <style:style style:name="Table56.A1" style:family="table-cell">
      <style:table-cell-properties fo:padding="0.97mm" fo:border="0.05pt solid #000000"/>
    </style:style>
    <style:style style:name="Table58" style:family="table">
      <style:table-properties style:width="175.9mm" table:align="margins"/>
    </style:style>
    <style:style style:name="Table58.A" style:family="table-column">
      <style:table-column-properties style:column-width="175.9mm" style:rel-column-width="65535*"/>
    </style:style>
    <style:style style:name="Table58.A1" style:family="table-cell">
      <style:table-cell-properties fo:padding="0.97mm" fo:border="0.05pt solid #000000"/>
    </style:style>
    <style:style style:name="Table59" style:family="table">
      <style:table-properties style:width="175.9mm" table:align="margins"/>
    </style:style>
    <style:style style:name="Table59.A" style:family="table-column">
      <style:table-column-properties style:column-width="175.9mm" style:rel-column-width="65535*"/>
    </style:style>
    <style:style style:name="Table59.A1" style:family="table-cell">
      <style:table-cell-properties fo:padding="0.97mm" fo:border="0.05pt solid #000000"/>
    </style:style>
    <style:style style:name="Table63" style:family="table">
      <style:table-properties style:width="87.95mm" fo:break-before="column" table:align="margins"/>
    </style:style>
    <style:style style:name="Table63.A" style:family="table-column">
      <style:table-column-properties style:column-width="87.95mm" style:rel-column-width="65535*"/>
    </style:style>
    <style:style style:name="Table63.A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font-size="8pt" style:font-size-asian="10pt" style:font-size-complex="10pt"/>
    </style:style>
    <style:style style:name="P2" style:family="paragraph" style:parent-style-name="Preformatted_20_Text">
      <style:paragraph-properties fo:text-align="end" style:justify-single-word="false"/>
      <style:text-properties fo:font-size="8pt" officeooo:paragraph-rsid="0071325e" style:font-size-asian="10pt" style:font-size-complex="10pt"/>
    </style:style>
    <style:style style:name="P3" style:family="paragraph" style:parent-style-name="Preformatted_20_Text">
      <style:text-properties fo:font-size="8pt" officeooo:rsid="001e15c9" officeooo:paragraph-rsid="001e15c9" style:font-size-asian="10pt" style:font-size-complex="10pt"/>
    </style:style>
    <style:style style:name="P4" style:family="paragraph" style:parent-style-name="Preformatted_20_Text">
      <style:text-properties fo:font-size="8pt" officeooo:rsid="00502287" officeooo:paragraph-rsid="00502287" style:font-size-asian="10pt" style:font-size-complex="10pt"/>
    </style:style>
    <style:style style:name="P5" style:family="paragraph" style:parent-style-name="Preformatted_20_Text">
      <style:text-properties fo:font-size="8pt" officeooo:rsid="0014039b" officeooo:paragraph-rsid="0014039b" style:font-size-asian="10pt" style:font-size-complex="10pt"/>
    </style:style>
    <style:style style:name="P6" style:family="paragraph" style:parent-style-name="Preformatted_20_Text">
      <style:text-properties fo:font-size="8pt" officeooo:rsid="0020600f" officeooo:paragraph-rsid="0020600f" style:font-size-asian="10pt" style:font-size-complex="10pt"/>
    </style:style>
    <style:style style:name="P7" style:family="paragraph" style:parent-style-name="Preformatted_20_Text">
      <style:text-properties officeooo:rsid="00125ca9" officeooo:paragraph-rsid="00125ca9"/>
    </style:style>
    <style:style style:name="P8" style:family="paragraph" style:parent-style-name="Preformatted_20_Text">
      <style:text-properties officeooo:rsid="00125ca9" officeooo:paragraph-rsid="002bd1af"/>
    </style:style>
    <style:style style:name="P9" style:family="paragraph" style:parent-style-name="Preformatted_20_Text">
      <style:text-properties officeooo:rsid="0014039b" officeooo:paragraph-rsid="0014039b"/>
    </style:style>
    <style:style style:name="P10" style:family="paragraph" style:parent-style-name="Preformatted_20_Text">
      <style:text-properties officeooo:rsid="0014039b" officeooo:paragraph-rsid="002cee47"/>
    </style:style>
    <style:style style:name="P11" style:family="paragraph" style:parent-style-name="Preformatted_20_Text">
      <style:text-properties officeooo:rsid="0014039b" officeooo:paragraph-rsid="00747b75"/>
    </style:style>
    <style:style style:name="P12" style:family="paragraph" style:parent-style-name="Preformatted_20_Text">
      <style:text-properties officeooo:rsid="001449da" officeooo:paragraph-rsid="001449da"/>
    </style:style>
    <style:style style:name="P13" style:family="paragraph" style:parent-style-name="Preformatted_20_Text">
      <style:text-properties officeooo:rsid="001449da" officeooo:paragraph-rsid="002db84c"/>
    </style:style>
    <style:style style:name="P14" style:family="paragraph" style:parent-style-name="Preformatted_20_Text">
      <style:text-properties officeooo:rsid="001449da" officeooo:paragraph-rsid="0030a2c6"/>
    </style:style>
    <style:style style:name="P15" style:family="paragraph" style:parent-style-name="Preformatted_20_Text">
      <style:paragraph-properties fo:text-align="end" style:justify-single-word="false"/>
      <style:text-properties officeooo:rsid="001449da" officeooo:paragraph-rsid="00318a33"/>
    </style:style>
    <style:style style:name="P16" style:family="paragraph" style:parent-style-name="Preformatted_20_Text">
      <style:paragraph-properties fo:text-align="start" style:justify-single-word="false"/>
      <style:text-properties officeooo:rsid="001449da" officeooo:paragraph-rsid="0030a2c6"/>
    </style:style>
    <style:style style:name="P17" style:family="paragraph" style:parent-style-name="Preformatted_20_Text">
      <style:text-properties officeooo:rsid="001449da" officeooo:paragraph-rsid="00318a33"/>
    </style:style>
    <style:style style:name="P18" style:family="paragraph" style:parent-style-name="Preformatted_20_Text">
      <style:text-properties officeooo:rsid="001449da" officeooo:paragraph-rsid="0068f8d3"/>
    </style:style>
    <style:style style:name="P19" style:family="paragraph" style:parent-style-name="Preformatted_20_Text">
      <style:text-properties officeooo:rsid="001449da" officeooo:paragraph-rsid="008ba5f0"/>
    </style:style>
    <style:style style:name="P20" style:family="paragraph" style:parent-style-name="Preformatted_20_Text">
      <style:text-properties officeooo:rsid="001449da" officeooo:paragraph-rsid="008d39ad"/>
    </style:style>
    <style:style style:name="P21" style:family="paragraph" style:parent-style-name="Preformatted_20_Text">
      <style:text-properties officeooo:rsid="001449da" officeooo:paragraph-rsid="0093d2df"/>
    </style:style>
    <style:style style:name="P22" style:family="paragraph" style:parent-style-name="Preformatted_20_Text">
      <style:text-properties officeooo:rsid="0015aea7" officeooo:paragraph-rsid="0015aea7"/>
    </style:style>
    <style:style style:name="P23" style:family="paragraph" style:parent-style-name="Preformatted_20_Text">
      <style:paragraph-properties fo:text-align="end" style:justify-single-word="false"/>
      <style:text-properties officeooo:rsid="0015aea7" officeooo:paragraph-rsid="00747b75"/>
    </style:style>
    <style:style style:name="P24" style:family="paragraph" style:parent-style-name="Preformatted_20_Text">
      <style:text-properties officeooo:rsid="0015aea7" officeooo:paragraph-rsid="00747b75"/>
    </style:style>
    <style:style style:name="P25" style:family="paragraph" style:parent-style-name="Preformatted_20_Text">
      <style:text-properties officeooo:rsid="00164ffd" officeooo:paragraph-rsid="00164ffd"/>
    </style:style>
    <style:style style:name="P26" style:family="paragraph" style:parent-style-name="Preformatted_20_Text">
      <style:text-properties officeooo:rsid="00164ffd" officeooo:paragraph-rsid="00389ccf"/>
    </style:style>
    <style:style style:name="P27" style:family="paragraph" style:parent-style-name="Preformatted_20_Text">
      <style:text-properties officeooo:rsid="00165435" officeooo:paragraph-rsid="00165435"/>
    </style:style>
    <style:style style:name="P28" style:family="paragraph" style:parent-style-name="Preformatted_20_Text">
      <style:text-properties officeooo:rsid="0017ee00" officeooo:paragraph-rsid="0017ee00"/>
    </style:style>
    <style:style style:name="P29" style:family="paragraph" style:parent-style-name="Preformatted_20_Text">
      <style:text-properties officeooo:rsid="0017ee00" officeooo:paragraph-rsid="003922c5"/>
    </style:style>
    <style:style style:name="P30" style:family="paragraph" style:parent-style-name="Preformatted_20_Text">
      <style:paragraph-properties fo:text-align="end" style:justify-single-word="false"/>
      <style:text-properties officeooo:rsid="0017ee00" officeooo:paragraph-rsid="003922c5"/>
    </style:style>
    <style:style style:name="P31" style:family="paragraph" style:parent-style-name="Preformatted_20_Text">
      <style:text-properties officeooo:rsid="0017ee00" officeooo:paragraph-rsid="0039ffec"/>
    </style:style>
    <style:style style:name="P32" style:family="paragraph" style:parent-style-name="Preformatted_20_Text">
      <style:text-properties officeooo:rsid="001859fd" officeooo:paragraph-rsid="001859fd"/>
    </style:style>
    <style:style style:name="P33" style:family="paragraph" style:parent-style-name="Preformatted_20_Text">
      <style:paragraph-properties fo:text-align="end" style:justify-single-word="false"/>
      <style:text-properties officeooo:rsid="001859fd" officeooo:paragraph-rsid="001859fd"/>
    </style:style>
    <style:style style:name="P34" style:family="paragraph" style:parent-style-name="Preformatted_20_Text">
      <style:text-properties officeooo:rsid="0019e84c" officeooo:paragraph-rsid="0019e84c"/>
    </style:style>
    <style:style style:name="P35" style:family="paragraph" style:parent-style-name="Preformatted_20_Text">
      <style:text-properties officeooo:rsid="001bdbaa" officeooo:paragraph-rsid="001bdbaa"/>
    </style:style>
    <style:style style:name="P36" style:family="paragraph" style:parent-style-name="Preformatted_20_Text">
      <style:text-properties officeooo:rsid="001e15c9" officeooo:paragraph-rsid="001e15c9"/>
    </style:style>
    <style:style style:name="P37" style:family="paragraph" style:parent-style-name="Preformatted_20_Text">
      <style:text-properties officeooo:rsid="001e15c9" officeooo:paragraph-rsid="0020600f"/>
    </style:style>
    <style:style style:name="P38" style:family="paragraph" style:parent-style-name="Preformatted_20_Text">
      <style:text-properties officeooo:rsid="001fefe0" officeooo:paragraph-rsid="001fefe0"/>
    </style:style>
    <style:style style:name="P39" style:family="paragraph" style:parent-style-name="Preformatted_20_Text">
      <style:text-properties officeooo:rsid="0020600f" officeooo:paragraph-rsid="0020600f"/>
    </style:style>
    <style:style style:name="P40" style:family="paragraph" style:parent-style-name="Preformatted_20_Text">
      <style:text-properties officeooo:rsid="0020600f" officeooo:paragraph-rsid="004c100a"/>
    </style:style>
    <style:style style:name="P41" style:family="paragraph" style:parent-style-name="Preformatted_20_Text">
      <style:text-properties officeooo:rsid="0020600f" officeooo:paragraph-rsid="006f39d0"/>
    </style:style>
    <style:style style:name="P42" style:family="paragraph" style:parent-style-name="Preformatted_20_Text">
      <style:text-properties officeooo:rsid="0023d898" officeooo:paragraph-rsid="0023d898"/>
    </style:style>
    <style:style style:name="P43" style:family="paragraph" style:parent-style-name="Preformatted_20_Text">
      <style:text-properties officeooo:rsid="0024c766" officeooo:paragraph-rsid="0024c766"/>
    </style:style>
    <style:style style:name="P44" style:family="paragraph" style:parent-style-name="Preformatted_20_Text">
      <style:text-properties officeooo:rsid="0024c766" officeooo:paragraph-rsid="006360d2"/>
    </style:style>
    <style:style style:name="P45" style:family="paragraph" style:parent-style-name="Preformatted_20_Text">
      <style:paragraph-properties fo:text-align="end" style:justify-single-word="false"/>
      <style:text-properties officeooo:paragraph-rsid="005785d2"/>
    </style:style>
    <style:style style:name="P46" style:family="paragraph" style:parent-style-name="Preformatted_20_Text">
      <style:text-properties officeooo:paragraph-rsid="002cee47"/>
    </style:style>
    <style:style style:name="P47" style:family="paragraph" style:parent-style-name="Preformatted_20_Text">
      <style:text-properties officeooo:rsid="002dece1" officeooo:paragraph-rsid="002dece1"/>
    </style:style>
    <style:style style:name="P48" style:family="paragraph" style:parent-style-name="Preformatted_20_Text">
      <style:text-properties fo:font-weight="bold" officeooo:rsid="001449da" officeooo:paragraph-rsid="001449da" style:font-weight-asian="bold" style:font-weight-complex="bold"/>
    </style:style>
    <style:style style:name="P49" style:family="paragraph" style:parent-style-name="Preformatted_20_Text">
      <style:text-properties officeooo:paragraph-rsid="003c5c53"/>
    </style:style>
    <style:style style:name="P50" style:family="paragraph" style:parent-style-name="Preformatted_20_Text">
      <style:text-properties fo:font-size="10pt" officeooo:rsid="001859fd" officeooo:paragraph-rsid="001859fd" style:font-size-asian="10pt" style:font-size-complex="10pt"/>
    </style:style>
    <style:style style:name="P51" style:family="paragraph" style:parent-style-name="Preformatted_20_Text">
      <style:text-properties officeooo:rsid="0049441d" officeooo:paragraph-rsid="0049441d"/>
    </style:style>
    <style:style style:name="P52" style:family="paragraph" style:parent-style-name="Preformatted_20_Text">
      <style:text-properties officeooo:paragraph-rsid="005785d2"/>
    </style:style>
    <style:style style:name="P53" style:family="paragraph" style:parent-style-name="Preformatted_20_Text">
      <style:text-properties officeooo:rsid="00597e91" officeooo:paragraph-rsid="0059c610"/>
    </style:style>
    <style:style style:name="P54" style:family="paragraph" style:parent-style-name="Preformatted_20_Text">
      <style:text-properties officeooo:rsid="00747b75" officeooo:paragraph-rsid="00747b75"/>
    </style:style>
    <style:style style:name="P55" style:family="paragraph" style:parent-style-name="Preformatted_20_Text">
      <style:text-properties officeooo:rsid="00785906" officeooo:paragraph-rsid="00785906"/>
    </style:style>
    <style:style style:name="P56" style:family="paragraph" style:parent-style-name="Preformatted_20_Text">
      <style:text-properties officeooo:rsid="007db33f" officeooo:paragraph-rsid="007db33f"/>
    </style:style>
    <style:style style:name="P57" style:family="paragraph" style:parent-style-name="Preformatted_20_Text">
      <style:text-properties officeooo:rsid="00896c96" officeooo:paragraph-rsid="00896c96"/>
    </style:style>
    <style:style style:name="P58" style:family="paragraph" style:parent-style-name="Preformatted_20_Text">
      <style:text-properties officeooo:rsid="00924280" officeooo:paragraph-rsid="00924280"/>
    </style:style>
    <style:style style:name="P59" style:family="paragraph" style:parent-style-name="Preformatted_20_Text">
      <style:text-properties fo:font-weight="normal" officeooo:rsid="00924280" officeooo:paragraph-rsid="00924280" style:font-weight-asian="normal" style:font-weight-complex="normal"/>
    </style:style>
    <style:style style:name="P60" style:family="paragraph" style:parent-style-name="Text_20_body">
      <style:text-properties officeooo:paragraph-rsid="001449da"/>
    </style:style>
    <style:style style:name="P61" style:family="paragraph" style:parent-style-name="Text_20_body">
      <style:text-properties officeooo:paragraph-rsid="001859fd"/>
    </style:style>
    <style:style style:name="P62" style:family="paragraph" style:parent-style-name="Text_20_body">
      <style:text-properties officeooo:paragraph-rsid="001bdbaa"/>
    </style:style>
    <style:style style:name="P63" style:family="paragraph" style:parent-style-name="Text_20_body">
      <style:text-properties officeooo:rsid="001e15c9" officeooo:paragraph-rsid="001e15c9"/>
    </style:style>
    <style:style style:name="P64" style:family="paragraph" style:parent-style-name="Text_20_body">
      <style:text-properties officeooo:rsid="0020600f" officeooo:paragraph-rsid="0020600f"/>
    </style:style>
    <style:style style:name="P65" style:family="paragraph" style:parent-style-name="Text_20_body">
      <style:text-properties officeooo:paragraph-rsid="0020600f"/>
    </style:style>
    <style:style style:name="P66" style:family="paragraph" style:parent-style-name="Text_20_body">
      <style:text-properties officeooo:paragraph-rsid="0023d898"/>
    </style:style>
    <style:style style:name="P67" style:family="paragraph" style:parent-style-name="Table_20_Contents">
      <style:text-properties style:font-name="Liberation Mono2" fo:font-size="10pt" officeooo:rsid="00125ca9" officeooo:paragraph-rsid="00125ca9" style:font-name-asian="Courier New" style:font-size-asian="10pt" style:font-name-complex="Liberation Mono2" style:font-size-complex="10pt"/>
    </style:style>
    <style:style style:name="P68" style:family="paragraph" style:parent-style-name="Table_20_Contents">
      <style:text-properties style:font-name="Liberation Mono2" fo:font-size="10pt" officeooo:rsid="00125ca9" officeooo:paragraph-rsid="0026dd0b" style:font-name-asian="Courier New" style:font-size-asian="10pt" style:font-name-complex="Liberation Mono2" style:font-size-complex="10pt"/>
    </style:style>
    <style:style style:name="P69" style:family="paragraph" style:parent-style-name="Table_20_Contents">
      <style:text-properties style:font-name="Liberation Mono2" fo:font-size="10pt" officeooo:rsid="00125ca9" officeooo:paragraph-rsid="005f94a1" style:font-name-asian="Courier New" style:font-size-asian="10pt" style:font-name-complex="Liberation Mono2" style:font-size-complex="10pt"/>
    </style:style>
    <style:style style:name="P70" style:family="paragraph" style:parent-style-name="Table_20_Contents">
      <style:text-properties style:font-name="Liberation Mono2" fo:font-size="10pt" officeooo:rsid="00125ca9" officeooo:paragraph-rsid="00602eab" style:font-name-asian="Courier New" style:font-size-asian="10pt" style:font-name-complex="Liberation Mono2" style:font-size-complex="10pt"/>
    </style:style>
    <style:style style:name="P71" style:family="paragraph" style:parent-style-name="Table_20_Contents">
      <style:text-properties style:font-name="Liberation Mono2" fo:font-size="10pt" officeooo:rsid="00125ca9" officeooo:paragraph-rsid="00609285" style:font-name-asian="Courier New" style:font-size-asian="10pt" style:font-name-complex="Liberation Mono2" style:font-size-complex="10pt"/>
    </style:style>
    <style:style style:name="P72" style:family="paragraph" style:parent-style-name="Table_20_Contents">
      <style:text-properties style:font-name="Liberation Mono2" fo:font-size="10pt" officeooo:rsid="00125ca9" officeooo:paragraph-rsid="00747b75" style:font-name-asian="Courier New" style:font-size-asian="10pt" style:font-name-complex="Liberation Mono2" style:font-size-complex="10pt"/>
    </style:style>
    <style:style style:name="P73" style:family="paragraph" style:parent-style-name="Table_20_Contents">
      <style:text-properties style:font-name="Liberation Mono2" fo:font-size="10pt" officeooo:rsid="0072f313" officeooo:paragraph-rsid="0072f313" style:font-name-asian="Courier New" style:font-size-asian="10pt" style:font-name-complex="Liberation Mono2" style:font-size-complex="10pt"/>
    </style:style>
    <style:style style:name="P74" style:family="paragraph" style:parent-style-name="Table_20_Contents">
      <style:text-properties style:font-name="Liberation Mono2" fo:font-size="8pt" officeooo:rsid="00960a70" officeooo:paragraph-rsid="00960a70" style:font-name-asian="Courier New" style:font-size-asian="10pt" style:font-name-complex="Liberation Mono2" style:font-size-complex="10pt"/>
    </style:style>
    <style:style style:name="P75" style:family="paragraph" style:parent-style-name="Standard">
      <style:text-properties style:font-name="Liberation Mono" fo:font-size="14.1000003814697pt" fo:font-weight="bold" officeooo:rsid="0097e79a" style:font-name-asian="Noto Sans CJK SC Regular" style:font-size-asian="14.1000003814697pt" style:font-weight-asian="bold" style:font-name-complex="FreeSans" style:font-size-complex="14.1000003814697pt" style:font-weight-complex="600"/>
    </style:style>
    <style:style style:name="P76" style:family="paragraph" style:parent-style-name="Text_20_body" style:list-style-name="">
      <style:text-properties officeooo:rsid="007627a8" officeooo:paragraph-rsid="007627a8"/>
    </style:style>
    <style:style style:name="P77" style:family="paragraph" style:parent-style-name="Text_20_body" style:list-style-name="">
      <style:text-properties officeooo:rsid="0020600f" officeooo:paragraph-rsid="0020600f"/>
    </style:style>
    <style:style style:name="P78" style:family="paragraph" style:parent-style-name="Text_20_body">
      <style:text-properties officeooo:paragraph-rsid="0097e79a"/>
    </style:style>
    <style:style style:name="P79" style:family="paragraph" style:parent-style-name="Text_20_body">
      <style:paragraph-properties fo:break-before="column"/>
      <style:text-properties officeooo:paragraph-rsid="0097e79a"/>
    </style:style>
    <style:style style:name="P80" style:family="paragraph" style:parent-style-name="Heading_20_1">
      <style:text-properties officeooo:rsid="001449da" officeooo:paragraph-rsid="001449da"/>
    </style:style>
    <style:style style:name="P81" style:family="paragraph" style:parent-style-name="Heading_20_1" style:list-style-name="">
      <style:text-properties officeooo:rsid="001449da" officeooo:paragraph-rsid="001449da"/>
    </style:style>
    <style:style style:name="P82" style:family="paragraph" style:parent-style-name="Heading_20_1">
      <style:paragraph-properties fo:break-before="page"/>
    </style:style>
    <style:style style:name="P83" style:family="paragraph" style:parent-style-name="Heading_20_1">
      <style:paragraph-properties fo:break-before="page"/>
      <style:text-properties officeooo:rsid="001449da" officeooo:paragraph-rsid="001449da"/>
    </style:style>
    <style:style style:name="P84" style:family="paragraph" style:parent-style-name="Heading_20_1">
      <style:paragraph-properties fo:break-before="page"/>
      <style:text-properties officeooo:rsid="0015aea7" officeooo:paragraph-rsid="0015aea7"/>
    </style:style>
    <style:style style:name="P85" style:family="paragraph" style:parent-style-name="Heading_20_1">
      <style:paragraph-properties fo:break-before="page"/>
      <style:text-properties officeooo:rsid="0019e84c" officeooo:paragraph-rsid="0019e84c"/>
    </style:style>
    <style:style style:name="P86" style:family="paragraph" style:parent-style-name="Heading_20_1" style:list-style-name="">
      <style:paragraph-properties fo:break-before="page"/>
      <style:text-properties officeooo:rsid="0097e79a" officeooo:paragraph-rsid="0097e79a"/>
    </style:style>
    <style:style style:name="P87" style:family="paragraph" style:parent-style-name="Heading_20_1">
      <style:paragraph-properties fo:break-before="page"/>
      <style:text-properties officeooo:paragraph-rsid="00125ca9"/>
    </style:style>
    <style:style style:name="P88" style:family="paragraph" style:parent-style-name="Preformatted_20_Text">
      <style:text-properties officeooo:paragraph-rsid="0097e79a"/>
    </style:style>
    <style:style style:name="P89" style:family="paragraph" style:parent-style-name="Preformatted_20_Text">
      <style:text-properties fo:font-weight="bold" style:font-weight-asian="bold" style:font-weight-complex="bold"/>
    </style:style>
    <style:style style:name="P90" style:family="paragraph" style:parent-style-name="Preformatted_20_Text">
      <style:text-properties fo:font-weight="bold" officeooo:paragraph-rsid="0097e79a" style:font-weight-asian="bold" style:font-weight-complex="bold"/>
    </style:style>
    <style:style style:name="P91" style:family="paragraph" style:parent-style-name="Preformatted_20_Text">
      <style:text-properties officeooo:rsid="00785906" officeooo:paragraph-rsid="009a834c"/>
    </style:style>
    <style:style style:name="P92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93" style:family="paragraph" style:parent-style-name="Contents_20_2">
      <style:paragraph-properties>
        <style:tab-stops>
          <style:tab-stop style:position="173.9mm" style:type="right" style:leader-style="dotted" style:leader-text="."/>
        </style:tab-stops>
      </style:paragraph-properties>
    </style:style>
    <style:style style:name="P94" style:family="paragraph" style:parent-style-name="Title">
      <style:text-properties style:font-name="Liberation Mono2" fo:font-size="74pt" officeooo:paragraph-rsid="005eb517" style:font-size-asian="28pt" style:font-size-complex="28pt"/>
    </style:style>
    <style:style style:name="P95" style:family="paragraph" style:parent-style-name="Heading_20_3">
      <style:text-properties officeooo:rsid="001e15c9" officeooo:paragraph-rsid="001e15c9"/>
    </style:style>
    <style:style style:name="P96" style:family="paragraph" style:parent-style-name="Heading_20_3">
      <style:text-properties officeooo:rsid="0015aea7" officeooo:paragraph-rsid="00747b75"/>
    </style:style>
    <style:style style:name="P97" style:family="paragraph" style:parent-style-name="Heading_20_3">
      <style:text-properties officeooo:rsid="0015aea7" officeooo:paragraph-rsid="0015aea7"/>
    </style:style>
    <style:style style:name="P98" style:family="paragraph" style:parent-style-name="Heading_20_3">
      <style:text-properties officeooo:paragraph-rsid="00747b75"/>
    </style:style>
    <style:style style:name="P99" style:family="paragraph" style:parent-style-name="Heading_20_3">
      <style:text-properties officeooo:rsid="00164ffd" officeooo:paragraph-rsid="00164ffd"/>
    </style:style>
    <style:style style:name="P100" style:family="paragraph" style:parent-style-name="Heading_20_3">
      <style:text-properties officeooo:rsid="00165435" officeooo:paragraph-rsid="00165435"/>
    </style:style>
    <style:style style:name="P101" style:family="paragraph" style:parent-style-name="Heading_20_3">
      <style:text-properties officeooo:rsid="0017ee00" officeooo:paragraph-rsid="0017ee00"/>
    </style:style>
    <style:style style:name="P102" style:family="paragraph" style:parent-style-name="Heading_20_3">
      <style:text-properties officeooo:rsid="001859fd" officeooo:paragraph-rsid="001859fd"/>
    </style:style>
    <style:style style:name="P103" style:family="paragraph" style:parent-style-name="Heading_20_3">
      <style:text-properties officeooo:rsid="0019e84c" officeooo:paragraph-rsid="0019e84c"/>
    </style:style>
    <style:style style:name="P104" style:family="paragraph" style:parent-style-name="Heading_20_3">
      <style:text-properties officeooo:rsid="001bdbaa" officeooo:paragraph-rsid="001bdbaa"/>
    </style:style>
    <style:style style:name="P105" style:family="paragraph" style:parent-style-name="Heading_20_3">
      <style:text-properties officeooo:rsid="001fefe0" officeooo:paragraph-rsid="001fefe0"/>
    </style:style>
    <style:style style:name="P106" style:family="paragraph" style:parent-style-name="Heading_20_3">
      <style:text-properties officeooo:rsid="0023d898" officeooo:paragraph-rsid="0023d898"/>
    </style:style>
    <style:style style:name="P107" style:family="paragraph" style:parent-style-name="Heading_20_3">
      <style:text-properties officeooo:rsid="0020600f" officeooo:paragraph-rsid="0020600f"/>
    </style:style>
    <style:style style:name="P108" style:family="paragraph" style:parent-style-name="Heading_20_3">
      <style:text-properties officeooo:rsid="0097e79a" officeooo:paragraph-rsid="0097e79a"/>
    </style:style>
    <style:style style:name="P109" style:family="paragraph" style:parent-style-name="Heading_20_3">
      <style:paragraph-properties fo:break-before="page"/>
    </style:style>
    <style:style style:name="P110" style:family="paragraph" style:parent-style-name="Heading_20_3">
      <style:paragraph-properties fo:break-before="page"/>
      <style:text-properties officeooo:paragraph-rsid="0071325e"/>
    </style:style>
    <style:style style:name="P111" style:family="paragraph" style:parent-style-name="Heading_20_3">
      <style:paragraph-properties fo:break-before="page"/>
      <style:text-properties officeooo:rsid="001e15c9" officeooo:paragraph-rsid="001e15c9"/>
    </style:style>
    <style:style style:name="P112" style:family="paragraph" style:parent-style-name="Heading_20_3">
      <style:paragraph-properties fo:break-before="page"/>
      <style:text-properties officeooo:rsid="001e15c9" officeooo:paragraph-rsid="0020600f"/>
    </style:style>
    <style:style style:name="P113" style:family="paragraph" style:parent-style-name="Heading_20_2">
      <style:text-properties officeooo:rsid="0015aea7" officeooo:paragraph-rsid="0015aea7"/>
    </style:style>
    <style:style style:name="P114" style:family="paragraph" style:parent-style-name="Heading_20_2" style:list-style-name="">
      <style:text-properties officeooo:paragraph-rsid="0015aea7"/>
    </style:style>
    <style:style style:name="P115" style:family="paragraph" style:parent-style-name="Heading_20_2" style:list-style-name="">
      <style:text-properties officeooo:paragraph-rsid="001e15c9"/>
    </style:style>
    <style:style style:name="P116" style:family="paragraph" style:parent-style-name="Heading_20_2" style:list-style-name="">
      <style:text-properties officeooo:rsid="00165435" officeooo:paragraph-rsid="00165435"/>
    </style:style>
    <style:style style:name="P117" style:family="paragraph" style:parent-style-name="Heading_20_2">
      <style:text-properties officeooo:rsid="001859fd" officeooo:paragraph-rsid="001859fd"/>
    </style:style>
    <style:style style:name="P118" style:family="paragraph" style:parent-style-name="Heading_20_2" style:list-style-name="">
      <style:text-properties officeooo:rsid="001859fd" officeooo:paragraph-rsid="001859fd"/>
    </style:style>
    <style:style style:name="P119" style:family="paragraph" style:parent-style-name="Heading_20_2">
      <style:text-properties officeooo:rsid="001fefe0" officeooo:paragraph-rsid="001fefe0"/>
    </style:style>
    <style:style style:name="P120" style:family="paragraph" style:parent-style-name="Heading_20_2" style:list-style-name="">
      <style:text-properties officeooo:rsid="0020600f" officeooo:paragraph-rsid="0020600f"/>
    </style:style>
    <style:style style:name="P121" style:family="paragraph" style:parent-style-name="Heading_20_2">
      <style:text-properties officeooo:rsid="0023d898" officeooo:paragraph-rsid="0023d898"/>
    </style:style>
    <style:style style:name="P122" style:family="paragraph" style:parent-style-name="Heading_20_2">
      <style:paragraph-properties fo:break-before="page"/>
      <style:text-properties officeooo:rsid="0015aea7" officeooo:paragraph-rsid="0015aea7"/>
    </style:style>
    <style:style style:name="P123" style:family="paragraph" style:parent-style-name="Heading_20_2">
      <style:paragraph-properties fo:break-before="page"/>
      <style:text-properties officeooo:rsid="00165435" officeooo:paragraph-rsid="00165435"/>
    </style:style>
    <style:style style:name="P124" style:family="paragraph" style:parent-style-name="Heading_20_2">
      <style:paragraph-properties fo:break-before="page"/>
      <style:text-properties officeooo:rsid="001859fd" officeooo:paragraph-rsid="001859fd"/>
    </style:style>
    <style:style style:name="P125" style:family="paragraph" style:parent-style-name="Heading_20_2">
      <style:paragraph-properties fo:break-before="page"/>
      <style:text-properties officeooo:rsid="001e15c9" officeooo:paragraph-rsid="001e15c9"/>
    </style:style>
    <style:style style:name="P126" style:family="paragraph" style:parent-style-name="Heading_20_2">
      <style:paragraph-properties fo:break-before="page"/>
      <style:text-properties officeooo:rsid="0023d898" officeooo:paragraph-rsid="0023d898"/>
    </style:style>
    <style:style style:name="P127" style:family="paragraph" style:parent-style-name="Heading_20_2">
      <style:paragraph-properties fo:break-before="page"/>
      <style:text-properties officeooo:rsid="0020600f" officeooo:paragraph-rsid="0020600f"/>
    </style:style>
    <style:style style:name="P128" style:family="paragraph" style:parent-style-name="Contents_20_3">
      <style:paragraph-properties>
        <style:tab-stops>
          <style:tab-stop style:position="171.89mm" style:type="right" style:leader-style="dotted" style:leader-text="."/>
        </style:tab-stops>
      </style:paragraph-properties>
    </style:style>
    <style:style style:name="T1" style:family="text">
      <style:text-properties officeooo:rsid="0071325e"/>
    </style:style>
    <style:style style:name="T2" style:family="text">
      <style:text-properties officeooo:rsid="00125ca9"/>
    </style:style>
    <style:style style:name="T3" style:family="text">
      <style:text-properties officeooo:rsid="0015aea7"/>
    </style:style>
    <style:style style:name="T4" style:family="text">
      <style:text-properties officeooo:rsid="001e15c9"/>
    </style:style>
    <style:style style:name="T5" style:family="text">
      <style:text-properties officeooo:rsid="0024c76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084ec" style:font-weight-asian="bold" style:font-weight-complex="bold"/>
    </style:style>
    <style:style style:name="T8" style:family="text">
      <style:text-properties fo:font-weight="bold" officeooo:rsid="00609285" style:font-weight-asian="bold" style:font-weight-complex="bold"/>
    </style:style>
    <style:style style:name="T9" style:family="text">
      <style:text-properties fo:font-weight="bold" officeooo:rsid="0068f8d3" style:font-weight-asian="bold" style:font-weight-complex="bold"/>
    </style:style>
    <style:style style:name="T10" style:family="text">
      <style:text-properties fo:font-weight="bold" officeooo:rsid="00747b75" style:font-weight-asian="bold" style:font-weight-complex="bold"/>
    </style:style>
    <style:style style:name="T11" style:family="text">
      <style:text-properties officeooo:rsid="002bd1af"/>
    </style:style>
    <style:style style:name="T12" style:family="text">
      <style:text-properties officeooo:rsid="002db84c"/>
    </style:style>
    <style:style style:name="T13" style:family="text">
      <style:text-properties fo:font-size="8pt"/>
    </style:style>
    <style:style style:name="T14" style:family="text">
      <style:text-properties fo:font-size="8pt" style:font-size-asian="10pt" style:font-size-complex="10pt"/>
    </style:style>
    <style:style style:name="T15" style:family="text">
      <style:text-properties fo:font-size="8pt" officeooo:rsid="00511547" style:font-size-asian="10pt" style:font-size-complex="10pt"/>
    </style:style>
    <style:style style:name="T16" style:family="text">
      <style:text-properties fo:font-size="8pt" officeooo:rsid="001e15c9" style:font-size-asian="10pt" style:font-size-complex="10pt"/>
    </style:style>
    <style:style style:name="T17" style:family="text">
      <style:text-properties fo:font-size="8pt" officeooo:rsid="00518895" style:font-size-asian="10pt" style:font-size-complex="10pt"/>
    </style:style>
    <style:style style:name="T18" style:family="text">
      <style:text-properties fo:font-size="8pt" officeooo:rsid="0055334a" style:font-size-asian="10pt" style:font-size-complex="10pt"/>
    </style:style>
    <style:style style:name="T19" style:family="text">
      <style:text-properties fo:font-size="8pt" officeooo:rsid="00125ca9" style:font-size-asian="10pt" style:font-size-complex="10pt"/>
    </style:style>
    <style:style style:name="T20" style:family="text">
      <style:text-properties fo:font-size="8pt" officeooo:rsid="002bd1af" style:font-size-asian="10pt" style:font-size-complex="10pt"/>
    </style:style>
    <style:style style:name="T21" style:family="text">
      <style:text-properties fo:font-size="8pt" officeooo:rsid="0057c308" style:font-size-asian="10pt" style:font-size-complex="10pt"/>
    </style:style>
    <style:style style:name="T22" style:family="text">
      <style:text-properties fo:font-size="8pt" officeooo:rsid="005906fd" style:font-size-asian="10pt" style:font-size-complex="10pt"/>
    </style:style>
    <style:style style:name="T23" style:family="text">
      <style:text-properties fo:font-size="8pt" officeooo:rsid="0059c610" style:font-size-asian="10pt" style:font-size-complex="10pt"/>
    </style:style>
    <style:style style:name="T24" style:family="text">
      <style:text-properties fo:font-size="8pt" officeooo:rsid="0059fa2a" style:font-size-asian="10pt" style:font-size-complex="10pt"/>
    </style:style>
    <style:style style:name="T25" style:family="text">
      <style:text-properties fo:font-size="8pt" officeooo:rsid="005c5c38" style:font-size-asian="10pt" style:font-size-complex="10pt"/>
    </style:style>
    <style:style style:name="T26" style:family="text">
      <style:text-properties fo:font-size="8pt" officeooo:rsid="006360d2" style:font-size-asian="10pt" style:font-size-complex="10pt"/>
    </style:style>
    <style:style style:name="T27" style:family="text">
      <style:text-properties fo:font-size="8pt" officeooo:rsid="002db84c" style:font-size-asian="10pt" style:font-size-complex="10pt"/>
    </style:style>
    <style:style style:name="T28" style:family="text">
      <style:text-properties fo:font-size="8pt" officeooo:rsid="00807f33" style:font-size-asian="10pt" style:font-size-complex="10pt"/>
    </style:style>
    <style:style style:name="T29" style:family="text">
      <style:text-properties fo:font-size="8pt" officeooo:rsid="007affae" style:font-size-asian="10pt" style:font-size-complex="10pt"/>
    </style:style>
    <style:style style:name="T30" style:family="text">
      <style:text-properties fo:font-size="8pt" officeooo:rsid="008b7dc2" style:font-size-asian="10pt" style:font-size-complex="10pt"/>
    </style:style>
    <style:style style:name="T31" style:family="text">
      <style:text-properties fo:font-size="8pt" officeooo:rsid="0090d12e" style:font-size-asian="10pt" style:font-size-complex="10pt"/>
    </style:style>
    <style:style style:name="T32" style:family="text">
      <style:text-properties fo:font-size="8pt" officeooo:rsid="00854964" style:font-size-asian="10pt" style:font-size-complex="10pt"/>
    </style:style>
    <style:style style:name="T33" style:family="text">
      <style:text-properties fo:font-size="8pt" officeooo:rsid="00922679" style:font-size-asian="10pt" style:font-size-complex="10pt"/>
    </style:style>
    <style:style style:name="T34" style:family="text">
      <style:text-properties fo:font-size="8pt" officeooo:rsid="001449da" style:font-size-asian="10pt" style:font-size-complex="10pt"/>
    </style:style>
    <style:style style:name="T35" style:family="text">
      <style:text-properties fo:font-size="8pt" officeooo:rsid="0093d2df" style:font-size-asian="10pt" style:font-size-complex="10pt"/>
    </style:style>
    <style:style style:name="T36" style:family="text">
      <style:text-properties fo:font-size="8pt" fo:font-style="italic" officeooo:rsid="003c5c53" style:font-size-asian="10pt" style:font-style-asian="italic" style:font-size-complex="10pt" style:font-style-complex="italic"/>
    </style:style>
    <style:style style:name="T37" style:family="text">
      <style:text-properties fo:font-size="8pt" fo:font-style="italic" fo:font-weight="bold" officeooo:rsid="003c5c53" style:font-size-asian="10pt" style:font-style-asian="italic" style:font-weight-asian="bold" style:font-size-complex="10pt" style:font-style-complex="italic" style:font-weight-complex="bold"/>
    </style:style>
    <style:style style:name="T38" style:family="text">
      <style:text-properties fo:font-size="8pt" fo:font-weight="bold" officeooo:rsid="005084ec" style:font-size-asian="10pt" style:font-weight-asian="bold" style:font-size-complex="10pt" style:font-weight-complex="bold"/>
    </style:style>
    <style:style style:name="T39" style:family="text">
      <style:text-properties fo:font-size="8pt" fo:font-weight="bold" officeooo:rsid="00922679" style:font-size-asian="10pt" style:font-weight-asian="bold" style:font-size-complex="10pt" style:font-weight-complex="bold"/>
    </style:style>
    <style:style style:name="T40" style:family="text">
      <style:text-properties fo:font-size="8pt" fo:font-weight="bold" style:font-weight-asian="bold" style:font-weight-complex="bold"/>
    </style:style>
    <style:style style:name="T41" style:family="text">
      <style:text-properties fo:font-size="8pt" fo:font-weight="normal" style:font-weight-asian="normal" style:font-weight-complex="normal"/>
    </style:style>
    <style:style style:name="T42" style:family="text">
      <style:text-properties fo:font-size="8pt" fo:font-weight="normal" style:font-size-asian="10pt" style:font-weight-asian="normal" style:font-size-complex="10pt" style:font-weight-complex="normal"/>
    </style:style>
    <style:style style:name="T43" style:family="text">
      <style:text-properties fo:font-size="8pt" officeooo:rsid="00747b75"/>
    </style:style>
    <style:style style:name="T44" style:family="text">
      <style:text-properties fo:font-size="8pt" officeooo:rsid="00960a70"/>
    </style:style>
    <style:style style:name="T45" style:family="text">
      <style:text-properties officeooo:rsid="0030a2c6"/>
    </style:style>
    <style:style style:name="T46" style:family="text">
      <style:text-properties officeooo:rsid="003429e2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747b75" style:font-weight-asian="normal" style:font-weight-complex="normal"/>
    </style:style>
    <style:style style:name="T49" style:family="text">
      <style:text-properties officeooo:rsid="00389ccf"/>
    </style:style>
    <style:style style:name="T50" style:family="text">
      <style:text-properties officeooo:rsid="003922c5"/>
    </style:style>
    <style:style style:name="T51" style:family="text">
      <style:text-properties officeooo:rsid="003a20bd"/>
    </style:style>
    <style:style style:name="T52" style:family="text">
      <style:text-properties officeooo:rsid="003bb652"/>
    </style:style>
    <style:style style:name="T53" style:family="text">
      <style:text-properties officeooo:rsid="003c5c53"/>
    </style:style>
    <style:style style:name="T54" style:family="text">
      <style:text-properties officeooo:rsid="003df594"/>
    </style:style>
    <style:style style:name="T55" style:family="text">
      <style:text-properties officeooo:rsid="004006bb"/>
    </style:style>
    <style:style style:name="T56" style:family="text">
      <style:text-properties fo:font-size="10pt" style:font-size-asian="10pt" style:font-size-complex="10pt"/>
    </style:style>
    <style:style style:name="T57" style:family="text">
      <style:text-properties fo:font-size="10pt" officeooo:rsid="0093d2df" style:font-size-asian="10pt" style:font-size-complex="10pt"/>
    </style:style>
    <style:style style:name="T58" style:family="text">
      <style:text-properties officeooo:rsid="00460664"/>
    </style:style>
    <style:style style:name="T59" style:family="text">
      <style:text-properties officeooo:rsid="0049441d"/>
    </style:style>
    <style:style style:name="T60" style:family="text">
      <style:text-properties officeooo:rsid="0049c184"/>
    </style:style>
    <style:style style:name="T61" style:family="text">
      <style:text-properties officeooo:rsid="004b1426"/>
    </style:style>
    <style:style style:name="T62" style:family="text">
      <style:text-properties officeooo:rsid="004ba81e"/>
    </style:style>
    <style:style style:name="T63" style:family="text">
      <style:text-properties officeooo:rsid="004c100a"/>
    </style:style>
    <style:style style:name="T64" style:family="text">
      <style:text-properties officeooo:rsid="00502287"/>
    </style:style>
    <style:style style:name="T65" style:family="text">
      <style:text-properties officeooo:rsid="00511547"/>
    </style:style>
    <style:style style:name="T66" style:family="text">
      <style:text-properties officeooo:rsid="00536b86"/>
    </style:style>
    <style:style style:name="T67" style:family="text">
      <style:text-properties officeooo:rsid="0055334a"/>
    </style:style>
    <style:style style:name="T68" style:family="text">
      <style:text-properties officeooo:rsid="0057c308"/>
    </style:style>
    <style:style style:name="T69" style:family="text">
      <style:text-properties officeooo:rsid="005906fd"/>
    </style:style>
    <style:style style:name="T70" style:family="text">
      <style:text-properties officeooo:rsid="00597e91"/>
    </style:style>
    <style:style style:name="T71" style:family="text">
      <style:text-properties officeooo:rsid="005b0944"/>
    </style:style>
    <style:style style:name="T72" style:family="text">
      <style:text-properties officeooo:rsid="005c5c38"/>
    </style:style>
    <style:style style:name="T73" style:family="text">
      <style:text-properties officeooo:rsid="005ee4f7"/>
    </style:style>
    <style:style style:name="T74" style:family="text">
      <style:text-properties officeooo:rsid="005f94a1"/>
    </style:style>
    <style:style style:name="T75" style:family="text">
      <style:text-properties officeooo:rsid="00602eab"/>
    </style:style>
    <style:style style:name="T76" style:family="text">
      <style:text-properties officeooo:rsid="006360d2"/>
    </style:style>
    <style:style style:name="T77" style:family="text">
      <style:text-properties officeooo:rsid="0064ee23"/>
    </style:style>
    <style:style style:name="T78" style:family="text">
      <style:text-properties officeooo:rsid="0065bddf"/>
    </style:style>
    <style:style style:name="T79" style:family="text">
      <style:text-properties officeooo:rsid="0068f8d3"/>
    </style:style>
    <style:style style:name="T80" style:family="text">
      <style:text-properties officeooo:rsid="006f39d0"/>
    </style:style>
    <style:style style:name="T81" style:family="text">
      <style:text-properties officeooo:rsid="00747b75"/>
    </style:style>
    <style:style style:name="T82" style:family="text">
      <style:text-properties officeooo:rsid="00785906"/>
    </style:style>
    <style:style style:name="T83" style:family="text">
      <style:text-properties fo:font-size="6pt" style:font-size-asian="10pt" style:font-size-complex="10pt"/>
    </style:style>
    <style:style style:name="T84" style:family="text">
      <style:text-properties officeooo:rsid="007db33f"/>
    </style:style>
    <style:style style:name="T85" style:family="text">
      <style:text-properties officeooo:rsid="00821421"/>
    </style:style>
    <style:style style:name="T86" style:family="text">
      <style:text-properties officeooo:rsid="008b7dc2"/>
    </style:style>
    <style:style style:name="T87" style:family="text">
      <style:text-properties officeooo:rsid="008d39ad"/>
    </style:style>
    <style:style style:name="T88" style:family="text">
      <style:text-properties officeooo:rsid="0093d2df"/>
    </style:style>
    <style:style style:name="T89" style:family="text">
      <style:text-properties officeooo:rsid="0094a318"/>
    </style:style>
    <style:style style:name="T90" style:family="text">
      <style:text-properties officeooo:rsid="00960a70"/>
    </style:style>
    <style:style style:name="T91" style:family="text">
      <style:text-properties officeooo:rsid="0097e79a"/>
    </style:style>
    <style:style style:name="T92" style:family="text">
      <style:text-properties officeooo:rsid="009cd15a"/>
    </style:style>
    <style:style style:name="T93" style:family="text">
      <style:text-properties officeooo:rsid="009d64db"/>
    </style:style>
    <style:style style:name="Sect1" style:family="section">
      <style:section-properties style:editable="false">
        <style:columns fo:column-count="2" fo:column-gap="1.98mm">
          <style:column style:rel-width="32767*" fo:start-indent="0mm" fo:end-indent="0.99mm"/>
          <style:column style:rel-width="32768*" fo:start-indent="0.99mm" fo:end-indent="0m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mm">
          <style:column style:rel-width="32767*" fo:start-indent="0mm" fo:end-indent="0mm"/>
          <style:column style:rel-width="32768*" fo:start-indent="0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mm">
          <style:column style:rel-width="4986*" fo:start-indent="0mm" fo:end-indent="0mm"/>
          <style:column style:rel-width="4986*" fo:start-indent="0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4">SAMPLE <text:s/>APP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2"><text:a xlink:type="simple" xlink:href="#__RefHeading___Toc14422_2770894533" text:style-name="Index_20_Link" text:visited-style-name="Index_20_Link">files tree<text:tab/>2</text:a></text:p>
          <text:p text:style-name="P128"><text:a xlink:type="simple" xlink:href="#__RefHeading___Toc766_2238994884" text:style-name="Index_20_Link" text:visited-style-name="Index_20_Link">Gemfile<text:tab/>4</text:a></text:p>
          <text:p text:style-name="P128"><text:a xlink:type="simple" xlink:href="#__RefHeading___Toc768_2238994884" text:style-name="Index_20_Link" text:visited-style-name="Index_20_Link">Guardfile<text:tab/>5</text:a></text:p>
          <text:p text:style-name="P128"><text:a xlink:type="simple" xlink:href="#__RefHeading___Toc770_2238994884" text:style-name="Index_20_Link" text:visited-style-name="Index_20_Link">.gitignore<text:tab/>6</text:a></text:p>
          <text:p text:style-name="P92"><text:a xlink:type="simple" xlink:href="#__RefHeading___Toc105_2238994884" text:style-name="Index_20_Link" text:visited-style-name="Index_20_Link">config<text:tab/>6</text:a></text:p>
          <text:p text:style-name="P128"><text:a xlink:type="simple" xlink:href="#__RefHeading___Toc267_2238994884" text:style-name="Index_20_Link" text:visited-style-name="Index_20_Link">routes.rb<text:tab/>6</text:a></text:p>
          <text:p text:style-name="P92"><text:a xlink:type="simple" xlink:href="#__RefHeading___Toc6204_1247009272" text:style-name="Index_20_Link" text:visited-style-name="Index_20_Link">css<text:tab/>7</text:a></text:p>
          <text:p text:style-name="P128"><text:a xlink:type="simple" xlink:href="#__RefHeading___Toc6206_1247009272" text:style-name="Index_20_Link" text:visited-style-name="Index_20_Link">custom.scss<text:tab/>7</text:a></text:p>
          <text:p text:style-name="P92"><text:a xlink:type="simple" xlink:href="#__RefHeading___Toc107_2238994884" text:style-name="Index_20_Link" text:visited-style-name="Index_20_Link">controllers<text:tab/>9</text:a></text:p>
          <text:p text:style-name="P128"><text:a xlink:type="simple" xlink:href="#__RefHeading___Toc269_2238994884" text:style-name="Index_20_Link" text:visited-style-name="Index_20_Link">application_controller.rb<text:tab/>9</text:a></text:p>
          <text:p text:style-name="P128"><text:a xlink:type="simple" xlink:href="#__RefHeading___Toc271_2238994884" text:style-name="Index_20_Link" text:visited-style-name="Index_20_Link">static_pages_controller.rb<text:tab/>9</text:a></text:p>
          <text:p text:style-name="P128"><text:a xlink:type="simple" xlink:href="#__RefHeading___Toc273_2238994884" text:style-name="Index_20_Link" text:visited-style-name="Index_20_Link">users_controller.rb<text:tab/>10</text:a></text:p>
          <text:p text:style-name="P128"><text:a xlink:type="simple" xlink:href="#__RefHeading___Toc275_2238994884" text:style-name="Index_20_Link" text:visited-style-name="Index_20_Link">sessions_controller.rb<text:tab/>11</text:a></text:p>
          <text:p text:style-name="P128"><text:a xlink:type="simple" xlink:href="#__RefHeading___Toc892_2238994884" text:style-name="Index_20_Link" text:visited-style-name="Index_20_Link">account_activations_controller.rb<text:tab/>12</text:a></text:p>
          <text:p text:style-name="P128"><text:a xlink:type="simple" xlink:href="#__RefHeading___Toc504_2238994884" text:style-name="Index_20_Link" text:visited-style-name="Index_20_Link">password_resets_controller.rb<text:tab/>12</text:a></text:p>
          <text:p text:style-name="P92"><text:a xlink:type="simple" xlink:href="#__RefHeading___Toc506_2238994884" text:style-name="Index_20_Link" text:visited-style-name="Index_20_Link">helpers<text:tab/>14</text:a></text:p>
          <text:p text:style-name="P128"><text:a xlink:type="simple" xlink:href="#__RefHeading___Toc508_2238994884" text:style-name="Index_20_Link" text:visited-style-name="Index_20_Link">application_helper.rb<text:tab/>14</text:a></text:p>
          <text:p text:style-name="P128"><text:a xlink:type="simple" xlink:href="#__RefHeading___Toc510_2238994884" text:style-name="Index_20_Link" text:visited-style-name="Index_20_Link">users_helper.rb<text:tab/>14</text:a></text:p>
          <text:p text:style-name="P128"><text:a xlink:type="simple" xlink:href="#__RefHeading___Toc512_2238994884" text:style-name="Index_20_Link" text:visited-style-name="Index_20_Link">sessions_helper.rb<text:tab/>14</text:a></text:p>
          <text:p text:style-name="P92"><text:a xlink:type="simple" xlink:href="#__RefHeading___Toc522_2238994884" text:style-name="Index_20_Link" text:visited-style-name="Index_20_Link">mailers<text:tab/>16</text:a></text:p>
          <text:p text:style-name="P128"><text:a xlink:type="simple" xlink:href="#__RefHeading___Toc524_2238994884" text:style-name="Index_20_Link" text:visited-style-name="Index_20_Link">application_mailer.rb<text:tab/>16</text:a></text:p>
          <text:p text:style-name="P128"><text:a xlink:type="simple" xlink:href="#__RefHeading___Toc526_2238994884" text:style-name="Index_20_Link" text:visited-style-name="Index_20_Link">user_mailer.rb<text:tab/>16</text:a></text:p>
          <text:p text:style-name="P92"><text:a xlink:type="simple" xlink:href="#__RefHeading___Toc528_2238994884" text:style-name="Index_20_Link" text:visited-style-name="Index_20_Link">models<text:tab/>18</text:a></text:p>
          <text:p text:style-name="P128"><text:a xlink:type="simple" xlink:href="#__RefHeading___Toc530_2238994884" text:style-name="Index_20_Link" text:visited-style-name="Index_20_Link">user.rb<text:tab/>18</text:a></text:p>
          <text:p text:style-name="P92"><text:a xlink:type="simple" xlink:href="#__RefHeading___Toc532_2238994884" text:style-name="Index_20_Link" text:visited-style-name="Index_20_Link">views<text:tab/>21</text:a></text:p>
          <text:p text:style-name="P93"><text:a xlink:type="simple" xlink:href="#__RefHeading___Toc534_2238994884" text:style-name="Index_20_Link" text:visited-style-name="Index_20_Link">layouts<text:tab/>21</text:a></text:p>
          <text:p text:style-name="P128"><text:a xlink:type="simple" xlink:href="#__RefHeading___Toc536_2238994884" text:style-name="Index_20_Link" text:visited-style-name="Index_20_Link">application.html.erb<text:tab/>21</text:a></text:p>
          <text:p text:style-name="P128"><text:a xlink:type="simple" xlink:href="#__RefHeading___Toc538_2238994884" text:style-name="Index_20_Link" text:visited-style-name="Index_20_Link">_footer.html.erb<text:tab/>21</text:a></text:p>
          <text:p text:style-name="P128"><text:a xlink:type="simple" xlink:href="#__RefHeading___Toc1605_2238994884" text:style-name="Index_20_Link" text:visited-style-name="Index_20_Link">_rails_default.html.erb<text:tab/>21</text:a></text:p>
          <text:p text:style-name="P128"><text:a xlink:type="simple" xlink:href="#__RefHeading___Toc544_2238994884" text:style-name="Index_20_Link" text:visited-style-name="Index_20_Link">_shim.html.erb<text:tab/>21</text:a></text:p>
          <text:p text:style-name="P128"><text:a xlink:type="simple" xlink:href="#__RefHeading___Toc540_2238994884" text:style-name="Index_20_Link" text:visited-style-name="Index_20_Link">_header.html.erb<text:tab/>22</text:a></text:p>
          <text:p text:style-name="P128"><text:a xlink:type="simple" xlink:href="#__RefHeading___Toc662_2238994884" text:style-name="Index_20_Link" text:visited-style-name="Index_20_Link">mailer.html.erb<text:tab/>22</text:a></text:p>
          <text:p text:style-name="P128"><text:a xlink:type="simple" xlink:href="#__RefHeading___Toc664_2238994884" text:style-name="Index_20_Link" text:visited-style-name="Index_20_Link">mailer.text.erb<text:tab/>22</text:a></text:p>
          <text:p text:style-name="P93"><text:a xlink:type="simple" xlink:href="#__RefHeading___Toc546_2238994884" text:style-name="Index_20_Link" text:visited-style-name="Index_20_Link">static_pages<text:tab/>24</text:a></text:p>
          <text:p text:style-name="P128"><text:a xlink:type="simple" xlink:href="#__RefHeading___Toc548_2238994884" text:style-name="Index_20_Link" text:visited-style-name="Index_20_Link">home.html.erb<text:tab/>24</text:a></text:p>
          <text:p text:style-name="P128"><text:a xlink:type="simple" xlink:href="#__RefHeading___Toc666_2238994884" text:style-name="Index_20_Link" text:visited-style-name="Index_20_Link">about.html.erb<text:tab/>24</text:a></text:p>
          <text:p text:style-name="P128"><text:a xlink:type="simple" xlink:href="#__RefHeading___Toc668_2238994884" text:style-name="Index_20_Link" text:visited-style-name="Index_20_Link">contact.html.erb<text:tab/>24</text:a></text:p>
          <text:p text:style-name="P128"><text:a xlink:type="simple" xlink:href="#__RefHeading___Toc670_2238994884" text:style-name="Index_20_Link" text:visited-style-name="Index_20_Link">help.html.erb<text:tab/>24</text:a></text:p>
          <text:p text:style-name="P93"><text:a xlink:type="simple" xlink:href="#__RefHeading___Toc696_2238994884" text:style-name="Index_20_Link" text:visited-style-name="Index_20_Link">users<text:tab/>25</text:a></text:p>
          <text:p text:style-name="P128"><text:a xlink:type="simple" xlink:href="#__RefHeading___Toc698_2238994884" text:style-name="Index_20_Link" text:visited-style-name="Index_20_Link">index.html.erb<text:tab/>25</text:a></text:p>
          <text:p text:style-name="P128"><text:a xlink:type="simple" xlink:href="#__RefHeading___Toc700_2238994884" text:style-name="Index_20_Link" text:visited-style-name="Index_20_Link">new.html.erb<text:tab/>25</text:a></text:p>
          <text:p text:style-name="P128"><text:a xlink:type="simple" xlink:href="#__RefHeading___Toc702_2238994884" text:style-name="Index_20_Link" text:visited-style-name="Index_20_Link">show.html.erb<text:tab/>25</text:a></text:p>
          <text:p text:style-name="P128"><text:a xlink:type="simple" xlink:href="#__RefHeading___Toc704_2238994884" text:style-name="Index_20_Link" text:visited-style-name="Index_20_Link">edit.html.erb<text:tab/>25</text:a></text:p>
          <text:p text:style-name="P128"><text:a xlink:type="simple" xlink:href="#__RefHeading___Toc706_2238994884" text:style-name="Index_20_Link" text:visited-style-name="Index_20_Link">_form.html.erb<text:tab/>26</text:a></text:p>
          <text:p text:style-name="P128"><text:a xlink:type="simple" xlink:href="#__RefHeading___Toc708_2238994884" text:style-name="Index_20_Link" text:visited-style-name="Index_20_Link">_user.html.erb<text:tab/>26</text:a></text:p>
          <text:p text:style-name="P93"><text:a xlink:type="simple" xlink:href="#__RefHeading___Toc710_2238994884" text:style-name="Index_20_Link" text:visited-style-name="Index_20_Link">sessions<text:tab/>26</text:a></text:p>
          <text:p text:style-name="P128"><text:a xlink:type="simple" xlink:href="#__RefHeading___Toc712_2238994884" text:style-name="Index_20_Link" text:visited-style-name="Index_20_Link">new.html.erb<text:tab/>26</text:a></text:p>
          <text:p text:style-name="P93"><text:a xlink:type="simple" xlink:href="#__RefHeading___Toc714_2238994884" text:style-name="Index_20_Link" text:visited-style-name="Index_20_Link">shared<text:tab/>27</text:a></text:p>
          <text:p text:style-name="P128"><text:a xlink:type="simple" xlink:href="#__RefHeading___Toc716_2238994884" text:style-name="Index_20_Link" text:visited-style-name="Index_20_Link">_error_messages.html.erb<text:tab/>27</text:a></text:p>
          <text:p text:style-name="P93"><text:a xlink:type="simple" xlink:href="#__RefHeading___Toc718_2238994884" text:style-name="Index_20_Link" text:visited-style-name="Index_20_Link">password_resets<text:tab/>27</text:a></text:p>
          <text:p text:style-name="P128"><text:a xlink:type="simple" xlink:href="#__RefHeading___Toc720_2238994884" text:style-name="Index_20_Link" text:visited-style-name="Index_20_Link">new.html.erb<text:tab/>27</text:a></text:p>
          <text:p text:style-name="P128"><text:a xlink:type="simple" xlink:href="#__RefHeading___Toc722_2238994884" text:style-name="Index_20_Link" text:visited-style-name="Index_20_Link">edit.html.erb<text:tab/>27</text:a></text:p>
          <text:p text:style-name="P93"><text:a xlink:type="simple" xlink:href="#__RefHeading___Toc732_2238994884" text:style-name="Index_20_Link" text:visited-style-name="Index_20_Link">user_mailer<text:tab/>29</text:a></text:p>
          <text:p text:style-name="P128"><text:a xlink:type="simple" xlink:href="#__RefHeading___Toc734_2238994884" text:style-name="Index_20_Link" text:visited-style-name="Index_20_Link">account_activation.html.erb<text:tab/>29</text:a></text:p>
          <text:p text:style-name="P128"><text:a xlink:type="simple" xlink:href="#__RefHeading___Toc736_2238994884" text:style-name="Index_20_Link" text:visited-style-name="Index_20_Link">account_activation.text.erb<text:tab/>29</text:a></text:p>
          <text:p text:style-name="P128"><text:a xlink:type="simple" xlink:href="#__RefHeading___Toc738_2238994884" text:style-name="Index_20_Link" text:visited-style-name="Index_20_Link">password_reset.html.erb<text:tab/>29</text:a></text:p>
          <text:p text:style-name="P128"><text:a xlink:type="simple" xlink:href="#__RefHeading___Toc740_2238994884" text:style-name="Index_20_Link" text:visited-style-name="Index_20_Link">password_reset.text.erb<text:tab/>29</text:a></text:p>
          <text:p text:style-name="P92"><text:a xlink:type="simple" xlink:href="#__RefHeading___Toc772_2238994884" text:style-name="Index_20_Link" text:visited-style-name="Index_20_Link">db<text:tab/>30</text:a></text:p>
          <text:p text:style-name="P128"><text:a xlink:type="simple" xlink:href="#__RefHeading___Toc774_2238994884" text:style-name="Index_20_Link" text:visited-style-name="Index_20_Link">schema.rb<text:tab/>30</text:a></text:p>
          <text:p text:style-name="P128"><text:a xlink:type="simple" xlink:href="#__RefHeading___Toc776_2238994884" text:style-name="Index_20_Link" text:visited-style-name="Index_20_Link">seeds.rb<text:tab/>30</text:a></text:p>
          <text:p text:style-name="P92"><text:a xlink:type="simple" xlink:href="#__RefHeading___Toc786_2238994884" text:style-name="Index_20_Link" text:visited-style-name="Index_20_Link">test<text:tab/>31</text:a></text:p>
          <text:p text:style-name="P128"><text:a xlink:type="simple" xlink:href="#__RefHeading___Toc788_2238994884" text:style-name="Index_20_Link" text:visited-style-name="Index_20_Link">test_helper.rb<text:tab/>31</text:a></text:p>
          <text:p text:style-name="P93"><text:a xlink:type="simple" xlink:href="#__RefHeading___Toc814_2238994884" text:style-name="Index_20_Link" text:visited-style-name="Index_20_Link">fixtures<text:tab/>31</text:a></text:p>
          <text:p text:style-name="P128"><text:a xlink:type="simple" xlink:href="#__RefHeading___Toc816_2238994884" text:style-name="Index_20_Link" text:visited-style-name="Index_20_Link">users.yml<text:tab/>31</text:a></text:p>
          <text:p text:style-name="P93"><text:a xlink:type="simple" xlink:href="#__RefHeading___Toc818_2238994884" text:style-name="Index_20_Link" text:visited-style-name="Index_20_Link">helpers<text:tab/>32</text:a></text:p>
          <text:p text:style-name="P128"><text:a xlink:type="simple" xlink:href="#__RefHeading___Toc820_2238994884" text:style-name="Index_20_Link" text:visited-style-name="Index_20_Link">application_helper_test.rb<text:tab/>32</text:a></text:p>
          <text:p text:style-name="P128"><text:a xlink:type="simple" xlink:href="#__RefHeading___Toc822_2238994884" text:style-name="Index_20_Link" text:visited-style-name="Index_20_Link">sessions_helper_test.rb<text:tab/>32</text:a></text:p>
          <text:p text:style-name="P93"><text:a xlink:type="simple" xlink:href="#__RefHeading___Toc790_2238994884" text:style-name="Index_20_Link" text:visited-style-name="Index_20_Link">controllers<text:tab/>33</text:a></text:p>
          <text:p text:style-name="P128"><text:a xlink:type="simple" xlink:href="#__RefHeading___Toc792_2238994884" text:style-name="Index_20_Link" text:visited-style-name="Index_20_Link">sessions_controller_test.rb<text:tab/>33</text:a></text:p>
          <text:p text:style-name="P128"><text:a xlink:type="simple" xlink:href="#__RefHeading___Toc794_2238994884" text:style-name="Index_20_Link" text:visited-style-name="Index_20_Link">static_pages_controller_test.rb<text:tab/>33</text:a></text:p>
          <text:p text:style-name="P128"><text:a xlink:type="simple" xlink:href="#__RefHeading___Toc838_2238994884" text:style-name="Index_20_Link" text:visited-style-name="Index_20_Link">users_controller_test.rb<text:tab/>34</text:a></text:p>
          <text:p text:style-name="P93"><text:a xlink:type="simple" xlink:href="#__RefHeading___Toc856_2238994884" text:style-name="Index_20_Link" text:visited-style-name="Index_20_Link">models<text:tab/>35</text:a></text:p>
          <text:p text:style-name="P128"><text:a xlink:type="simple" xlink:href="#__RefHeading___Toc858_2238994884" text:style-name="Index_20_Link" text:visited-style-name="Index_20_Link">user_test.rb<text:tab/>35</text:a></text:p>
          <text:p text:style-name="P93"><text:a xlink:type="simple" xlink:href="#__RefHeading___Toc824_2238994884" text:style-name="Index_20_Link" text:visited-style-name="Index_20_Link">integration<text:tab/>37</text:a></text:p>
          <text:p text:style-name="P128"><text:a xlink:type="simple" xlink:href="#__RefHeading___Toc826_2238994884" text:style-name="Index_20_Link" text:visited-style-name="Index_20_Link">site_layout_test.rb<text:tab/>37</text:a></text:p>
          <text:p text:style-name="P128"><text:a xlink:type="simple" xlink:href="#__RefHeading___Toc828_2238994884" text:style-name="Index_20_Link" text:visited-style-name="Index_20_Link">users_index_test.rb<text:tab/>38</text:a></text:p>
          <text:p text:style-name="P128"><text:a xlink:type="simple" xlink:href="#__RefHeading___Toc830_2238994884" text:style-name="Index_20_Link" text:visited-style-name="Index_20_Link">users_edit_test.rb<text:tab/>39</text:a></text:p>
          <text:p text:style-name="P128"><text:a xlink:type="simple" xlink:href="#__RefHeading___Toc832_2238994884" text:style-name="Index_20_Link" text:visited-style-name="Index_20_Link">users_signup_test.rb<text:tab/>40</text:a></text:p>
          <text:p text:style-name="P128"><text:a xlink:type="simple" xlink:href="#__RefHeading___Toc834_2238994884" text:style-name="Index_20_Link" text:visited-style-name="Index_20_Link">users_login_test.rb<text:tab/>41</text:a></text:p>
          <text:p text:style-name="P128"><text:a xlink:type="simple" xlink:href="#__RefHeading___Toc836_2238994884" text:style-name="Index_20_Link" text:visited-style-name="Index_20_Link">password_resets_test.rb<text:tab/>43</text:a></text:p>
          <text:p text:style-name="P93"><text:a xlink:type="simple" xlink:href="#__RefHeading___Toc860_2238994884" text:style-name="Index_20_Link" text:visited-style-name="Index_20_Link">mailers<text:tab/>44</text:a></text:p>
          <text:p text:style-name="P128"><text:a xlink:type="simple" xlink:href="#__RefHeading___Toc862_2238994884" text:style-name="Index_20_Link" text:visited-style-name="Index_20_Link">user_mailer_test.rb<text:tab/>44</text:a></text:p>
          <text:p text:style-name="P93"><text:a xlink:type="simple" xlink:href="#__RefHeading___Toc864_2238994884" text:style-name="Index_20_Link" text:visited-style-name="Index_20_Link">/previews<text:tab/>45</text:a></text:p>
          <text:p text:style-name="P128"><text:a xlink:type="simple" xlink:href="#__RefHeading___Toc866_2238994884" text:style-name="Index_20_Link" text:visited-style-name="Index_20_Link">user_mailer_preview.rb<text:tab/>45</text:a></text:p>
        </text:index-body>
      </text:table-of-content>
      <text:p text:style-name="Text_20_body"/>
      <text:h text:style-name="P82" text:outline-level="1"><text:bookmark-start text:name="__RefHeading___Toc14422_2770894533"/><text:span text:style-name="T82">files <text:s/></text:span>tree<text:bookmark-end text:name="__RefHeading___Toc14422_2770894533"/></text:h>
      <text:section text:style-name="Sect2" text:name="Section1"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55">.</text:p>
              <text:p text:style-name="P55">├── <text:s/>app</text:p>
              <text:p text:style-name="P55">│   <text:s/>├── <text:s/>assets</text:p>
              <text:p text:style-name="P55">│   <text:s/>│   <text:s/>├── <text:s/>config</text:p>
              <text:p text:style-name="P55">│   <text:s/>│   <text:s/>│   <text:s/>└── <text:s/>manifest.js</text:p>
              <text:p text:style-name="P55">│   <text:s/>│   <text:s/>├── <text:s/>images</text:p>
              <text:p text:style-name="P55">│   <text:s/>│   <text:s/>│   <text:s/>└── <text:s/>rails.png</text:p>
              <text:p text:style-name="P55">│   <text:s/>│   <text:s/>├── <text:s/>javascripts</text:p>
              <text:p text:style-name="P55">│   <text:s/>│   <text:s/>│   <text:s/>├── <text:s/><text:span text:style-name="T14">account_activations.coffee</text:span></text:p>
              <text:p text:style-name="P55">│   <text:s/>│   <text:s/>│   <text:s/>├── <text:s/>application.js</text:p>
              <text:p text:style-name="P55">│   <text:s/>│   <text:s/>│   <text:s/>├── <text:s/>cable.js</text:p>
              <text:p text:style-name="P55">│   <text:s/>│   <text:s/>│   <text:s/>├── <text:s/>channels</text:p>
              <text:p text:style-name="P55">│   <text:s/>│   <text:s/>│   <text:s/>├── <text:s/>password_resets.coffee</text:p>
              <text:p text:style-name="P55">│   <text:s/>│   <text:s/>│   <text:s/>├── <text:s/>sessions.coffee</text:p>
              <text:p text:style-name="P55">│   <text:s/>│   <text:s/>│   <text:s/>├── <text:s/>static_pages.coffee</text:p>
              <text:p text:style-name="P55">│   <text:s/>│   <text:s/>│   <text:s/>└── <text:s/>users.coffee</text:p>
              <text:p text:style-name="P55">│   <text:s/>│   <text:s/>└── <text:s/>stylesheets</text:p>
              <text:p text:style-name="P55">│   <text:s/>│   <text:s text:c="9"/>├── <text:s/>account_activations.scss</text:p>
              <text:p text:style-name="P55">│   <text:s/>│   <text:s text:c="9"/>├── <text:s/>application.css</text:p>
              <text:p text:style-name="P55">│   <text:s/>│   <text:s text:c="9"/>├── <text:s/>custom.scss</text:p>
              <text:p text:style-name="P55">│   <text:s/>│   <text:s text:c="9"/>├── <text:s/>password_resets.scss</text:p>
              <text:p text:style-name="P55">│   <text:s/>│   <text:s text:c="9"/>├── <text:s/>sessions.scss</text:p>
              <text:p text:style-name="P55">│   <text:s/>│   <text:s text:c="9"/>├── <text:s/>static_pages.scss</text:p>
              <text:p text:style-name="P55">│   <text:s/>│   <text:s text:c="9"/>└── <text:s/>users.scss</text:p>
              <text:p text:style-name="P55">│   <text:s/>├── <text:s/>channels</text:p>
              <text:p text:style-name="P55">│   <text:s/>│   <text:s/>└── <text:s/>application_cable</text:p>
              <text:p text:style-name="P55">│   <text:s/>│   <text:s text:c="9"/>├── <text:s/>channel.rb</text:p>
              <text:p text:style-name="P55">│   <text:s/>│   <text:s text:c="9"/>└── <text:s/>connection.rb</text:p>
              <text:p text:style-name="P55">│   <text:s/>├── <text:s/><text:span text:style-name="T6">controllers</text:span></text:p>
              <text:p text:style-name="P55">│   <text:s/>│   <text:s/>├── <text:s/><text:span text:style-name="T14">account_activations_controller.rb</text:span></text:p>
              <text:p text:style-name="P55">│   <text:s/>│   <text:s/>├── <text:s/>application_controller.rb</text:p>
              <text:p text:style-name="P55">│   <text:s/>│   <text:s/>├── <text:s/>concerns</text:p>
              <text:p text:style-name="P55">│   <text:s/>│   <text:s/>├── <text:s/><text:span text:style-name="T14">password_resets_controller.rb</text:span></text:p>
              <text:p text:style-name="P55">│   <text:s/>│   <text:s/>├── <text:s/>sessions_controller.rb</text:p>
              <text:p text:style-name="P55">│   <text:s/>│   <text:s/>├── <text:s/>static_pages_controller.rb</text:p>
              <text:p text:style-name="P55">│   <text:s/>│   <text:s/>└── <text:s/>users_controller.rb</text:p>
              <text:p text:style-name="P55">│   <text:s/>├── <text:s/><text:span text:style-name="T6">helpers</text:span></text:p>
              <text:p text:style-name="P55">│   <text:s/>│   <text:s/>├── <text:s/><text:span text:style-name="T14">account_activations_helper.rb</text:span></text:p>
              <text:p text:style-name="P55">│   <text:s/>│   <text:s/>├── <text:s/>application_helper.rb</text:p>
              <text:p text:style-name="P55">│   <text:s/>│   <text:s/>├── <text:s/>password_resets_helper.rb</text:p>
              <text:p text:style-name="P55">│   <text:s/>│   <text:s/>├── <text:s/>sessions_helper.rb</text:p>
              <text:p text:style-name="P55">│   <text:s/>│   <text:s/>├── <text:s/>static_pages_helper.rb</text:p>
              <text:p text:style-name="P55">│   <text:s/>│   <text:s/>└── <text:s/>users_helper.rb</text:p>
              <text:p text:style-name="P55">│   <text:s/>├── <text:s/>jobs</text:p>
              <text:p text:style-name="P55">│   <text:s/>│   <text:s/>└── <text:s/>application_job.rb</text:p>
              <text:p text:style-name="P55">│   <text:s/>├── <text:s/><text:span text:style-name="T6">mailers</text:span></text:p>
              <text:p text:style-name="P55">│   <text:s/>│   <text:s/>├── <text:s/>application_mailer.rb</text:p>
              <text:p text:style-name="P91">│   <text:s/>│   <text:s/>└── <text:s/>user_mailer.rb</text:p>
              <text:p text:style-name="P91">│   <text:s/>├── <text:s/><text:span text:style-name="T6">models</text:span></text:p>
              <text:p text:style-name="P55">│   <text:s/>│   <text:s/>├── <text:s/>application_record.rb</text:p>
              <text:p text:style-name="P55">│   <text:s/>│   <text:s/>├── <text:s/>concerns</text:p>
              <text:p text:style-name="P55">│   <text:s/>│   <text:s/>└── <text:s/>user.rb</text:p>
              <text:p text:style-name="P55"/>
              <text:p text:style-name="P55">│   <text:s/>└── <text:s/><text:span text:style-name="T6">views</text:span></text:p>
              <text:p text:style-name="P55">│   <text:s text:c="9"/>├── <text:s/>account_activations</text:p>
              <text:p text:style-name="P55">│   <text:s text:c="9"/>├── <text:s/>layouts</text:p>
              <text:p text:style-name="P55">│   <text:s text:c="9"/>│   <text:s/>├── <text:s/>application.html.erb</text:p>
              <text:p text:style-name="P55">│   <text:s text:c="9"/>│   <text:s/>├── <text:s/>_footer.html.erb</text:p>
              <text:p text:style-name="P55">│   <text:s text:c="9"/>│   <text:s/>├── <text:s/>_header.html.erb</text:p>
              <text:p text:style-name="P55">│   <text:s text:c="9"/>│   <text:s/>├── <text:s/>mailer.html.erb</text:p>
              <text:p text:style-name="P55">│   <text:s text:c="9"/>│   <text:s/>├── <text:s/>mailer.text.erb</text:p>
              <text:p text:style-name="P55">│   <text:s text:c="9"/>│   <text:s/>├── <text:s/>_rails_default.html.erb</text:p>
              <text:p text:style-name="P55">│   <text:s text:c="9"/>│   <text:s/>└── <text:s/>_shim.html.erb</text:p>
              <text:p text:style-name="P55">│   <text:s text:c="9"/>├── <text:s/>password_resets</text:p>
              <text:p text:style-name="P55">│   <text:s text:c="9"/>│   <text:s/>├── <text:s/>edit.html.erb</text:p>
              <text:p text:style-name="P55">│   <text:s text:c="9"/>│   <text:s/>└── <text:s/>new.html.erb</text:p>
              <text:p text:style-name="P55">│   <text:s text:c="9"/>├── <text:s/>sessions</text:p>
              <text:p text:style-name="P55">│   <text:s text:c="9"/>│   <text:s/>└── <text:s/>new.html.erb</text:p>
              <text:p text:style-name="P55">│   <text:s text:c="9"/>├── <text:s/>shared</text:p>
              <text:p text:style-name="P55">│   <text:s text:c="9"/>│   <text:s/>└── <text:s/>_error_messages.html.erb</text:p>
              <text:p text:style-name="P55">│   <text:s text:c="9"/>├── <text:s/>static_pages</text:p>
              <text:p text:style-name="P55">│   <text:s text:c="9"/>│   <text:s/>├── <text:s/>about.html.erb</text:p>
              <text:p text:style-name="P55">│   <text:s text:c="9"/>│   <text:s/>├── <text:s/>contact.html.erb</text:p>
              <text:p text:style-name="P55">│   <text:s text:c="9"/>│   <text:s/>├── <text:s/>help.html.erb</text:p>
              <text:p text:style-name="P55">│   <text:s text:c="9"/>│   <text:s/>└── <text:s/>home.html.erb</text:p>
              <text:p text:style-name="P55">│   <text:s text:c="9"/>├── <text:s/>user_mailer</text:p>
              <text:p text:style-name="P55">│   <text:s text:c="9"/>│   <text:s/>├── <text:s/><text:span text:style-name="T14">account_activation.html.erb</text:span></text:p>
              <text:p text:style-name="P55">│   <text:s text:c="9"/>│   <text:s/>├── <text:s/><text:span text:style-name="T14">account_activation.text.erb</text:span></text:p>
              <text:p text:style-name="P55">│   <text:s text:c="9"/>│   <text:s/>├── <text:s/>password_reset.html.erb</text:p>
              <text:p text:style-name="P55">│   <text:s text:c="9"/>│   <text:s/>└── <text:s/>password_reset.text.erb</text:p>
              <text:p text:style-name="P55">│   <text:s text:c="9"/>└── <text:s/>users</text:p>
              <text:p text:style-name="P55">│   <text:s text:c="17"/>├── <text:s/>edit.html.erb</text:p>
              <text:p text:style-name="P55">│   <text:s text:c="17"/>├── <text:s/>_form.html.erb</text:p>
              <text:p text:style-name="P55">│   <text:s text:c="17"/>├── <text:s/>index.html.erb</text:p>
              <text:p text:style-name="P55">│   <text:s text:c="17"/>├── <text:s/>new.html.erb</text:p>
              <text:p text:style-name="P55">│   <text:s text:c="17"/>├── <text:s/>show.html.erb</text:p>
              <text:p text:style-name="P55">│   <text:s text:c="17"/>└── <text:s/>_user.html.erb</text:p>
              <text:p text:style-name="P55">├── <text:s/><text:span text:style-name="T6">bin</text:span></text:p>
              <text:p text:style-name="P55">│   <text:s/>├── <text:s/>bundle</text:p>
              <text:p text:style-name="P55">│   <text:s/>├── <text:s/>rails</text:p>
              <text:p text:style-name="P55">│   <text:s/>├── <text:s/>rake</text:p>
              <text:p text:style-name="P55">│   <text:s/>├── <text:s/>setup</text:p>
              <text:p text:style-name="P55">│   <text:s/>├── <text:s/>spring</text:p>
              <text:p text:style-name="P55">│   <text:s/>└── <text:s/>update</text:p>
              <text:p text:style-name="P55">├── <text:s/><text:span text:style-name="T6">config</text:span></text:p>
              <text:p text:style-name="P55"><text:soft-page-break/>│   <text:s/>├── <text:s/>application.rb</text:p>
              <text:p text:style-name="P55">│   <text:s/>├── <text:s/>boot.rb</text:p>
              <text:p text:style-name="P55">│   <text:s/>├── <text:s/>cable.yml</text:p>
              <text:p text:style-name="P55">│   <text:s/>├── <text:s/>database.yml</text:p>
              <text:p text:style-name="P55">│   <text:s/>├── <text:s/>environment.rb</text:p>
              <text:p text:style-name="P55">│   <text:s/>├── <text:s/>environments</text:p>
              <text:p text:style-name="P55">│   <text:s/>│   <text:s/>├── <text:s/>development.rb</text:p>
              <text:p text:style-name="P55">│   <text:s/>│   <text:s/>├── <text:s/>production.rb</text:p>
              <text:p text:style-name="P55">│   <text:s/>│   <text:s/>└── <text:s/>test.rb</text:p>
              <text:p text:style-name="P55">│   <text:s/>├── <text:s/>initializers</text:p>
              <text:p text:style-name="P55">│   <text:s/>│   <text:s/>├── <text:s/><text:span text:style-name="T14">application_controller_renderer.rb</text:span></text:p>
              <text:p text:style-name="P55">│   <text:s/>│   <text:s/>├── <text:s/>assets.rb</text:p>
              <text:p text:style-name="P55">│   <text:s/>│   <text:s/>├── <text:s/>backtrace_silencers.rb</text:p>
              <text:p text:style-name="P55">│   <text:s/>│   <text:s/>├── <text:s/>cookies_serializer.rb</text:p>
              <text:p text:style-name="P55">│   <text:s/>│   <text:s/>├── <text:s/>filter_parameter_logging.rb</text:p>
              <text:p text:style-name="P55">│   <text:s/>│   <text:s/>├── <text:s/>inflections.rb</text:p>
              <text:p text:style-name="P55">│   <text:s/>│   <text:s/>├── <text:s/>mime_types.rb</text:p>
              <text:p text:style-name="P55">│   <text:s/>│   <text:s/>├── <text:s/>new_framework_defaults.rb</text:p>
              <text:p text:style-name="P55">│   <text:s/>│   <text:s/>├── <text:s/>session_store.rb</text:p>
              <text:p text:style-name="P55">│   <text:s/>│   <text:s/>└── <text:s/>wrap_parameters.rb</text:p>
              <text:p text:style-name="P55">│   <text:s/>├── <text:s/>locales</text:p>
              <text:p text:style-name="P55">│   <text:s/>│   <text:s/>└── <text:s/>en.yml</text:p>
              <text:p text:style-name="P55">│   <text:s/>├── <text:s/>puma.rb</text:p>
              <text:p text:style-name="P55">│   <text:s/>├── <text:s/><text:span text:style-name="T6">routes.rb</text:span></text:p>
              <text:p text:style-name="P55">│   <text:s/>├── <text:s/>secrets.yml</text:p>
              <text:p text:style-name="P55">│   <text:s/>└── <text:s/>spring.rb</text:p>
              <text:p text:style-name="P55">├── <text:s/>config.ru</text:p>
              <text:p text:style-name="P55">├── <text:s/><text:span text:style-name="T6">db</text:span></text:p>
              <text:p text:style-name="P55">│   <text:s/>├── <text:s/>development.sqlite3</text:p>
              <text:p text:style-name="P55">│   <text:s/>├── <text:s/>migrate</text:p>
              <text:p text:style-name="P55">│   <text:s/>│   <text:s/>├── <text:s/><text:span text:style-name="T14">20170530172927_create_users.rb</text:span></text:p>
              <text:p text:style-name="P55">│   <text:s/>│   <text:s/>├── <text:s/><text:span text:style-name="T83">20170531101008_add_index_to_users_email.rb</text:span></text:p>
              <text:p text:style-name="P55">│   <text:s/>│   <text:s/>├── <text:s/><text:span text:style-name="T83">20170531104214_add_password_digest_to_users.rb</text:span></text:p>
              <text:p text:style-name="P55">│   <text:s/>│   <text:s/>├── <text:s/><text:span text:style-name="T83">20170608162222_add_remember_digest_to_users.rb</text:span></text:p>
              <text:p text:style-name="P55">│   <text:s/>│   <text:s/>├── <text:s/><text:span text:style-name="T83">20170615134134_add_admin_to_users.rb</text:span></text:p>
              <text:p text:style-name="P55">│   <text:s/>│   <text:s/>├── <text:s/><text:span text:style-name="T83">20170701143524_add_activation_to_users.rb</text:span></text:p>
              <text:p text:style-name="P55">│   <text:s/>│   <text:s/>└── <text:s/><text:span text:style-name="T83">20170705083539_add_reset_to_users.rb</text:span></text:p>
              <text:p text:style-name="P55">│   <text:s/>├── <text:s/><text:span text:style-name="T6">schema.rb</text:span></text:p>
              <text:p text:style-name="P55">│   <text:s/>├── <text:s/>seeds.rb</text:p>
              <text:p text:style-name="P55">│   <text:s/>└── <text:s/>test.sqlite3</text:p>
              <text:p text:style-name="P55">├── <text:s/><text:span text:style-name="T6">Gemfile</text:span></text:p>
              <text:p text:style-name="P55">├── <text:s/>Gemfile.lock</text:p>
              <text:p text:style-name="P55">├── <text:s/>Guardfile</text:p>
              <text:p text:style-name="P55">├── <text:s/>lib</text:p>
              <text:p text:style-name="P55">│   <text:s/>├── <text:s/>assets</text:p>
              <text:p text:style-name="P55">│   <text:s/>└── <text:s/>tasks</text:p>
              <text:p text:style-name="P55">├── <text:s/>log</text:p>
              <text:p text:style-name="P55">│   <text:s/>├── <text:s/>development.log</text:p>
              <text:p text:style-name="P55">│   <text:s/>└── <text:s/>test.log</text:p>
              <text:p text:style-name="P55">├── <text:s/>Procfile</text:p>
              <text:p text:style-name="P55">├── <text:s/>public</text:p>
              <text:p text:style-name="P55">│   <text:s/>├── <text:s/>404.html</text:p>
              <text:p text:style-name="P55">│   <text:s/>├── <text:s/>422.html</text:p>
              <text:p text:style-name="P55">│   <text:s/>├── <text:s/>500.html</text:p>
              <text:p text:style-name="P55">│   <text:s/>├── <text:s/>apple-touch-icon.png</text:p>
              <text:p text:style-name="P55">│   <text:s/>├── <text:s/>apple-touch-icon-precomposed.png</text:p>
              <text:p text:style-name="P55">│   <text:s/>├── <text:s/>favicon.ico</text:p>
              <text:p text:style-name="P55">│   <text:s/>└── <text:s/>robots.txt</text:p>
              <text:p text:style-name="P55">├── <text:s/>Rakefile</text:p>
              <text:p text:style-name="P55">├── <text:s/><text:span text:style-name="T6">README.md</text:span></text:p>
              <text:p text:style-name="P55">├── <text:s/><text:span text:style-name="T6">test</text:span></text:p>
              <text:p text:style-name="P55">│   <text:s/>├── <text:s/>controllers</text:p>
              <text:p text:style-name="P55">│   <text:s/>│   <text:s/>├── <text:s/><text:span text:style-name="T83">account_activations_controller_test.rb</text:span></text:p>
              <text:p text:style-name="P55">│   <text:s/>│   <text:s/>├── <text:s/>sessions_controller_test.rb</text:p>
              <text:p text:style-name="P55">│   <text:s/>│   <text:s/>├── <text:s/><text:span text:style-name="T14">static_pages_controller_test.rb</text:span></text:p>
              <text:p text:style-name="P55">│   <text:s/>│   <text:s/>└── <text:s/>users_controller_test.rb</text:p>
              <text:p text:style-name="P55">│   <text:s/>├── <text:s/>fixtures</text:p>
              <text:p text:style-name="P55">│   <text:s/>│   <text:s/>├── <text:s/>files</text:p>
              <text:p text:style-name="P55">│   <text:s/>│   <text:s/>└── <text:s/>users.yml</text:p>
              <text:p text:style-name="P55">│   <text:s/>├── <text:s/>helpers</text:p>
              <text:p text:style-name="P55">│   <text:s/>│   <text:s/>├── <text:s/>application_helper_test.rb</text:p>
              <text:p text:style-name="P55">│   <text:s/>│   <text:s/>└── <text:s/>sessions_helper_test.rb</text:p>
              <text:p text:style-name="P55">│   <text:s/>├── <text:s/>integration</text:p>
              <text:p text:style-name="P55">│   <text:s/>│   <text:s/>├── <text:s/>password_resets_test.rb</text:p>
              <text:p text:style-name="P55">│   <text:s/>│   <text:s/>├── <text:s/>site_layout_test.rb</text:p>
              <text:p text:style-name="P55">│   <text:s/>│   <text:s/>├── <text:s/>users_edit_test.rb</text:p>
              <text:p text:style-name="P55">│   <text:s/>│   <text:s/>├── <text:s/>users_index_test.rb</text:p>
              <text:p text:style-name="P55">│   <text:s/>│   <text:s/>├── <text:s/>users_login_test.rb</text:p>
              <text:p text:style-name="P55">│   <text:s/>│   <text:s/>└── <text:s/>users_signup_test.rb</text:p>
              <text:p text:style-name="P55">│   <text:s/>├── <text:s/>mailers</text:p>
              <text:p text:style-name="P55">│   <text:s/>│   <text:s/>├── <text:s/>previews</text:p>
              <text:p text:style-name="P55">│   <text:s/>│   <text:s/>│   <text:s/>└── <text:s/>user_mailer_preview.rb</text:p>
              <text:p text:style-name="P55">│   <text:s/>│   <text:s/>└── <text:s/>user_mailer_test.rb</text:p>
              <text:p text:style-name="P55">│   <text:s/>├── <text:s/>models</text:p>
              <text:p text:style-name="P55">│   <text:s/>│   <text:s/>└── <text:s/>user_test.rb</text:p>
              <text:p text:style-name="P55">│   <text:s/>└── <text:s/>test_helper.rb</text:p>
              <text:p text:style-name="P55">└── <text:s/>vendor</text:p>
              <text:p text:style-name="P55"><text:s text:c="8"/>└── <text:s/>assets</text:p>
              <text:p text:style-name="P55"><text:s text:c="16"/>├── <text:s/>javascripts</text:p>
              <text:p text:style-name="P55"><text:s text:c="16"/>└── <text:s/>stylesheets</text:p>
            </table:table-cell>
          </table:table-row>
        </table:table>
        <text:h text:style-name="P76" text:outline-level="3"/>
      </text:section>
      <text:h text:style-name="P76" text:outline-level="3"/>
      <text:h text:style-name="P110" text:outline-level="3"><text:bookmark-start text:name="__RefHeading___Toc766_2238994884"/>Gemfile<text:bookmark-end text:name="__RefHeading___Toc766_2238994884"/></text:h>
      <table:table table:name="Table41" table:style-name="Table41">
        <table:table-column table:style-name="Table41.A"/>
        <table:table-row>
          <table:table-cell table:style-name="Table41.A1" office:value-type="string">
            <text:p text:style-name="P36">source <text:s/>'https://rubygems.org'</text:p>
            <text:p text:style-name="P36"/>
            <text:p text:style-name="P36">git_source(:github) <text:s/>do <text:s/>|repo_name|</text:p>
            <text:p text:style-name="P36"><text:s text:c="4"/>repo_name <text:s/>= <text:s/>"#{repo_name}/#{repo_name}" <text:s/>unless <text:s/>repo_name.include?("/")</text:p>
            <text:p text:style-name="P36"><text:s text:c="4"/>"https://github.com/#{repo_name}.git"</text:p>
            <text:p text:style-name="P36">end</text:p>
            <text:p text:style-name="P36"/>
            <text:p text:style-name="P36"/>
            <text:p text:style-name="P36">gem <text:s/>'rails', <text:s text:c="23"/>'5.0.1'</text:p>
            <text:p text:style-name="P36">gem <text:s/>'bcrypt', <text:s text:c="21"/>'3.1.11'</text:p>
            <text:p text:style-name="P36">gem <text:s/>'faker', <text:s text:c="23"/>'1.7.3'</text:p>
            <text:p text:style-name="P36">gem <text:s/>'will_paginate', <text:s text:c="7"/>'3.1.5'</text:p>
            <text:p text:style-name="P36">gem <text:s/>'bootstrap-will_paginate', <text:s/>'1.0.0'</text:p>
            <text:p text:style-name="P36">gem <text:s/>'bootstrap-sass', <text:s text:c="5"/>'3.3.6'</text:p>
            <text:p text:style-name="P36">gem <text:s/>'puma', <text:s text:c="25"/>'3.0'</text:p>
            <text:p text:style-name="P36">gem <text:s/>'sass-rails', <text:s text:c="13"/>'5.0.6'</text:p>
            <text:p text:style-name="P36">gem <text:s/>'uglifier', <text:s text:c="17"/>'3.0.0'</text:p>
            <text:p text:style-name="P36">gem <text:s/>'coffee-rails', <text:s text:c="9"/>'4.2.1'</text:p>
            <text:p text:style-name="P36">gem <text:s/>'jquery-rails', <text:s text:c="9"/>'4.1.1'</text:p>
            <text:p text:style-name="P36">gem <text:s/>'turbolinks', <text:s text:c="13"/>'5.0.1'</text:p>
            <text:p text:style-name="P36">gem <text:s/>'jbuilder', <text:s text:c="17"/>'2.4.1'</text:p>
            <text:p text:style-name="P36">gem <text:s/>'pg' <text:s/><text:span text:style-name="T14"># <text:s/>for <text:s/>the <text:s/>damn <text:s/>heroku</text:span></text:p>
            <text:p text:style-name="P36"/>
            <text:p text:style-name="P36">group <text:s/>:development, <text:s/>:test <text:s/>do</text:p>
            <text:p text:style-name="P36"><text:s text:c="4"/>gem <text:s/>'sqlite3', <text:s text:c="15"/>'1.3.12'</text:p>
            <text:p text:style-name="P36"><text:s text:c="4"/>gem <text:s/>'byebug', <text:s text:c="17"/>'9.0.0', <text:s/>platform: <text:s/>:mri</text:p>
            <text:p text:style-name="P36">end</text:p>
            <text:p text:style-name="P36"/>
            <text:p text:style-name="P36">group <text:s/>:development <text:s/>do</text:p>
            <text:p text:style-name="P36"><text:s text:c="4"/>gem <text:s/>'web-console', <text:s text:c="7"/>'3.1.1'</text:p>
            <text:p text:style-name="P36"><text:s text:c="4"/>gem <text:s/>'listen', <text:s text:c="17"/>'3.0.8'</text:p>
            <text:p text:style-name="P36"><text:s text:c="4"/>gem <text:s/>'spring', <text:s text:c="17"/>'1.7.2'</text:p>
            <text:p text:style-name="P36"><text:s text:c="4"/>gem <text:s/>'spring-watcher-listen', <text:s/>'2.0.0'</text:p>
            <text:p text:style-name="P36"><text:s text:c="4"/>gem <text:s/>'pry-rails'</text:p>
            <text:p text:style-name="P36">end</text:p>
            <text:p text:style-name="P36"/>
            <text:p text:style-name="P36">group <text:s/>:test <text:s/>do</text:p>
            <text:p text:style-name="P36"><text:s text:c="4"/>gem <text:s/>'minitest', <text:s text:c="33"/>'~&gt; <text:s/>5.10', <text:s/>'!= <text:s/>5.10.2'</text:p>
            <text:p text:style-name="P36"><text:s text:c="4"/>gem <text:s/>'rails-controller-testing', <text:s/>'0.1.1'</text:p>
            <text:p text:style-name="P36"><text:s text:c="4"/>gem <text:s/>'minitest-reporters', <text:s text:c="13"/>'1.1.9'</text:p>
            <text:p text:style-name="P36"><text:s text:c="4"/>gem <text:s/>'guard', <text:s text:c="39"/>'2.13.0'</text:p>
            <text:p text:style-name="P36"><text:s text:c="4"/>gem <text:s/>'guard-minitest', <text:s text:c="21"/>'2.4.4'</text:p>
            <text:p text:style-name="P36">end</text:p>
            <text:p text:style-name="P36"/>
            <text:p text:style-name="P3"># <text:s/>Windows <text:s/>does <text:s/>not <text:s/>include <text:s/>zoneinfo <text:s/>files, <text:s/>so <text:s/>bundle <text:s/>the <text:s/>tzinfo-data <text:s/>gem</text:p>
            <text:p text:style-name="P3">gem <text:s/>'tzinfo-data', <text:s/>platforms: <text:s/>[:mingw, <text:s/>:mswin, <text:s/>:x64_mingw, <text:s/>:jruby]</text:p>
          </table:table-cell>
        </table:table-row>
      </table:table>
      <text:p text:style-name="P63"/>
      <text:h text:style-name="P111" text:outline-level="3"><text:bookmark-start text:name="__RefHeading___Toc768_2238994884"/>Guardfile<text:bookmark-end text:name="__RefHeading___Toc768_2238994884"/></text:h>
      <table:table table:name="Table42" table:style-name="Table42">
        <table:table-column table:style-name="Table42.A"/>
        <table:table-row>
          <table:table-cell table:style-name="Table42.A1" office:value-type="string">
            <text:p text:style-name="P36"># <text:s/>Defines <text:s/>the <text:s/>matching <text:s/>rules <text:s/>for <text:s/>Guard.</text:p>
            <text:p text:style-name="P36">guard <text:s/>:minitest, <text:s/>spring: <text:s/>"bin/rails <text:s/>test", <text:s/>all_on_start: <text:s/>false <text:s/>do</text:p>
            <text:p text:style-name="P36"><text:s text:c="4"/>watch(%r{^test/(.*)/?(.*)_test\.rb$})</text:p>
            <text:p text:style-name="P36"><text:s text:c="4"/>watch('test/test_helper.rb') <text:s/>{ <text:s/>'test' <text:s/>}</text:p>
            <text:p text:style-name="P36"><text:s text:c="4"/>watch('config/routes.rb') <text:s text:c="7"/>{ <text:s/>integration_tests <text:s/>}</text:p>
            <text:p text:style-name="P36"><text:s text:c="4"/>watch(%r{^app/models/(.*?)\.rb$}) <text:s/>do <text:s/>|matches|</text:p>
            <text:p text:style-name="P36"><text:s text:c="8"/>"test/models/#{matches[1]}_test.rb"</text:p>
            <text:p text:style-name="P36"><text:s text:c="4"/>end</text:p>
            <text:p text:style-name="P36"><text:s text:c="4"/>watch(%r{^app/controllers/(.*?)_controller\.rb$}) <text:s/>do <text:s/>|matches|</text:p>
            <text:p text:style-name="P36"><text:s text:c="8"/>resource_tests(matches[1])</text:p>
            <text:p text:style-name="P36"><text:s text:c="4"/>end</text:p>
            <text:p text:style-name="P36"><text:s text:c="4"/>watch(%r{^app/views/([^/]*?)/.*\.html\.erb$}) <text:s/>do <text:s/>|matches|</text:p>
            <text:p text:style-name="P36"><text:s text:c="8"/>["test/controllers/#{matches[1]}_controller_test.rb"] <text:s/>+</text:p>
            <text:p text:style-name="P36"><text:s text:c="8"/>integration_tests(matches[1])</text:p>
            <text:p text:style-name="P36"><text:s text:c="4"/>end</text:p>
            <text:p text:style-name="P36"><text:s text:c="4"/>watch(%r{^app/helpers/(.*?)_helper\.rb$}) <text:s/>do <text:s/>|matches|</text:p>
            <text:p text:style-name="P36"><text:s text:c="8"/>integration_tests(matches[1])</text:p>
            <text:p text:style-name="P36"><text:s text:c="4"/>end</text:p>
            <text:p text:style-name="P36"><text:s text:c="4"/>watch('app/views/layouts/application.html.erb') <text:s/>do</text:p>
            <text:p text:style-name="P36"><text:s text:c="8"/>'test/integration/site_layout_test.rb'</text:p>
            <text:p text:style-name="P36"><text:s text:c="4"/>end</text:p>
            <text:p text:style-name="P36"><text:s text:c="4"/>watch('app/helpers/sessions_helper.rb') <text:s/>do</text:p>
            <text:p text:style-name="P36"><text:s text:c="8"/>integration_tests <text:s/>&lt;&lt; <text:s/>'test/helpers/sessions_helper_test.rb'</text:p>
            <text:p text:style-name="P36"><text:s text:c="4"/>end</text:p>
            <text:p text:style-name="P36"><text:s text:c="4"/>watch('app/controllers/sessions_controller.rb') <text:s/>do</text:p>
            <text:p text:style-name="P36"><text:s text:c="8"/>['test/controllers/sessions_controller_test.rb',</text:p>
            <text:p text:style-name="P36"><text:s text:c="10"/>'test/integration/users_login_test.rb']</text:p>
            <text:p text:style-name="P36"><text:s text:c="4"/>end</text:p>
            <text:p text:style-name="P36"><text:s text:c="4"/>watch('app/controllers/account_activations_controller.rb') <text:s/>do</text:p>
            <text:p text:style-name="P36"><text:s text:c="8"/>'test/integration/users_signup_test.rb'</text:p>
            <text:p text:style-name="P36"><text:s text:c="4"/>end</text:p>
            <text:p text:style-name="P36"><text:s text:c="4"/>watch(%r{app/views/users/*}) <text:s/>do</text:p>
            <text:p text:style-name="P36"><text:s text:c="8"/>resource_tests('users') <text:s/>+</text:p>
            <text:p text:style-name="P36"><text:s text:c="8"/>['test/integration/microposts_interface_test.rb']</text:p>
            <text:p text:style-name="P36"><text:s text:c="4"/>end</text:p>
            <text:p text:style-name="P36">end</text:p>
            <text:p text:style-name="P36"/>
            <text:p text:style-name="P36"># <text:s/>Returns <text:s/>the <text:s/>integration <text:s/>tests <text:s/>corresponding <text:s/>to <text:s/>the <text:s/>given <text:s/>resource.</text:p>
            <text:p text:style-name="P36">def <text:s/>integration_tests(resource <text:s/>= <text:s/>:all)</text:p>
            <text:p text:style-name="P36"><text:s text:c="4"/>if <text:s/>resource <text:s/>== <text:s/>:all</text:p>
            <text:p text:style-name="P36"><text:s text:c="8"/>Dir["test/integration/*"]</text:p>
            <text:p text:style-name="P36"><text:s text:c="4"/>else</text:p>
            <text:p text:style-name="P36"><text:s text:c="8"/>Dir["test/integration/#{resource}_*.rb"]</text:p>
            <text:p text:style-name="P36"><text:s text:c="4"/>end</text:p>
            <text:p text:style-name="P36">end</text:p>
            <text:p text:style-name="P36"># <text:s/>Returns <text:s/>the <text:s/>controller <text:s/>tests <text:s/>corresponding <text:s/>to <text:s/>the <text:s/>given <text:s/>resource.</text:p>
            <text:p text:style-name="P36">def <text:s/>controller_test(resource)</text:p>
            <text:p text:style-name="P36"><text:s text:c="4"/>"test/controllers/#{resource}_controller_test.rb"</text:p>
            <text:p text:style-name="P36">end</text:p>
            <text:p text:style-name="P36"># <text:s/>Returns <text:s/>all <text:s/>tests <text:s/>for <text:s/>the <text:s/>given <text:s/>resource.</text:p>
            <text:p text:style-name="P36">def <text:s/>resource_tests(resource)</text:p>
            <text:p text:style-name="P36"><text:s text:c="4"/>integration_tests(resource) <text:s/>&lt;&lt; <text:s/>controller_test(resource)</text:p>
            <text:p text:style-name="P36">end</text:p>
          </table:table-cell>
        </table:table-row>
      </table:table>
      <text:h text:style-name="P95" text:outline-level="3"><text:bookmark-start text:name="__RefHeading___Toc770_2238994884"/><text:soft-page-break/>.gitignore<text:bookmark-end text:name="__RefHeading___Toc770_2238994884"/></text:h>
      <table:table table:name="Table43" table:style-name="Table43">
        <table:table-column table:style-name="Table43.A"/>
        <table:table-row>
          <table:table-cell table:style-name="Table43.A1" office:value-type="string">
            <text:p text:style-name="P36"># <text:s/>Ignore <text:s/>bundler <text:s/>config.</text:p>
            <text:p text:style-name="P36">/.bundle</text:p>
            <text:p text:style-name="P36"/>
            <text:p text:style-name="P36"># <text:s/>Ignore <text:s/>the <text:s/>default <text:s/>SQLite <text:s/>database.</text:p>
            <text:p text:style-name="P36">/db/*.sqlite3</text:p>
            <text:p text:style-name="P36">/db/*.sqlite3-journal</text:p>
            <text:p text:style-name="P36"/>
            <text:p text:style-name="P36"># <text:s/>Ignore <text:s/>all <text:s/>logfiles <text:s/>and <text:s/>tempfiles.</text:p>
            <text:p text:style-name="P36">/log/*</text:p>
            <text:p text:style-name="P36">/tmp/*</text:p>
            <text:p text:style-name="P36">!/log/.keep</text:p>
            <text:p text:style-name="P36">!/tmp/.keep</text:p>
            <text:p text:style-name="P36"/>
            <text:p text:style-name="P36"># <text:s/>Ignore <text:s/>Byebug <text:s/>command <text:s/>history <text:s/>file.</text:p>
            <text:p text:style-name="P36">.byebug_history</text:p>
            <text:p text:style-name="P36"/>
            <text:p text:style-name="P36"># <text:s/>Ignore <text:s/>Spring <text:s/>files <text:s/>for <text:s/>Guard <text:s/>testing</text:p>
            <text:p text:style-name="P36">/spring/*.pid</text:p>
          </table:table-cell>
        </table:table-row>
      </table:table>
      <text:h text:style-name="Heading_20_1" text:outline-level="1"><text:bookmark-start text:name="__RefHeading___Toc105_2238994884"/>config<text:bookmark-end text:name="__RefHeading___Toc105_2238994884"/></text:h>
      <text:h text:style-name="Heading_20_3" text:outline-level="3"><text:bookmark-start text:name="__RefHeading___Toc267_2238994884"/>routes.rb<text:bookmark-end text:name="__RefHeading___Toc267_2238994884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Rails.application.routes.draw <text:s/>do</text:p>
            <text:p text:style-name="Preformatted_20_Text"/>
            <text:p text:style-name="Preformatted_20_Text"><text:s text:c="4"/># <text:s/>get <text:s/>'password_resets/new'</text:p>
            <text:p text:style-name="Preformatted_20_Text"/>
            <text:p text:style-name="Preformatted_20_Text"><text:s text:c="4"/># <text:s/>get <text:s/>'password_resets/edit'</text:p>
            <text:p text:style-name="Preformatted_20_Text"/>
            <text:p text:style-name="Preformatted_20_Text"><text:s text:c="4"/>root <text:s/>'static_pages#home' <text:s/></text:p>
            <text:p text:style-name="Preformatted_20_Text"/>
            <text:p text:style-name="Preformatted_20_Text"><text:s text:c="4"/>get <text:s text:c="9"/>'/help', <text:s text:c="7"/>to: <text:s/>'static_pages#help'</text:p>
            <text:p text:style-name="Preformatted_20_Text"><text:s text:c="4"/>get <text:s text:c="9"/>'/about', <text:s text:c="5"/>to: <text:s/>'static_pages#about'</text:p>
            <text:p text:style-name="Preformatted_20_Text"><text:s text:c="4"/>get <text:s text:c="9"/>'/contact', <text:s/>to: <text:s/>'static_pages#contact'</text:p>
            <text:p text:style-name="Preformatted_20_Text"/>
            <text:p text:style-name="Preformatted_20_Text"><text:s text:c="4"/>get <text:s text:c="9"/>'/signup', <text:s text:c="3"/>to: <text:s/>'users#new'</text:p>
            <text:p text:style-name="Preformatted_20_Text"><text:s text:c="4"/>post <text:s text:c="7"/>'/signup',<text:span text:style-name="T73"> <text:s/></text:span><text:s text:c="2"/>to: <text:s/>'users#create'</text:p>
            <text:p text:style-name="Preformatted_20_Text"/>
            <text:p text:style-name="Preformatted_20_Text"><text:s text:c="4"/>get <text:s text:c="9"/>'/login', <text:s text:c="5"/>to: <text:s/>'sessions#new'</text:p>
            <text:p text:style-name="Preformatted_20_Text"><text:s text:c="4"/>post <text:s text:c="7"/>'/login', <text:s text:c="5"/>to: <text:s/>'sessions#create'</text:p>
            <text:p text:style-name="Preformatted_20_Text"><text:s text:c="4"/>delete <text:s text:c="3"/>'/logout', <text:s/><text:span text:style-name="T73"><text:s text:c="2"/></text:span>to: <text:s/>'sessions#destroy'</text:p>
            <text:p text:style-name="Preformatted_20_Text"/>
            <text:p text:style-name="Preformatted_20_Text"><text:s text:c="4"/>resources <text:s/>:users</text:p>
            <text:p text:style-name="Preformatted_20_Text"><text:s text:c="4"/>resources <text:s/>:account_activations, <text:s/>only: <text:s/>[:edit]</text:p>
            <text:p text:style-name="Preformatted_20_Text"><text:s text:c="4"/>resources <text:s/>:password_resets, <text:s text:c="9"/>only: <text:s/>[:new, <text:s text:c="3"/>:create,<text:span text:style-name="T73"> <text:s/></text:span>:edit, <text:s/>:update]</text:p>
            <text:p text:style-name="Preformatted_20_Text">end</text:p>
          </table:table-cell>
        </table:table-row>
      </table:table>
      <text:p text:style-name="Preformatted_20_Text"/>
      <text:h text:style-name="P86" text:outline-level="1"><text:bookmark-start text:name="__RefHeading___Toc6204_1247009272"/>css<text:bookmark-end text:name="__RefHeading___Toc6204_1247009272"/></text:h>
      <text:p text:style-name="P75">app/assets/stylesheets/</text:p>
      <text:h text:style-name="P108" text:outline-level="3"><text:bookmark-start text:name="__RefHeading___Toc6206_1247009272"/>custom.scss<text:bookmark-end text:name="__RefHeading___Toc6206_1247009272"/></text:h>
      <text:section text:style-name="Sect3" text:name="Section2"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reformatted_20_Text">@import "bootstrap-sprockets";</text:p>
              <text:p text:style-name="Preformatted_20_Text">@import "bootstrap";</text:p>
            </table:table-cell>
          </table:table-row>
          <table:table-row>
            <table:table-cell table:style-name="Table63.A2" office:value-type="string">
              <text:p text:style-name="P89">/* mixins, variables, etc */</text:p>
              <text:p text:style-name="Preformatted_20_Text"/>
              <text:p text:style-name="Preformatted_20_Text">$gray-medium-light: #eaeaea;</text:p>
              <text:p text:style-name="Preformatted_20_Text"/>
              <text:p text:style-name="Preformatted_20_Text">@mixin box_sizing {</text:p>
              <text:p text:style-name="Preformatted_20_Text"><text:s text:c="2"/>-moz-box-sizing: <text:s/>border-box;</text:p>
              <text:p text:style-name="Preformatted_20_Text"><text:s text:c="2"/>-webkit-box-sizing: <text:s/>border-box;</text:p>
              <text:p text:style-name="Preformatted_20_Text"><text:s text:c="2"/>box-sizing: <text:s/>border-box;</text:p>
              <text:p text:style-name="Preformatted_20_Text">}</text:p>
            </table:table-cell>
          </table:table-row>
          <table:table-row>
            <table:table-cell table:style-name="Table63.A2" office:value-type="string">
              <text:p text:style-name="P89">/* universal */</text:p>
              <text:p text:style-name="Preformatted_20_Text"/>
              <text:p text:style-name="Preformatted_20_Text">body <text:s/><text:span text:style-name="T92"><text:s text:c="3"/></text:span>{ <text:s/>padding-top: <text:s/>60px;}</text:p>
              <text:p text:style-name="Preformatted_20_Text"/>
              <text:p text:style-name="Preformatted_20_Text">section <text:s/>{ overflow: <text:s/>auto; }</text:p>
              <text:p text:style-name="Preformatted_20_Text"/>
              <text:p text:style-name="Preformatted_20_Text">textarea { resize: <text:s/>vertical; }</text:p>
              <text:p text:style-name="Preformatted_20_Text"/>
              <text:p text:style-name="Preformatted_20_Text">.center <text:s/>{ </text:p>
              <text:p text:style-name="Preformatted_20_Text"><text:s text:c="2"/>text-align: <text:s/>center; </text:p>
              <text:p text:style-name="Preformatted_20_Text"><text:s text:c="2"/>h1 { margin-bottom: <text:s/>10px; }</text:p>
              <text:p text:style-name="Preformatted_20_Text">}</text:p>
            </table:table-cell>
          </table:table-row>
          <table:table-row>
            <table:table-cell table:style-name="Table63.A2" office:value-type="string">
              <text:p text:style-name="P89">/* miscellaneous */</text:p>
              <text:p text:style-name="Preformatted_20_Text"/>
              <text:p text:style-name="Preformatted_20_Text">.debug_dump {</text:p>
              <text:p text:style-name="Preformatted_20_Text"><text:s text:c="2"/>clear: <text:s/>both;</text:p>
              <text:p text:style-name="Preformatted_20_Text"><text:s text:c="2"/>float: <text:s/>left;</text:p>
              <text:p text:style-name="Preformatted_20_Text"><text:s text:c="2"/>width: <text:s/>100%;</text:p>
              <text:p text:style-name="Preformatted_20_Text"><text:s text:c="2"/>margin-top: <text:s/>45px;</text:p>
              <text:p text:style-name="Preformatted_20_Text"><text:s text:c="2"/>@include box_sizing;</text:p>
              <text:p text:style-name="Preformatted_20_Text">}</text:p>
            </table:table-cell>
          </table:table-row>
          <table:table-row>
            <table:table-cell table:style-name="Table63.A2" office:value-type="string">
              <text:p text:style-name="P89">/* header */</text:p>
              <text:p text:style-name="Preformatted_20_Text"/>
              <text:p text:style-name="Preformatted_20_Text">#logo {</text:p>
              <text:p text:style-name="Preformatted_20_Text"><text:s text:c="2"/>float: <text:s/>left;</text:p>
              <text:p text:style-name="Preformatted_20_Text"><text:s text:c="2"/>margin-right: <text:s/>10px;</text:p>
              <text:p text:style-name="Preformatted_20_Text"><text:s text:c="2"/>font-size: <text:s/>1.7em;</text:p>
              <text:p text:style-name="Preformatted_20_Text"><text:s text:c="2"/>color: <text:s/>white;</text:p>
              <text:p text:style-name="Preformatted_20_Text"><text:s text:c="2"/>text-transform: <text:s/>uppercase;</text:p>
              <text:p text:style-name="Preformatted_20_Text"><text:s text:c="2"/>letter-spacing: <text:s/>-1px;</text:p>
              <text:p text:style-name="Preformatted_20_Text"><text:s text:c="2"/>padding-top: <text:s/>9px;</text:p>
              <text:p text:style-name="Preformatted_20_Text"><text:s text:c="2"/>font-weight: <text:s/>bold;</text:p>
              <text:p text:style-name="Preformatted_20_Text"><text:s text:c="2"/>&amp;:hover {</text:p>
              <text:p text:style-name="Preformatted_20_Text"><text:s text:c="2"/><text:span text:style-name="T92"><text:s text:c="2"/></text:span>color: <text:s/>white;</text:p>
              <text:p text:style-name="Preformatted_20_Text"><text:s text:c="2"/><text:span text:style-name="T92"><text:s text:c="2"/></text:span>text-decoration: <text:s/>none;</text:p>
              <text:p text:style-name="Preformatted_20_Text"><text:s text:c="2"/>}</text:p>
              <text:p text:style-name="Preformatted_20_Text">}</text:p>
            </table:table-cell>
          </table:table-row>
          <table:table-row>
            <table:table-cell table:style-name="Table63.A2" office:value-type="string">
              <text:p text:style-name="P90">/* typography */</text:p>
              <text:p text:style-name="P88"/>
              <text:p text:style-name="P88">h1,h2,h3,h4,h5,h6 { line-height: <text:s/>1; }</text:p>
              <text:p text:style-name="P88"/>
              <text:p text:style-name="P88">h1 {</text:p>
              <text:p text:style-name="P88"><text:s text:c="2"/>font-size: <text:s/>3em;</text:p>
              <text:p text:style-name="P88"><text:s text:c="2"/>letter-spacing: <text:s/>-2px;</text:p>
              <text:p text:style-name="P88"><text:s text:c="2"/>margin-bottom: <text:s/>30px;</text:p>
              <text:p text:style-name="P88"><text:s text:c="2"/>text-align: <text:s/>center;</text:p>
              <text:p text:style-name="P88">}</text:p>
              <text:p text:style-name="P88"/>
              <text:p text:style-name="P88">h2 {</text:p>
              <text:p text:style-name="P88"><text:s text:c="2"/>font-size: <text:s/>1.2em;</text:p>
              <text:p text:style-name="P88"><text:s text:c="2"/>letter-spacing: <text:s/>-1px;</text:p>
              <text:p text:style-name="P88"><text:s text:c="2"/>margin-bottom: <text:s/>30px;</text:p>
              <text:p text:style-name="P88"><text:s text:c="2"/>text-align: <text:s/>center;</text:p>
              <text:p text:style-name="P88"><text:s text:c="2"/>font-weight: <text:s/>normal;</text:p>
              <text:p text:style-name="P88"><text:s text:c="2"/>color: <text:s/>$gray-light;</text:p>
              <text:p text:style-name="P88">}</text:p>
              <text:p text:style-name="P88"/>
              <text:p text:style-name="P88">p {</text:p>
              <text:p text:style-name="P88"><text:s text:c="2"/>font-size: <text:s/>1.1em;</text:p>
              <text:p text:style-name="P88"><text:s text:c="2"/>line-height: <text:s/>1.7em;</text:p>
              <text:p text:style-name="P88">}</text:p>
            </table:table-cell>
          </table:table-row>
          <table:table-row>
            <table:table-cell table:style-name="Table63.A2" office:value-type="string">
              <text:p text:style-name="P90">/* footer */</text:p>
              <text:p text:style-name="P88"/>
              <text:p text:style-name="P88">footer { </text:p>
              <text:p text:style-name="P88"><text:s text:c="2"/>margin-top: <text:s/>45px;</text:p>
              <text:p text:style-name="P88"><text:s text:c="2"/>padding-top: <text:s/>5px;</text:p>
              <text:p text:style-name="P88"><text:s text:c="2"/>border-top: <text:s/>1px solid <text:span text:style-name="T14">$gray-medium-light;</text:span></text:p>
              <text:p text:style-name="P88"><text:s text:c="2"/>color: <text:s/>$gray-light;</text:p>
              <text:p text:style-name="P88"><text:s text:c="2"/>a {</text:p>
              <text:p text:style-name="P88"><text:s text:c="2"/><text:span text:style-name="T93"><text:s text:c="2"/></text:span>color: <text:s/>$gray;</text:p>
              <text:p text:style-name="P88"><text:s text:c="2"/><text:span text:style-name="T93"><text:s text:c="2"/></text:span>&amp;:hover { color: <text:s/>$gray-darker; }</text:p>
              <text:p text:style-name="P88"><text:s text:c="2"/><text:span text:style-name="T93"><text:s text:c="2"/></text:span>}</text:p>
              <text:p text:style-name="P88"><text:s text:c="2"/>small { float: <text:s/>left; }</text:p>
              <text:p text:style-name="P88"><text:s text:c="2"/>ul {</text:p>
              <text:p text:style-name="P88"><text:s text:c="2"/><text:span text:style-name="T93"><text:s text:c="2"/></text:span>float: <text:s/>right;</text:p>
              <text:p text:style-name="P88"><text:s text:c="2"/><text:span text:style-name="T93"><text:s text:c="2"/></text:span>list-style: <text:s/>none;</text:p>
              <text:p text:style-name="P88"><text:s text:c="2"/><text:span text:style-name="T93"><text:s text:c="2"/></text:span>li {</text:p>
              <text:p text:style-name="P88"><text:s text:c="2"/><text:span text:style-name="T93"><text:s text:c="4"/></text:span>float: <text:s/>left;</text:p>
              <text:p text:style-name="P88"><text:s text:c="2"/><text:span text:style-name="T93"><text:s text:c="4"/></text:span>margin-left: <text:s/>15px;</text:p>
              <text:p text:style-name="P88"><text:s text:c="2"/><text:span text:style-name="T93"><text:s text:c="2"/></text:span>}</text:p>
              <text:p text:style-name="P88"><text:s text:c="2"/>}</text:p>
              <text:p text:style-name="P88">}</text:p>
              <text:p text:style-name="P88"/>
              <text:p text:style-name="P88"/>
              <text:p text:style-name="P88"/>
              <text:p text:style-name="P88"/>
              <text:p text:style-name="P88"/>
            </table:table-cell>
          </table:table-row>
          <table:table-row>
            <table:table-cell table:style-name="Table63.A2" office:value-type="string">
              <text:p text:style-name="P88"><text:span text:style-name="T6">/* sidebar */</text:span></text:p>
              <text:p text:style-name="P88"/>
              <text:p text:style-name="P88">aside {</text:p>
              <text:p text:style-name="P88"><text:s text:c="2"/>section.user_info { </text:p>
              <text:p text:style-name="P88"><text:s text:c="2"/><text:span text:style-name="T93"><text:s text:c="2"/></text:span>margin-top: <text:s/>20px; </text:p>
              <text:p text:style-name="P88"><text:s text:c="2"/>}</text:p>
              <text:p text:style-name="P88"><text:s text:c="2"/>section {</text:p>
              <text:p text:style-name="P88"><text:s text:c="2"/><text:span text:style-name="T93"><text:s text:c="2"/></text:span>padding: <text:s/>10px 0;</text:p>
              <text:p text:style-name="P88"><text:s text:c="2"/><text:span text:style-name="T93"><text:s text:c="2"/></text:span>margin-top: <text:s/>20px;</text:p>
              <text:p text:style-name="P88"><text:s text:c="2"/><text:span text:style-name="T93"><text:s text:c="2"/></text:span>&amp;:first-child {</text:p>
              <text:p text:style-name="P88"><text:s text:c="2"/><text:span text:style-name="T93"><text:s text:c="4"/></text:span>border: <text:s/>0;</text:p>
              <text:p text:style-name="P88"><text:s text:c="2"/><text:span text:style-name="T93"><text:s text:c="4"/></text:span>padding-top: <text:s/>0;</text:p>
              <text:p text:style-name="P88"><text:s text:c="2"/><text:span text:style-name="T93"><text:s text:c="2"/></text:span>}</text:p>
              <text:p text:style-name="P88"><text:s text:c="2"/><text:span text:style-name="T93"><text:s text:c="2"/></text:span>span {</text:p>
              <text:p text:style-name="P88"><text:s text:c="2"/><text:span text:style-name="T93"><text:s text:c="4"/></text:span>display: <text:s/>block;</text:p>
              <text:p text:style-name="P88"><text:s text:c="2"/><text:span text:style-name="T93"><text:s text:c="4"/></text:span>margin-bottom: <text:s/>3px;</text:p>
              <text:p text:style-name="P88"><text:s text:c="2"/><text:span text:style-name="T93"><text:s text:c="4"/></text:span>line-height: <text:s/>1px;</text:p>
              <text:p text:style-name="P88"><text:s text:c="2"/><text:span text:style-name="T93"><text:s text:c="2"/></text:span>}</text:p>
              <text:p text:style-name="P88"><text:s text:c="2"/><text:span text:style-name="T93"><text:s text:c="2"/></text:span>h1 {</text:p>
              <text:p text:style-name="P88"><text:s text:c="2"/><text:span text:style-name="T93"><text:s text:c="4"/></text:span>font-size: <text:s/>1.4em;</text:p>
              <text:p text:style-name="P88"><text:s text:c="2"/><text:span text:style-name="T93"><text:s text:c="4"/></text:span>text-align: <text:s/>left;</text:p>
              <text:p text:style-name="P88"><text:s text:c="2"/><text:span text:style-name="T93"><text:s text:c="4"/></text:span>letter-spacing: <text:s/>-1px;</text:p>
              <text:p text:style-name="P88"><text:s text:c="2"/><text:span text:style-name="T93"><text:s text:c="4"/></text:span>margin-bottom: <text:s/>3px;</text:p>
              <text:p text:style-name="P88"><text:s text:c="2"/><text:span text:style-name="T93"><text:s text:c="4"/></text:span>margin-top: <text:s/>0px;</text:p>
              <text:p text:style-name="P88"><text:s text:c="2"/><text:span text:style-name="T93"><text:s text:c="2"/></text:span>}</text:p>
              <text:p text:style-name="P88"><text:s text:c="2"/>}</text:p>
              <text:p text:style-name="P88">}</text:p>
              <text:p text:style-name="P88"/>
              <text:p text:style-name="P88">.gravatar {</text:p>
              <text:p text:style-name="P88"><text:s text:c="2"/>float: <text:s/>left;</text:p>
              <text:p text:style-name="P88"><text:s text:c="2"/>margin-right: <text:s/>10px;</text:p>
              <text:p text:style-name="P88">}</text:p>
              <text:p text:style-name="P88"/>
              <text:p text:style-name="P88">.gravatar_edit { margin-top: <text:s/>15px; }</text:p>
              <text:p text:style-name="P88"/>
              <text:p text:style-name="P88">.stats {</text:p>
              <text:p text:style-name="P88"><text:s text:c="2"/>overflow: <text:s/>auto;</text:p>
              <text:p text:style-name="P88"><text:s text:c="2"/>margin-top: <text:s/>0;</text:p>
              <text:p text:style-name="P88"><text:s text:c="2"/>padding: <text:s/>0;</text:p>
              <text:p text:style-name="P88"><text:s text:c="2"/>a {</text:p>
              <text:p text:style-name="P88"><text:s text:c="2"/><text:span text:style-name="T93"><text:s text:c="2"/></text:span>float: <text:s/>left;</text:p>
              <text:p text:style-name="P88"><text:s text:c="2"/><text:span text:style-name="T93"><text:s text:c="2"/></text:span>padding: <text:s/>0 10px;</text:p>
              <text:p text:style-name="P88"><text:s text:c="2"/><text:span text:style-name="T93"><text:s text:c="2"/></text:span>border-left: <text:s/>1px solid <text:span text:style-name="T14">$gray-lighter</text:span>;</text:p>
              <text:p text:style-name="P88"><text:s text:c="2"/><text:span text:style-name="T93"><text:s text:c="2"/></text:span>color: <text:s/>gray;</text:p>
              <text:p text:style-name="P88"><text:s text:c="2"/>&amp;:first-child {</text:p>
              <text:p text:style-name="P88"><text:s text:c="2"/><text:span text:style-name="T93"><text:s text:c="2"/></text:span>padding-left: <text:s/>0;</text:p>
              <text:p text:style-name="P88"><text:s text:c="2"/><text:span text:style-name="T93"><text:s text:c="2"/></text:span>border: <text:s/>0;</text:p>
              <text:p text:style-name="P88"><text:s text:c="2"/>}</text:p>
              <text:p text:style-name="P88"><text:s text:c="2"/>&amp;:hover {</text:p>
              <text:p text:style-name="P88"><text:s text:c="2"/><text:span text:style-name="T93"><text:s text:c="2"/></text:span>text-decoration: <text:s/>none;</text:p>
              <text:p text:style-name="P88"><text:s text:c="2"/><text:span text:style-name="T93"><text:s text:c="2"/></text:span>color: <text:s/>blue;</text:p>
              <text:p text:style-name="P88"><text:s text:c="2"/><text:span text:style-name="T93"><text:s text:c="2"/></text:span>}</text:p>
              <text:p text:style-name="P88"><text:s text:c="2"/>}</text:p>
              <text:p text:style-name="P88"><text:s text:c="2"/>strong {<text:span text:style-name="T93"> </text:span>display: <text:s/>block; }</text:p>
              <text:p text:style-name="P88">}</text:p>
              <text:p text:style-name="P88"/>
              <text:p text:style-name="P88"/>
              <text:p text:style-name="P88">.user_avatars {</text:p>
              <text:p text:style-name="P88"><text:s text:c="2"/>overflow: <text:s/>auto;</text:p>
              <text:p text:style-name="P88"><text:s text:c="2"/>margin-top: <text:s/>10px;</text:p>
              <text:p text:style-name="P88"><text:s text:c="2"/>.gravatar {</text:p>
              <text:p text:style-name="P88"><text:s text:c="2"/><text:span text:style-name="T93"><text:s text:c="2"/></text:span>margin: <text:s/>1px 1px;</text:p>
              <text:p text:style-name="P88"><text:s text:c="2"/>}</text:p>
              <text:p text:style-name="P88"><text:s text:c="2"/>a {<text:span text:style-name="T93"> </text:span>padding: <text:s/>0; }</text:p>
              <text:p text:style-name="P88">}</text:p>
              <text:p text:style-name="P88"/>
              <text:p text:style-name="P88">.users.follow { padding: <text:s/>0;<text:span text:style-name="T93"> </text:span>}</text:p>
            </table:table-cell>
          </table:table-row>
          <table:table-row>
            <table:table-cell table:style-name="Table63.A2" office:value-type="string">
              <text:p text:style-name="P90">/* forms */</text:p>
              <text:p text:style-name="P88"/>
              <text:p text:style-name="P88">input, textarea, select, .uneditable-input {</text:p>
              <text:p text:style-name="P88"><text:s text:c="2"/>border: <text:s/>1px solid #bbb;</text:p>
              <text:p text:style-name="P88"><text:s text:c="2"/>width: <text:s/>100%;</text:p>
              <text:p text:style-name="P88"><text:s text:c="2"/>margin-bottom: <text:s/>15px;</text:p>
              <text:p text:style-name="P88"><text:s text:c="2"/>@include box_sizing;</text:p>
              <text:p text:style-name="P88">}</text:p>
              <text:p text:style-name="P88"/>
              <text:p text:style-name="P88">input { height: <text:s/>auto !important }</text:p>
              <text:p text:style-name="P88"/>
              <text:p text:style-name="P88">#error_explanation {</text:p>
              <text:p text:style-name="P88"><text:s text:c="2"/>color: red;</text:p>
              <text:p text:style-name="P88"><text:s text:c="2"/>ul { </text:p>
              <text:p text:style-name="P88"><text:s text:c="2"/><text:span text:style-name="T93"><text:s text:c="2"/></text:span>color: red;</text:p>
              <text:p text:style-name="P88"><text:s text:c="2"/><text:span text:style-name="T93"><text:s text:c="2"/></text:span>margin: 0 0 30px 0;</text:p>
              <text:p text:style-name="P88"><text:s text:c="2"/>}</text:p>
              <text:p text:style-name="P88">}</text:p>
              <text:p text:style-name="P88"/>
              <text:p text:style-name="P88">.field_with_errors {</text:p>
              <text:p text:style-name="P88"><text:s text:c="2"/>@extend .has-error;</text:p>
              <text:p text:style-name="P88"><text:s text:c="2"/>.form-control {</text:p>
              <text:p text:style-name="P88"><text:s text:c="2"/><text:span text:style-name="T93"><text:s text:c="2"/></text:span>color: $state-danger-text;</text:p>
              <text:p text:style-name="P88"><text:s text:c="2"/>}</text:p>
              <text:p text:style-name="P88">}</text:p>
              <text:p text:style-name="P88"/>
              <text:p text:style-name="P88">.checkbox {</text:p>
              <text:p text:style-name="P88"><text:s text:c="2"/>margin-top: <text:s/>-10px;</text:p>
              <text:p text:style-name="P88"><text:s text:c="2"/>margin-bottom: <text:s/>10px;</text:p>
              <text:p text:style-name="P88"><text:s text:c="2"/>span {</text:p>
              <text:p text:style-name="P88"><text:s text:c="2"/><text:span text:style-name="T93"><text:s text:c="2"/></text:span>margin-left: <text:s/>20px;</text:p>
              <text:p text:style-name="P88"><text:s text:c="2"/><text:span text:style-name="T93"><text:s text:c="2"/></text:span>font-weight: <text:s/>normal;</text:p>
              <text:p text:style-name="P88"><text:s text:c="2"/>}</text:p>
              <text:p text:style-name="P88">}</text:p>
              <text:p text:style-name="P88"/>
              <text:p text:style-name="P88">#session_remember_me {</text:p>
              <text:p text:style-name="P88"><text:s text:c="2"/>width: <text:s/>auto;</text:p>
              <text:p text:style-name="P88"><text:s text:c="2"/>margin-left: <text:s/>0;</text:p>
              <text:p text:style-name="P88">}</text:p>
              <text:p text:style-name="P88"/>
              <text:p text:style-name="P88"/>
              <text:p text:style-name="P88"/>
              <text:p text:style-name="P88"/>
              <text:p text:style-name="P88"/>
              <text:p text:style-name="P88"/>
            </table:table-cell>
          </table:table-row>
          <text:soft-page-break/>
          <table:table-row>
            <table:table-cell table:style-name="Table63.A2" office:value-type="string">
              <text:p text:style-name="P88"><text:span text:style-name="T6">/* Users index */</text:span></text:p>
              <text:p text:style-name="P88"/>
              <text:p text:style-name="P88">.users {</text:p>
              <text:p text:style-name="P88"><text:s text:c="2"/>list-style: <text:s/>none;</text:p>
              <text:p text:style-name="P88"><text:s text:c="2"/>margin: <text:s/>0;</text:p>
              <text:p text:style-name="P88"><text:s text:c="2"/>li {</text:p>
              <text:p text:style-name="P88"><text:s text:c="2"/><text:span text:style-name="T93"><text:s text:c="2"/></text:span>overflow: <text:s/>auto;</text:p>
              <text:p text:style-name="P88"><text:s text:c="2"/><text:span text:style-name="T93"><text:s text:c="2"/></text:span>padding: <text:s/>10px 0;</text:p>
              <text:p text:style-name="P88"><text:s text:c="2"/><text:span text:style-name="T93"><text:s text:c="2"/></text:span>border-bottom: 1px solid <text:span text:style-name="T14">$gray-lighter;</text:span></text:p>
              <text:p text:style-name="P88"><text:s text:c="2"/>}</text:p>
              <text:p text:style-name="P88">}</text:p>
            </table:table-cell>
          </table:table-row>
          <table:table-row>
            <table:table-cell table:style-name="Table63.A2" office:value-type="string">
              <text:p text:style-name="P90">/* microposts */</text:p>
              <text:p text:style-name="P88">.microposts {</text:p>
              <text:p text:style-name="P88"><text:s text:c="2"/>list-style: <text:s/>none;</text:p>
              <text:p text:style-name="P88"><text:s text:c="2"/>padding: <text:s/>0;</text:p>
              <text:p text:style-name="P88"><text:s text:c="2"/>li {</text:p>
              <text:p text:style-name="P88"><text:s text:c="2"/><text:span text:style-name="T93"><text:s text:c="2"/></text:span>padding: 10px 0;</text:p>
              <text:p text:style-name="P88"><text:s text:c="2"/><text:span text:style-name="T93"><text:s text:c="2"/></text:span>border-top: 1px solid #e8e8e8;</text:p>
              <text:p text:style-name="P88"><text:s text:c="2"/>}</text:p>
              <text:p text:style-name="P88"><text:s text:c="2"/>.user {</text:p>
              <text:p text:style-name="P88"><text:s text:c="2"/><text:span text:style-name="T93"><text:s text:c="2"/></text:span>margin-top: 5em;</text:p>
              <text:p text:style-name="P88"><text:s text:c="2"/><text:span text:style-name="T93"><text:s text:c="2"/></text:span>padding-top: 0;</text:p>
              <text:p text:style-name="P88"><text:s text:c="2"/>}</text:p>
              <text:p text:style-name="P88"><text:s text:c="2"/>.content {</text:p>
              <text:p text:style-name="P88"><text:s text:c="2"/><text:span text:style-name="T92"><text:s text:c="2"/></text:span>display: block;</text:p>
              <text:p text:style-name="P88"><text:s text:c="2"/><text:span text:style-name="T92"><text:s text:c="2"/></text:span>margin-left: 60px;</text:p>
              <text:p text:style-name="P88"><text:s text:c="2"/><text:span text:style-name="T92"><text:s text:c="2"/></text:span>img {</text:p>
              <text:p text:style-name="P88"><text:s text:c="2"/><text:span text:style-name="T92"><text:s text:c="4"/></text:span>display: block;</text:p>
              <text:p text:style-name="P88"><text:s text:c="2"/><text:span text:style-name="T92"><text:s text:c="4"/></text:span>padding: 5px 0;</text:p>
              <text:p text:style-name="P88"><text:s text:c="2"/><text:span text:style-name="T92"><text:s text:c="2"/></text:span>}</text:p>
              <text:p text:style-name="P88"><text:s text:c="2"/>}</text:p>
              <text:p text:style-name="P88"><text:s text:c="2"/>.timestamp {</text:p>
              <text:p text:style-name="P88"><text:s text:c="2"/><text:span text:style-name="T93"><text:s text:c="2"/></text:span>color: $gray-light;</text:p>
              <text:p text:style-name="P88"><text:s text:c="2"/><text:span text:style-name="T93"><text:s text:c="2"/></text:span>display: block;</text:p>
              <text:p text:style-name="P88"><text:s text:c="2"/><text:span text:style-name="T93"><text:s text:c="2"/></text:span>margin-left: 60px;</text:p>
              <text:p text:style-name="P88"><text:s text:c="2"/>}</text:p>
              <text:p text:style-name="P88"><text:s text:c="2"/>.gravatar {</text:p>
              <text:p text:style-name="P88"><text:s text:c="2"/><text:span text:style-name="T93"><text:s text:c="2"/></text:span>float: left;</text:p>
              <text:p text:style-name="P88"><text:s text:c="2"/><text:span text:style-name="T93"><text:s text:c="2"/></text:span>margin-right: 10px;</text:p>
              <text:p text:style-name="P88"><text:s text:c="2"/><text:span text:style-name="T93"><text:s text:c="2"/></text:span>margin-top: 5px;</text:p>
              <text:p text:style-name="P88"><text:s text:c="2"/>}</text:p>
              <text:p text:style-name="P88">}</text:p>
              <text:p text:style-name="P88">aside {</text:p>
              <text:p text:style-name="P88"><text:s text:c="2"/>textarea {</text:p>
              <text:p text:style-name="P88"><text:s text:c="2"/><text:span text:style-name="T93"><text:s text:c="2"/></text:span>height: 100px;</text:p>
              <text:p text:style-name="P88"><text:s text:c="2"/><text:span text:style-name="T93"><text:s text:c="2"/></text:span>margin-bottom: 5px;</text:p>
              <text:p text:style-name="P88"><text:s text:c="2"/>}</text:p>
              <text:p text:style-name="P88">}</text:p>
              <text:p text:style-name="P88">span.picture {</text:p>
              <text:p text:style-name="P88"><text:s text:c="2"/>margin-top: 10px;</text:p>
              <text:p text:style-name="P88"><text:s text:c="2"/>input { border: 0; }</text:p>
              <text:p text:style-name="P88">}</text:p>
            </table:table-cell>
          </table:table-row>
        </table:table>
        <text:p text:style-name="P78"/>
        <text:p text:style-name="P79"/>
      </text:section>
      <text:h text:style-name="P87" text:outline-level="1"><text:bookmark-start text:name="__RefHeading___Toc107_2238994884"/><text:span text:style-name="T91">controllers</text:span><text:bookmark-end text:name="__RefHeading___Toc107_2238994884"/></text:h>
      <text:h text:style-name="Heading_20_3" text:outline-level="3"><text:bookmark-start text:name="__RefHeading___Toc269_2238994884"/>application_controller.rb<text:bookmark-end text:name="__RefHeading___Toc269_2238994884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class <text:s/>ApplicationController <text:s/>&lt; <text:s/>ActionController::Base</text:p>
            <text:p text:style-name="P7"><text:s text:c="4"/>protect_from_forgery <text:s/>with: <text:s/>:exception<text:span text:style-name="T64"> <text:s/></text:span></text:p>
            <text:p text:style-name="P7"><text:s text:c="4"/>include <text:s/>SessionsHelper</text:p>
            <text:p text:style-name="P7"><text:s text:c="4"/></text:p>
            <text:p text:style-name="P7"><text:s text:c="4"/>def <text:s/><text:span text:style-name="T6">hello</text:span></text:p>
            <text:p text:style-name="P7"><text:s text:c="8"/>render <text:s/>html: <text:s/>"hello, <text:s/>world!"</text:p>
            <text:p text:style-name="P7"><text:s text:c="4"/>end</text:p>
            <text:p text:style-name="P7">end</text:p>
          </table:table-cell>
          <table:table-cell table:style-name="Table4.B1" office:value-type="string">
            <text:p text:style-name="P7"/>
            <text:p text:style-name="P4"># <text:s/>for <text:s/>CSRF <text:s/>protection</text:p>
            <text:p text:style-name="P4"><text:s text:c="4"/># <text:s/>Cross</text:p>
            <text:p text:style-name="P4"><text:s text:c="4"/># <text:s/>Site</text:p>
            <text:p text:style-name="P4"><text:s text:c="4"/># <text:s/>Request</text:p>
            <text:p text:style-name="P4"><text:s text:c="4"/># <text:s/>Forgery</text:p>
          </table:table-cell>
        </table:table-row>
      </table:table>
      <text:h text:style-name="Heading_20_3" text:outline-level="3"><text:bookmark-start text:name="__RefHeading___Toc271_2238994884"/>static_pages_controller.rb<text:bookmark-end text:name="__RefHeading___Toc271_2238994884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7">class <text:s/>StaticPagesController <text:s/>&lt; <text:s/>ApplicationController</text:p>
            <text:p text:style-name="P7"><text:s text:c="4"/>def <text:s/>home</text:p>
            <text:p text:style-name="P7"><text:s text:c="4"/>end</text:p>
            <text:p text:style-name="P7"/>
            <text:p text:style-name="P7"><text:s text:c="4"/>def <text:s/>help</text:p>
            <text:p text:style-name="P7"><text:s text:c="4"/>end</text:p>
            <text:p text:style-name="P7"/>
            <text:p text:style-name="P7"><text:s text:c="4"/>def <text:s/>about</text:p>
            <text:p text:style-name="P7"><text:s text:c="4"/>end</text:p>
            <text:p text:style-name="P7"/>
            <text:p text:style-name="P7"><text:s text:c="4"/>def <text:s/>contact</text:p>
            <text:p text:style-name="P7"><text:s text:c="4"/>end</text:p>
            <text:p text:style-name="P7"><text:s text:c="4"/></text:p>
            <text:p text:style-name="P7">end</text:p>
          </table:table-cell>
        </table:table-row>
      </table:table>
      <text:h text:style-name="Heading_20_3" text:outline-level="3"><text:bookmark-start text:name="__RefHeading___Toc273_2238994884"/>users_controller.rb<text:bookmark-end text:name="__RefHeading___Toc273_2238994884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67">class <text:s/>UsersController <text:s/>&lt; <text:s/>ApplicationController</text:p>
            <text:p text:style-name="P74"><text:s text:c="38"/># <text:s/>from <text:s/>this <text:s/>same <text:s/>file</text:p>
            <text:p text:style-name="P67"><text:s text:c="4"/>before_action <text:s/>:logged_in_user, <text:s/>only: <text:s/>[:index, <text:s/>:edit, <text:s/>:update, <text:s/>:destroy]</text:p>
            <text:p text:style-name="P67"><text:s text:c="4"/>before_action <text:s/>:correct_user, <text:s text:c="5"/>only: <text:s/>[:edit, <text:s/>:update]</text:p>
            <text:p text:style-name="P67"><text:s text:c="4"/>before_action <text:s/>:admin_user, <text:s text:c="9"/>only: <text:s/>:destroy</text:p>
            <text:p text:style-name="P67"/>
            <text:p text:style-name="P67"><text:s text:c="4"/>def <text:s/><text:span text:style-name="T6">index</text:span> <text:s text:c="9"/># <text:s/>1</text:p>
            <text:p text:style-name="P69"><text:s text:c="8"/># <text:s/>@users <text:s/>= <text:s/>User.paginate(page: <text:s/>params[:page])<text:span text:style-name="T74"> <text:s/></text:span><text:span text:style-name="T41"># <text:s/>only <text:s/>show <text:s/>activated <text:s/>users <text:s/>in <text:s/>the <text:s/>list</text:span></text:p>
            <text:p text:style-name="P67"><text:s text:c="8"/>@users <text:s/>= <text:s/>User.where(activated: <text:s/>true).paginate(page: <text:s/>params[:page])</text:p>
            <text:p text:style-name="P67"><text:s text:c="4"/>end</text:p>
            <text:p text:style-name="P67"/>
            <text:p text:style-name="P67"><text:s text:c="4"/>def <text:s/><text:span text:style-name="T6">show</text:span> <text:s text:c="11"/># <text:s/>2</text:p>
            <text:p text:style-name="P70"><text:s text:c="8"/>@user <text:s/>= <text:s/>User.find(params[:id])<text:span text:style-name="T75"> <text:s text:c="13"/></text:span><text:span text:style-name="T41"># <text:s/>skip <text:s/>page <text:s/>if <text:s/>user <text:s/>is <text:s/>not <text:s/>activated</text:span></text:p>
            <text:p text:style-name="P70"><text:s text:c="8"/>redirect_to <text:s/>root_url <text:s/>and <text:s/>return <text:s/>unless <text:s/>@user.activated<text:span text:style-name="T75"> <text:s/></text:span></text:p>
            <text:p text:style-name="P67"><text:s text:c="8"/># <text:s/>debugger</text:p>
            <text:p text:style-name="P67"><text:s text:c="4"/>end</text:p>
            <text:p text:style-name="P67"/>
            <text:p text:style-name="P67"><text:s text:c="4"/>def <text:s/><text:span text:style-name="T6">new</text:span> <text:s text:c="13"/># <text:s/>3</text:p>
            <text:p text:style-name="P67"><text:s text:c="8"/>@user <text:s/>= <text:s/>User.new</text:p>
            <text:p text:style-name="P67"><text:s text:c="4"/>end</text:p>
            <text:p text:style-name="P67"/>
            <text:p text:style-name="P67"/>
            <text:p text:style-name="P67"/>
            <text:p text:style-name="P67"><text:soft-page-break/></text:p>
            <text:p text:style-name="P73"><text:s text:c="2"/></text:p>
            <text:p text:style-name="P67"/>
            <text:p text:style-name="P67"><text:s text:c="4"/>def <text:s/><text:span text:style-name="T6">create</text:span> <text:s text:c="7"/># <text:s/>4</text:p>
            <text:p text:style-name="P67"><text:s text:c="8"/>@user <text:s/>= <text:s/>User.new(user_params)</text:p>
            <text:p text:style-name="P67"><text:s text:c="8"/>if <text:s/>@user.save</text:p>
            <text:p text:style-name="P67"><text:s text:c="12"/>@user.send_activation_email <text:s/># <text:s/>in <text:s/>the <text:s/>User <text:s/>mode</text:p>
            <text:p text:style-name="P67"><text:s text:c="12"/># <text:s/>UserMailer.account_activation(@user).deliver_now <text:s/></text:p>
            <text:p text:style-name="P67"><text:s text:c="12"/>flash[:info] <text:s text:c="7"/>= <text:s/>"Please <text:s/>check <text:s/>your <text:s/>email <text:s/>to <text:s/>activate <text:s/>your <text:s/>account."</text:p>
            <text:p text:style-name="P67"><text:s text:c="12"/>redirect_to <text:s/>root_url</text:p>
            <text:p text:style-name="P67"><text:s text:c="12"/># <text:s/>log_in <text:s/>@user</text:p>
            <text:p text:style-name="P67"><text:s text:c="12"/># <text:s/>flash[:success] <text:s/>= <text:s/>"Welcome <text:s/>to <text:s/>the <text:s/>Sample <text:s/>App!"</text:p>
            <text:p text:style-name="P67"><text:s text:c="12"/># <text:s/>redirect_to <text:s/>@user</text:p>
            <text:p text:style-name="P67"><text:s text:c="8"/>else</text:p>
            <text:p text:style-name="P67"><text:s text:c="12"/>render <text:s/>'new'</text:p>
            <text:p text:style-name="P67"><text:s text:c="8"/>end</text:p>
            <text:p text:style-name="P67"><text:s text:c="4"/>end</text:p>
            <text:p text:style-name="P67"/>
            <text:p text:style-name="P67"><text:s text:c="4"/>def <text:s/>edit <text:s text:c="11"/># <text:s/>5</text:p>
            <text:p text:style-name="P67"><text:s text:c="4"/>end</text:p>
            <text:p text:style-name="P67"/>
            <text:p text:style-name="P67"><text:s text:c="4"/>def <text:s/><text:span text:style-name="T6">update</text:span> <text:s text:c="7"/># <text:s/>6</text:p>
            <text:p text:style-name="P67"><text:s text:c="8"/>if <text:s/>@user.update_attributes(user_params)</text:p>
            <text:p text:style-name="P67"><text:s text:c="12"/>flash[:success] <text:s/>= <text:s/>"User <text:s/>successfully <text:s/>updated"</text:p>
            <text:p text:style-name="P67"><text:s text:c="12"/>redirect_to <text:s/>@user</text:p>
            <text:p text:style-name="P67"><text:s text:c="8"/>else</text:p>
            <text:p text:style-name="P67"><text:s text:c="12"/>render <text:s/>'edit'</text:p>
            <text:p text:style-name="P67"><text:s text:c="8"/>end</text:p>
            <text:p text:style-name="P67"><text:s text:c="4"/>end</text:p>
            <text:p text:style-name="P67"/>
            <text:p text:style-name="P67"><text:s text:c="4"/>def <text:s/><text:span text:style-name="T6">destroy</text:span> <text:s text:c="3"/># <text:s/>7 <text:s text:c="3"/><text:span text:style-name="T13"># <text:s/>add <text:s/>the <text:s/>corresponding <text:s/>before_actionS <text:s/>as <text:s/>well</text:span></text:p>
            <text:p text:style-name="P67"><text:s text:c="8"/>User.find(params[:id]).destroy <text:s text:c="3"/><text:span text:style-name="T13"># <text:s/>#destroy <text:s/>from <text:s/>Active <text:s/>record</text:span></text:p>
            <text:p text:style-name="P67"><text:s text:c="8"/>flash[:success] <text:s/>= <text:s/>"User <text:s/>deleted"</text:p>
            <text:p text:style-name="P67"><text:s text:c="8"/>redirect_to <text:s/>users_url</text:p>
            <text:p text:style-name="P67"><text:s text:c="4"/>end</text:p>
            <text:p text:style-name="P67"/>
            <text:p text:style-name="P67"><text:s text:c="4"/>private</text:p>
            <text:p text:style-name="P67"><text:s text:c="8"/>def <text:s/><text:span text:style-name="T6">user_params</text:span></text:p>
            <text:p text:style-name="P67"><text:s text:c="12"/>params.require(:user).permit( <text:s text:c="3"/></text:p>
            <text:p text:style-name="P67"><text:s text:c="16"/>:name, <text:s text:c="15"/>:email, <text:s/></text:p>
            <text:p text:style-name="P67"><text:s text:c="16"/>:password, <text:s text:c="7"/>:password_confirmation)</text:p>
            <text:p text:style-name="P67"><text:s text:c="8"/>end</text:p>
            <text:p text:style-name="P67"><text:s text:c="8"/></text:p>
            <text:p text:style-name="P67"><text:s text:c="6"/># <text:s/>before <text:s/>filters</text:p>
            <text:p text:style-name="P67"><text:s text:c="8"/># <text:s/>confirms <text:s/>a <text:s/>logged-in <text:s/>user</text:p>
            <text:p text:style-name="P71"><text:s text:c="8"/>def <text:s/><text:span text:style-name="T6">logged_in_user</text:span><text:span text:style-name="T8"> <text:s/></text:span><text:span text:style-name="T40"><text:s text:c="2"/></text:span><text:span text:style-name="T41"># <text:s/>used <text:s/>in <text:s/>the <text:s/>filter <text:s/>before_action</text:span></text:p>
            <text:p text:style-name="P67"><text:s text:c="12"/>unless <text:s/>logged_in?<text:span text:style-name="T90"> <text:s/></text:span><text:span text:style-name="T44"># <text:s/>from <text:s/>sessions_helper</text:span></text:p>
            <text:p text:style-name="P67"><text:s text:c="16"/>store_location</text:p>
            <text:p text:style-name="P67"><text:s text:c="16"/>flash[:danger] <text:s/>= <text:s/>"Please <text:s/>log <text:s/>in"</text:p>
            <text:p text:style-name="P67"><text:s text:c="16"/>redirect_to <text:s/>login_url</text:p>
            <text:p text:style-name="P67"><text:s text:c="12"/>end</text:p>
            <text:p text:style-name="P67"><text:s text:c="8"/>end</text:p>
            <text:p text:style-name="P67"/>
            <text:p text:style-name="P67"><text:s text:c="8"/>#confirms <text:s/>the <text:s/>correct <text:s/>user</text:p>
            <text:p text:style-name="P72"><text:s text:c="8"/>def <text:s/><text:span text:style-name="T6">correct_user</text:span><text:span text:style-name="T10"> <text:s/></text:span><text:span text:style-name="T48"><text:s text:c="36"/></text:span><text:span text:style-name="T41"># <text:s/>current_user <text:s/>in <text:s/>session_helper, <text:s/>returns</text:span></text:p>
            <text:p text:style-name="P72"><text:soft-page-break/><text:s text:c="12"/>@user <text:s/>= <text:s/>User.find(params[:id])<text:span text:style-name="T81"> <text:s text:c="5"/></text:span><text:span text:style-name="T43">#</text:span><text:span text:style-name="T81"> <text:s/></text:span><text:span text:style-name="T13">the <text:s/>user <text:s/>corresponding <text:s/>to <text:s/>the <text:s/>remember <text:s/>token <text:s/>cookie</text:span></text:p>
            <text:p text:style-name="P67"><text:s text:c="12"/>redirect_to(root_url) <text:s/>unless <text:s/>@user <text:s/>== <text:s/>current_user</text:p>
            <text:p text:style-name="P67"><text:s text:c="8"/>end</text:p>
            <text:p text:style-name="P68"><text:s text:c="10"/><text:span text:style-name="T13"><text:s text:c="2"/></text:span></text:p>
            <text:p text:style-name="P72"><text:s text:c="8"/></text:p>
            <text:p text:style-name="P72"># <text:s/>confirms <text:s/>an <text:s/>admin <text:s/>user</text:p>
            <text:p text:style-name="P67"><text:s text:c="8"/>def <text:s/><text:span text:style-name="T6">admin_user</text:span></text:p>
            <text:p text:style-name="P67"><text:s text:c="12"/>redirect_to(root_url) <text:s/>unless <text:s/>current_user.admin?</text:p>
            <text:p text:style-name="P67"><text:s text:c="8"/>end</text:p>
            <text:p text:style-name="P67">end</text:p>
          </table:table-cell>
        </table:table-row>
      </table:table>
      <text:h text:style-name="Heading_20_3" text:outline-level="3"><text:bookmark-start text:name="__RefHeading___Toc275_2238994884"/>sessions_controller.rb<text:bookmark-end text:name="__RefHeading___Toc275_2238994884"/></text:h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8">class <text:s/>SessionsController <text:s/>&lt; <text:s/>ApplicationController</text:p>
            <text:p text:style-name="P8"><text:s text:c="4"/>def <text:s/><text:span text:style-name="T6">new</text:span></text:p>
            <text:p text:style-name="P8"><text:s text:c="8"/># <text:s/>debugger</text:p>
            <text:p text:style-name="P8"><text:s text:c="4"/>end<text:span text:style-name="T68"> <text:s text:c="21"/></text:span><text:span text:style-name="T21"># <text:s/>authenticate <text:s/>comes <text:s/>from <text:s/>has_secure_password</text:span></text:p>
            <text:p text:style-name="P8"/>
            <text:p text:style-name="Preformatted_20_Text"><text:s text:c="4"/>def <text:s/><text:span text:style-name="T6">create</text:span> <text:s text:c="7"/><text:span text:style-name="T14"># <text:s/>the <text:s/>first <text:s/>'if <text:s/>user' <text:s/>is <text:s/>just <text:s/>to <text:s/>not <text:s/>make <text:s/>user.authenticate <text:s/>fail</text:span></text:p>
          </table:table-cell>
          <table:covered-table-cell/>
        </table:table-row>
        <table:table-row>
          <table:table-cell table:style-name="Table5.A2" office:value-type="string">
            <text:p text:style-name="P7"><text:s text:c="8"/>user <text:s/>= <text:s/>User.find_by(email: <text:s/>params[:session][:email].downcase)</text:p>
            <text:p text:style-name="P7"><text:s text:c="8"/>if <text:s/>user <text:s/>and <text:s/>user.authenticate(params[:session][:password])</text:p>
            <text:p text:style-name="P7"><text:s text:c="12"/>if <text:s/>user.activated?</text:p>
            <text:p text:style-name="P7"><text:s text:c="16"/>log_in <text:s/>user <text:s text:c="3"/><text:span text:style-name="T14"># <text:s/></text:span><text:span text:style-name="T28">#log_in(user) <text:s/>and <text:s/>remember(user) <text:s/>from</text:span><text:span text:style-name="T14"> <text:s/>sessions_helper</text:span></text:p>
          </table:table-cell>
          <table:table-cell table:style-name="Table5.B2" office:value-type="string">
            <text:p text:style-name="P1"># <text:s/>user <text:s/>could <text:s/>be <text:s/>a <text:s/>@class <text:s/>variabl<text:span text:style-name="T11">e</text:span> <text:s/>for <text:s/>the <text:s/>sake <text:s/>of <text:s/>testing <text:s/>the <text:s/>way <text:s/>listing <text:s/>9.27<text:span text:style-name="T11"> <text:s/></text:span>does</text:p>
          </table:table-cell>
        </table:table-row>
        <table:table-row>
          <table:table-cell table:style-name="Table5.A3" table:number-columns-spanned="2" office:value-type="string">
            <text:p text:style-name="P8"><text:s text:c="16"/>params[:session][:remember_me] <text:s/>== <text:s/>'1' <text:s/>? <text:s/>remember(user) <text:s/>: <text:s/>forget(user)</text:p>
            <text:p text:style-name="P8"><text:s text:c="16"/>flash[:success] <text:s/>= <text:s/>"logged <text:s/>in" <text:s/><text:span text:style-name="T14"># <text:s/>not <text:s/>sure <text:s/>if <text:s/>this <text:s/>can <text:s/>remain <text:s/>here</text:span></text:p>
            <text:p text:style-name="P52"><text:span text:style-name="T2"><text:s text:c="16"/>redirect_back_or(user) <text:s text:c="3"/></text:span><text:span text:style-name="T19"># <text:s/>(@user <text:s/>is <text:s/>used <text:s/>as <text:s/>the <text:s/>default <text:s/>argument <text:s/>of</text:span><text:span text:style-name="T20"> <text:s/></text:span><text:span text:style-name="T19">#redirect_back_or</text:span></text:p>
            <text:p text:style-name="P45"><text:span text:style-name="T19"># <text:s/>redirect_back_or <text:s/>comes <text:s/>from <text:s/>sessions_helper <text:s text:c="37"/># <text:s/></text:span><text:span text:style-name="T14"><text:s text:c="2"/>if <text:s/>there <text:s/>is <text:s/>no <text:s/>other <text:s/>path)</text:span></text:p>
            <text:p text:style-name="P8"><text:s text:c="12"/>else</text:p>
            <text:p text:style-name="P8"><text:s text:c="16"/>message <text:s/>= <text:s/>"Account <text:s/>not <text:s/>activated. <text:s/>"</text:p>
            <text:p text:style-name="P8"><text:s text:c="16"/>message <text:s/>+= <text:s/>"Check <text:s/>your <text:s/>email <text:s/>for <text:s/>the <text:s/>activation <text:s/>link."</text:p>
            <text:p text:style-name="P8"><text:s text:c="16"/>flash[:warning] <text:s/>= <text:s/>message</text:p>
            <text:p text:style-name="P8"><text:s text:c="16"/>redirect_to <text:s/>root_url</text:p>
            <text:p text:style-name="P8"><text:s text:c="12"/>end</text:p>
            <text:p text:style-name="P8"><text:s text:c="8"/>else</text:p>
            <text:p text:style-name="P8"><text:s text:c="12"/>flash.now[:danger] <text:s text:c="3"/>= <text:s/>"Invalid <text:s/>email/password <text:s/>combination"</text:p>
            <text:p text:style-name="P8"><text:s text:c="12"/>render <text:s/>'new'</text:p>
            <text:p text:style-name="P8"><text:s text:c="8"/>end</text:p>
            <text:p text:style-name="P8"><text:s text:c="4"/>end</text:p>
            <text:p text:style-name="P8"><text:s text:c="4"/>def <text:s/><text:span text:style-name="T6">destroy</text:span></text:p>
            <text:p text:style-name="P8"><text:s text:c="8"/>log_out <text:s/>if <text:s/>logged_in?<text:span text:style-name="T69"> <text:s/></text:span><text:span text:style-name="T22"># <text:s/>from <text:s/>sessions_helper <text:s/># <text:s/>to <text:s/>deal <text:s/>with <text:s/>multiple <text:s/>browsers</text:span></text:p>
            <text:p text:style-name="P8"><text:s text:c="8"/>redirect_to <text:s/>root_path</text:p>
            <text:p text:style-name="P8"><text:s text:c="4"/>end</text:p>
            <text:p text:style-name="P8">end</text:p>
          </table:table-cell>
          <table:covered-table-cell/>
        </table:table-row>
      </table:table>
      <text:h text:style-name="Heading_20_3" text:outline-level="3"><text:bookmark-start text:name="__RefHeading___Toc892_2238994884"/>account_activations_controller<text:span text:style-name="T5">.rb</text:span><text:bookmark-end text:name="__RefHeading___Toc892_2238994884"/></text:h>
      <table:table table:name="Table60" table:style-name="Table60">
        <table:table-column table:style-name="Table60.A"/>
        <table:table-row>
          <table:table-cell table:style-name="Table60.A1" office:value-type="string">
            <text:p text:style-name="P43">class <text:s/>AccountActivationsController <text:s/>&lt; <text:s/>ApplicationController</text:p>
            <text:p text:style-name="P43"><text:s text:c="4"/>def <text:s/><text:span text:style-name="T6">edit</text:span></text:p>
            <text:p text:style-name="P43"><text:s text:c="8"/>user <text:s/>= <text:s/>User.find_by(email: <text:s/>params[:email])</text:p>
            <text:p text:style-name="P43"><text:soft-page-break/><text:s text:c="8"/>if <text:s/>user <text:s/>&amp;&amp; <text:s/>!user.activated? <text:s/>&amp;&amp; <text:s/>user.authenticated?(:activation, <text:s/>params[:id]) <text:s text:c="7"/><text:span text:style-name="T67"><text:s text:c="6"/></text:span></text:p>
            <text:p text:style-name="P44"><text:s text:c="12"/>user.activate <text:s/><text:span text:style-name="T76"><text:s text:c="10"/></text:span><text:span text:style-name="T18">#</text:span><text:span text:style-name="T14"> <text:s/>from <text:s/>User <text:s/>model, <text:s/>so <text:s/>it <text:s/>will <text:s/>be <text:s/>activation_token</text:span></text:p>
            <text:p text:style-name="P43"><text:s text:c="12"/># <text:s/>obsolete <text:s/>because <text:s/>of <text:s/>the <text:s/>above <text:s/>call</text:p>
            <text:p text:style-name="P43"><text:s text:c="12"/># <text:s/>user.update_attribute(:activated, <text:s text:c="11"/>true)</text:p>
            <text:p text:style-name="P43"><text:s text:c="12"/># <text:s/>user.update_attribute(:activated_at, <text:s text:c="5"/>Time.zone.now)</text:p>
            <text:p text:style-name="P43"><text:s text:c="12"/>log_in <text:s/>user</text:p>
            <text:p text:style-name="P43"><text:s text:c="12"/>flash[:success] <text:s/>= <text:s/>"Account <text:s/>activated!"</text:p>
            <text:p text:style-name="P43"><text:s text:c="12"/>redirect_to <text:s/>user</text:p>
            <text:p text:style-name="P43"><text:s text:c="8"/>else</text:p>
            <text:p text:style-name="P43"><text:s text:c="12"/>flash[:danger] <text:s text:c="3"/>= <text:s/>"Invalid <text:s/>activation <text:s/>link"</text:p>
            <text:p text:style-name="P43"><text:s text:c="12"/>redirect_to <text:s/>root_url</text:p>
            <text:p text:style-name="P43"><text:s text:c="8"/>end</text:p>
            <text:p text:style-name="P43"><text:s text:c="4"/>end</text:p>
            <text:p text:style-name="P43">end</text:p>
          </table:table-cell>
        </table:table-row>
      </table:table>
      <text:h text:style-name="Heading_20_3" text:outline-level="3"><text:bookmark-start text:name="__RefHeading___Toc504_2238994884"/>password_resets_controller.rb<text:bookmark-end text:name="__RefHeading___Toc504_2238994884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table:number-columns-spanned="6" office:value-type="string">
            <text:p text:style-name="P9">class <text:s/>PasswordResetsController <text:s/>&lt; <text:s/>ApplicationController</text:p>
            <text:p text:style-name="P9"><text:s text:c="4"/>before_action <text:s/>:get_user, <text:s text:c="7"/>only: <text:s/>[:edit, <text:s/>:update]</text:p>
            <text:p text:style-name="P9"><text:s text:c="4"/>before_action <text:s/>:valid_user, <text:s text:c="3"/>only: <text:s/>[:edit, <text:s/>:update]</text:p>
            <text:p text:style-name="P9"><text:s text:c="4"/>before_action <text:s/>:check_expiration, <text:s/>only: <text:s/>[:edit, <text:s/>:update] <text:s/><text:span text:style-name="T14"># <text:s/>see <text:s/>#update <text:s/>case <text:s/>1.</text:span></text:p>
            <text:p text:style-name="P9"><text:s text:c="4"/>def <text:s/>new</text:p>
            <text:p text:style-name="P9"><text:s text:c="4"/>end</text:p>
            <text:p text:style-name="P9"/>
            <text:p text:style-name="P9"><text:s text:c="4"/>def <text:s/><text:span text:style-name="T6">create</text:span></text:p>
            <text:p text:style-name="P9"><text:s text:c="8"/>@user <text:s/>= <text:s/>User.find_by(email:params[:password_reset][:email].downcase)</text:p>
            <text:p text:style-name="P9"><text:s text:c="8"/>if <text:s/>@user</text:p>
            <text:p text:style-name="P9"><text:s text:c="12"/>@user.create_reset_digest <text:s text:c="17"/><text:span text:style-name="T26"><text:s text:c="2"/></text:span><text:span text:style-name="T14"># <text:s/>from <text:s/>User <text:s/>controller</text:span></text:p>
            <text:p text:style-name="P9"><text:s text:c="12"/>@user.send_password_reset_email <text:s text:c="5"/><text:span text:style-name="T14"><text:s text:c="2"/># <text:s/>also <text:s/>from <text:s/>there</text:span></text:p>
            <text:p text:style-name="P9"><text:s text:c="12"/>flash[:info] <text:s/>= <text:s/>"Email <text:s/>sent <text:s/>with <text:s/>password <text:s/>reset <text:s/>instructions"</text:p>
            <text:p text:style-name="P9"><text:s text:c="12"/>redirect_to <text:s/>root_url</text:p>
            <text:p text:style-name="P9"><text:s text:c="8"/>else</text:p>
            <text:p text:style-name="P9"><text:s text:c="12"/>flash.now[:danger] <text:s/>= <text:s/>"Email <text:s/>address <text:s/>not <text:s/>found"</text:p>
            <text:p text:style-name="P9"><text:s text:c="12"/>render <text:s/>'new'</text:p>
            <text:p text:style-name="P9"><text:s text:c="8"/>end</text:p>
            <text:p text:style-name="P9"><text:s text:c="4"/>end</text:p>
            <text:p text:style-name="P9"/>
            <text:p text:style-name="P9"><text:s text:c="4"/>def <text:s/><text:span text:style-name="T6">edit</text:span></text:p>
            <text:p text:style-name="P9"><text:s text:c="8"/>@user <text:s/>= <text:s/>User.find_by(email:params[:email].downcase)</text:p>
            <text:p text:style-name="P9"><text:s text:c="4"/>end</text:p>
            <text:p text:style-name="P9"/>
            <text:p text:style-name="P9"><text:s text:c="4"/>def <text:s/><text:span text:style-name="T6">update</text:span></text:p>
            <text:p text:style-name="P9"><text:s text:c="8"/><text:span text:style-name="T14"># <text:s/>four <text:s/>cases:</text:span></text:p>
            <text:p text:style-name="P5"><text:s text:c="8"/># <text:s/>1. <text:s/>expired <text:s/>password <text:s/>reset <text:s/># <text:s/>dealt <text:s/>with <text:s/>a <text:s/>before <text:s/>filter <text:s/>at <text:s/>the <text:s/>top</text:p>
            <text:p text:style-name="P5"><text:s text:c="8"/># <text:s/>2. <text:s/>failed <text:s/>update <text:s/>for <text:s/>invalid <text:s/>password</text:p>
            <text:p text:style-name="P5"><text:s text:c="8"/># <text:s/>3. <text:s/>failed <text:s/>update <text:s/>for <text:s/>empty <text:s/>password <text:s/>or <text:s/>wrong <text:s/>confirmation)</text:p>
            <text:p text:style-name="P5"><text:s text:c="8"/># <text:s/>4. <text:s/>SUCCESSFUL <text:s/>update</text:p>
            <text:p text:style-name="P9"><text:s text:c="8"/>if <text:s/>params[:user][:password].empty? <text:s text:c="19"/># <text:s/>case <text:s/>3.</text:p>
            <text:p text:style-name="P9"><text:s text:c="12"/>@user.errors.add(:password, <text:s/>"can't <text:s/>be <text:s/>empty")</text:p>
            <text:p text:style-name="P9"><text:s text:c="12"/>render <text:s/>'edit'</text:p>
            <text:p text:style-name="P9"><text:s text:c="8"/>elsif <text:s/>@user.update_attributes(user_params) <text:s text:c="5"/># <text:s/>case <text:s/>4.</text:p>
            <text:p text:style-name="P9"><text:s text:c="12"/>log_in <text:s/>@user <text:s text:c="27"/><text:span text:style-name="T14"># <text:s/>method <text:s/>below <text:s/>in <text:s/>the <text:s/>controller</text:span></text:p>
            <text:p text:style-name="P9"><text:s text:c="12"/>@user.update_attribute(:reset_digest, <text:s/>nil)</text:p>
            <text:p text:style-name="P9"><text:s text:c="12"/>flash[:success] <text:s/>= <text:s/>"Password <text:s/>has <text:s/>been <text:s/>reset."</text:p>
            <text:p text:style-name="P9"><text:s text:c="12"/>redirect_to <text:s/>@user</text:p>
            <text:p text:style-name="P9"><text:soft-page-break/><text:s text:c="8"/>else</text:p>
            <text:p text:style-name="P9"><text:s text:c="12"/>render <text:s/>'edit' <text:s text:c="59"/># <text:s/>case <text:s/>2.</text:p>
            <text:p text:style-name="P9"><text:s text:c="8"/>end</text:p>
            <text:p text:style-name="P9"><text:s text:c="4"/>end</text:p>
            <text:p text:style-name="P9"/>
            <text:p text:style-name="P9"><text:s text:c="4"/>private</text:p>
            <text:p text:style-name="P9"><text:s text:c="8"/>def <text:s/><text:span text:style-name="T6">user_params</text:span></text:p>
            <text:p text:style-name="P9"><text:s text:c="12"/>params.require(:user).permit(:password, <text:s/>:password_confirmation)</text:p>
            <text:p text:style-name="P9"><text:s text:c="8"/>end</text:p>
            <text:p text:style-name="P9"/>
            <text:p text:style-name="P9"><text:s text:c="8"/># <text:s/>Before <text:s/>filters</text:p>
            <text:p text:style-name="P9"><text:s text:c="8"/>def <text:s/><text:span text:style-name="T6">get_user</text:span></text:p>
            <text:p text:style-name="P9"><text:s text:c="12"/>@user <text:s/>= <text:s/>User.find_by(email: <text:s/>params[:email])</text:p>
            <text:p text:style-name="P9"><text:s text:c="8"/>end</text:p>
            <text:p text:style-name="P9"/>
            <text:p text:style-name="P9"/>
            <text:p text:style-name="P9"/>
            <text:p text:style-name="P9"/>
            <text:p text:style-name="P9"><text:s text:c="8"/># <text:s/>confirms <text:s/>a <text:s/>valid <text:s/>user</text:p>
            <text:p text:style-name="P9"><text:s text:c="8"/>def <text:s/><text:span text:style-name="T6">valid_user <text:s/></text:span></text:p>
            <text:p text:style-name="P9"><text:s text:c="12"/>unless <text:s/>(@user <text:s/>&amp;&amp; <text:s/>@user.activated? <text:s/>&amp;&amp; <text:s/><text:span text:style-name="T14"># <text:s/>::authenticated <text:s/>from <text:s/>User <text:s/>model</text:span></text:p>
            <text:p text:style-name="P9"><text:s text:c="28"/>@user.authenticated?(:reset, <text:s/>params[:id]))</text:p>
            <text:p text:style-name="P9"><text:s text:c="16"/>redirect_to <text:s/>root_url <text:s text:c="7"/><text:span text:style-name="T77"><text:s text:c="22"/></text:span><text:span text:style-name="T14"># <text:s/>to <text:s/>get <text:s/>the <text:s/>reset_digest</text:span></text:p>
            <text:p text:style-name="P9"><text:s text:c="12"/>end</text:p>
            <text:p text:style-name="P9"><text:s text:c="8"/>end</text:p>
            <text:p text:style-name="P9"/>
            <text:p text:style-name="P9"><text:s text:c="8"/># <text:s/>checks <text:s/>expiration <text:s/>of <text:s/>reset <text:s/>token</text:p>
            <text:p text:style-name="P9"><text:s text:c="8"/>def <text:s/><text:span text:style-name="T6">check_expiration</text:span></text:p>
            <text:p text:style-name="P9"><text:s text:c="12"/>if <text:s/>@user.password_reset_expired? <text:s/><text:span text:style-name="T78"><text:s text:c="8"/></text:span><text:span text:style-name="T14"># <text:s/>in <text:s/>the <text:s/>User <text:s/>model</text:span></text:p>
            <text:p text:style-name="P9"><text:s text:c="16"/>flash[:danger] <text:s/>= <text:s/>"Password <text:s/>reset <text:s/>has <text:s/>expired."</text:p>
            <text:p text:style-name="P9"><text:s text:c="16"/>redirect_to <text:s/>new_password_reset_ur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1"><text:s text:c="12"/>end</text:p>
            <text:p text:style-name="P11"><text:s text:c="8"/>end</text:p>
            <text:p text:style-name="P11">end</text:p>
          </table:table-cell>
          <table:table-cell table:style-name="Table7.A1" table:number-columns-spanned="4" office:value-type="string">
            <text:p text:style-name="P11"><text:span text:style-name="T81"># <text:s/></text:span>upon <text:s/>submitting</text:p>
            <text:p text:style-name="P11"><text:span text:style-name="T81"># <text:s/></text:span>1) <text:s/>find <text:s/>user <text:s/>by <text:s/>email</text:p>
            <text:p text:style-name="P11"><text:span text:style-name="T81"># <text:s/></text:span>2) <text:s/>update <text:s/>its <text:s/>attributes <text:s/>with <text:s/></text:p>
          </table:table-cell>
          <table:covered-table-cell/>
          <table:covered-table-cell/>
          <table:covered-table-cell/>
          <table:table-cell table:style-name="Table7.F2" table:number-rows-spanned="3" office:value-type="string">
            <text:p text:style-name="P10">in <text:s/>case <text:s/>of <text:s/>an <text:s/>invalid <text:s/>submission, <text:s/>the <text:s/>form <text:s/>will <text:s/>be <text:s/>re-rendered <text:s/>with <text:s/>a <text:s/>flash.now <text:s/>message</text:p>
          </table:table-cell>
        </table:table-row>
        <table:table-row>
          <table:table-cell table:style-name="Table7.A2" office:value-type="string">
            <text:p text:style-name="P54"/>
          </table:table-cell>
          <table:table-cell table:style-name="Table7.A2" office:value-type="string">
            <text:p text:style-name="P54">#</text:p>
          </table:table-cell>
          <table:table-cell table:style-name="Table7.C3" office:value-type="string">
            <text:p text:style-name="P46">- <text:s/>password <text:s/>reset <text:s/>token</text:p>
          </table:table-cell>
          <table:table-cell table:style-name="Table7.F2" office:value-type="string">
            <text:p text:style-name="P10">- <text:s/>sent_at <text:s/>timestamp</text:p>
          </table:table-cell>
          <table:table-cell table:style-name="Table7.E3" office:value-type="string">
            <text:p text:style-name="P10"/>
          </table:table-cell>
          <table:covered-table-cell/>
        </table:table-row>
        <table:table-row>
          <table:table-cell table:style-name="Table7.A2" office:value-type="string">
            <text:p text:style-name="P10"/>
          </table:table-cell>
          <table:table-cell table:style-name="Table7.B4" table:number-columns-spanned="4" office:value-type="string">
            <text:p text:style-name="P11"><text:span text:style-name="T81"># <text:s/></text:span>3) <text:s/>redirect <text:s/>to <text:s/>root_url</text:p>
            <text:p text:style-name="P11"><text:span text:style-name="T81"># <text:s/></text:span>4) <text:s/>flash <text:s/>message</text:p>
          </table:table-cell>
          <table:covered-table-cell/>
          <table:covered-table-cell/>
          <table:covered-table-cell/>
          <table:covered-table-cell/>
        </table:table-row>
      </table:table>
      <text:h text:style-name="P80" text:outline-level="1"><text:bookmark-start text:name="__RefHeading___Toc506_2238994884"/>helpers<text:bookmark-end text:name="__RefHeading___Toc506_2238994884"/></text:h>
      <text:h text:style-name="Heading_20_3" text:outline-level="3"><text:bookmark-start text:name="__RefHeading___Toc508_2238994884"/>application_helper.rb<text:bookmark-end text:name="__RefHeading___Toc508_2238994884"/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12">module <text:s/><text:span text:style-name="T6">ApplicationHelper</text:span></text:p>
            <text:p text:style-name="P12"/>
            <text:p text:style-name="P12"><text:s text:c="4"/># <text:s/>return <text:s/>the <text:s/>full <text:s/>title <text:s/>on <text:s/>a <text:s/>per-page <text:s/>basis</text:p>
            <text:p text:style-name="P12"><text:s text:c="4"/>def <text:s/><text:span text:style-name="T6">full_title</text:span>(page_title <text:s/>= <text:s/>'')</text:p>
            <text:p text:style-name="P12"><text:s text:c="8"/>base_title <text:s/>= <text:s/>"Ruby <text:s/>on <text:s/>Rails <text:s/>Tutorial <text:s/>Sample <text:s/>App"</text:p>
            <text:p text:style-name="P12"><text:s text:c="8"/>if <text:s/>page_title.empty?</text:p>
            <text:p text:style-name="P12"><text:s text:c="12"/>base_title</text:p>
            <text:p text:style-name="P12"><text:soft-page-break/><text:s text:c="8"/>else</text:p>
            <text:p text:style-name="P12"><text:s text:c="12"/>page_title <text:s/>+ <text:s/>" <text:s/>| <text:s/>" <text:s/>+ <text:s/>base_title</text:p>
            <text:p text:style-name="P12"><text:s text:c="8"/>end</text:p>
            <text:p text:style-name="P12"><text:s text:c="4"/>end</text:p>
            <text:p text:style-name="P12">end</text:p>
          </table:table-cell>
        </table:table-row>
      </table:table>
      <text:h text:style-name="Heading_20_3" text:outline-level="3"><text:bookmark-start text:name="__RefHeading___Toc510_2238994884"/>users_helper.rb<text:bookmark-end text:name="__RefHeading___Toc510_2238994884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12">module <text:s/><text:span text:style-name="T6">UsersHelper</text:span></text:p>
            <text:p text:style-name="P12"><text:s text:c="4"/>def <text:s/><text:span text:style-name="T6">gravatar_for</text:span>(user, <text:s/>size: <text:s/>80 <text:s/>)</text:p>
            <text:p text:style-name="P12"><text:s text:c="8"/>gravatar_id <text:s/>= <text:s/>Digest::MD5::hexdigest(user.email.downcase)</text:p>
            <text:p text:style-name="P12"><text:s text:c="8"/>gravatar_url <text:s/>= <text:s/>"https://secure.gravatar.com/avatar/#{gravatar_id}?s=#{size}"</text:p>
            <text:p text:style-name="P12"><text:s text:c="8"/>image_tag(gravatar_url, <text:s/>alt: <text:s/>user.name, <text:s/>class: <text:s/>"gravatar")</text:p>
            <text:p text:style-name="P12"><text:s text:c="4"/>end</text:p>
            <text:p text:style-name="P12">end</text:p>
          </table:table-cell>
        </table:table-row>
      </table:table>
      <text:h text:style-name="Heading_20_3" text:outline-level="3"><text:bookmark-start text:name="__RefHeading___Toc512_2238994884"/>sessions_helper.rb<text:bookmark-end text:name="__RefHeading___Toc512_2238994884"/>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2">module <text:s/><text:span text:style-name="T6">SessionsHelper</text:span><text:span text:style-name="T7"> <text:s text:c="33"/></text:span><text:span text:style-name="T38"># <text:s/>is <text:s/>@current_user <text:s/>useless????</text:span><text:span text:style-name="T39"> <text:s/>no</text:span></text:p>
            <text:p text:style-name="P12"><text:s text:c="4"/># <text:s/>logs <text:s/>in <text:s/>the <text:s/>given <text:s/>user<text:span text:style-name="T65"> <text:s text:c="25"/></text:span><text:span text:style-name="T15">(storing <text:s/>the <text:s/>result <text:s/>of <text:s/>User.find_by <text:s/>in <text:s/>a <text:s/>@)</text:span></text:p>
            <text:p text:style-name="P12"><text:s text:c="4"/>def <text:s/><text:span text:style-name="T6">log_in</text:span>(user)</text:p>
            <text:p text:style-name="P12"><text:s text:c="8"/>session[:user_id] <text:s/>= <text:s/>user.id <text:s text:c="11"/><text:span text:style-name="T14"># <text:s/>sessions <text:s/>is <text:s/>a <text:s/>temporary <text:s/>cookie</text:span></text:p>
            <text:p text:style-name="P12"><text:s text:c="4"/>end</text:p>
            <text:p text:style-name="P12"/>
            <text:p text:style-name="P12"><text:s text:c="6"/># <text:s/>returns <text:s/>true <text:s/>if <text:s/>the <text:s/>given <text:s/>user <text:s/>is <text:s/>the <text:s/>current <text:s/>user</text:p>
            <text:p text:style-name="P12"><text:s text:c="4"/>def <text:s/><text:span text:style-name="T6">current_user?</text:span>(user)</text:p>
            <text:p text:style-name="P12"><text:s text:c="8"/>user <text:s/>== <text:s/>current_user</text:p>
            <text:p text:style-name="P12"><text:s text:c="4"/>end <text:s text:c="3"/></text:p>
            <text:p text:style-name="P12"/>
            <text:p text:style-name="P12"><text:s text:c="4"/># <text:s/>returns <text:s/>the <text:s/>user <text:s/>corresponding <text:s/>to <text:s/>the <text:s/>remember <text:s/>token <text:s/>cookie</text:p>
            <text:p text:style-name="P12"><text:s text:c="4"/>def <text:s/><text:span text:style-name="T6">current_user</text:span></text:p>
            <text:p text:style-name="P59"><text:s text:c="8"/><text:span text:style-name="T34"># <text:s/></text:span><text:span text:style-name="T15">if</text:span><text:span text:style-name="T34"> <text:s/></text:span><text:span text:style-name="T14">session[:user_id]</text:span><text:span text:style-name="T34"> <text:s/>exist</text:span><text:span text:style-name="T14">s, <text:s/>take <text:s/>it <text:s/>from <text:s/>there <text:s/>and <text:s/>call <text:s/>it <text:s/>a <text:s/>day</text:span></text:p>
            <text:p text:style-name="P12"><text:s text:c="8"/>if <text:s text:c="9"/>(<text:span text:style-name="T6">user_id <text:s/>= <text:s/>session[:user_id]</text:span>) <text:s text:c="13"/></text:p>
            <text:p text:style-name="P58"><text:s text:c="4"/><text:span text:style-name="T88"><text:s text:c="12"/></text:span><text:span text:style-name="T33"># <text:s/></text:span><text:span text:style-name="T14">@current_user <text:s/>i</text:span><text:span text:style-name="T33">s <text:s/>a <text:s/>class <text:s/>method <text:s/>so <text:s/>it <text:s/>doesn't <text:s/>have <text:s/>to <text:s/>be <text:s/>defined <text:s/>many <text:s/>times, <text:s/></text:span></text:p>
            <text:p text:style-name="P21"><text:s text:c="12"/><text:span text:style-name="T6">@current_user <text:s/></text:span>||= <text:s/>User.find_by(id: <text:s/>user_id)<text:span text:style-name="T88"> <text:s text:c="23"/></text:span><text:span text:style-name="T35"># <text:s/>b</text:span><text:span text:style-name="T33">ut <text:s/>just <text:s/>one <text:s/>instead</text:span></text:p>
            <text:p text:style-name="P58"><text:s text:c="8"/><text:span text:style-name="T34"># <text:s/></text:span><text:span text:style-name="T14">second <text:s/>best <text:s/>case, <text:s/></text:span><text:span text:style-name="T15">if</text:span><text:span text:style-name="T34"> <text:s/>there <text:s/></text:span><text:span text:style-name="T15">is <text:s/></text:span><text:span text:style-name="T34">a <text:s/>persisten <text:s/>session</text:span><text:span text:style-name="T14">, <text:s/>take <text:s/>it <text:s/>from <text:s/>there <text:s/>and <text:s/>stop</text:span></text:p>
            <text:p text:style-name="P12"><text:s text:c="8"/>elsif <text:s/>(<text:span text:style-name="T6">user_id <text:s/>= <text:s/>cookies.signed[:user_id]</text:span>) <text:s text:c="3"/><text:span text:style-name="T65"><text:s text:c="2"/></text:span></text:p>
            <text:p text:style-name="P12"><text:s text:c="12"/><text:span text:style-name="T88"><text:s text:c="4"/></text:span># <text:s/>raise <text:s/><text:span text:style-name="T14"># <text:s/>the <text:s/>tests <text:s/>still <text:s/>pass, <text:s/>so <text:s/>this <text:s/>branch <text:s/>is <text:s/>currently <text:s/>untested</text:span></text:p>
            <text:p text:style-name="P12"><text:s text:c="12"/>user <text:s/>= <text:s/>User.find_by(id: <text:s/>user_id) <text:s text:c="9"/><text:span text:style-name="T65"><text:s text:c="12"/></text:span><text:span text:style-name="T14"># <text:s/>.authenticated <text:s/>comes <text:s/>from</text:span><text:span text:style-name="T16"> <text:s/></text:span><text:span text:style-name="T14">models/user</text:span></text:p>
            <text:p text:style-name="P12"><text:s text:c="12"/><text:span text:style-name="T88"><text:s text:c="4"/></text:span><text:span text:style-name="T56">#</text:span><text:span text:style-name="T57"> <text:s/>OLD <text:s/></text:span><text:span text:style-name="T56">if <text:s/>user <text:s/>and <text:s/>user.authenticated?(cookies[:remember_token])</text:span></text:p>
            <text:p text:style-name="P12"><text:s text:c="12"/><text:span text:style-name="T88"><text:s text:c="4"/></text:span><text:span text:style-name="T14"># <text:s/>updated <text:s/>this <text:s/>line <text:s/>for <text:s/>the <text:s/>new <text:s/>authenticated <text:s/>method</text:span></text:p>
            <text:p text:style-name="P12"><text:s text:c="12"/>if <text:s/>user <text:s/>&amp;&amp; <text:s/>user.authenticated?(:remember, <text:s/>cookies[:remember_token])</text:p>
            <text:p text:style-name="P12"><text:s text:c="16"/><text:span text:style-name="T89"><text:s text:c="4"/></text:span># <text:s/>( <text:s/>def <text:s/>authenticated?(attribute, <text:s/>token) <text:s/>from <text:s/>User <text:s/>model)</text:p>
            <text:p text:style-name="P12"><text:s text:c="16"/><text:span text:style-name="T89"><text:s text:c="4"/></text:span><text:span text:style-name="T14"># <text:s text:c="19"/>so <text:s/>it <text:s/>will <text:s/>be <text:s/>remember_digest</text:span></text:p>
            <text:p text:style-name="P12"><text:s text:c="16"/>log_in <text:s/>user <text:s text:c="31"/><text:span text:style-name="T65"><text:s text:c="28"/></text:span><text:span text:style-name="T14"># <text:s/>from <text:s/>this <text:s/>same <text:s/>file</text:span></text:p>
            <text:p text:style-name="P12"><text:s text:c="16"/>@current_user <text:s/>= <text:s/>user</text:p>
            <text:p text:style-name="P12"><text:s text:c="12"/>end</text:p>
            <text:p text:style-name="P12"><text:s text:c="8"/>end</text:p>
            <text:p text:style-name="P12"><text:s text:c="4"/>end</text:p>
            <text:p text:style-name="Preformatted_20_Text"><text:soft-page-break/><text:span text:style-name="T12"><text:s text:c="2"/></text:span><text:s text:c="2"/># <text:s/>returns <text:s/>the <text:s/>current <text:s/>logged-in <text:s/>user <text:s/>(if <text:s/>any)<text:span text:style-name="T12"> <text:s/></text:span><text:span text:style-name="T27"># <text:s/>obsolete</text:span></text:p>
            <text:p text:style-name="P13"><text:s text:c="4"/># <text:s/>def <text:s/><text:span text:style-name="T6">current_user</text:span></text:p>
            <text:p text:style-name="P13"><text:s text:c="4"/># <text:s text:c="5"/>@current_user <text:s/>||= <text:s/>User.find_by(id: <text:s/>session[:user_id])</text:p>
            <text:p text:style-name="P13"><text:s text:c="4"/># <text:s/>end</text:p>
            <text:p text:style-name="P13"/>
            <text:p text:style-name="P12"><text:s text:c="4"/># <text:s/>returns <text:s/>true <text:s/>if <text:s/>the <text:s/>user <text:s/>is <text:s/>logged <text:s/>in</text:p>
            <text:p text:style-name="P12"><text:s text:c="4"/>def <text:s/><text:span text:style-name="T6">logged_in?</text:span></text:p>
            <text:p text:style-name="P12"><text:s text:c="8"/>!current_user.nil?</text:p>
            <text:p text:style-name="P12"><text:s text:c="4"/>end</text:p>
            <text:p text:style-name="P12"/>
            <text:p text:style-name="P12"><text:s text:c="4"/># <text:s/>forgets <text:s/>a <text:s/>persistent <text:s/>session</text:p>
            <text:p text:style-name="P12"><text:s text:c="4"/>def <text:s/><text:span text:style-name="T6">forget(user)</text:span></text:p>
            <text:p text:style-name="P12"><text:s text:c="8"/>user.forget <text:s text:c="41"/><text:span text:style-name="T14"># <text:s/>from <text:s/>models/user</text:span></text:p>
            <text:p text:style-name="P12"><text:s text:c="8"/>cookies.delete(:user_id)</text:p>
            <text:p text:style-name="P12"><text:s text:c="8"/>cookies.delete(:remember_token)</text:p>
            <text:p text:style-name="P12"><text:s text:c="4"/>end</text:p>
            <text:p text:style-name="P12"/>
            <text:p text:style-name="P12"><text:s text:c="4"/># <text:s/>logs <text:s/>out <text:s/>the <text:s/>current <text:s/>user</text:p>
            <text:p text:style-name="P12"><text:s text:c="4"/>def <text:s/><text:span text:style-name="T6">log_out</text:span></text:p>
            <text:p text:style-name="P12"><text:s text:c="8"/>forget(current_user)</text:p>
            <text:p text:style-name="P12"><text:s text:c="8"/>session.delete(:user_id)</text:p>
            <text:p text:style-name="P12"><text:s text:c="8"/>@current_user <text:s/>= <text:s/>nil</text:p>
            <text:p text:style-name="P12"><text:s text:c="4"/>end</text:p>
            <text:p text:style-name="P12"/>
            <text:p text:style-name="P12"><text:s text:c="4"/># <text:s/>remembers <text:s/>a <text:s/>user <text:s/>in <text:s/>a <text:s/>persisten <text:s/>session<text:span text:style-name="T85"> <text:s/>by <text:s/>WRITING <text:s/>THE <text:s/>COOKIES <text:s/>for <text:s/>the <text:s/>browser</text:span></text:p>
            <text:p text:style-name="P12"><text:s text:c="4"/>def <text:s/><text:span text:style-name="T6">remember</text:span>(user)</text:p>
            <text:p text:style-name="P12"><text:s text:c="8"/>user.remember <text:s text:c="39"/><text:span text:style-name="T14"># <text:s/>from <text:s/>models/user</text:span></text:p>
            <text:p text:style-name="P12"><text:s text:c="8"/><text:span text:style-name="T6">cookies</text:span>.permanent.signed[<text:span text:style-name="T6">:user_id</text:span>] <text:s/>= <text:s/>user.id</text:p>
            <text:p text:style-name="P12"><text:s text:c="8"/><text:span text:style-name="T6">cookies</text:span>.permanent[<text:span text:style-name="T6">:remember_token</text:span>] <text:s/>= <text:s/>user.remember_token</text:p>
            <text:p text:style-name="P12"><text:s text:c="4"/>end <text:s text:c="63"/><text:span text:style-name="T14"># <text:s/>from <text:s/>an <text:s/>attr_accessor <text:s/></text:span><text:span text:style-name="T17">in</text:span><text:span text:style-name="T14"> <text:s/>models/user</text:span></text:p>
            <text:p text:style-name="P12"/>
            <text:p text:style-name="P12"><text:s text:c="4"/># <text:s/>redirects <text:s/>to <text:s/>stored <text:s/>location <text:s/>(or <text:s/>the <text:s/>default), <text:s/>after <text:s/>it, <text:s/>it <text:s/>cleans <text:s/>itself</text:p>
            <text:p text:style-name="P12"><text:s text:c="4"/>def <text:s/><text:span text:style-name="T6">redirect_back_or</text:span>(default)</text:p>
            <text:p text:style-name="P12"><text:s text:c="8"/>redirect_to(session[:forwarding_url] <text:s/>|| <text:s/>default <text:s/>)</text:p>
            <text:p text:style-name="P12"><text:s text:c="8"/>session.delete(:forwarding_url)</text:p>
            <text:p text:style-name="P12"><text:s text:c="4"/>end</text:p>
            <text:p text:style-name="P12"><text:s text:c="4"/># <text:s/>stores <text:s/>the <text:s/>URL <text:s/>trying <text:s/>to <text:s/>be <text:s/>accessed</text:p>
            <text:p text:style-name="P12"><text:s text:c="4"/>def <text:s/><text:span text:style-name="T6">store_location <text:s/></text:span><text:s text:c="32"/><text:span text:style-name="T14"># <text:s text:c="3"/>but <text:s/>only <text:s/>for <text:s/>a <text:s/>GET <text:s/>request</text:span></text:p>
            <text:p text:style-name="P12"><text:s text:c="8"/>session[:forwarding_url] <text:s/>= <text:s/>request.original_url <text:s/>if <text:s/>request.get?</text:p>
            <text:p text:style-name="P12"><text:s text:c="4"/>end <text:s/><text:span text:style-name="T66"><text:s text:c="26"/></text:span><text:span text:style-name="T14"># <text:s/>puts <text:s/>the <text:s/>requested <text:s/>URL <text:s/>in <text:s/>the <text:s/>session <text:s/>variable <text:s/>under <text:s/>the <text:s/>key <text:s/>:forwarding_url</text:span></text:p>
            <text:p text:style-name="P12">end</text:p>
          </table:table-cell>
        </table:table-row>
      </table:table>
      <text:h text:style-name="P80" text:outline-level="1"><text:bookmark-start text:name="__RefHeading___Toc522_2238994884"/>mailers<text:bookmark-end text:name="__RefHeading___Toc522_2238994884"/></text:h>
      <text:h text:style-name="Heading_20_3" text:outline-level="3"><text:bookmark-start text:name="__RefHeading___Toc524_2238994884"/>application_mailer.rb<text:bookmark-end text:name="__RefHeading___Toc524_2238994884"/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7">class <text:s/>ApplicationMailer <text:s/>&lt; <text:s/>ActionMailer::Base</text:p>
            <text:p text:style-name="P47"><text:s text:c="4"/>default <text:s/>from: <text:s/>'noreply@example.com'</text:p>
            <text:p text:style-name="P47"><text:s text:c="4"/>layout <text:s/>'mailer'</text:p>
            <text:p text:style-name="P47">end</text:p>
          </table:table-cell>
        </table:table-row>
      </table:table>
      <text:h text:style-name="Heading_20_3" text:outline-level="3"><text:bookmark-start text:name="__RefHeading___Toc526_2238994884"/><text:soft-page-break/>user_mailer.rb<text:bookmark-end text:name="__RefHeading___Toc526_2238994884"/></text:h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2">class <text:s/>UserMailer <text:s/>&lt; <text:s/>ApplicationMailer</text:p>
            <text:p text:style-name="P12"/>
            <text:p text:style-name="P12"><text:s text:c="4"/># <text:s/>Subject <text:s/>can <text:s/>be <text:s/>set <text:s/>in <text:s/>your <text:s/>I18n <text:s/>file <text:s/>at <text:s/>config/locales/en.yml</text:p>
            <text:p text:style-name="P12"><text:s text:c="4"/># <text:s/>with <text:s/>the <text:s/>following <text:s/>lookup:</text:p>
            <text:p text:style-name="P12"><text:s text:c="4"/>#</text:p>
            <text:p text:style-name="P12"><text:s text:c="4"/># <text:s text:c="5"/>en.user_mailer.account_activation.subject</text:p>
            <text:p text:style-name="P12"><text:s text:c="4"/>#</text:p>
            <text:p text:style-name="P12"><text:s text:c="4"/>def <text:s/><text:span text:style-name="T6">account_activation</text:span>(user)</text:p>
            <text:p text:style-name="P12"><text:s text:c="8"/>@user <text:s/>= <text:s/>user</text:p>
            <text:p text:style-name="P12"><text:s text:c="8"/>mail <text:s/>to: <text:s/>user.email, <text:s/>subject: <text:s/>"Account <text:s/>activation"</text:p>
            <text:p text:style-name="P12"><text:s text:c="4"/>end</text:p>
            <text:p text:style-name="P12"/>
            <text:p text:style-name="P12"><text:s text:c="4"/># <text:s/>Subject <text:s/>can <text:s/>be <text:s/>set <text:s/>in <text:s/>your <text:s/>I18n <text:s/>file <text:s/>at <text:s/>config/locales/en.yml</text:p>
            <text:p text:style-name="P12"><text:s text:c="4"/># <text:s/>with <text:s/>the <text:s/>following <text:s/>lookup:</text:p>
            <text:p text:style-name="P12"><text:s text:c="4"/>#</text:p>
            <text:p text:style-name="P12"><text:s text:c="4"/># <text:s text:c="5"/>en.user_mailer.password_reset.subject</text:p>
            <text:p text:style-name="P12"><text:s text:c="4"/>#</text:p>
            <text:p text:style-name="P12"><text:s text:c="4"/>def <text:s/><text:span text:style-name="T6">password_reset</text:span></text:p>
            <text:p text:style-name="P12"><text:s text:c="8"/>@greeting <text:s/>= <text:s/>"Hi"</text:p>
            <text:p text:style-name="P12"><text:s text:c="8"/>mail <text:s/>to: <text:s/>"to@example.org"</text:p>
            <text:p text:style-name="P12"><text:s text:c="4"/>end</text:p>
            <text:p text:style-name="P12"/>
            <text:p text:style-name="P12"><text:s text:c="4"/>def <text:s/><text:span text:style-name="T6">password_reset</text:span>(user)</text:p>
            <text:p text:style-name="P12"><text:s text:c="8"/>@user <text:s/>= <text:s/>user</text:p>
            <text:p text:style-name="P12"><text:s text:c="8"/>mail <text:s/>to: <text:s/>user.email, <text:s/>subject: <text:s/>"Password <text:s/>reset"</text:p>
            <text:p text:style-name="P12"><text:s text:c="4"/>end</text:p>
            <text:p text:style-name="P12">end</text:p>
          </table:table-cell>
        </table:table-row>
      </table:table>
      <text:h text:style-name="P81" text:outline-level="1"/>
      <text:h text:style-name="P83" text:outline-level="1"><text:bookmark-start text:name="__RefHeading___Toc528_2238994884"/>models<text:bookmark-end text:name="__RefHeading___Toc528_2238994884"/></text:h>
      <text:h text:style-name="Heading_20_3" text:outline-level="3"><text:bookmark-start text:name="__RefHeading___Toc530_2238994884"/>user.rb<text:bookmark-end text:name="__RefHeading___Toc530_2238994884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2">class <text:s/>User <text:s/>&lt; <text:s/>ApplicationRecord</text:p>
            <text:p text:style-name="P12"><text:s text:c="4"/>attr_accessor <text:s/><text:span text:style-name="T6">:remember_token, <text:s/>:activation_token, <text:s/>:reset_token</text:span></text:p>
            <text:p text:style-name="P12"><text:s text:c="4"/>before_save <text:s text:c="5"/><text:span text:style-name="T6">:downcase_email</text:span></text:p>
            <text:p text:style-name="P12"><text:s text:c="4"/>before_create <text:s/><text:span text:style-name="T6">:create_activation_digest</text:span></text:p>
            <text:p text:style-name="P53"><text:s text:c="34"/><text:span text:style-name="T14"># <text:s/>\A <text:s/>start <text:s/></text:span><text:span text:style-name="T24"><text:s text:c="2"/></text:span><text:span text:style-name="T23"># <text:s/>\d <text:s/>digit <text:s text:c="33"/></text:span><text:span text:style-name="T24"><text:s text:c="6"/></text:span><text:span text:style-name="T23"><text:s text:c="2"/># <text:s/></text:span><text:span text:style-name="T14">\z <text:s/>end</text:span><text:span text:style-name="T23"> <text:s text:c="3"/></text:span><text:span text:style-name="T14"># <text:s/>/i <text:s/>case <text:s/>insensitive</text:span></text:p>
            <text:p text:style-name="P12"><text:s text:c="4"/>VALID_EMAIL_REGEX <text:s/>= <text:s/>/\A[\d\+\.a-z_-]+@[a-z]+\.[a-z.]+\z/i<text:span text:style-name="T70"> <text:s/></text:span></text:p>
            <text:p text:style-name="P12"><text:s text:c="4"/>validates(:name, <text:s text:c="11"/>presence: <text:s text:c="5"/>true, <text:s/></text:p>
            <text:p text:style-name="P12"><text:s text:c="48"/>length: <text:s text:c="9"/>{ <text:s/>maximum: <text:s/>50 <text:s/>} <text:s/>)</text:p>
            <text:p text:style-name="P12"><text:s text:c="4"/>validates <text:s/>:email, <text:s text:c="9"/>presence: <text:s text:c="5"/>true, <text:s/></text:p>
            <text:p text:style-name="P12"><text:s text:c="48"/>length: <text:s text:c="9"/>{ <text:s/>maximum: <text:s/>255 <text:s/>}, <text:s/></text:p>
            <text:p text:style-name="P12"><text:s text:c="48"/>format: <text:s text:c="9"/>{ <text:s/>with: <text:s/>VALID_EMAIL_REGEX <text:s/>},</text:p>
            <text:p text:style-name="P12"><text:s text:c="48"/>uniqueness: <text:s/>{ <text:s/>case_sensitive: <text:s/>false <text:s/>}</text:p>
            <text:p text:style-name="P12"><text:s text:c="4"/>validates <text:s text:c="3"/>:password, <text:s/>presence: <text:s text:c="5"/>true,</text:p>
            <text:p text:style-name="P12"><text:s text:c="48"/>length: <text:s text:c="9"/>{ <text:s/>minimum: <text:s/>6 <text:s/>}</text:p>
            <text:p text:style-name="P12"><text:s text:c="4"/><text:span text:style-name="T6">has_secure_password</text:span></text:p>
            <text:p text:style-name="P12"/>
            <text:p text:style-name="P12"><text:s text:c="4"/><text:span text:style-name="T14"># <text:s/>returns <text:s/>the <text:s/>hash <text:s/>digest <text:s/>of <text:s/>the <text:s/>given <text:s/>string</text:span><text:span text:style-name="T29"> <text:s text:c="7"/></text:span><text:span text:style-name="T31"><text:s text:c="2"/></text:span><text:span text:style-name="T29"># <text:s/>used <text:s/>for <text:s/>the <text:s/>fixtures <text:s/>and <text:s/>for</text:span></text:p>
            <text:p text:style-name="P12"><text:s text:c="4"/>def <text:s/><text:span text:style-name="T6">User.digest</text:span>(string)<text:span text:style-name="T86"> <text:s text:c="31"/></text:span><text:span text:style-name="T30"><text:s text:c="2"/># <text:s text:c="19"/>the <text:s/>remember_token</text:span></text:p>
            <text:p text:style-name="P14"><text:s text:c="8"/>cost <text:s/>= <text:s/>ActiveModel::SecurePassword.min_cost <text:s/>? <text:s/>BCrypt::Engine::MIN_COST <text:s/>:</text:p>
            <text:p text:style-name="P16"><text:span text:style-name="T45"><text:s text:c="8"/></text:span>BCrypt::Password.create(string, <text:s/>cost: <text:s/>cost)<text:span text:style-name="T45"> <text:s text:c="27"/></text:span><text:s text:c="2"/>BCrypt::Engine.cost <text:s text:c="7"/></text:p>
            <text:p text:style-name="P12"><text:s text:c="4"/>end <text:s text:c="3"/></text:p>
            <text:p text:style-name="P12"/>
            <text:p text:style-name="P12"><text:s text:c="4"/><text:span text:style-name="T14"># <text:s/>returns <text:s/>a</text:span><text:span text:style-name="T32"> <text:s/>fresh <text:s/>brand <text:s/>new</text:span><text:span text:style-name="T14"> <text:s/>random <text:s/>token</text:span></text:p>
            <text:p text:style-name="P12"><text:s text:c="4"/>def <text:s/><text:span text:style-name="T6">User.new_token</text:span></text:p>
            <text:p text:style-name="P12"><text:s text:c="8"/>SecureRandom.urlsafe_base64</text:p>
            <text:p text:style-name="P12"><text:s text:c="4"/>end</text:p>
            <text:p text:style-name="P12"/>
            <text:p text:style-name="P12"><text:s text:c="4"/><text:span text:style-name="T14"># <text:s/>remembers <text:s/>a <text:s/>user <text:s/>in <text:s/>the <text:s/>database <text:s/>for <text:s/>use <text:s/>in <text:s/>persisten <text:s/>sessions</text:span></text:p>
            <text:p text:style-name="P57"><text:s text:c="8"/># <text:s/>saves <text:s/>(temporally) <text:s/>the <text:s/>token <text:s/>to <text:s/><text:span text:style-name="T6">:remember_token</text:span> <text:s/>and</text:p>
            <text:p text:style-name="P57"><text:s text:c="8"/># <text:s/>saves <text:s/><text:span text:style-name="T6">remember_digest</text:span> <text:s/>to <text:s/>the <text:s/>database</text:p>
            <text:p text:style-name="P12"><text:s text:c="4"/>def <text:s/><text:span text:style-name="T6">remember</text:span></text:p>
            <text:p text:style-name="P19"><text:s text:c="8"/>self.<text:span text:style-name="T6">remember_token</text:span> <text:s/>= <text:s/>User.new_token<text:span text:style-name="T72"> <text:s/></text:span><text:span text:style-name="T25"># <text:s/>remember_token <text:s/>is <text:s/>offered <text:s/>to <text:s/>you <text:s/>by <text:s/>attr_accessor</text:span></text:p>
            <text:p text:style-name="P12"><text:s text:c="8"/>update_attribute(:<text:span text:style-name="T6">remember_digest</text:span>, <text:s/>User.digest(remember_token))</text:p>
            <text:p text:style-name="P20"><text:s text:c="4"/>end<text:span text:style-name="T87"> <text:s text:c="31"/></text:span><text:span text:style-name="T25"># <text:s/>:remember_digest <text:s/>comes <text:s/>from <text:s/>the <text:s/>model</text:span></text:p>
            <text:p text:style-name="P12"/>
            <text:p text:style-name="P12"><text:s text:c="4"/><text:span text:style-name="T14"># <text:s/>returns <text:s/>true <text:s/>if <text:s/>the <text:s/>given <text:s/>token <text:s/>matches <text:s/>the <text:s/>digest</text:span></text:p>
            <text:p text:style-name="P12"><text:s text:c="4"/><text:span text:style-name="T71"><text:s text:c="2"/></text:span><text:span text:style-name="T14"># <text:s/>ENHANCED, <text:s/>now <text:s/>it <text:s/>has <text:s/>the <text:s/>fancy <text:s/>metaprogramming <text:s/>and <text:s/>two <text:s/>arguments</text:span></text:p>
            <text:p text:style-name="P12"><text:s text:c="4"/>def <text:s/><text:span text:style-name="T6">authenticated?</text:span>(attribute, <text:s/>token)</text:p>
            <text:p text:style-name="P12"><text:s text:c="8"/>digest <text:s/>= <text:s/>self.send("#{attribute}_digest") <text:s/><text:span text:style-name="T14"># <text:s/>so <text:s/>clever</text:span></text:p>
            <text:p text:style-name="P12"><text:s text:c="8"/>return <text:s/>false <text:s/>if <text:s/>digest.nil?</text:p>
            <text:p text:style-name="P12"><text:s text:c="8"/>BCrypt::Password.new(digest).is_password?(token)</text:p>
            <text:p text:style-name="P12"><text:s text:c="4"/>end</text:p>
            <text:p text:style-name="P12"/>
            <text:p text:style-name="P12"><text:soft-page-break/><text:s text:c="4"/><text:span text:style-name="T14"># <text:s/>forgets <text:s/>a <text:s/>user</text:span></text:p>
            <text:p text:style-name="P12"><text:s text:c="4"/>def <text:s/><text:span text:style-name="T6">forget</text:span></text:p>
            <text:p text:style-name="P12"><text:s text:c="8"/>update_attribute(:remember_digest, <text:s/>nil)</text:p>
            <text:p text:style-name="P12"><text:s text:c="4"/>end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48"># <text:s/>ACCOUNT <text:s/>ACTIVATION</text:p>
            <text:p text:style-name="P12"><text:s text:c="4"/># <text:s/>activates <text:s/>an <text:s/>account</text:p>
            <text:p text:style-name="P12"><text:s text:c="4"/>def <text:s/><text:span text:style-name="T6">activate</text:span></text:p>
            <text:p text:style-name="P12"><text:s text:c="8"/>update_columns(activated: <text:s/>true, <text:s/>activated_at: <text:s/>Time.zone.now)</text:p>
            <text:p text:style-name="P12"><text:s text:c="8"/># <text:s/>old <text:s/>two <text:s/>lines <text:s/>version:</text:p>
            <text:p text:style-name="P12"><text:s text:c="8"/># <text:s/>update_attribute(:activated, <text:s text:c="7"/>true)</text:p>
            <text:p text:style-name="P12"><text:s text:c="8"/># <text:s/>update_attribute(:activated_at, <text:s/>Time.zone.now)</text:p>
            <text:p text:style-name="P12"><text:s text:c="8"/># <text:s/>please <text:s/>note <text:s/>how <text:s/>the <text:s/>original <text:s/>one <text:s/>was, <text:s/>it <text:s/>had <text:s/>user</text:p>
            <text:p text:style-name="P12"><text:s text:c="8"/># <text:s/>user.update_attribute(:activated, <text:s text:c="11"/>true)</text:p>
            <text:p text:style-name="P12"><text:s text:c="4"/>end</text:p>
            <text:p text:style-name="P12"/>
            <text:p text:style-name="P12"><text:s text:c="4"/># <text:s/>sends <text:s/>activation <text:s/>email</text:p>
            <text:p text:style-name="P18"><text:s text:c="4"/>def <text:s/><text:span text:style-name="T6">send_activation_email</text:span><text:span text:style-name="T9"> <text:s text:c="7"/></text:span><text:span text:style-name="T42"># <text:s/>the <text:s/>call <text:s/>for <text:s/>self <text:s/>used <text:s/>to <text:s/>be <text:s/>to <text:s/>@user</text:span></text:p>
            <text:p text:style-name="P12"><text:s text:c="8"/>UserMailer.account_activation(self).deliver_now<text:span text:style-name="T79"> <text:s/></text:span></text:p>
            <text:p text:style-name="P12"><text:s text:c="4"/>end</text:p>
            <text:p text:style-name="P12"/>
            <text:p text:style-name="P48"># <text:s/>PASSWORD <text:s/>RESET</text:p>
            <text:p text:style-name="P12"><text:s text:c="4"/># <text:s/>sets <text:s/>the <text:s/>password <text:s/>reset <text:s/>attributes</text:p>
            <text:p text:style-name="P12"><text:s text:c="4"/>def <text:s/><text:span text:style-name="T6">create_reset_digest</text:span></text:p>
            <text:p text:style-name="P12"><text:s text:c="8"/>self.reset_token <text:s/>= <text:s/>User.new_token</text:p>
            <text:p text:style-name="P12"><text:s text:c="8"/># <text:s/>update_attribute(:reset_digest, <text:s/>User.digest(reset_token))</text:p>
            <text:p text:style-name="P12"><text:s text:c="8"/># <text:s/>update_attribute(:reset_sent_at, <text:s/>Time.zone.now)</text:p>
            <text:p text:style-name="P12"><text:s text:c="8"/># <text:s/>above <text:s/>two <text:s/>lines <text:s/>in <text:s/>just <text:s/>one <text:s/>(and <text:s/>a <text:s/>half):</text:p>
            <text:p text:style-name="P17"><text:s text:c="8"/>update_columns(reset_digest: <text:s text:c="3"/>User.digest(reset_token), <text:s text:c="19"/></text:p>
            <text:p text:style-name="P15">reset_sent_at: <text:s/>Time.zone.now)</text:p>
            <text:p text:style-name="P12"><text:s text:c="4"/>end</text:p>
            <text:p text:style-name="P12"/>
            <text:p text:style-name="P12"><text:s text:c="4"/># <text:s/>sends <text:s/>password <text:s/>reset <text:s/>email</text:p>
            <text:p text:style-name="P12"><text:s text:c="4"/>def <text:s/><text:span text:style-name="T6">send_password_reset_email</text:span></text:p>
            <text:p text:style-name="P12"><text:s text:c="8"/>UserMailer.password_reset(self).deliver_now</text:p>
            <text:p text:style-name="P12"><text:s text:c="4"/>end</text:p>
            <text:p text:style-name="P12"/>
            <text:p text:style-name="P12"><text:s text:c="4"/># <text:s/>returns <text:s/>true <text:s/>if <text:s/>a <text:s/>password <text:s/>reset <text:s/>has <text:s/>expired</text:p>
            <text:p text:style-name="P12"><text:s text:c="4"/>def <text:s/><text:span text:style-name="T6">password_reset_expired?</text:span></text:p>
            <text:p text:style-name="P12"><text:s text:c="8"/>reset_sent_at <text:s/>&lt; <text:s/>2.hours.ago <text:s/><text:span text:style-name="T14"># <text:s/>date <text:s/>helpers</text:span></text:p>
            <text:p text:style-name="P12"><text:s text:c="4"/>end</text:p>
            <text:p text:style-name="P12"/>
            <text:p text:style-name="P12"><text:s text:c="4"/><text:span text:style-name="T6">private</text:span></text:p>
            <text:p text:style-name="P12"><text:s text:c="8"/># <text:s/>creates <text:s/>and <text:s/>assigns <text:s/>the <text:s/>activation <text:s/>token <text:s/>and <text:s/>digest</text:p>
            <text:p text:style-name="P12"><text:s text:c="8"/>def <text:s/><text:span text:style-name="T6">create_activation_digest</text:span></text:p>
            <text:p text:style-name="P12"><text:s text:c="12"/>self.activation_token <text:s text:c="3"/>= <text:s/>User.new_token</text:p>
            <text:p text:style-name="P12"><text:s text:c="12"/>self.activation_digest <text:s/>= <text:s/>User.digest(activation_token)</text:p>
            <text:p text:style-name="P12"><text:s text:c="8"/>end</text:p>
            <text:p text:style-name="P12"/>
            <text:p text:style-name="P12"><text:s text:c="8"/># <text:s/>converts <text:s/>email <text:s/>to <text:s/>all <text:s/>lower-case</text:p>
            <text:p text:style-name="P12"><text:s text:c="8"/>def <text:s/><text:span text:style-name="T6">downcase_email</text:span></text:p>
            <text:p text:style-name="P12"><text:soft-page-break/><text:s text:c="12"/># <text:s/>self.email <text:s/>= <text:s/>email.downcase</text:p>
            <text:p text:style-name="P12"><text:s text:c="12"/>email.downcase!</text:p>
            <text:p text:style-name="P12"><text:s text:c="8"/>end</text:p>
            <text:p text:style-name="P12">end</text:p>
          </table:table-cell>
        </table:table-row>
      </table:table>
      <text:p text:style-name="P60"/>
      <text:h text:style-name="P84" text:outline-level="1"><text:bookmark-start text:name="__RefHeading___Toc532_2238994884"/>views<text:bookmark-end text:name="__RefHeading___Toc532_2238994884"/></text:h>
      <text:h text:style-name="P113" text:outline-level="2"><text:bookmark-start text:name="__RefHeading___Toc534_2238994884"/>layouts<text:bookmark-end text:name="__RefHeading___Toc534_2238994884"/></text:h>
      <text:h text:style-name="Heading_20_3" text:outline-level="3"><text:bookmark-start text:name="__RefHeading___Toc536_2238994884"/>application.html.erb<text:bookmark-end text:name="__RefHeading___Toc536_2238994884"/>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2">&lt;!DOCTYPE <text:s/>html&gt;</text:p>
            <text:p text:style-name="P22">&lt;html&gt;</text:p>
            <text:p text:style-name="P22"><text:s text:c="4"/>&lt;head&gt;</text:p>
            <text:p text:style-name="P22"><text:s text:c="8"/>&lt;title&gt; <text:s text:c="3"/>&lt;%= <text:s/>full_title(yield(:title)) <text:s/>%&gt; <text:s text:c="3"/>&lt;/title&gt;</text:p>
            <text:p text:style-name="P22"><text:s text:c="8"/>&lt;%= <text:s/><text:span text:style-name="T47">render <text:s/>'</text:span><text:span text:style-name="T6">layouts/rails_default</text:span><text:span text:style-name="T47">'</text:span> <text:s/>%&gt;</text:p>
            <text:p text:style-name="P22"><text:s text:c="8"/>&lt;%= <text:s/>render <text:s/>'<text:span text:style-name="T6">layouts/shim</text:span>' <text:s/>%&gt;</text:p>
            <text:p text:style-name="P22"><text:s text:c="4"/>&lt;/head&gt;</text:p>
            <text:p text:style-name="P22"><text:s text:c="4"/>&lt;body&gt;</text:p>
            <text:p text:style-name="P22"><text:s text:c="8"/>&lt;%= <text:s/>render <text:s/>'<text:span text:style-name="T6">layouts/header</text:span>' <text:s/>%&gt;</text:p>
            <text:p text:style-name="P22"><text:s text:c="8"/>&lt;div <text:s/>class="container"&gt;</text:p>
            <text:p text:style-name="P22"><text:s text:c="12"/>&lt;% <text:s/><text:span text:style-name="T6">flash</text:span>.each <text:s/>do <text:s/>|message_type, <text:s/>message| <text:s/>%&gt;</text:p>
            <text:p text:style-name="P22"><text:s text:c="16"/>&lt;div <text:s/>class="alert <text:s/>alert-&lt;%= <text:s/>message_type <text:s/>%&gt;"&gt; <text:s/></text:p>
            <text:p text:style-name="P22"><text:s text:c="20"/>&lt;%= <text:s/>message <text:s/>%&gt; <text:s/></text:p>
            <text:p text:style-name="P22"><text:s text:c="16"/>&lt;/div&gt;</text:p>
            <text:p text:style-name="P22"><text:s text:c="12"/>&lt;% <text:s/>end <text:s/>%&gt;</text:p>
            <text:p text:style-name="P22"><text:s text:c="12"/>&lt;%= <text:s/><text:span text:style-name="T6">yield</text:span> <text:s/>%&gt;</text:p>
            <text:p text:style-name="P22"><text:s text:c="12"/>&lt;%= <text:s/>render <text:s/>'<text:span text:style-name="T6">layouts/footer</text:span>' <text:s/>%&gt;</text:p>
            <text:p text:style-name="P22"><text:s text:c="12"/>&lt;%= <text:s/>debug(params) <text:s/>if <text:s/>Rails.env.development? <text:s/>%&gt;</text:p>
            <text:p text:style-name="P22"><text:s text:c="8"/>&lt;/div&gt;</text:p>
            <text:p text:style-name="P22"><text:s text:c="4"/>&lt;/body&gt;</text:p>
            <text:p text:style-name="P22">&lt;/html&gt;</text:p>
          </table:table-cell>
        </table:table-row>
      </table:table>
      <text:h text:style-name="Heading_20_3" text:outline-level="3"><text:bookmark-start text:name="__RefHeading___Toc538_2238994884"/>_foo<text:span text:style-name="T3">ter.html.erb</text:span><text:bookmark-end text:name="__RefHeading___Toc538_2238994884"/>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2">&lt;footer <text:s/>class="footer"&gt;</text:p>
            <text:p text:style-name="P22"><text:s text:c="4"/>&lt;small&gt;</text:p>
            <text:p text:style-name="P22"><text:s text:c="8"/>The <text:s/></text:p>
            <text:p text:style-name="P22"><text:s text:c="8"/>&lt;a <text:s/>href="http://www.railstutorial.org/"&gt;Ruby <text:s/>on <text:s/>Rails <text:s/>Tutorial&lt;/a&gt; <text:s/>by</text:p>
            <text:p text:style-name="P22"><text:s text:c="8"/>&lt;a <text:s/>href="http://www.michaelhartl.com/"&gt;Michael <text:s/>Hartl&lt;/a&gt;</text:p>
            <text:p text:style-name="P22"><text:s text:c="4"/>&lt;/small&gt;</text:p>
            <text:p text:style-name="P22"><text:s text:c="4"/>&lt;nav&gt;</text:p>
            <text:p text:style-name="P22"><text:s text:c="8"/>&lt;ul&gt;</text:p>
            <text:p text:style-name="P22"><text:s text:c="12"/>&lt;li&gt;&lt;%= <text:s/>link_to <text:s/>"About", <text:s text:c="9"/>about_path <text:s text:c="9"/>%&gt;&lt;/li&gt;</text:p>
            <text:p text:style-name="P22"><text:s text:c="12"/>&lt;li&gt;&lt;%= <text:s/>link_to <text:s/>"Contact", <text:s text:c="5"/>contact_path <text:s text:c="5"/>%&gt;&lt;/li&gt;</text:p>
            <text:p text:style-name="P22"><text:s text:c="12"/>&lt;li&gt;&lt;a <text:s/>href="http://news.railstutorial.org/"&gt;News&lt;/a&gt;&lt;/li&gt;</text:p>
            <text:p text:style-name="P22"><text:s text:c="8"/>&lt;/ul&gt;</text:p>
            <text:p text:style-name="P22"><text:s text:c="4"/>&lt;/nav&gt;</text:p>
            <text:p text:style-name="P22">&lt;/footer&gt;</text:p>
          </table:table-cell>
        </table:table-row>
      </table:table>
      <text:h text:style-name="P96" text:outline-level="3"><text:bookmark-start text:name="__RefHeading___Toc1605_2238994884"/>_rails_default.html.erb<text:bookmark-end text:name="__RefHeading___Toc1605_2238994884"/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24">&lt;%= <text:s/>csrf_meta_tags <text:s/>%&gt;</text:p>
            <text:p text:style-name="P24"><text:span text:style-name="T46"><text:s text:c="4"/></text:span>&lt;%= <text:s/>stylesheet_link_tag <text:s text:c="7"/>'application', <text:s/>media: <text:s/>'all', <text:s/>'data-turbolinks-track': <text:s/></text:p>
            <text:p text:style-name="P23">'reload' <text:s/>%&gt;</text:p>
            <text:p text:style-name="P24">&lt;%= <text:s/>javascript_include_tag <text:s/>'application', <text:s/>'data-turbolinks-track': <text:s/>'reload' <text:s/>%&gt;</text:p>
          </table:table-cell>
        </table:table-row>
      </table:table>
      <text:h text:style-name="P98" text:outline-level="3"><text:bookmark-start text:name="__RefHeading___Toc544_2238994884"/>_<text:span text:style-name="T3">shim.html.erb</text:span><text:bookmark-end text:name="__RefHeading___Toc544_2238994884"/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4">&lt;!--[if <text:s/>lt <text:s/>IE <text:s/>9]&gt;</text:p>
            <text:p text:style-name="P24">&lt;script <text:s/><text:soft-page-break/>src="//cdnjs.cloudflare.com/ajax/libs/html5shiv/r29/html5.min.js"&lt;/script&gt;</text:p>
            <text:p text:style-name="P24">&lt;![endif]--&gt;</text:p>
          </table:table-cell>
        </table:table-row>
      </table:table>
      <text:h text:style-name="P97" text:outline-level="3"><text:bookmark-start text:name="__RefHeading___Toc540_2238994884"/><text:span text:style-name="T84">_</text:span>header.html.erb<text:bookmark-end text:name="__RefHeading___Toc540_2238994884"/>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reformatted_20_Text"><text:s text:c="8"/>&lt;header <text:s/>class= <text:s/>"navbar <text:s/>navbar-fixed-top <text:s/>navbar-inverse"&gt;</text:p>
            <text:p text:style-name="Preformatted_20_Text"><text:s text:c="12"/>&lt;div <text:s/>class= <text:s/>"container"&gt;</text:p>
            <text:p text:style-name="Preformatted_20_Text"><text:s text:c="16"/>&lt;%= <text:s/>link_to <text:s/>"sample <text:s/>app", <text:s/>root_path, <text:s/>id: <text:s/>"logo" <text:s/>%&gt;</text:p>
            <text:p text:style-name="Preformatted_20_Text"><text:s text:c="16"/>&lt;nav&gt;</text:p>
            <text:p text:style-name="Preformatted_20_Text"><text:s text:c="20"/>&lt;ul <text:s/>class="nav <text:s/>navbar-nav <text:s/>navbar-right"&gt;</text:p>
            <text:p text:style-name="Preformatted_20_Text"><text:s text:c="24"/>&lt;li&gt;&lt;%= <text:s/>link_to <text:s/>"Home", <text:s text:c="17"/>root_path <text:s text:c="3"/>%&gt;&lt;/li&gt;</text:p>
            <text:p text:style-name="Preformatted_20_Text"><text:s text:c="24"/>&lt;li&gt;&lt;%= <text:s/>link_to <text:s/>"Help", <text:s text:c="17"/>help_path <text:s text:c="3"/>%&gt;&lt;/li&gt;</text:p>
            <text:p text:style-name="Preformatted_20_Text"><text:s text:c="24"/>&lt;li&gt;&lt;% <text:s/>if <text:s/>logged_in? <text:s/>%&gt;</text:p>
            <text:p text:style-name="Preformatted_20_Text"><text:s text:c="28"/>&lt;li&gt;&lt;%= <text:s/>link_to <text:s/>"Users", <text:s text:c="11"/>users_path <text:s/>%&gt;&lt;/li&gt;</text:p>
            <text:p text:style-name="Preformatted_20_Text"><text:s text:c="28"/>&lt;li <text:s/>class="dropdown"&gt;</text:p>
            <text:p text:style-name="Preformatted_20_Text"><text:s text:c="28"/><text:span text:style-name="T84"><text:s text:c="4"/></text:span>&lt;a <text:s/>href="#" <text:s/>class="dropdown-toggle" <text:s/>data-toggle="dropdown"&gt;</text:p>
            <text:p text:style-name="Preformatted_20_Text"><text:s text:c="32"/><text:span text:style-name="T84"><text:s text:c="4"/></text:span>Account <text:s/>&lt;b <text:s/>class="caret"&gt;&lt;/b&gt;</text:p>
            <text:p text:style-name="Preformatted_20_Text"><text:s text:c="28"/><text:span text:style-name="T84"><text:s text:c="4"/></text:span>&lt;/a&gt;</text:p>
            <text:p text:style-name="Preformatted_20_Text"><text:s text:c="28"/><text:span text:style-name="T84"><text:s text:c="4"/></text:span>&lt;ul <text:s/>class="dropdown-menu"&gt;</text:p>
            <text:p text:style-name="Preformatted_20_Text"><text:s text:c="32"/><text:span text:style-name="T84"><text:s text:c="4"/></text:span>&lt;li&gt;&lt;%= <text:s/>link_to <text:s/>"Profile", <text:s text:c="3"/>current_user <text:s text:c="5"/>%&gt;&lt;/li&gt;</text:p>
            <text:p text:style-name="Preformatted_20_Text"><text:s text:c="32"/><text:span text:style-name="T84"><text:s text:c="4"/></text:span>&lt;li&gt;&lt;%= <text:s/>link_to <text:s/>"Settings", <text:s/>edit_user_path(current_user) <text:s/>%&gt;&lt;/li&gt;</text:p>
            <text:p text:style-name="Preformatted_20_Text"><text:s text:c="28"/><text:span text:style-name="T84"><text:s text:c="4"/></text:span>&lt;li <text:s/>class="divider"&gt;&lt;/li&gt;</text:p>
            <text:p text:style-name="Preformatted_20_Text"><text:s text:c="32"/><text:span text:style-name="T84"><text:s text:c="4"/></text:span>&lt;li&gt;&lt;%= <text:s/>link_to <text:s/>"Log <text:s/>out", <text:s text:c="3"/>logout_path, <text:s/>method: <text:s/>:delete <text:s/>%&gt;&lt;/li&gt;</text:p>
            <text:p text:style-name="Preformatted_20_Text"><text:s text:c="28"/><text:span text:style-name="T84"><text:s text:c="4"/></text:span>&lt;/ul&gt;</text:p>
            <text:p text:style-name="P56"><text:s text:c="28"/>&lt;/li&gt;</text:p>
            <text:p text:style-name="Preformatted_20_Text"><text:s text:c="24"/>&lt;% <text:s/>else <text:s/>%&gt;</text:p>
            <text:p text:style-name="Preformatted_20_Text"><text:s text:c="28"/>&lt;li&gt;&lt;%= <text:s/>link_to <text:s/>"Log <text:s/>in", <text:s text:c="9"/>login_path <text:s/>%&gt;&lt;/li&gt;</text:p>
            <text:p text:style-name="Preformatted_20_Text"><text:s text:c="24"/>&lt;% <text:s/>end <text:s/>%&gt;</text:p>
            <text:p text:style-name="Preformatted_20_Text"><text:s text:c="20"/>&lt;/ul&gt;</text:p>
            <text:p text:style-name="Preformatted_20_Text"><text:s text:c="16"/>&lt;/nav&gt;</text:p>
            <text:p text:style-name="Preformatted_20_Text"><text:s text:c="12"/>&lt;/div&gt;</text:p>
            <text:p text:style-name="Preformatted_20_Text"><text:s text:c="8"/>&lt;/header&gt;</text:p>
          </table:table-cell>
        </table:table-row>
      </table:table>
      <text:h text:style-name="Heading_20_3" text:outline-level="3"><text:bookmark-start text:name="__RefHeading___Toc662_2238994884"/>mailer.html.erb<text:bookmark-end text:name="__RefHeading___Toc662_2238994884"/>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2">&lt;!DOCTYPE <text:s/>html&gt;</text:p>
            <text:p text:style-name="P22">&lt;html&gt;</text:p>
            <text:p text:style-name="P22"><text:s text:c="4"/>&lt;head&gt;</text:p>
            <text:p text:style-name="P22"><text:s text:c="8"/>&lt;meta <text:s/>http-equiv="Content-Type" <text:s/>content="text/html; <text:s/>charset=utf-8" <text:s/>/&gt;</text:p>
            <text:p text:style-name="P22"><text:s text:c="8"/>&lt;style&gt; <text:s text:c="11"/>/* <text:s/>Email <text:s/>styles <text:s/>need <text:s/>to <text:s/>be <text:s/>inline <text:s/>*/ <text:s text:c="7"/>&lt;/style&gt;</text:p>
            <text:p text:style-name="P22"><text:s text:c="4"/>&lt;/head&gt;</text:p>
            <text:p text:style-name="P22"><text:s text:c="4"/>&lt;body&gt;</text:p>
            <text:p text:style-name="P22"><text:s text:c="8"/>&lt;%= <text:s/><text:span text:style-name="T6">yield</text:span> <text:s/>%&gt;</text:p>
            <text:p text:style-name="P22"><text:s text:c="4"/>&lt;/body&gt;</text:p>
            <text:p text:style-name="P22">&lt;/html&gt;</text:p>
          </table:table-cell>
        </table:table-row>
      </table:table>
      <text:h text:style-name="P97" text:outline-level="3"><text:bookmark-start text:name="__RefHeading___Toc664_2238994884"/>mailer.text.erb<text:bookmark-end text:name="__RefHeading___Toc664_2238994884"/></text:h>
      <table:table table:name="Table20" table:style-name="Table20">
        <table:table-column table:style-name="Table20.A"/>
        <table:table-row>
          <table:table-cell table:style-name="Table20.A1" office:value-type="string">
            <text:p text:style-name="Preformatted_20_Text">&lt;%= <text:s/><text:span text:style-name="T6">yield</text:span> <text:s/>%&gt;</text:p>
          </table:table-cell>
        </table:table-row>
      </table:table>
      <text:h text:style-name="P114" text:outline-level="2"><text:soft-page-break/></text:h>
      <text:h text:style-name="P122" text:outline-level="2"><text:bookmark-start text:name="__RefHeading___Toc546_2238994884"/>static_pages<text:bookmark-end text:name="__RefHeading___Toc546_2238994884"/></text:h>
      <text:h text:style-name="P97" text:outline-level="3"><text:bookmark-start text:name="__RefHeading___Toc548_2238994884"/>home.html.erb<text:bookmark-end text:name="__RefHeading___Toc548_2238994884"/></text:h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5">&lt;div <text:s/>class="center <text:s/>jumbotron"&gt;</text:p>
            <text:p text:style-name="P25"><text:s text:c="4"/>&lt;h1&gt;Hi, <text:s/>welcome <text:s/>to <text:s/>Manuel's <text:s/>Sample <text:s/>App&lt;/h1&gt;</text:p>
            <text:p text:style-name="P25"><text:s text:c="4"/>&lt;h2&gt;</text:p>
            <text:p text:style-name="P25"><text:s text:c="8"/>This <text:s/>is <text:s/>the <text:s/>home <text:s/>page <text:s/>for <text:s/>the</text:p>
            <text:p text:style-name="P26"><text:span text:style-name="T49"><text:s text:c="2"/></text:span><text:s text:c="2"/><text:span text:style-name="T49"><text:s text:c="4"/></text:span>&lt;a <text:s/>href="http://www.<text:span text:style-name="T49">rt</text:span>.org/"&gt;Ruby <text:s/>on <text:s/>Rails <text:s/>Tutorial&lt;/a&gt;sample <text:s/>app</text:p>
            <text:p text:style-name="P26"><text:span text:style-name="T49"><text:s text:c="4"/></text:span>&lt;/h2&gt;</text:p>
            <text:p text:style-name="P25"><text:span text:style-name="T49"><text:s text:c="4"/></text:span>&lt;%= <text:s/>link_to <text:s/>"Sign <text:s/>up <text:s/>now!", <text:s/>signup_path, <text:s/>class: <text:s/>"btn <text:s/>btn-lg <text:s/>btn-primary" <text:s/>%&gt;</text:p>
            <text:p text:style-name="P25">&lt;/div&gt;</text:p>
            <text:p text:style-name="P25"/>
            <text:p text:style-name="P25">&lt;%= <text:s/>link_to <text:s/>image_tag("rails.png", <text:s/>alt: <text:s/>"Rails <text:s/>logo"),'http://rubyonrails.org/' <text:s/>%&gt;</text:p>
          </table:table-cell>
        </table:table-row>
      </table:table>
      <text:h text:style-name="P99" text:outline-level="3"><text:bookmark-start text:name="__RefHeading___Toc666_2238994884"/>about.html.erb<text:bookmark-end text:name="__RefHeading___Toc666_2238994884"/>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5">&lt;% <text:s/>provide(:title, <text:s/>"About") <text:s/>%&gt;</text:p>
            <text:p text:style-name="P25">&lt;h1&gt;About&lt;/h1&gt;</text:p>
            <text:p text:style-name="P25"/>
            <text:p text:style-name="P25">&lt;p&gt;</text:p>
            <text:p text:style-name="P25"><text:s text:c="4"/>The <text:s/></text:p>
            <text:p text:style-name="P25"><text:s text:c="4"/>&lt;a <text:s/>href="http://www.railstutorial.org/"&gt;&lt;em&gt;Ruby <text:s/>on <text:s/>Rails <text:s/>Tutorial&lt;/em&gt;&lt;/a&gt; <text:s/>is <text:s/>a <text:s/></text:p>
            <text:p text:style-name="P25"><text:s text:c="4"/>&lt;a <text:s/>href="http://screencasts.railstutorial.org/"&gt;screencast <text:s/>series&lt;/a&gt;</text:p>
            <text:p text:style-name="P25"><text:s text:c="4"/>to <text:s/>teach <text:s/>web <text:s/>development <text:s/>with</text:p>
            <text:p text:style-name="P25"><text:s text:c="4"/>&lt;a <text:s/>href="http://rubyonrails.org/"&gt;Ruby <text:s/>on <text:s/>Rails&lt;/a&gt;.</text:p>
            <text:p text:style-name="P25"><text:s text:c="4"/>This <text:s/>is <text:s/>the <text:s/>sample <text:s/>application <text:s/>for <text:s/>the <text:s/>tutorial.</text:p>
            <text:p text:style-name="P25">&lt;/p&gt;</text:p>
          </table:table-cell>
        </table:table-row>
      </table:table>
      <text:h text:style-name="Heading_20_3" text:outline-level="3"><text:bookmark-start text:name="__RefHeading___Toc668_2238994884"/>contact.html.erb<text:bookmark-end text:name="__RefHeading___Toc668_2238994884"/>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5">&lt;% <text:s/>provide(:title, <text:s/>"Contact") <text:s/>%&gt;</text:p>
            <text:p text:style-name="P25">&lt;h1&gt;Contacts&lt;/h1&gt;</text:p>
            <text:p text:style-name="P25">&lt;p&gt;</text:p>
            <text:p text:style-name="P25"><text:s text:c="4"/>Contact <text:s/>the <text:s/>Ruby <text:s/>on <text:s/>Rails <text:s/>Tutorial <text:s/>about <text:s/>the <text:s/>sample <text:s/>app <text:s/>at <text:s/>the <text:s/></text:p>
            <text:p text:style-name="P25"><text:s text:c="4"/>&lt;a <text:s/>href="http://www.railstutorial.org/contact"&gt;contact <text:s/>page&lt;/a&gt;</text:p>
            <text:p text:style-name="P25">&lt;/p&gt;</text:p>
          </table:table-cell>
        </table:table-row>
      </table:table>
      <text:h text:style-name="P99" text:outline-level="3"><text:bookmark-start text:name="__RefHeading___Toc670_2238994884"/>help.html.erb<text:bookmark-end text:name="__RefHeading___Toc670_2238994884"/></text:h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5">&lt;% <text:s/>provide(:title, <text:s/>"Help") <text:s/>%&gt;</text:p>
            <text:p text:style-name="P25">&lt;h1&gt;Help&lt;/h1&gt;</text:p>
            <text:p text:style-name="P25"/>
            <text:p text:style-name="P25">&lt;p&gt;</text:p>
            <text:p text:style-name="P25"><text:s text:c="4"/>Get <text:s/>help <text:s/>on <text:s/>the <text:s/>Ruby <text:s/>on <text:s/>Rails <text:s/>Tutorial <text:s/>at <text:s/>the</text:p>
            <text:p text:style-name="P25"><text:s text:c="4"/>&lt;a <text:s/>href="http://www.railstutorial.org/help"&gt;Rails <text:s/>Tutorial <text:s/>help <text:s/>page&lt;/a&gt;.</text:p>
            <text:p text:style-name="P25"><text:s text:c="4"/>To <text:s/>get <text:s/>help <text:s/>on <text:s/>this <text:s/>sample <text:s/>app, <text:s/>see <text:s/>the</text:p>
            <text:p text:style-name="P25"><text:s text:c="4"/>&lt;a <text:s/>href="http://www.rtutoria.org/book"&gt;&lt;em&gt;Ruby <text:s/>on <text:s/>Rails <text:s/>Tutorial&lt;/em&gt; <text:s/>book&lt;/a&gt;.</text:p>
            <text:p text:style-name="P25">&lt;/p&gt;</text:p>
          </table:table-cell>
        </table:table-row>
      </table:table>
      <text:h text:style-name="P116" text:outline-level="2"/>
      <text:h text:style-name="P123" text:outline-level="2"><text:bookmark-start text:name="__RefHeading___Toc696_2238994884"/>users<text:bookmark-end text:name="__RefHeading___Toc696_2238994884"/></text:h>
      <text:h text:style-name="P100" text:outline-level="3"><text:bookmark-start text:name="__RefHeading___Toc698_2238994884"/>index.html.erb<text:bookmark-end text:name="__RefHeading___Toc698_2238994884"/>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7">&lt;% <text:s/>provide(:title, <text:s/>"All <text:s/>users") <text:s/>%&gt;</text:p>
            <text:p text:style-name="P27">&lt;h1&gt;all <text:s/>users&lt;/h1&gt;</text:p>
            <text:p text:style-name="P27"/>
            <text:p text:style-name="P27">&lt;%= <text:s/><text:span text:style-name="T6">will_paginate</text:span> <text:s/>%&gt;</text:p>
            <text:p text:style-name="P27">&lt;ul <text:s/>class="users"&gt;</text:p>
            <text:p text:style-name="P27"><text:s text:c="4"/>&lt;%= <text:s/>render <text:s/><text:span text:style-name="T6">@users</text:span> <text:s/>%&gt; <text:s text:c="3"/>&lt;!-- <text:s/>users <text:s/>the <text:s/>partial <text:s/>_users <text:s/>--&gt;</text:p>
            <text:p text:style-name="P27">&lt;/ul&gt;</text:p>
            <text:p text:style-name="P27">&lt;%= <text:s/><text:span text:style-name="T6">will_paginate</text:span> <text:s/>%&gt;</text:p>
          </table:table-cell>
        </table:table-row>
      </table:table>
      <text:h text:style-name="Heading_20_3" text:outline-level="3"><text:bookmark-start text:name="__RefHeading___Toc700_2238994884"/>new.html.erb<text:bookmark-end text:name="__RefHeading___Toc700_2238994884"/></text:h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7">&lt;% <text:s/>provide(:title, <text:s text:c="15"/>'Sign <text:s/>up' <text:s text:c="17"/>) <text:s/>%&gt;</text:p>
            <text:p text:style-name="P27">&lt;% <text:s/>provide(:button_text, <text:s/>'Create <text:s/>my <text:s/>account') <text:s/>%&gt;</text:p>
            <text:p text:style-name="P27">&lt;h1&gt;Sign <text:s/>up&lt;/h1&gt;</text:p>
            <text:p text:style-name="P27">&lt;div <text:s/>class="row"&gt;</text:p>
            <text:p text:style-name="P27"><text:s text:c="4"/>&lt;div <text:s/>class="col-md-6 <text:s/>col-md-offset-3"&gt;</text:p>
            <text:p text:style-name="P27"><text:s text:c="8"/>&lt;%= <text:s/>render <text:s/>partial: <text:s/>"<text:span text:style-name="T6">form</text:span>" <text:s/>%&gt;</text:p>
            <text:p text:style-name="P27"><text:s text:c="4"/>&lt;/div&gt;</text:p>
            <text:p text:style-name="P27">&lt;/div&gt;</text:p>
          </table:table-cell>
        </table:table-row>
      </table:table>
      <text:h text:style-name="Heading_20_3" text:outline-level="3"><text:bookmark-start text:name="__RefHeading___Toc702_2238994884"/>show.html.erb<text:bookmark-end text:name="__RefHeading___Toc702_2238994884"/></text:h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8">&lt;% <text:s/>provide(:title, <text:s/><text:span text:style-name="T6">@user.name</text:span>) <text:s/>%&gt;</text:p>
            <text:p text:style-name="P28">&lt;div <text:s/>class="row"&gt;</text:p>
            <text:p text:style-name="P28"><text:s text:c="4"/>&lt;aside <text:s/>class="col-md-4"&gt;</text:p>
            <text:p text:style-name="P28"><text:s text:c="8"/>&lt;section <text:s/>class="user_info"&gt;</text:p>
            <text:p text:style-name="P28"><text:s text:c="12"/>&lt;h1&gt;</text:p>
            <text:p text:style-name="P28"><text:s text:c="16"/>&lt;%= <text:s/><text:span text:style-name="T6">gravatar_for</text:span> <text:s/><text:span text:style-name="T6">@user</text:span> <text:s/>%&gt;</text:p>
            <text:p text:style-name="P28"><text:s text:c="16"/>&lt;%= <text:s/><text:span text:style-name="T6">@user.name</text:span> <text:s/>%&gt;</text:p>
            <text:p text:style-name="P28"><text:s text:c="12"/>&lt;/h1&gt;</text:p>
            <text:p text:style-name="P28"><text:s text:c="12"/>&lt;p&gt;&lt;%= <text:s/><text:span text:style-name="T6">@user.email</text:span> <text:s/>%&gt;&lt;/p&gt;</text:p>
            <text:p text:style-name="P28"><text:s text:c="12"/>&lt;p&gt;it <text:s/>is <text:s/>&lt;%= <text:s/><text:span text:style-name="T6">Time.now.strftime("%X")</text:span> <text:s/>%&gt;&lt;/p&gt;</text:p>
            <text:p text:style-name="P28"><text:s text:c="12"/>&lt;p&gt;created <text:s/>at: <text:s/>&lt;%= <text:s/><text:span text:style-name="T6">@user.created_at</text:span> <text:s/>%&gt;&lt;/p&gt;</text:p>
            <text:p text:style-name="P28"><text:s text:c="12"/>&lt;p&gt;updated <text:s/>at: <text:s/>&lt;%= <text:s/><text:span text:style-name="T6">@user.updated_at</text:span> <text:s/>%&gt;&lt;/p&gt;</text:p>
            <text:p text:style-name="P28"><text:s text:c="8"/>&lt;/section&gt;</text:p>
            <text:p text:style-name="P28"><text:s text:c="4"/>&lt;/aside&gt;</text:p>
            <text:p text:style-name="P28">&lt;/div&gt;</text:p>
          </table:table-cell>
        </table:table-row>
      </table:table>
      <text:h text:style-name="P101" text:outline-level="3"><text:bookmark-start text:name="__RefHeading___Toc704_2238994884"/>edit.html.erb<text:bookmark-end text:name="__RefHeading___Toc704_2238994884"/></text:h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8">&lt;% <text:s/>provide(:title, <text:s/>"edit <text:s/>for <text:s/>#{<text:span text:style-name="T6">@user.name</text:span>}") <text:s/>%&gt;</text:p>
            <text:p text:style-name="P28">&lt;% <text:s/>provide(:button_text, <text:s/>"Save <text:s/>changes") <text:s text:c="9"/>%&gt;</text:p>
            <text:p text:style-name="P28"/>
            <text:p text:style-name="P28">&lt;h1&gt;Update <text:s/>your <text:s/>profile&lt;/h1&gt;</text:p>
            <text:p text:style-name="P28"/>
            <text:p text:style-name="P28">&lt;div <text:s/>class="row"&gt;</text:p>
            <text:p text:style-name="P28"><text:s text:c="4"/>&lt;div <text:s/>class="col-md-6 <text:s/>col-md-offset-3"&gt;</text:p>
            <text:p text:style-name="P28"><text:s text:c="8"/>&lt;%= <text:s/>render <text:s/>partial: <text:s/>"form" <text:s/>%&gt;</text:p>
            <text:p text:style-name="P28"><text:s text:c="8"/>&lt;div <text:s/>class="gravatar_edit"&gt;</text:p>
            <text:p text:style-name="P28"><text:s text:c="12"/>&lt;%= <text:s/><text:span text:style-name="T6">gravatar_for</text:span> <text:s/><text:span text:style-name="T6">@user</text:span> <text:s/>%&gt;</text:p>
            <text:p text:style-name="P29"><text:s text:c="12"/>&lt;a <text:s/>rel="noopener" <text:s/>href="http://gravatar.com/emails" <text:s/></text:p>
            <text:p text:style-name="P30">target="_blank"&gt;change&lt;/a&gt;</text:p>
            <text:p text:style-name="P28"><text:s text:c="8"/>&lt;/div&gt;</text:p>
            <text:p text:style-name="P28"><text:s text:c="4"/>&lt;/div&gt;</text:p>
            <text:p text:style-name="P28">&lt;/div&gt;</text:p>
          </table:table-cell>
        </table:table-row>
      </table:table>
      <text:h text:style-name="Heading_20_3" text:outline-level="3"><text:bookmark-start text:name="__RefHeading___Toc706_2238994884"/><text:soft-page-break/>_form.html.erb<text:bookmark-end text:name="__RefHeading___Toc706_2238994884"/></text:h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8">&lt;%= <text:s/><text:span text:style-name="T6">form_for</text:span>(<text:span text:style-name="T6">@user</text:span>) <text:s/>do <text:s/>|f| <text:s/>%&gt;</text:p>
            <text:p text:style-name="P28"><text:s text:c="4"/>&lt;%= <text:s/>render <text:s/>'shared/error_messages' <text:s/>%&gt;</text:p>
            <text:p text:style-name="P28"/>
            <text:p text:style-name="P28"><text:s text:c="4"/>&lt;%= <text:s/>f.label <text:s text:c="21"/><text:span text:style-name="T50">:</text:span>name <text:s/>%&gt;</text:p>
            <text:p text:style-name="P28"><text:s text:c="4"/>&lt;%= <text:s/>f.text_field <text:s text:c="11"/>:name, <text:s text:c="35"/>class: <text:s/>'form-control' <text:s/>%&gt;</text:p>
            <text:p text:style-name="P28"/>
            <text:p text:style-name="P28"><text:s text:c="4"/>&lt;%= <text:s/>f.label <text:s text:c="21"/>:email <text:s/>%&gt;</text:p>
            <text:p text:style-name="P28"><text:s text:c="4"/>&lt;%= <text:s/>f.email_field <text:s text:c="9"/>:email, <text:s text:c="33"/><text:span text:style-name="T50">c</text:span>lass: <text:s/>'form-control' <text:s/>%&gt;</text:p>
            <text:p text:style-name="P28"/>
            <text:p text:style-name="P28"><text:s text:c="4"/>&lt;%= <text:s/>f.label <text:s text:c="21"/>:password <text:s/>%&gt;</text:p>
            <text:p text:style-name="P28"><text:s text:c="4"/>&lt;%= <text:s/>f.password_field <text:s text:c="3"/>:password, <text:s text:c="27"/>class: <text:s/>'form-control' <text:s/>%&gt;</text:p>
            <text:p text:style-name="P28"/>
            <text:p text:style-name="P28"><text:s text:c="4"/>&lt;%= <text:s/>f.label <text:s text:c="21"/>:password_confirmation <text:s/>%&gt;</text:p>
            <text:p text:style-name="P28"><text:s text:c="4"/>&lt;%= <text:s/>f.password_field <text:s text:c="3"/>:password_confirmation, <text:s/>class: <text:s/>'form-control' <text:s/>%&gt;</text:p>
            <text:p text:style-name="P28"/>
            <text:p text:style-name="P49"><text:span text:style-name="T53"><text:s text:c="4"/></text:span><text:span text:style-name="T36">&lt;!-- <text:s/>in <text:s/>user.html.erb <text:s/>=&gt; <text:s/>&lt;%# <text:s/></text:span><text:span text:style-name="T37">provide</text:span><text:span text:style-name="T36">(:button_text, <text:s/>'Create <text:s/>my <text:s/>account') <text:s/>%&gt; <text:s/>--&gt;</text:span></text:p>
            <text:p text:style-name="P28"><text:s text:c="4"/>&lt;%= <text:s/>f.submit <text:s/><text:span text:style-name="T6">yield</text:span>(:button_text), <text:s/>class: <text:s/>"btn <text:s/>btn-primary" <text:s/>%&gt;</text:p>
            <text:p text:style-name="P28">&lt;% <text:s/>end <text:s/>%&gt;</text:p>
          </table:table-cell>
        </table:table-row>
      </table:table>
      <text:h text:style-name="P101" text:outline-level="3"><text:bookmark-start text:name="__RefHeading___Toc708_2238994884"/>_user.html.erb<text:bookmark-end text:name="__RefHeading___Toc708_2238994884"/></text:h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8">&lt;li&gt;</text:p>
            <text:p text:style-name="P28"><text:s text:c="4"/>&lt;%= <text:s/><text:span text:style-name="T6">gravatar_for</text:span> <text:s/><text:span text:style-name="T6">user</text:span>, <text:s/>size: <text:s/>50 <text:s/>%&gt;</text:p>
            <text:p text:style-name="P28"><text:s text:c="4"/>&lt;%= <text:s/>link_to <text:s/><text:span text:style-name="T6">user.name</text:span>, <text:s/><text:span text:style-name="T6">user</text:span> <text:s/>%&gt; <text:s/>&lt;!-- <text:s/>so <text:s/>admins <text:s/>don't <text:s/>have <text:s/>delete <text:s/>links <text:s/>--&gt;</text:p>
            <text:p text:style-name="P28"><text:s text:c="4"/>&lt;% <text:s/>if <text:s/><text:span text:style-name="T6">current_user.admin?</text:span> <text:s/>&amp;&amp; <text:s/>!<text:span text:style-name="T6">current_user?(user)</text:span> <text:s/>%&gt;</text:p>
            <text:p text:style-name="P31"><text:s text:c="4"/>| <text:s/>&lt;%= <text:s/>link_to <text:s/>"delete", <text:s/>user, <text:s/>method: <text:s/>:delete,data: <text:s/>{ <text:s/>confirm: <text:s/>"You <text:s/>sure?" <text:s/>} <text:s/>%&gt;</text:p>
            <text:p text:style-name="P28"><text:s text:c="4"/>&lt;% <text:s/>end <text:s/>%&gt;</text:p>
            <text:p text:style-name="P28">&lt;/li&gt;</text:p>
          </table:table-cell>
        </table:table-row>
      </table:table>
      <text:h text:style-name="P117" text:outline-level="2"><text:bookmark-start text:name="__RefHeading___Toc710_2238994884"/>sessions<text:bookmark-end text:name="__RefHeading___Toc710_2238994884"/></text:h>
      <text:h text:style-name="P102" text:outline-level="3"><text:bookmark-start text:name="__RefHeading___Toc712_2238994884"/>new.html.erb<text:bookmark-end text:name="__RefHeading___Toc712_2238994884"/></text:h>
      <table:table table:name="Table31" table:style-name="Table31">
        <table:table-column table:style-name="Table31.A"/>
        <table:table-row>
          <table:table-cell table:style-name="Table31.A1" office:value-type="string">
            <text:p text:style-name="P32">&lt;% <text:s/>provide(:title, <text:s/>"Log <text:s/>in") <text:s/>%&gt;</text:p>
            <text:p text:style-name="P32">&lt;h1&gt;Log <text:s/>in&lt;/h1&gt;</text:p>
            <text:p text:style-name="P32"/>
            <text:p text:style-name="P32">&lt;div <text:s/>class="row"&gt;</text:p>
            <text:p text:style-name="P32"><text:s text:c="4"/>&lt;div <text:s/>class="col-md-6 <text:s/>col-md-offset-3"&gt;</text:p>
            <text:p text:style-name="P32"><text:s text:c="8"/>&lt;%= <text:s/><text:span text:style-name="T6">form_for</text:span>(<text:span text:style-name="T6">:session</text:span>, <text:s/>url: <text:s/>login_path) <text:s/>do <text:s/>|f| <text:s/>%&gt;</text:p>
            <text:p text:style-name="P32"><text:s text:c="12"/>&lt;%= <text:s/>f.label <text:s/><text:span text:style-name="T51"><text:s text:c="22"/></text:span>:email <text:s/>%&gt;</text:p>
            <text:p text:style-name="P32"><text:s text:c="12"/>&lt;%= <text:s/>f.email_field <text:s text:c="9"/><text:span text:style-name="T51"><text:s text:c="2"/></text:span>:email, <text:s text:c="9"/><text:span text:style-name="T51"><text:s text:c="6"/></text:span>class: <text:s/>"form-control" <text:s/>%&gt;</text:p>
            <text:p text:style-name="P32"/>
            <text:p text:style-name="P32"><text:s text:c="12"/>&lt;%= <text:s/>f.label <text:s/><text:span text:style-name="T51"><text:s text:c="22"/></text:span>:password <text:s/>%&gt;</text:p>
            <text:p text:style-name="P32"><text:s text:c="12"/>&lt;%= <text:s/>link_to <text:s/><text:span text:style-name="T54"><text:s text:c="22"/></text:span>"(forgot <text:s/>password)"<text:span text:style-name="T54">, <text:s/></text:span>new_password_reset_path <text:s/>%&gt;</text:p>
            <text:p text:style-name="P32"><text:s text:c="12"/>&lt;%= <text:s/>f.password_field <text:s text:c="5"/>:password, <text:s text:c="5"/><text:span text:style-name="T51"><text:s text:c="4"/></text:span>class: <text:s/>"form-control" <text:s/>%&gt;</text:p>
            <text:p text:style-name="P32"/>
            <text:p text:style-name="P32"><text:s text:c="12"/>&lt;%= <text:s/>f.label <text:s/><text:span text:style-name="T51"><text:s text:c="22"/></text:span>:remember_me, <text:s text:c="3"/>class: <text:s/>"checkbox <text:s/>inline" <text:s/>do <text:s/>%&gt;</text:p>
            <text:p text:style-name="P32"><text:s text:c="12"/><text:span text:style-name="T51"><text:s text:c="4"/></text:span>&lt;%= <text:s/>f.check_box <text:s text:c="3"/><text:span text:style-name="T51"><text:s text:c="8"/></text:span>:remember_me <text:s/>%&gt;</text:p>
            <text:p text:style-name="P32"><text:soft-page-break/><text:s text:c="12"/><text:span text:style-name="T51"><text:s text:c="4"/></text:span>&lt;span&gt;Remember <text:s/>me <text:s/>in <text:s/>this <text:s/>computer&lt;/span&gt;</text:p>
            <text:p text:style-name="P32"><text:s text:c="8"/><text:span text:style-name="T51"><text:s text:c="4"/></text:span>&lt;% <text:s/>end <text:s/>%&gt;</text:p>
            <text:p text:style-name="P32"/>
            <text:p text:style-name="P32"><text:s text:c="12"/>&lt;%= <text:s/>f.submit <text:s/><text:span text:style-name="T52"><text:s text:c="20"/></text:span>"Log <text:s/>in", <text:s text:c="5"/><text:span text:style-name="T51"><text:s text:c="6"/></text:span>class: <text:s/>"btn <text:s/>btn-primary" <text:s/>%&gt;</text:p>
            <text:p text:style-name="P32"><text:s text:c="8"/>&lt;% <text:s/>end <text:s/>%&gt;</text:p>
            <text:p text:style-name="P32"/>
            <text:p text:style-name="P32"><text:s text:c="8"/>&lt;p&gt;New <text:s/>user? <text:s/>&lt;%= <text:s/>link_to <text:s/>"Sign <text:s/>up <text:s/>now!",signup_path <text:s/>%&gt;&lt;/p&gt;</text:p>
            <text:p text:style-name="P32"><text:s text:c="4"/>&lt;/div&gt;</text:p>
            <text:p text:style-name="P32">&lt;/div&gt;</text:p>
          </table:table-cell>
        </table:table-row>
      </table:table>
      <text:h text:style-name="P117" text:outline-level="2"><text:bookmark-start text:name="__RefHeading___Toc714_2238994884"/>shared<text:bookmark-end text:name="__RefHeading___Toc714_2238994884"/></text:h>
      <text:h text:style-name="P102" text:outline-level="3"><text:bookmark-start text:name="__RefHeading___Toc716_2238994884"/>_error_messages.html.erb<text:bookmark-end text:name="__RefHeading___Toc716_2238994884"/></text:h>
      <table:table table:name="Table32" table:style-name="Table32">
        <table:table-column table:style-name="Table32.A"/>
        <table:table-row>
          <table:table-cell table:style-name="Table32.A1" office:value-type="string">
            <text:p text:style-name="P32">&lt;% <text:s/>if <text:s/><text:span text:style-name="T6">@user.errors.any? <text:s/></text:span>%&gt;</text:p>
            <text:p text:style-name="P32"><text:s text:c="4"/>&lt;div <text:s/>id="error_explanation"&gt;</text:p>
            <text:p text:style-name="P32"><text:s text:c="8"/>&lt;div <text:s/>class="alert <text:s/>alert-danger"&gt;</text:p>
            <text:p text:style-name="P32"><text:s text:c="12"/>The <text:s/>form <text:s/>contains <text:s/>&lt;%= <text:s/>pluralize(<text:span text:style-name="T6">@user.errors.count</text:span>, <text:s/>"error") <text:s/>%&gt;.</text:p>
            <text:p text:style-name="P32"><text:s text:c="8"/>&lt;/div&gt;</text:p>
            <text:p text:style-name="P32"><text:s text:c="8"/>&lt;ul&gt;</text:p>
            <text:p text:style-name="P32"><text:s text:c="12"/>&lt;% <text:s/><text:span text:style-name="T6">@user.errors.full_messages.each</text:span> <text:s/>do <text:s/>|msg| <text:s/>%&gt;</text:p>
            <text:p text:style-name="P32"><text:s text:c="16"/>&lt;li&gt;&lt;%= <text:s/>msg <text:s/>%&gt;&lt;/li&gt;</text:p>
            <text:p text:style-name="P32"><text:s text:c="12"/>&lt;% <text:s/>end <text:s/>%&gt;</text:p>
            <text:p text:style-name="P32"><text:s text:c="8"/>&lt;/ul&gt;</text:p>
            <text:p text:style-name="P32"><text:s text:c="4"/>&lt;/div&gt;</text:p>
            <text:p text:style-name="P32">&lt;% <text:s/>end <text:s/>%&gt;</text:p>
          </table:table-cell>
        </table:table-row>
      </table:table>
      <text:h text:style-name="P117" text:outline-level="2"><text:bookmark-start text:name="__RefHeading___Toc718_2238994884"/>password_resets<text:bookmark-end text:name="__RefHeading___Toc718_2238994884"/></text:h>
      <text:h text:style-name="P102" text:outline-level="3"><text:bookmark-start text:name="__RefHeading___Toc720_2238994884"/>new.html.erb<text:bookmark-end text:name="__RefHeading___Toc720_2238994884"/></text:h>
      <table:table table:name="Table33" table:style-name="Table33">
        <table:table-column table:style-name="Table33.A"/>
        <table:table-row>
          <table:table-cell table:style-name="Table33.A1" office:value-type="string">
            <text:p text:style-name="P32">&lt;% <text:s/>provide(:title, <text:s/>"Forgot <text:s/>password") <text:s/>%&gt;</text:p>
            <text:p text:style-name="P32">&lt;h1&gt;Forgot <text:s/>password&lt;/h1&gt;</text:p>
            <text:p text:style-name="P32"/>
            <text:p text:style-name="P32">&lt;div <text:s/>class="row"&gt;</text:p>
            <text:p text:style-name="P32"><text:s text:c="4"/>&lt;div <text:s/>class="col-md-6 <text:s/>col-md-offset-3"&gt;</text:p>
            <text:p text:style-name="P32"><text:s text:c="8"/>&lt;%= <text:s/><text:span text:style-name="T6">form_for</text:span>(<text:span text:style-name="T6">:password_reset</text:span>, <text:s/>url: <text:s/>password_resets_path) <text:s/>do <text:s/>|f| <text:s/>%&gt;</text:p>
            <text:p text:style-name="P32"><text:s text:c="12"/>&lt;%= <text:s/>f.label <text:s/><text:span text:style-name="T52"><text:s text:c="12"/></text:span>:email <text:s/>%&gt;</text:p>
            <text:p text:style-name="P32"><text:s text:c="12"/>&lt;%= <text:s/>f.email_field <text:s/>:email, <text:s/><text:span text:style-name="T52"><text:s text:c="4"/></text:span>class: <text:s/>'form-control' <text:s/>%&gt;</text:p>
            <text:p text:style-name="P32"><text:s text:c="12"/>&lt;%= <text:s/>f.submit <text:s/><text:span text:style-name="T52"><text:s text:c="10"/></text:span>"Submit", <text:s/>class: <text:s/>"btn <text:s/>btn-primary" <text:s/>%&gt;</text:p>
            <text:p text:style-name="P32"><text:s text:c="8"/>&lt;% <text:s/>end <text:s/>%&gt;</text:p>
            <text:p text:style-name="P32"><text:s text:c="4"/>&lt;/div&gt;</text:p>
            <text:p text:style-name="P32">&lt;/div&gt;</text:p>
          </table:table-cell>
        </table:table-row>
      </table:table>
      <text:h text:style-name="Heading_20_3" text:outline-level="3"><text:bookmark-start text:name="__RefHeading___Toc722_2238994884"/>edit.html.erb<text:bookmark-end text:name="__RefHeading___Toc722_2238994884"/></text:h>
      <table:table table:name="Table34" table:style-name="Table34">
        <table:table-column table:style-name="Table34.A"/>
        <table:table-row>
          <table:table-cell table:style-name="Table34.A1" office:value-type="string">
            <text:p text:style-name="P32">&lt;% <text:s/>provide(:title, <text:s/>"Reset <text:s/>password") <text:s/>%&gt;</text:p>
            <text:p text:style-name="P32">&lt;h1&gt;Reset <text:s/>password&lt;/h1&gt;</text:p>
            <text:p text:style-name="P32"/>
            <text:p text:style-name="P32">&lt;div <text:s/>class="row"&gt;</text:p>
            <text:p text:style-name="P32"><text:s text:c="4"/>&lt;div <text:s/>class="col-md-6 <text:s/>col-md-offset-3"&gt;</text:p>
            <text:p text:style-name="P32"><text:s text:c="8"/>&lt;%= <text:s/><text:span text:style-name="T6">form_for</text:span>(<text:span text:style-name="T6">@user</text:span>, <text:s/>url: <text:s/>password_reset_path(params[:id])) <text:s/>do <text:s/>|f| <text:s/>%&gt;</text:p>
            <text:p text:style-name="P32"><text:s text:c="12"/>&lt;%= <text:s/>render <text:s/>'shared/error_messages' <text:s/>%&gt;</text:p>
            <text:p text:style-name="P32"><text:s text:c="12"/>&lt;%= <text:s/>hidden_field_tag <text:s/>:email, <text:s/><text:span text:style-name="T6">@user.email</text:span> <text:s/>%&gt;</text:p>
            <text:p text:style-name="P32"/>
            <text:p text:style-name="P32"><text:s text:c="12"/>&lt;%= <text:s/>f.label <text:s/><text:span text:style-name="T55"><text:s text:c="18"/></text:span>:password <text:s/>%&gt;</text:p>
            <text:p text:style-name="P32"><text:s text:c="12"/>&lt;%= <text:s/>f.password_field <text:s/>:password, <text:s/><text:span text:style-name="T55"><text:s text:c="26"/></text:span>class: <text:s/>'form-control' <text:s/>%&gt;</text:p>
            <text:p text:style-name="P32"><text:soft-page-break/></text:p>
            <text:p text:style-name="P32"><text:s text:c="12"/>&lt;%= <text:s/>f.label <text:s/><text:span text:style-name="T55"><text:s text:c="18"/></text:span>:password_confirmation, <text:s/>"Confirmation" <text:s/>%&gt;</text:p>
            <text:p text:style-name="P32"><text:s text:c="12"/>&lt;%= <text:s/>f.password_field <text:s/>:password_confirmation, <text:s/>class: <text:s/>'form-control' <text:s/>%&gt;</text:p>
            <text:p text:style-name="P32"/>
            <text:p text:style-name="P32"><text:s text:c="12"/>&lt;%= <text:s/>f.submit <text:s/><text:span text:style-name="T55"><text:s text:c="16"/></text:span>"Update <text:s/>password", <text:s/><text:span text:style-name="T55"><text:s text:c="10"/></text:span>class: <text:s/>"btn <text:s/>btn-primary" <text:s/>%&gt;</text:p>
            <text:p text:style-name="P32"><text:s text:c="8"/>&lt;% <text:s/>end <text:s/>%&gt;</text:p>
            <text:p text:style-name="P32"><text:s text:c="4"/>&lt;/div&gt;</text:p>
            <text:p text:style-name="P32">&lt;/div&gt;</text:p>
          </table:table-cell>
        </table:table-row>
      </table:table>
      <text:h text:style-name="P118" text:outline-level="2"/>
      <text:h text:style-name="P124" text:outline-level="2"><text:bookmark-start text:name="__RefHeading___Toc732_2238994884"/>user_mailer<text:bookmark-end text:name="__RefHeading___Toc732_2238994884"/></text:h>
      <text:h text:style-name="P102" text:outline-level="3"><text:bookmark-start text:name="__RefHeading___Toc734_2238994884"/>account_activation.html.erb <text:s text:c="3"/><text:bookmark-end text:name="__RefHeading___Toc734_2238994884"/></text:h>
      <table:table table:name="Table35" table:style-name="Table35">
        <table:table-column table:style-name="Table35.A"/>
        <table:table-row>
          <table:table-cell table:style-name="Table35.A1" office:value-type="string">
            <text:p text:style-name="P32">&lt;h1&gt;Sample <text:s/>App <text:s/>activation&lt;/h1&gt;</text:p>
            <text:p text:style-name="P32"/>
            <text:p text:style-name="P32">&lt;p&gt;Hi <text:s/>&lt;%= <text:s/><text:span text:style-name="T6">@user.name</text:span> <text:s/>%&gt;,&lt;/p&gt;</text:p>
            <text:p text:style-name="P32"/>
            <text:p text:style-name="P32">&lt;p&gt;<text:span text:style-name="T14">Welcome <text:s/>to <text:s/>the <text:s/>Sample <text:s/>App! <text:s/>Click <text:s/>on <text:s/>the <text:s/>link <text:s/>below <text:s/>to <text:s/>activate <text:s/>your <text:s/>account:</text:span>&lt;/p&gt;</text:p>
            <text:p text:style-name="P32"/>
            <text:p text:style-name="P32">&lt;%= <text:s/>link_to <text:s/>"Activate", <text:s/>edit_account_activation_url(<text:span text:style-name="T6">@user.activation_token</text:span>,</text:p>
            <text:p text:style-name="P33"><text:s text:c="104"/>email: <text:s/><text:span text:style-name="T6">@user.email</text:span>) <text:s/>%&gt;</text:p>
          </table:table-cell>
        </table:table-row>
      </table:table>
      <text:h text:style-name="Heading_20_3" text:outline-level="3"><text:bookmark-start text:name="__RefHeading___Toc736_2238994884"/>account_activation.text.erb<text:bookmark-end text:name="__RefHeading___Toc736_2238994884"/></text:h>
      <table:table table:name="Table36" table:style-name="Table36">
        <table:table-column table:style-name="Table36.A"/>
        <table:table-row>
          <table:table-cell table:style-name="Table36.A1" office:value-type="string">
            <text:p text:style-name="P32">Hi <text:s/>&lt;%= <text:s/><text:span text:style-name="T6">@user.name</text:span> <text:s/>%&gt;,</text:p>
            <text:p text:style-name="P32"/>
            <text:p text:style-name="P32">Welcome <text:s/>to <text:s/>the <text:s/>Sample <text:s/>App! <text:s/>Click <text:s/>on <text:s/>the <text:s/>link <text:s/>below <text:s/>to <text:s/>activate <text:s/>your <text:s/>account:</text:p>
            <text:p text:style-name="P32"/>
            <text:p text:style-name="P32">&lt;%= <text:s/>edit_account_activation_url(<text:span text:style-name="T6">@user.activation_token</text:span>, <text:s/>email: <text:s/><text:span text:style-name="T6">@user.email</text:span>) <text:s/>%&gt;</text:p>
          </table:table-cell>
        </table:table-row>
      </table:table>
      <text:h text:style-name="Heading_20_3" text:outline-level="3"><text:bookmark-start text:name="__RefHeading___Toc738_2238994884"/>password_reset.html.erb<text:bookmark-end text:name="__RefHeading___Toc738_2238994884"/></text:h>
      <table:table table:name="Table37" table:style-name="Table37">
        <table:table-column table:style-name="Table37.A"/>
        <table:table-row>
          <table:table-cell table:style-name="Table37.A1" office:value-type="string">
            <text:p text:style-name="P32">&lt;h1&gt;Password <text:s/>reset&lt;/h1&gt;</text:p>
            <text:p text:style-name="P32"/>
            <text:p text:style-name="P32">&lt;p&gt;To <text:s/>reset <text:s/>your <text:s/>password <text:s/>click <text:s/>the <text:s/>link <text:s/>below:&lt;/p&gt;</text:p>
            <text:p text:style-name="P32"/>
            <text:p text:style-name="P32">&lt;%= <text:s/>link_to <text:s/>"Reset <text:s/>password", <text:s/>edit_password_reset_url(<text:span text:style-name="T6">@user.reset_token</text:span>, <text:s/></text:p>
            <text:p text:style-name="P32"><text:s text:c="108"/>email: <text:s/><text:span text:style-name="T6">@user.email</text:span>) <text:s/>%&gt;</text:p>
            <text:p text:style-name="P32">&lt;p&gt;This <text:s/>link <text:s/>will <text:s/>expire <text:s/>in <text:s/>two <text:s/>hours.&lt;/p&gt;</text:p>
            <text:p text:style-name="P32"/>
            <text:p text:style-name="P32">&lt;p&gt;</text:p>
            <text:p text:style-name="P32"><text:s text:c="4"/><text:span text:style-name="T56">If <text:s/>you <text:s/>did <text:s/>not <text:s/>request <text:s/>your <text:s/>password <text:s/>to <text:s/>be <text:s/>reset, <text:s/>please <text:s/>ignore <text:s/>this <text:s/>email</text:span></text:p>
            <text:p text:style-name="P50"><text:s text:c="4"/>and <text:s/>your <text:s/>password <text:s/>will <text:s/>stay <text:s/>as <text:s/>it <text:s/>is.</text:p>
            <text:p text:style-name="P32">&lt;/p&gt; <text:s text:c="51"/></text:p>
          </table:table-cell>
        </table:table-row>
      </table:table>
      <text:h text:style-name="P102" text:outline-level="3"><text:bookmark-start text:name="__RefHeading___Toc740_2238994884"/>password_reset.text.erb<text:bookmark-end text:name="__RefHeading___Toc740_2238994884"/></text:h>
      <table:table table:name="Table38" table:style-name="Table38">
        <table:table-column table:style-name="Table38.A"/>
        <table:table-row>
          <table:table-cell table:style-name="Table38.A1" office:value-type="string">
            <text:p text:style-name="P32">To <text:s/>reset <text:s/>your <text:s/>password <text:s/>click <text:s/>the <text:s/>link <text:s/>below:</text:p>
            <text:p text:style-name="P32"/>
            <text:p text:style-name="P32">&lt;%= <text:s/>edit_password_reset_url(<text:span text:style-name="T6">@user.reset_token</text:span>, <text:s/>email: <text:s/><text:span text:style-name="T6">@user.email</text:span>) <text:s/>%&gt;</text:p>
            <text:p text:style-name="P32"/>
            <text:p text:style-name="P32">The <text:s/>link <text:s/>will <text:s/>expire <text:s/>in <text:s/>two <text:s/>hours.</text:p>
            <text:p text:style-name="P32"/>
            <text:p text:style-name="P50">If <text:s/>you <text:s/>did <text:s/>not <text:s/>request <text:s/>your <text:s/>password <text:s/>to <text:s/>be <text:s/>reset, <text:s/>please <text:s/>ignore <text:s/>this <text:s/>email</text:p>
            <text:p text:style-name="P50">and <text:s/>your <text:s/>password <text:s/>will <text:s/>stay <text:s/>as <text:s/>it <text:s/>is</text:p>
          </table:table-cell>
        </table:table-row>
      </table:table>
      <text:p text:style-name="P61"/>
      <text:h text:style-name="P85" text:outline-level="1"><text:bookmark-start text:name="__RefHeading___Toc772_2238994884"/>db<text:bookmark-end text:name="__RefHeading___Toc772_2238994884"/></text:h>
      <text:h text:style-name="P103" text:outline-level="3"><text:bookmark-start text:name="__RefHeading___Toc774_2238994884"/>schema.rb<text:bookmark-end text:name="__RefHeading___Toc774_2238994884"/></text:h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4">ActiveRecord::Schema.define(version: <text:s/>20170705083539) <text:s/>do</text:p>
            <text:p text:style-name="P34"/>
            <text:p text:style-name="P34"><text:s text:c="4"/>create_table <text:s/>"users", <text:s/>force: <text:s/>:cascade <text:s/>do <text:s/>|t|</text:p>
            <text:p text:style-name="P34"><text:s text:c="8"/>t.string <text:s text:c="5"/>"name"</text:p>
            <text:p text:style-name="P34"><text:s text:c="8"/>t.string <text:s text:c="5"/>"email"<text:span text:style-name="T58"> <text:s/></text:span></text:p>
            <text:p text:style-name="P34"><text:s text:c="8"/>t.datetime <text:s/>"created_at", <text:s text:c="13"/><text:span text:style-name="T58"><text:s text:c="2"/></text:span>null: <text:s/><text:span text:style-name="T58"><text:s text:c="6"/></text:span>false</text:p>
            <text:p text:style-name="P34"><text:s text:c="8"/>t.datetime <text:s/>"updated_at", <text:s text:c="15"/>null: <text:s/><text:span text:style-name="T58"><text:s text:c="6"/></text:span>false</text:p>
            <text:p text:style-name="P34"><text:s text:c="8"/>t.string <text:s text:c="5"/>"password_digest"</text:p>
            <text:p text:style-name="P34"><text:s text:c="8"/>t.string <text:s text:c="5"/>"remember_digest"</text:p>
            <text:p text:style-name="P34"><text:s text:c="8"/>t.boolean <text:s text:c="3"/>"admin", <text:s text:c="25"/>default: <text:s/>false</text:p>
            <text:p text:style-name="P34"><text:s text:c="8"/>t.string <text:s text:c="5"/>"activation_digest"</text:p>
            <text:p text:style-name="P34"><text:s text:c="8"/>t.boolean <text:s text:c="3"/>"activated", <text:s text:c="17"/>default: <text:s/>false</text:p>
            <text:p text:style-name="P34"><text:s text:c="8"/>t.datetime <text:s/>"activated_at"</text:p>
            <text:p text:style-name="P34"><text:s text:c="8"/>t.string <text:s text:c="5"/>"reset_digest"</text:p>
            <text:p text:style-name="P34"><text:s text:c="8"/>t.datetime <text:s/>"reset_sent_at"</text:p>
            <text:p text:style-name="P34"><text:s text:c="8"/>t.index <text:s/>["email"], <text:s/>name: <text:s/>"index_users_on_email", <text:s/>unique: <text:s/>true</text:p>
            <text:p text:style-name="P34"><text:s text:c="4"/>end</text:p>
            <text:p text:style-name="P34">end</text:p>
          </table:table-cell>
        </table:table-row>
      </table:table>
      <text:h text:style-name="P104" text:outline-level="3"><text:bookmark-start text:name="__RefHeading___Toc776_2238994884"/>seeds.rb<text:bookmark-end text:name="__RefHeading___Toc776_2238994884"/></text:h>
      <table:table table:name="Table40" table:style-name="Table40">
        <table:table-column table:style-name="Table40.A"/>
        <table:table-row>
          <table:table-cell table:style-name="Table40.A1" office:value-type="string">
            <text:p text:style-name="P35">User.create!( <text:s/>name: <text:s text:c="35"/>"Example <text:s/>User",</text:p>
            <text:p text:style-name="P35"><text:s text:c="28"/>email: <text:s text:c="33"/>"example@railstutorial.org",</text:p>
            <text:p text:style-name="P35"><text:s text:c="28"/>password: <text:s text:c="27"/>"foobar",</text:p>
            <text:p text:style-name="P35"><text:s text:c="28"/>password_confirmation: <text:s/>"foobar",</text:p>
            <text:p text:style-name="P35"><text:s text:c="28"/>admin: <text:s text:c="33"/>true,</text:p>
            <text:p text:style-name="P35"><text:s text:c="28"/>activated: <text:s text:c="25"/>true,</text:p>
            <text:p text:style-name="P35"><text:s text:c="28"/>activated_at: <text:s text:c="19"/>Time.zone.now)</text:p>
            <text:p text:style-name="P35"/>
            <text:p text:style-name="P35">99.times <text:s/>do <text:s/>|n|</text:p>
            <text:p text:style-name="P35"><text:s text:c="4"/>name <text:s text:c="9"/>= <text:s/>Faker::Name.name</text:p>
            <text:p text:style-name="P35"><text:s text:c="4"/>email <text:s text:c="7"/>= <text:s/>"example-#{n+1}@railstutorial.org"</text:p>
            <text:p text:style-name="P35"><text:s text:c="4"/>password <text:s/>= <text:s/>"password"</text:p>
            <text:p text:style-name="P35"><text:s text:c="4"/>User.create!(name: <text:s text:c="35"/>name,</text:p>
            <text:p text:style-name="P35"><text:s text:c="28"/>email: <text:s text:c="35"/>email,</text:p>
            <text:p text:style-name="P35"><text:s text:c="28"/>password: <text:s text:c="29"/>password,</text:p>
            <text:p text:style-name="P35"><text:s text:c="28"/>password_confirmation: <text:s text:c="3"/>password,</text:p>
            <text:p text:style-name="P35"><text:s text:c="28"/>activated: <text:s text:c="27"/>true,</text:p>
            <text:p text:style-name="P35"><text:s text:c="28"/>activated_at: <text:s text:c="21"/>Time.zone.now)</text:p>
            <text:p text:style-name="P35">end</text:p>
          </table:table-cell>
        </table:table-row>
      </table:table>
      <text:p text:style-name="P62"/>
      <text:h text:style-name="P82" text:outline-level="1"><text:bookmark-start text:name="__RefHeading___Toc786_2238994884"/>test<text:bookmark-end text:name="__RefHeading___Toc786_2238994884"/></text:h>
      <text:h text:style-name="P95" text:outline-level="3"><text:bookmark-start text:name="__RefHeading___Toc788_2238994884"/>test_helper.rb<text:bookmark-end text:name="__RefHeading___Toc788_2238994884"/></text:h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6">ENV['RAILS_ENV'] <text:s/>||= <text:s/>'test'</text:p>
            <text:p text:style-name="P36">require <text:s/>File.expand_path('../../config/environment', <text:s/>__FILE__)</text:p>
            <text:p text:style-name="P36">require <text:s/>'<text:span text:style-name="T6">rails/test_help</text:span>'</text:p>
            <text:p text:style-name="P36">require <text:s/>"<text:span text:style-name="T6">minitest/reporters</text:span>"</text:p>
            <text:p text:style-name="P36">Minitest::Reporters.use!</text:p>
            <text:p text:style-name="P36"/>
            <text:p text:style-name="P36">class <text:s/>ActiveSupport::TestCase</text:p>
            <text:p text:style-name="P36"><text:s text:c="4"/># <text:s/>Setup <text:s/>all <text:s/>fixtures <text:s/>in <text:s/>test/fixtures/*.yml <text:s/>for <text:s/>all <text:s/>tests <text:s/>in <text:s/>alphabetical <text:s/>order.</text:p>
            <text:p text:style-name="P36"><text:s text:c="4"/>fixtures <text:s/>:all</text:p>
            <text:p text:style-name="P36"><text:s text:c="4"/>include <text:s/>ApplicationHelper</text:p>
            <text:p text:style-name="P36"/>
            <text:p text:style-name="P36"><text:s text:c="4"/># <text:s/>returns <text:s/>true <text:s/>if <text:s/>the <text:s/>user <text:s/>is <text:s/>logged <text:s/>in</text:p>
            <text:p text:style-name="P36"><text:s text:c="4"/>def <text:s/><text:span text:style-name="T6">is_logged_in?</text:span></text:p>
            <text:p text:style-name="P36"><text:s text:c="8"/>!session[:user_id].nil?</text:p>
            <text:p text:style-name="P36"><text:s text:c="4"/>end</text:p>
            <text:p text:style-name="P36"/>
            <text:p text:style-name="P36"><text:s text:c="4"/># <text:s/>logs <text:s/>in <text:s/>as <text:s/>a <text:s/>particular <text:s/>user</text:p>
            <text:p text:style-name="P36"><text:s text:c="4"/>def <text:s/><text:span text:style-name="T6">log_in_as</text:span>(user)</text:p>
            <text:p text:style-name="P36"><text:s text:c="8"/>session[:user_id] <text:s/>= <text:s/>user.id</text:p>
            <text:p text:style-name="P36"><text:s text:c="4"/>end</text:p>
            <text:p text:style-name="P36">end</text:p>
            <text:p text:style-name="P36">class <text:s/>ActionDispatch::IntegrationTest</text:p>
            <text:p text:style-name="P51"><text:s text:c="2"/>#<text:span text:style-name="T4"> <text:s/>Because <text:s/>it’s <text:s/>located <text:s/>inside <text:s/>the <text:s/>ActionDispatch::IntegrationTest <text:s/>class, <text:s/></text:span></text:p>
            <text:p text:style-name="P36"><text:s text:c="2"/><text:span text:style-name="T59"># <text:s/></text:span>this <text:s/>is <text:s/>the <text:s/>version <text:s/>of <text:s/>log_in_as <text:s/>that <text:s/>will <text:s/>be <text:s/>called <text:s/>inside <text:s/>integration <text:s/>tests.</text:p>
            <text:p text:style-name="P36"/>
            <text:p text:style-name="P36"><text:s text:c="4"/># <text:s/>logs <text:s/>in <text:s/>as <text:s/>a <text:s/>particular <text:s/>user</text:p>
            <text:p text:style-name="P36"><text:s text:c="4"/>def <text:s/><text:span text:style-name="T6">log_in_as</text:span>(user, <text:s/>password: <text:s/>'password', <text:s/>remember_me: <text:s/>'1')</text:p>
            <text:p text:style-name="P36"><text:s text:c="8"/>post <text:s/>login_path, <text:s/>params: <text:s/></text:p>
            <text:p text:style-name="P36"><text:s text:c="8"/>{ <text:s/>session: <text:s/>{ <text:s/>email: <text:s/>user.email, <text:s/>password: <text:s/>password,remember_me: <text:s/>remember_me}}</text:p>
            <text:p text:style-name="P36"><text:s text:c="4"/>end</text:p>
            <text:p text:style-name="P36">end</text:p>
          </table:table-cell>
        </table:table-row>
      </table:table>
      <text:h text:style-name="P119" text:outline-level="2"><text:bookmark-start text:name="__RefHeading___Toc814_2238994884"/>fixtures<text:bookmark-end text:name="__RefHeading___Toc814_2238994884"/></text:h>
      <text:h text:style-name="P105" text:outline-level="3"><text:bookmark-start text:name="__RefHeading___Toc816_2238994884"/>users.yml<text:bookmark-end text:name="__RefHeading___Toc816_2238994884"/></text:h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8">michael:</text:p>
            <text:p text:style-name="P38"><text:s text:c="4"/>name: <text:s text:c="25"/>Michael <text:s/>Example</text:p>
            <text:p text:style-name="P38"><text:s text:c="4"/>email: <text:s text:c="23"/>michael@example.com</text:p>
            <text:p text:style-name="P38"><text:s text:c="4"/>password_digest: <text:s text:c="3"/>&lt;%= <text:s/>User.digest('password') <text:s/>%&gt;</text:p>
            <text:p text:style-name="P38"><text:s text:c="4"/>admin: <text:s text:c="23"/>true</text:p>
            <text:p text:style-name="P38"><text:s text:c="4"/>activated: <text:s text:c="15"/>true</text:p>
            <text:p text:style-name="P38"><text:s text:c="4"/>activated_at: <text:s text:c="9"/>&lt;%= <text:s/>Time.zone.now <text:s/>%&gt;</text:p>
            <text:p text:style-name="P38"/>
            <text:p text:style-name="P38">&lt;% <text:s/>30.times <text:s/>do <text:s/>|n| <text:s/>%&gt;</text:p>
            <text:p text:style-name="P38">user_&lt;%= <text:s/>n <text:s/>%&gt;:</text:p>
            <text:p text:style-name="P38"><text:s text:c="4"/>name: <text:s text:c="25"/>&lt;%= <text:s/>"User <text:s/>#{n}" <text:s/>%&gt;</text:p>
            <text:p text:style-name="P38"><text:s text:c="4"/>email: <text:s text:c="23"/>&lt;%= <text:s/>"user-#{n}@example.com" <text:s/>%&gt;</text:p>
            <text:p text:style-name="P38"><text:s text:c="4"/>password_digest: <text:s text:c="3"/>&lt;%= <text:s/>User.digest('password') <text:s/>%&gt;</text:p>
            <text:p text:style-name="P38"><text:soft-page-break/><text:s text:c="4"/>activated: <text:s text:c="15"/>true</text:p>
            <text:p text:style-name="P38"><text:s text:c="4"/>activated_at: <text:s text:c="9"/>&lt;%= <text:s/>Time.zone.now <text:s/>%&gt;</text:p>
            <text:p text:style-name="P38">&lt;% <text:s/>end <text:s/>%&gt; <text:s/></text:p>
          </table:table-cell>
        </table:table-row>
      </table:table>
      <text:h text:style-name="P119" text:outline-level="2"><text:bookmark-start text:name="__RefHeading___Toc818_2238994884"/>helpers<text:bookmark-end text:name="__RefHeading___Toc818_2238994884"/></text:h>
      <text:h text:style-name="P105" text:outline-level="3"><text:bookmark-start text:name="__RefHeading___Toc820_2238994884"/>application_helper_test.rb<text:bookmark-end text:name="__RefHeading___Toc820_2238994884"/></text:h>
      <table:table table:name="Table49" table:style-name="Table49">
        <table:table-column table:style-name="Table49.A"/>
        <table:table-row>
          <table:table-cell table:style-name="Table49.A1" office:value-type="string">
            <text:p text:style-name="P38">require <text:s/>'<text:span text:style-name="T6">test_helper</text:span>'</text:p>
            <text:p text:style-name="P38"/>
            <text:p text:style-name="P38">class <text:s/>ApplicationHelperTest <text:s/>&lt; <text:s/>ActionView::TestCase</text:p>
            <text:p text:style-name="P38"><text:s text:c="4"/>test <text:s/>"<text:span text:style-name="T6">full <text:s/>title <text:s/>helper</text:span>" <text:s/>do</text:p>
            <text:p text:style-name="P38"><text:s text:c="8"/>assert_equal <text:s/>full_title, <text:s text:c="21"/>"Ruby <text:s/>on <text:s/>Rails <text:s/>Tutorial <text:s/>Sample <text:s/>App"</text:p>
            <text:p text:style-name="P38"><text:s text:c="8"/>assert_equal <text:s/>full_title("Help"), <text:s text:c="5"/>"Help <text:s/>| <text:s/>Ruby <text:s/>on <text:s/>Rails <text:s/>Tutorial <text:s/>Sample <text:s/>App"</text:p>
            <text:p text:style-name="P38"/>
            <text:p text:style-name="P38"><text:s text:c="4"/>end</text:p>
            <text:p text:style-name="P38">end</text:p>
          </table:table-cell>
        </table:table-row>
      </table:table>
      <text:h text:style-name="P105" text:outline-level="3"><text:bookmark-start text:name="__RefHeading___Toc822_2238994884"/>sessions_helper_test.rb<text:bookmark-end text:name="__RefHeading___Toc822_2238994884"/></text:h>
      <table:table table:name="Table50" table:style-name="Table50">
        <table:table-column table:style-name="Table50.A"/>
        <table:table-row>
          <table:table-cell table:style-name="Table50.A1" office:value-type="string">
            <text:p text:style-name="P38">require <text:s/>'<text:span text:style-name="T6">test_helper</text:span>'</text:p>
            <text:p text:style-name="P38"/>
            <text:p text:style-name="P38">class <text:s/>SessionsHelperTest <text:s/>&lt; <text:s/>ActionView::TestCase</text:p>
            <text:p text:style-name="P38"><text:s text:c="4"/>def <text:s/><text:span text:style-name="T6">setup</text:span></text:p>
            <text:p text:style-name="P38"><text:s text:c="8"/>@user <text:s/>= <text:s/>users(:michael)</text:p>
            <text:p text:style-name="P38"><text:s text:c="8"/>remember(@user)</text:p>
            <text:p text:style-name="P38"><text:s text:c="4"/>end</text:p>
            <text:p text:style-name="P38"/>
            <text:p text:style-name="P38"><text:s text:c="4"/>test <text:s/>"<text:span text:style-name="T6">current_user <text:s/>returns <text:s/>right <text:s/>user <text:s/>when <text:s/>session <text:s/>is <text:s/>nil</text:span>" <text:s/>do</text:p>
            <text:p text:style-name="P38"><text:s text:c="8"/>assert_equal <text:s/>@user, <text:s/>current_user</text:p>
            <text:p text:style-name="P38"><text:s text:c="4"/>end</text:p>
            <text:p text:style-name="P38"/>
            <text:p text:style-name="P38"><text:s text:c="4"/>test <text:s/>"<text:span text:style-name="T6">current_user <text:s/>returns <text:s/>nil <text:s/>when <text:s/>remember <text:s/>digest <text:s/>is <text:s/>wrong</text:span>" <text:s/>do</text:p>
            <text:p text:style-name="P38"><text:s text:c="8"/>@user.update_attribute(:remember_digest, <text:s/>User.digest(User.new_token))</text:p>
            <text:p text:style-name="P38"><text:s text:c="8"/>assert_nil <text:s/>current_user</text:p>
            <text:p text:style-name="P38"><text:s text:c="4"/>end</text:p>
            <text:p text:style-name="P38">end <text:s text:c="7"/></text:p>
          </table:table-cell>
        </table:table-row>
      </table:table>
      <text:h text:style-name="P115" text:outline-level="2"/>
      <text:h text:style-name="P125" text:outline-level="2"><text:bookmark-start text:name="__RefHeading___Toc790_2238994884"/>controllers<text:bookmark-end text:name="__RefHeading___Toc790_2238994884"/></text:h>
      <text:h text:style-name="P95" text:outline-level="3"><text:bookmark-start text:name="__RefHeading___Toc792_2238994884"/>sessions_controller_test.rb<text:bookmark-end text:name="__RefHeading___Toc792_2238994884"/></text:h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6">require <text:s/>'<text:span text:style-name="T6">test_helper</text:span>'</text:p>
            <text:p text:style-name="P36"/>
            <text:p text:style-name="P36">class <text:s/>SessionsControllerTest <text:s/>&lt; <text:s/>ActionDispatch::IntegrationTest</text:p>
            <text:p text:style-name="P36"><text:s text:c="4"/>test <text:s/>"<text:span text:style-name="T6">should <text:s/>get <text:s/>new</text:span>" <text:s/>do</text:p>
            <text:p text:style-name="P36"><text:s text:c="8"/>get <text:s/>login_path</text:p>
            <text:p text:style-name="P36"><text:s text:c="8"/>assert_response <text:s/>:success</text:p>
            <text:p text:style-name="P36"><text:s text:c="4"/>end</text:p>
            <text:p text:style-name="P36">end</text:p>
          </table:table-cell>
        </table:table-row>
      </table:table>
      <text:h text:style-name="P95" text:outline-level="3"><text:bookmark-start text:name="__RefHeading___Toc794_2238994884"/>static_pages_controller_test.rb<text:bookmark-end text:name="__RefHeading___Toc794_2238994884"/></text:h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6">require <text:s/>'<text:span text:style-name="T6">test_helper</text:span>'</text:p>
            <text:p text:style-name="P36"/>
            <text:p text:style-name="P36">class <text:s/>StaticPagesControllerTest <text:s/>&lt; <text:s/>ActionDispatch::IntegrationTest</text:p>
            <text:p text:style-name="P36"><text:s text:c="4"/>def <text:s/><text:span text:style-name="T6">setup</text:span></text:p>
            <text:p text:style-name="P36"><text:s text:c="8"/>@base_title <text:s/>= <text:s/>"| <text:s/>Ruby <text:s/>on <text:s/>Rails <text:s/>Tutorial <text:s/>Sample <text:s/>App"</text:p>
            <text:p text:style-name="P36"><text:s text:c="4"/>end</text:p>
            <text:p text:style-name="P36"/>
            <text:p text:style-name="P36"><text:s text:c="4"/>test <text:s/>"<text:span text:style-name="T6">should <text:s/>get <text:s/>home</text:span>" <text:s/>do</text:p>
            <text:p text:style-name="P36"><text:s text:c="8"/>get <text:s/>root_path</text:p>
            <text:p text:style-name="P36"><text:s text:c="8"/>assert_response <text:s/>:success</text:p>
            <text:p text:style-name="P36"><text:s text:c="8"/>assert_select <text:s/>"title", <text:s/>@base_title[2..-1]</text:p>
            <text:p text:style-name="P36"><text:s text:c="4"/>end</text:p>
            <text:p text:style-name="P36"/>
            <text:p text:style-name="P36"><text:s text:c="4"/>test <text:s/>"<text:span text:style-name="T6">should <text:s/>get <text:s/>help</text:span>" <text:s/>do</text:p>
            <text:p text:style-name="P36"><text:s text:c="8"/>get <text:s/>help_path</text:p>
            <text:p text:style-name="P36"><text:s text:c="8"/>assert_response <text:s/>:success</text:p>
            <text:p text:style-name="P36"><text:s text:c="8"/>assert_select <text:s/>"title", <text:s/>"Help <text:s/>#{@base_title}"</text:p>
            <text:p text:style-name="P36"><text:s text:c="4"/>end</text:p>
            <text:p text:style-name="P36"/>
            <text:p text:style-name="P36"><text:s text:c="4"/>test <text:s/>"<text:span text:style-name="T6">should <text:s/>get <text:s/>abou</text:span>t" <text:s/>do</text:p>
            <text:p text:style-name="P36"><text:s text:c="8"/>get <text:s/>about_path</text:p>
            <text:p text:style-name="P36"><text:s text:c="8"/>assert_response <text:s/>:success</text:p>
            <text:p text:style-name="P36"><text:s text:c="8"/>assert_select <text:s/>"title", <text:s/>"About <text:s/>#{@base_title}"</text:p>
            <text:p text:style-name="P36"><text:s text:c="4"/>end</text:p>
            <text:p text:style-name="P36"/>
            <text:p text:style-name="P36"><text:s text:c="4"/>test <text:s/>"<text:span text:style-name="T6">should <text:s/>get <text:s/>contacts</text:span>" <text:s/>do</text:p>
            <text:p text:style-name="P36"><text:s text:c="8"/>get <text:s/>contact_path</text:p>
            <text:p text:style-name="P36"><text:s text:c="8"/>assert_response <text:s/>:success</text:p>
            <text:p text:style-name="P36"><text:s text:c="8"/>assert_select <text:s/>"title", <text:s/>"Contact <text:s/>#{@base_title}"</text:p>
            <text:p text:style-name="P36"><text:s text:c="4"/>end</text:p>
            <text:p text:style-name="P36"/>
            <text:p text:style-name="P36">end</text:p>
          </table:table-cell>
        </table:table-row>
      </table:table>
      <text:h text:style-name="P120" text:outline-level="2"/>
      <text:h text:style-name="P112" text:outline-level="3"><text:bookmark-start text:name="__RefHeading___Toc838_2238994884"/>users_controller_test.rb<text:bookmark-end text:name="__RefHeading___Toc838_2238994884"/></text:h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7">require <text:s/>'<text:span text:style-name="T6">test_helper</text:span>'</text:p>
            <text:p text:style-name="P37"/>
            <text:p text:style-name="P37">class <text:s/>UsersControllerTest <text:s/>&lt; <text:s/>ActionDispatch::IntegrationTest</text:p>
            <text:p text:style-name="P37"><text:s text:c="4"/>def <text:s/><text:span text:style-name="T6">setup</text:span></text:p>
            <text:p text:style-name="P37"><text:s text:c="8"/>@user <text:s text:c="13"/>= <text:s/>users(:michael)</text:p>
            <text:p text:style-name="P37"><text:s text:c="8"/>@other_user <text:s/>= <text:s/>users(:archer)</text:p>
            <text:p text:style-name="P37"><text:s text:c="4"/>end</text:p>
            <text:p text:style-name="P37"/>
            <text:p text:style-name="P37"><text:s text:c="4"/>test <text:s/>"<text:span text:style-name="T6">should <text:s/>redirect <text:s/>index <text:s/>when <text:s/>not <text:s/>logged <text:s/>in</text:span>" <text:s/>do</text:p>
            <text:p text:style-name="P37"><text:s text:c="8"/>get <text:s/>users_path</text:p>
            <text:p text:style-name="P37"><text:s text:c="8"/>assert_redirected_to <text:s/>login_url</text:p>
            <text:p text:style-name="P37"><text:s text:c="4"/>end</text:p>
            <text:p text:style-name="P37"/>
            <text:p text:style-name="P37"><text:s text:c="4"/>test <text:s/>"<text:span text:style-name="T6">should <text:s/>get <text:s/>new</text:span>" <text:s/>do</text:p>
            <text:p text:style-name="P37"><text:s text:c="8"/>get <text:s/>signup_path</text:p>
            <text:p text:style-name="P37"><text:s text:c="8"/>assert_response <text:s/>:success</text:p>
            <text:p text:style-name="P37"><text:s text:c="4"/>end</text:p>
            <text:p text:style-name="P37"/>
            <text:p text:style-name="P37"><text:s text:c="4"/>test <text:s/>"<text:span text:style-name="T6">should <text:s/>not <text:s/>allow <text:s/>the <text:s/>admin <text:s/>attribute <text:s/>to <text:s/>be <text:s/>edited <text:s/>via <text:s/>THE <text:s/>WEB</text:span>" <text:s/>do</text:p>
            <text:p text:style-name="P37"><text:s text:c="8"/>log_in_as(@other_user)</text:p>
            <text:p text:style-name="P37"><text:s text:c="8"/>assert_not <text:s/>@other_user.admin?</text:p>
            <text:p text:style-name="P37"><text:s text:c="8"/>patch <text:s/>user_path(@other_user), <text:s/>params: <text:s/>{</text:p>
            <text:p text:style-name="P37"><text:s text:c="16"/>user: <text:s/>{ <text:s/>password: <text:s text:c="29"/>"password",</text:p>
            <text:p text:style-name="P37"><text:s text:c="32"/>password_confirmation: <text:s text:c="3"/>"password",</text:p>
            <text:p text:style-name="P37"><text:s text:c="32"/>admin: <text:s text:c="35"/>true <text:s/>} <text:s/>}</text:p>
            <text:p text:style-name="P37"><text:s text:c="8"/>assert_not <text:s/>@other_user.reload.admin?</text:p>
            <text:p text:style-name="P37"><text:s text:c="4"/>end</text:p>
            <text:p text:style-name="P37"/>
            <text:p text:style-name="P37"><text:s text:c="4"/>test <text:s/>"<text:span text:style-name="T6">should <text:s/>redirect <text:s/>destroy <text:s/>when <text:s/>not <text:s/>logged <text:s/>in</text:span>" <text:s/>do</text:p>
            <text:p text:style-name="P37"><text:s text:c="8"/>assert_no_difference <text:s/>"User.count" <text:s/>do</text:p>
            <text:p text:style-name="P37"><text:s text:c="12"/>delete <text:s/>user_path(@user)</text:p>
            <text:p text:style-name="P37"><text:s text:c="8"/>end</text:p>
            <text:p text:style-name="P37"><text:s text:c="8"/>assert_redirected_to <text:s/>login_url</text:p>
            <text:p text:style-name="P37"><text:s text:c="4"/>end</text:p>
            <text:p text:style-name="P37"/>
            <text:p text:style-name="P37"><text:s text:c="4"/>test <text:s/>"<text:span text:style-name="T6">should <text:s/>redirect <text:s/>destroy <text:s/>when <text:s/>logged <text:s/>in <text:s/>as <text:s/>a <text:s/>non-admin</text:span>" <text:s/>do</text:p>
            <text:p text:style-name="P37"><text:s text:c="8"/>log_in_as(@other_user)</text:p>
            <text:p text:style-name="P37"><text:s text:c="8"/>assert_no_difference <text:s/>"User.count" <text:s/>do</text:p>
            <text:p text:style-name="P37"><text:s text:c="12"/>delete <text:s/>user_path(@user)</text:p>
            <text:p text:style-name="P37"><text:s text:c="8"/>end</text:p>
            <text:p text:style-name="P37"><text:s text:c="8"/>assert_redirected_to <text:s/>root_url</text:p>
            <text:p text:style-name="P37"><text:s text:c="4"/>end</text:p>
            <text:p text:style-name="P37">end</text:p>
          </table:table-cell>
        </table:table-row>
      </table:table>
      <text:h text:style-name="P77" text:outline-level="2"/>
      <text:h text:style-name="P126" text:outline-level="2"><text:bookmark-start text:name="__RefHeading___Toc856_2238994884"/>models<text:bookmark-end text:name="__RefHeading___Toc856_2238994884"/></text:h>
      <text:h text:style-name="P106" text:outline-level="3"><text:bookmark-start text:name="__RefHeading___Toc858_2238994884"/>user_test.rb<text:bookmark-end text:name="__RefHeading___Toc858_2238994884"/></text:h>
      <table:table table:name="Table57" table:style-name="Table57">
        <table:table-column table:style-name="Table57.A"/>
        <table:table-row>
          <table:table-cell table:style-name="Table57.A1" office:value-type="string">
            <text:p text:style-name="P42">require <text:s/>'<text:span text:style-name="T6">test_helper</text:span>'</text:p>
            <text:p text:style-name="P42"/>
            <text:p text:style-name="P42">class <text:s/>UserTest <text:s/>&lt; <text:s/>ActiveSupport::TestCase</text:p>
            <text:p text:style-name="P42"><text:s text:c="4"/>def <text:s/><text:span text:style-name="T6">setup</text:span></text:p>
            <text:p text:style-name="P42"><text:s text:c="8"/>@user <text:s/>= <text:s/>User.new( <text:s text:c="13"/>name: <text:s/>"Example <text:s/>User", <text:s/></text:p>
            <text:p text:style-name="P42"><text:s text:c="52"/>email: <text:s/>"user@example.com",</text:p>
            <text:p text:style-name="P42"><text:s text:c="52"/>password: <text:s/>"foobar",</text:p>
            <text:p text:style-name="P42"><text:s text:c="20"/>password_confirmation: <text:s/>"foobar" <text:s text:c="23"/>)</text:p>
            <text:p text:style-name="P42"><text:s text:c="4"/>end</text:p>
            <text:p text:style-name="P42"/>
            <text:p text:style-name="P42"><text:s text:c="4"/>test <text:s/>"<text:span text:style-name="T6">should <text:s/>be <text:s/>valid</text:span>" <text:s/>do</text:p>
            <text:p text:style-name="P42"><text:s text:c="8"/>assert <text:s/>@user.valid?</text:p>
            <text:p text:style-name="P42"><text:s text:c="4"/>end</text:p>
            <text:p text:style-name="P42"/>
            <text:p text:style-name="P42"><text:s text:c="4"/>test <text:s/>"<text:span text:style-name="T6">name <text:s/>should <text:s/>be <text:s/>present</text:span>" <text:s/>do</text:p>
            <text:p text:style-name="P42"><text:s text:c="8"/>@user.name <text:s/>= <text:s/>" <text:s text:c="9"/>"</text:p>
            <text:p text:style-name="P42"><text:s text:c="8"/>assert_not <text:s/>@user.valid?</text:p>
            <text:p text:style-name="P42"><text:s text:c="4"/>end</text:p>
            <text:p text:style-name="P42"/>
            <text:p text:style-name="P42"><text:s text:c="4"/>test <text:s/>"<text:span text:style-name="T6">name <text:s/>should <text:s/>not <text:s/>be <text:s/>too <text:s/>long</text:span>" <text:s/>do</text:p>
            <text:p text:style-name="P42"><text:s text:c="8"/>@user.name <text:s/>= <text:s/>"a" <text:s/>* <text:s/>51</text:p>
            <text:p text:style-name="P42"><text:s text:c="8"/>assert_not <text:s/>@user.valid?</text:p>
            <text:p text:style-name="P42"><text:s text:c="4"/>end</text:p>
            <text:p text:style-name="P42"/>
            <text:p text:style-name="P42"><text:s text:c="4"/>test <text:s/>"<text:span text:style-name="T6">email <text:s/>should <text:s/>be <text:s/>present</text:span>" <text:s/>do</text:p>
            <text:p text:style-name="P42"><text:s text:c="8"/>@user.email <text:s/>= <text:s/>" <text:s text:c="11"/>"</text:p>
            <text:p text:style-name="P42"><text:s text:c="8"/>assert_not <text:s/>@user.valid?</text:p>
            <text:p text:style-name="P42"><text:s text:c="4"/>end</text:p>
            <text:p text:style-name="P42"/>
            <text:p text:style-name="P42"><text:s text:c="4"/>test <text:s/>"<text:span text:style-name="T6">email <text:s/>should <text:s/>not <text:s/>be <text:s/>too <text:s/>long</text:span>" <text:s/>do</text:p>
            <text:p text:style-name="P42"><text:s text:c="8"/>@user.email <text:s/>= <text:s/>"a" <text:s/>* <text:s/>244 <text:s/>+ <text:s/>"@example.com"</text:p>
            <text:p text:style-name="P42"><text:s text:c="8"/>assert_not <text:s/>@user.valid?</text:p>
            <text:p text:style-name="P42"><text:s text:c="4"/>end</text:p>
            <text:p text:style-name="P42"/>
            <text:p text:style-name="P42"><text:s text:c="4"/>test <text:s/>"<text:span text:style-name="T6">email <text:s/>validation <text:s/>should <text:s/>accept <text:s/>valid <text:s/>addresses</text:span>" <text:s/>do</text:p>
            <text:p text:style-name="P42"><text:s text:c="8"/>valid_addresses <text:s/>= <text:s/>[ <text:s text:c="3"/>"user@example.com", <text:s/></text:p>
            <text:p text:style-name="P42"><text:s text:c="48"/><text:span text:style-name="T60"><text:s text:c="2"/></text:span>"USER@foo.COM",</text:p>
            <text:p text:style-name="P42"><text:s text:c="50"/>"A_US-ER@foo.bar.org", <text:s/></text:p>
            <text:p text:style-name="P42"><text:s text:c="50"/>"first.last@foo.jp", <text:s/></text:p>
            <text:p text:style-name="P42"><text:s text:c="50"/>"alice+bob@baz.cn",</text:p>
            <text:p text:style-name="P42"><text:s text:c="50"/>"marco99@example.com" <text:s/>]</text:p>
            <text:p text:style-name="P42"><text:s text:c="8"/>valid_addresses.each <text:s/>do <text:s/>|valid_address|</text:p>
            <text:p text:style-name="P42"><text:s text:c="12"/>@user.email <text:s/>= <text:s/>valid_address</text:p>
            <text:p text:style-name="P42"><text:s text:c="12"/>assert <text:s/>@user.valid?, <text:s/>"#{valid_address.inspect} <text:s/>should <text:s/>be <text:s/>valid"</text:p>
            <text:p text:style-name="P42"><text:s text:c="8"/>end</text:p>
            <text:p text:style-name="P42"><text:s text:c="4"/>end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><text:soft-page-break/><text:s text:c="4"/>test <text:s/>"<text:span text:style-name="T6">email <text:s/>validation <text:s/>should <text:s/>REJECT <text:s/>invalid <text:s/>addresses</text:span>" <text:s/>do</text:p>
            <text:p text:style-name="P42"><text:s text:c="8"/>invalid_addresses <text:s/>= <text:s/>[ <text:s/>"user@example,com",</text:p>
            <text:p text:style-name="P42"><text:s text:c="52"/>"user_at_foo.org",</text:p>
            <text:p text:style-name="P42"><text:s text:c="52"/>"user.name@example.foo@bar_baz.com",</text:p>
            <text:p text:style-name="P42"><text:s text:c="52"/>"foo@bar+baz.com"]#, <text:s/>"foo@bar..com" <text:s/>]</text:p>
            <text:p text:style-name="P42"><text:s text:c="8"/>invalid_addresses.each <text:s/>do <text:s/>|invalid_address|</text:p>
            <text:p text:style-name="P42"><text:s text:c="12"/>@user.email <text:s/>= <text:s/>invalid_address</text:p>
            <text:p text:style-name="P42"><text:s text:c="12"/>assert_not <text:s/>@user.valid?, <text:s/>"#{invalid_address.inspect} <text:s/>should <text:s/>be <text:s/>INVALID"</text:p>
            <text:p text:style-name="P42"><text:s text:c="8"/>end <text:s text:c="15"/></text:p>
            <text:p text:style-name="P42"><text:s text:c="4"/>end</text:p>
            <text:p text:style-name="P42"/>
            <text:p text:style-name="P42"><text:s text:c="4"/>test <text:s/>"<text:span text:style-name="T6">email <text:s/>addresses <text:s/>should <text:s/>be <text:s/>unique</text:span>" <text:s/>do</text:p>
            <text:p text:style-name="P42"><text:s text:c="8"/>duplicate_user <text:s/>= <text:s/>@user.dup</text:p>
            <text:p text:style-name="P42"><text:s text:c="8"/>duplicate_user.email <text:s/>= <text:s/>@user.email.upcase</text:p>
            <text:p text:style-name="P42"><text:s text:c="8"/>@user.save</text:p>
            <text:p text:style-name="P42"><text:s text:c="8"/>assert_not <text:s/>duplicate_user.valid?</text:p>
            <text:p text:style-name="P42"><text:s text:c="4"/>end</text:p>
            <text:p text:style-name="P42"/>
            <text:p text:style-name="P42"><text:s text:c="4"/>test <text:s/>"<text:span text:style-name="T6">email <text:s/>addresses <text:s/>should <text:s/>be <text:s/>saved <text:s/>as <text:s/>lower-case</text:span>" <text:s/>do</text:p>
            <text:p text:style-name="P42"><text:s text:c="8"/>mixed_case_email <text:s/>= <text:s/>"Foo@ExAMPle.CoM"</text:p>
            <text:p text:style-name="P42"><text:s text:c="8"/>@user.email <text:s/>= <text:s/>mixed_case_email</text:p>
            <text:p text:style-name="P42"><text:s text:c="8"/>@user.save</text:p>
            <text:p text:style-name="P42"><text:s text:c="8"/>assert_equal <text:s/>mixed_case_email.downcase, <text:s/>@user.reload.email</text:p>
            <text:p text:style-name="P42"><text:s text:c="4"/>end</text:p>
            <text:p text:style-name="P42"/>
            <text:p text:style-name="P42"><text:s text:c="4"/>test <text:s/>"<text:span text:style-name="T6">password <text:s/>should <text:s/>not <text:s/>be <text:s/>blank</text:span>" <text:s/>do</text:p>
            <text:p text:style-name="P42"><text:s text:c="8"/>@user.password <text:s/>= <text:s/>" <text:s text:c="7"/>"</text:p>
            <text:p text:style-name="P42"><text:s text:c="8"/>assert_not <text:s/>@user.valid?</text:p>
            <text:p text:style-name="P42"><text:s text:c="4"/>end</text:p>
            <text:p text:style-name="P42"/>
            <text:p text:style-name="P42"><text:s text:c="4"/>test <text:s/>"<text:span text:style-name="T6">password <text:s/>should <text:s/>have <text:s/>a <text:s/>minimum <text:s/>length</text:span>" <text:s/>do</text:p>
            <text:p text:style-name="P42"><text:s text:c="8"/>@user.password <text:s/>= <text:s/>"a" <text:s/>* <text:s/>5</text:p>
            <text:p text:style-name="P42"><text:s text:c="8"/>assert_not <text:s/>@user.valid?</text:p>
            <text:p text:style-name="P42"><text:s text:c="4"/>end</text:p>
            <text:p text:style-name="P42"/>
            <text:p text:style-name="P42"><text:s text:c="4"/>test <text:s/>"<text:span text:style-name="T6">authenticated? <text:s/>should <text:s/>return <text:s/>false <text:s/>for <text:s/>a <text:s/>user <text:s/>with <text:s/>nil <text:s/>digest</text:span>" <text:s/>do</text:p>
            <text:p text:style-name="P42"><text:s text:c="8"/>assert_not <text:s/>@user.authenticated?(:remember, <text:s/>'')</text:p>
            <text:p text:style-name="P42"><text:s text:c="4"/>end</text:p>
            <text:p text:style-name="P42">end</text:p>
          </table:table-cell>
        </table:table-row>
      </table:table>
      <text:p text:style-name="P66"/>
      <text:h text:style-name="P127" text:outline-level="2"><text:bookmark-start text:name="__RefHeading___Toc824_2238994884"/>integration<text:bookmark-end text:name="__RefHeading___Toc824_2238994884"/></text:h>
      <text:h text:style-name="Heading_20_3" text:outline-level="3"><text:bookmark-start text:name="__RefHeading___Toc826_2238994884"/>site_layout_test.rb<text:bookmark-end text:name="__RefHeading___Toc826_2238994884"/></text:h>
      <table:table table:name="Table51" table:style-name="Table51">
        <table:table-column table:style-name="Table51.A"/>
        <table:table-row>
          <table:table-cell table:style-name="Table51.A1" office:value-type="string">
            <text:p text:style-name="P39">require <text:s/>'<text:span text:style-name="T6">test_helper</text:span>'</text:p>
            <text:p text:style-name="P39"/>
            <text:p text:style-name="P39">class <text:s/>SiteLayoutTest <text:s/>&lt; <text:s/>ActionDispatch::IntegrationTest</text:p>
            <text:p text:style-name="P39"><text:s text:c="4"/>def <text:s/><text:span text:style-name="T6">setup</text:span></text:p>
            <text:p text:style-name="P39"><text:s text:c="8"/>@user <text:s text:c="13"/>= <text:s/>users(:michael)</text:p>
            <text:p text:style-name="P39"><text:s text:c="8"/>@other_user <text:s/>= <text:s/>users(:archer)</text:p>
            <text:p text:style-name="P39"><text:s text:c="4"/>end</text:p>
            <text:p text:style-name="P39"/>
            <text:p text:style-name="P39"><text:s text:c="4"/>test <text:s/>"<text:span text:style-name="T6">layout <text:s/>links <text:s/>while <text:s/>NOT <text:s/>logged <text:s/>in</text:span>" <text:s/>do</text:p>
            <text:p text:style-name="P39"><text:s text:c="8"/>get <text:s/>root_path</text:p>
            <text:p text:style-name="P39"><text:s text:c="12"/>assert_template <text:s/>'static_pages/home'</text:p>
            <text:p text:style-name="P39"><text:s text:c="12"/>assert_select <text:s/>"a[href=?]", <text:s/>root_path, <text:s text:c="17"/>count: <text:s/>2</text:p>
            <text:p text:style-name="P39"><text:s text:c="12"/>assert_select <text:s/>"a[href=?]", <text:s/>help_path</text:p>
            <text:p text:style-name="P39"><text:s text:c="12"/>assert_select <text:s/>"a[href=?]", <text:s/>about_path</text:p>
            <text:p text:style-name="P39"><text:s text:c="12"/>assert_select <text:s/>"a[href=?]", <text:s/>contact_path</text:p>
            <text:p text:style-name="P39"><text:s text:c="8"/>get <text:s/>contact_path</text:p>
            <text:p text:style-name="P39"><text:s text:c="12"/>assert_template <text:s/>'static_pages/contact'</text:p>
            <text:p text:style-name="P39"><text:s text:c="12"/>assert_select <text:s/>"title", <text:s/>full_title("Contact")</text:p>
            <text:p text:style-name="P39"><text:s text:c="8"/>get <text:s/>signup_path</text:p>
            <text:p text:style-name="P39"><text:s text:c="12"/>assert_template <text:s/>'users/new'</text:p>
            <text:p text:style-name="P39"><text:s text:c="12"/>assert_select <text:s/>"title", <text:s/>full_title("Sign <text:s/>up")</text:p>
            <text:p text:style-name="P39"><text:s text:c="8"/>get <text:s/>help_path</text:p>
            <text:p text:style-name="P39"><text:s text:c="12"/>assert_template <text:s/>'static_pages/help'</text:p>
            <text:p text:style-name="P39"><text:s text:c="8"/>get <text:s/>login_path</text:p>
            <text:p text:style-name="P39"><text:s text:c="12"/>assert_template <text:s/>'sessions/new'</text:p>
            <text:p text:style-name="P39"><text:s text:c="8"/><text:span text:style-name="T14"># <text:s/>REDIRECTS <text:s/>BECAUSE <text:s/>NOT <text:s/>LOGGED <text:s/>IN</text:span></text:p>
            <text:p text:style-name="P39"><text:s text:c="12"/>assert_select <text:s/>"a[href=?]", <text:s/>logout_path, <text:s text:c="13"/>count: <text:s/>0</text:p>
            <text:p text:style-name="P39"><text:s text:c="8"/>get <text:s/>users_path</text:p>
            <text:p text:style-name="P39"><text:s text:c="12"/>assert_redirected_to <text:s/>login_path</text:p>
            <text:p text:style-name="P39"><text:s text:c="8"/>get <text:s/>edit_user_path(@user)</text:p>
            <text:p text:style-name="P39"><text:s text:c="12"/>assert_select <text:s/>"a[href=?]", <text:s/>user_path(@user), <text:s text:c="5"/>count: <text:s/>0</text:p>
            <text:p text:style-name="P39"><text:s text:c="12"/>assert_redirected_to <text:s/>login_path</text:p>
            <text:p text:style-name="P39"><text:s text:c="4"/>end <text:s text:c="3"/></text:p>
            <text:p text:style-name="P39"/>
            <text:p text:style-name="P39"><text:s text:c="4"/>test <text:s/>"<text:span text:style-name="T6">layout <text:s/>links <text:s/>while <text:s/>logged <text:s/>in</text:span>" <text:s/>do</text:p>
            <text:p text:style-name="P39"><text:s text:c="8"/>log_in_as(@user)</text:p>
            <text:p text:style-name="P39"><text:s text:c="8"/>get <text:s/>root_path</text:p>
            <text:p text:style-name="P39"><text:s text:c="12"/>assert_template <text:s/>'static_pages/home'</text:p>
            <text:p text:style-name="P39"><text:s text:c="12"/>assert_select <text:s/>"a[href=?]", <text:s/>root_path, <text:s text:c="17"/>count: <text:s/>2</text:p>
            <text:p text:style-name="P39"><text:s text:c="12"/>assert_select <text:s/>"a[href=?]", <text:s/>help_path</text:p>
            <text:p text:style-name="P39"><text:s text:c="12"/>assert_select <text:s/>"a[href=?]", <text:s/>about_path</text:p>
            <text:p text:style-name="P39"><text:s text:c="12"/>assert_select <text:s/>"a[href=?]", <text:s/>contact_path</text:p>
            <text:p text:style-name="P39"><text:s text:c="8"/>get <text:s/>contact_path</text:p>
            <text:p text:style-name="P39"><text:s text:c="12"/>assert_template <text:s/>'static_pages/contact'</text:p>
            <text:p text:style-name="P39"><text:s text:c="12"/>assert_select <text:s/>"title", <text:s/>full_title("Contact")</text:p>
            <text:p text:style-name="P39"><text:s text:c="8"/>get <text:s/>signup_path</text:p>
            <text:p text:style-name="P39"><text:s text:c="12"/>assert_template <text:s/>'users/new'</text:p>
            <text:p text:style-name="P39"><text:s text:c="12"/>assert_select <text:s/>"title", <text:s/>full_title("Sign <text:s/>up")</text:p>
            <text:p text:style-name="P39"><text:s text:c="8"/>get <text:s/>help_path</text:p>
            <text:p text:style-name="P39"><text:s text:c="12"/>assert_template <text:s/>'static_pages/help'</text:p>
            <text:p text:style-name="P39"><text:s text:c="8"/>get <text:s/>login_path</text:p>
            <text:p text:style-name="P39"><text:s text:c="12"/>assert_template <text:s/>'sessions/new'</text:p>
            <text:p text:style-name="P39"/>
            <text:p text:style-name="P39"><text:soft-page-break/><text:s text:c="8"/><text:span text:style-name="T14"># <text:s/>LOGGED <text:s/>IN <text:s/>SPECIFIC <text:s/>URLS</text:span></text:p>
            <text:p text:style-name="P39"><text:s text:c="12"/>assert_select <text:s/>"a[href=?]", <text:s/>logout_path</text:p>
            <text:p text:style-name="P39"><text:s text:c="8"/>get <text:s/>users_path</text:p>
            <text:p text:style-name="P39"><text:s text:c="12"/>assert_template <text:s/>'users/index'</text:p>
            <text:p text:style-name="P39"><text:s text:c="8"/>get <text:s/>edit_user_path(@user)</text:p>
            <text:p text:style-name="P39"><text:s text:c="12"/>assert_select <text:s/>"a[href=?]", <text:s/>user_path(@user)</text:p>
            <text:p text:style-name="P39"><text:s text:c="8"/>end</text:p>
            <text:p text:style-name="P39">end</text:p>
          </table:table-cell>
        </table:table-row>
      </table:table>
      <text:h text:style-name="P107" text:outline-level="3"><text:bookmark-start text:name="__RefHeading___Toc828_2238994884"/>users_index_test.rb<text:bookmark-end text:name="__RefHeading___Toc828_2238994884"/></text:h>
      <table:table table:name="Table52" table:style-name="Table52">
        <table:table-column table:style-name="Table52.A"/>
        <table:table-row>
          <table:table-cell table:style-name="Table52.A1" office:value-type="string">
            <text:p text:style-name="P39">require <text:s/>'<text:span text:style-name="T6">test_helper</text:span>'</text:p>
            <text:p text:style-name="P39"/>
            <text:p text:style-name="P39">class <text:s/>UsersIndexTest <text:s/>&lt; <text:s/>ActionDispatch::IntegrationTest</text:p>
            <text:p text:style-name="P39"><text:s text:c="4"/>def <text:s/><text:span text:style-name="T6">setup</text:span></text:p>
            <text:p text:style-name="P39"><text:s text:c="8"/>@admin <text:s text:c="9"/>= <text:s/>users(:michael)</text:p>
            <text:p text:style-name="P39"><text:s text:c="8"/>@non_admin <text:s/>= <text:s/>users(:archer)</text:p>
            <text:p text:style-name="P39"><text:s text:c="4"/>end</text:p>
            <text:p text:style-name="P39"/>
            <text:p text:style-name="P39"><text:s text:c="4"/>test <text:s/>"<text:span text:style-name="T6">index <text:s/>as <text:s/>admin <text:s/>including <text:s/>pagination <text:s/>and <text:s/>delete <text:s/>links</text:span>" <text:s/>do</text:p>
            <text:p text:style-name="P39"><text:s text:c="8"/>log_in_as(@admin)</text:p>
            <text:p text:style-name="P39"><text:s text:c="8"/>get <text:s/>users_path</text:p>
            <text:p text:style-name="P39"><text:s text:c="8"/>assert_template <text:s text:c="5"/>'users/index'</text:p>
            <text:p text:style-name="P39"><text:s text:c="8"/>assert_select <text:s text:c="9"/>'div.pagination', <text:s/>count: <text:s/>2</text:p>
            <text:p text:style-name="P39"><text:s text:c="8"/>first_page_of_users <text:s/>= <text:s/>User.paginate(page: <text:s/>1)</text:p>
            <text:p text:style-name="P39"><text:s text:c="8"/>first_page_of_users.each <text:s/>do <text:s/>|user|</text:p>
            <text:p text:style-name="P39"><text:s text:c="12"/>assert_select <text:s/>'a[href=?]', <text:s text:c="5"/>user_path(user), <text:s/>text: <text:s/>user.name</text:p>
            <text:p text:style-name="P39"><text:s text:c="12"/>unless <text:s/>user <text:s/>== <text:s/>@admin</text:p>
            <text:p text:style-name="P39"><text:s text:c="16"/>assert_select <text:s/>'a[href=?]', <text:s/>user_path(user), <text:s/>text: <text:s/>'delete'</text:p>
            <text:p text:style-name="P39"><text:s text:c="12"/>end</text:p>
            <text:p text:style-name="P39"><text:s text:c="8"/>end</text:p>
            <text:p text:style-name="P39"><text:s text:c="8"/>assert_difference <text:s/>'User.count', <text:s/>-1 <text:s/>do</text:p>
            <text:p text:style-name="P39"><text:s text:c="12"/>delete <text:s/>user_path(@non_admin)</text:p>
            <text:p text:style-name="P39"><text:s text:c="8"/>end</text:p>
            <text:p text:style-name="P39"><text:s text:c="4"/>end</text:p>
            <text:p text:style-name="P39"/>
            <text:p text:style-name="P39"><text:s text:c="4"/>test <text:s/>"<text:span text:style-name="T6">index <text:s/>ad <text:s/>non-admin</text:span>" <text:s/>do</text:p>
            <text:p text:style-name="P39"><text:s text:c="8"/>log_in_as(@non_admin)</text:p>
            <text:p text:style-name="P39"><text:s text:c="8"/>get <text:s/>users_path</text:p>
            <text:p text:style-name="P39"><text:s text:c="8"/>assert_select <text:s/>'a', <text:s/>text: <text:s/>'delete', <text:s/>count: <text:s/>0</text:p>
            <text:p text:style-name="P39"><text:s text:c="4"/>end</text:p>
            <text:p text:style-name="P39">end</text:p>
          </table:table-cell>
        </table:table-row>
      </table:table>
      <text:p text:style-name="P65"/>
      <text:h text:style-name="P109" text:outline-level="3"><text:bookmark-start text:name="__RefHeading___Toc830_2238994884"/>users_edit_test.rb<text:bookmark-end text:name="__RefHeading___Toc830_2238994884"/></text:h>
      <table:table table:name="Table53" table:style-name="Table53">
        <table:table-column table:style-name="Table53.A"/>
        <table:table-row>
          <table:table-cell table:style-name="Table53.A1" office:value-type="string">
            <text:p text:style-name="P39">require <text:s/>'<text:span text:style-name="T6">test_helper</text:span>'</text:p>
            <text:p text:style-name="P39"/>
            <text:p text:style-name="P39">class <text:s/>UsersEditTest <text:s/>&lt; <text:s/>ActionDispatch::IntegrationTest</text:p>
            <text:p text:style-name="P39"><text:s text:c="4"/>def <text:s/><text:span text:style-name="T6">setup</text:span></text:p>
            <text:p text:style-name="P39"><text:s text:c="8"/>@user <text:s text:c="13"/>= <text:s/>users(:michael)</text:p>
            <text:p text:style-name="P39"><text:s text:c="8"/>@other_user <text:s/>= <text:s/>users(:archer)</text:p>
            <text:p text:style-name="P39"><text:s text:c="4"/>end</text:p>
            <text:p text:style-name="P39"/>
            <text:p text:style-name="P39"><text:s text:c="4"/>test <text:s/>"<text:span text:style-name="T6">unsuccessful <text:s/>edit</text:span>" <text:s/>do</text:p>
            <text:p text:style-name="P39"><text:s text:c="8"/>log_in_as(@user)</text:p>
            <text:p text:style-name="P39"><text:s text:c="8"/>get <text:s/>edit_user_path(@user)</text:p>
            <text:p text:style-name="P39"><text:s text:c="8"/>assert_template <text:s/>'users/edit'</text:p>
            <text:p text:style-name="P39"><text:s text:c="8"/>name <text:s text:c="3"/>= <text:s/>""</text:p>
            <text:p text:style-name="P39"><text:s text:c="8"/>email <text:s/>= <text:s/>""</text:p>
            <text:p text:style-name="P39"><text:s text:c="8"/>patch <text:s/>user_path(@user), <text:s/>params:</text:p>
            <text:p text:style-name="P39"><text:s text:c="12"/>{user: <text:s/>{ <text:s text:c="3"/>name: <text:s text:c="3"/>name, <text:s/></text:p>
            <text:p text:style-name="P39"><text:s text:c="30"/>email: <text:s/>email, <text:s/></text:p>
            <text:p text:style-name="P39"><text:s text:c="24"/>password: <text:s/>"foobar", <text:s/></text:p>
            <text:p text:style-name="P39"><text:s text:c="24"/>password_confirmation: <text:s/>"foobar" <text:s/>} <text:s/>}</text:p>
            <text:p text:style-name="P39"><text:s text:c="8"/>assert_template <text:s/>'users/edit'</text:p>
            <text:p text:style-name="P39"><text:s text:c="8"/>assert_select <text:s/>"div.alert", <text:s/>"The <text:s/>form <text:s/>contains <text:s/>3 <text:s/>errors."</text:p>
            <text:p text:style-name="P39"><text:s text:c="8"/>assert_not_equal <text:s/>name, <text:s text:c="3"/>@user.name</text:p>
            <text:p text:style-name="P39"><text:s text:c="8"/>assert_not_equal <text:s/>email, <text:s/>@user.email</text:p>
            <text:p text:style-name="P39"/>
            <text:p text:style-name="P39"><text:s text:c="4"/>end</text:p>
            <text:p text:style-name="P39"/>
            <text:p text:style-name="P39"><text:s text:c="4"/>test <text:s/>"<text:span text:style-name="T6">successful <text:s/>edit <text:s/>with <text:s/>friendly <text:s/>forwarding</text:span>" <text:s/>do</text:p>
            <text:p text:style-name="P39"><text:s text:c="8"/>get <text:s/>edit_user_path(@user)</text:p>
            <text:p text:style-name="P39"><text:s text:c="8"/>log_in_as(@user)</text:p>
            <text:p text:style-name="P39"><text:s text:c="8"/>assert_redirected_to <text:s/>edit_user_url(@user)</text:p>
            <text:p text:style-name="P39"><text:s text:c="8"/>name <text:s text:c="3"/>= <text:s/>"Foo <text:s/>Bar"</text:p>
            <text:p text:style-name="P39"><text:s text:c="8"/>email <text:s/>= <text:s/>"foo@bar.baz"</text:p>
            <text:p text:style-name="P39"><text:s text:c="8"/>patch <text:s/>user_path(@user), <text:s/>params: <text:s/></text:p>
            <text:p text:style-name="P39"><text:s text:c="12"/>{user: <text:s/>{ <text:s text:c="3"/>name: <text:s text:c="3"/>name, <text:s/></text:p>
            <text:p text:style-name="P39"><text:s text:c="30"/>email: <text:s/>email, <text:s/></text:p>
            <text:p text:style-name="P39"><text:s text:c="24"/>password: <text:s/>"foobar", <text:s/></text:p>
            <text:p text:style-name="P39"><text:s text:c="24"/>password_confirmation: <text:s/>"foobar" <text:s/>} <text:s/>}</text:p>
            <text:p text:style-name="P39"><text:s text:c="8"/>assert_not <text:s/>flash.empty?</text:p>
            <text:p text:style-name="P39"><text:s text:c="8"/>assert_redirected_to <text:s/>@user</text:p>
            <text:p text:style-name="P39"><text:s text:c="8"/>@user.reload</text:p>
            <text:p text:style-name="P39"><text:s text:c="8"/>assert_equal <text:s/>name, <text:s text:c="5"/>@user.name</text:p>
            <text:p text:style-name="P39"><text:s text:c="8"/>assert_equal <text:s/>email, <text:s/>@user.email</text:p>
            <text:p text:style-name="P39"><text:s text:c="4"/>end</text:p>
            <text:p text:style-name="P39"/>
            <text:p text:style-name="P39"><text:s text:c="4"/>test <text:s/>"<text:span text:style-name="T6">should <text:s/>redirect <text:s/>edit <text:s/>when <text:s/>not <text:s/>logged <text:s/>in</text:span>" <text:s/>do</text:p>
            <text:p text:style-name="P39"><text:s text:c="8"/>get <text:s/>edit_user_path(@user)</text:p>
            <text:p text:style-name="P39"><text:s text:c="8"/>assert_not <text:s/>flash.empty?</text:p>
            <text:p text:style-name="P39"><text:s text:c="8"/>assert_redirected_to <text:s/>login_url</text:p>
            <text:p text:style-name="P39"><text:s text:c="4"/>end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><text:soft-page-break/><text:s text:c="4"/>test <text:s/>"<text:span text:style-name="T6">should <text:s/>redirect <text:s/>update <text:s/>when <text:s/>not <text:s/>logged <text:s/>in</text:span>" <text:s/>do</text:p>
            <text:p text:style-name="P39"><text:s text:c="8"/>patch <text:s/>user_path(@user), <text:s/>params: <text:s/></text:p>
            <text:p text:style-name="P39"><text:s text:c="8"/>{user: <text:s/>{ <text:s/>name: <text:s/>@user.name, <text:s/>email: <text:s/>@user.email <text:s/>} <text:s/>}</text:p>
            <text:p text:style-name="P39"><text:s text:c="8"/>assert_not <text:s/>flash.empty?</text:p>
            <text:p text:style-name="P39"><text:s text:c="8"/>assert_redirected_to <text:s/>login_url</text:p>
            <text:p text:style-name="P39"><text:s text:c="4"/>end</text:p>
            <text:p text:style-name="P39"/>
            <text:p text:style-name="P39"><text:s text:c="4"/>test <text:s/>"<text:span text:style-name="T6">should <text:s/>redirect <text:s/>edit <text:s/>when <text:s/>logged <text:s/>in <text:s/>as <text:s/>WRONG <text:s/>user</text:span>" <text:s/>do</text:p>
            <text:p text:style-name="P39"><text:s text:c="8"/>log_in_as(@other_user)</text:p>
            <text:p text:style-name="P39"><text:s text:c="8"/>get <text:s/>edit_user_path(@user)</text:p>
            <text:p text:style-name="P39"><text:s text:c="8"/># <text:s/>assert <text:s/>flash.empty?</text:p>
            <text:p text:style-name="P39"><text:s text:c="8"/>assert_redirected_to <text:s/>root_url</text:p>
            <text:p text:style-name="P39"><text:s text:c="4"/>end</text:p>
            <text:p text:style-name="P39"/>
            <text:p text:style-name="P39"><text:s text:c="4"/>test <text:s/>"<text:span text:style-name="T6">should <text:s/>redirect <text:s/>update <text:s/>when <text:s/>logged <text:s/>in <text:s/>as <text:s/>WRONG <text:s/>user</text:span>" <text:s/>do</text:p>
            <text:p text:style-name="P39"><text:s text:c="8"/>log_in_as(@other_user)</text:p>
            <text:p text:style-name="P39"><text:s text:c="8"/>patch <text:s/>user_path(@user), <text:s/>params:</text:p>
            <text:p text:style-name="P39"><text:s text:c="8"/>{user: <text:s/>{ <text:s/>name: <text:s/>@user.name, <text:s/>email: <text:s/>@user.email <text:s/>} <text:s/>}</text:p>
            <text:p text:style-name="P39"><text:s text:c="8"/># <text:s/>assert <text:s/>flash.empty?</text:p>
            <text:p text:style-name="P39"><text:s text:c="8"/>assert_redirected_to <text:s/>root_url</text:p>
            <text:p text:style-name="P39"><text:s text:c="4"/>end</text:p>
            <text:p text:style-name="P39">end</text:p>
          </table:table-cell>
        </table:table-row>
      </table:table>
      <text:h text:style-name="P107" text:outline-level="3"><text:bookmark-start text:name="__RefHeading___Toc832_2238994884"/>users_signup_test.rb<text:bookmark-end text:name="__RefHeading___Toc832_2238994884"/></text:h>
      <table:table table:name="Table54" table:style-name="Table54">
        <table:table-column table:style-name="Table54.A"/>
        <table:table-row>
          <table:table-cell table:style-name="Table54.A1" office:value-type="string">
            <text:p text:style-name="P39">require <text:s/>'<text:span text:style-name="T6">test_helper</text:span>'</text:p>
            <text:p text:style-name="P39"/>
            <text:p text:style-name="P39">class <text:s/>UsersSignupTest <text:s/>&lt; <text:s/>ActionDispatch::IntegrationTest</text:p>
            <text:p text:style-name="P39"/>
            <text:p text:style-name="P39"><text:s text:c="4"/>def <text:s/><text:span text:style-name="T6">setup</text:span></text:p>
            <text:p text:style-name="P39"><text:s text:c="8"/><text:span text:style-name="T14"># <text:s/>because <text:s/>the <text:s/>DELIVERIES <text:s/>array <text:s/>is <text:s/>global, <text:s/>it <text:s/>has <text:s/>to <text:s/>be <text:s/>reset <text:s/>for <text:s/>the <text:s/>test <text:s/>to <text:s/>work</text:span></text:p>
            <text:p text:style-name="P39"><text:s text:c="8"/>ActionMailer::Base.deliveries.clear</text:p>
            <text:p text:style-name="P39"><text:s text:c="4"/>end</text:p>
            <text:p text:style-name="P39"><text:s text:c="4"/></text:p>
            <text:p text:style-name="P39"><text:s text:c="4"/>test <text:s/>"<text:span text:style-name="T6">invalid <text:s/>signup <text:s/>information</text:span>" <text:s/>do</text:p>
            <text:p text:style-name="P39"><text:s text:c="8"/>get <text:s/>signup_path</text:p>
            <text:p text:style-name="P39"><text:s text:c="8"/>assert_no_difference <text:s/>'User.count' <text:s/>do</text:p>
            <text:p text:style-name="P39"><text:s text:c="12"/>post <text:s/>signup_path, <text:s/>params: <text:s/></text:p>
            <text:p text:style-name="P39"><text:s text:c="16"/>{ <text:s/>user: <text:s/>{ <text:s/>name: <text:s text:c="37"/>"",</text:p>
            <text:p text:style-name="P39"><text:s text:c="36"/>email: <text:s text:c="37"/>"user@invalid",</text:p>
            <text:p text:style-name="P39"><text:s text:c="36"/>password: <text:s text:c="31"/>"foo",</text:p>
            <text:p text:style-name="P39"><text:s text:c="36"/>password_confirmation: <text:s text:c="5"/>"bar" <text:s/>} <text:s/>}</text:p>
            <text:p text:style-name="P39"><text:s text:c="8"/>end</text:p>
            <text:p text:style-name="P39"><text:s text:c="8"/>assert_template <text:s/>'users/new'</text:p>
            <text:p text:style-name="P39"><text:s text:c="8"/># <text:s/>assert_select <text:s/>'form[action="/signup"]'</text:p>
            <text:p text:style-name="P39"><text:s text:c="8"/>assert_select <text:s/>'div#error_explanation'</text:p>
            <text:p text:style-name="P39"><text:s text:c="8"/>assert_select <text:s/>'div.field_with_errors'</text:p>
            <text:p text:style-name="P39"><text:s text:c="4"/>end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><text:soft-page-break/></text:p>
            <text:p text:style-name="P39"/>
            <text:p text:style-name="P39"/>
            <text:p text:style-name="P39"><text:s text:c="4"/>test <text:s/>"<text:span text:style-name="T6">valid <text:s/>signup <text:s/>information <text:s/>with <text:s/>account <text:s/>activation</text:span>" <text:s/>do</text:p>
            <text:p text:style-name="P39"><text:s text:c="8"/>get <text:s/>signup_path</text:p>
            <text:p text:style-name="P39"><text:s text:c="8"/>assert_difference <text:s/>"User.count", <text:s/>1 <text:s/>do</text:p>
            <text:p text:style-name="P39"><text:s text:c="12"/>post <text:s/>users_path, <text:s/>params: <text:s/></text:p>
            <text:p text:style-name="P39"><text:s text:c="16"/>{ <text:s/>user: <text:s/>{ <text:s/>name: <text:s text:c="37"/>"Example <text:s/>User",</text:p>
            <text:p text:style-name="P39"><text:s text:c="36"/>email: <text:s text:c="37"/>"user@example.com",</text:p>
            <text:p text:style-name="P39"><text:s text:c="36"/>password: <text:s text:c="29"/>"foobar",</text:p>
            <text:p text:style-name="P39"><text:s text:c="36"/>password_confirmation: <text:s text:c="5"/>"foobar" <text:s/>} <text:s/>}</text:p>
            <text:p text:style-name="P39"><text:s text:c="8"/>end</text:p>
            <text:p text:style-name="P39"><text:s text:c="8"/><text:span text:style-name="T61"><text:s text:c="4"/></text:span><text:span text:style-name="T14"># <text:s/>verifies <text:s/>that <text:s/>ONE <text:s/>message <text:s/>was <text:s/>delivered</text:span></text:p>
            <text:p text:style-name="P39"><text:s text:c="8"/>assert_equal <text:s/>1, <text:s/>ActionMailer::Base.deliveries.size</text:p>
            <text:p text:style-name="P39"><text:s text:c="8"/><text:span text:style-name="T61"><text:s text:c="4"/></text:span><text:span text:style-name="T14"># <text:s/>#assigns <text:s/>grants <text:s/>access <text:s/>to <text:s/>instance <text:s/>variable <text:s/>in <text:s/>the <text:s/>corresponding <text:s/>action</text:span></text:p>
            <text:p text:style-name="P39"><text:s text:c="8"/>user <text:s/>= <text:s/>assigns(:user)</text:p>
            <text:p text:style-name="P39"><text:s text:c="8"/>assert_not <text:s/>user.activated?</text:p>
            <text:p text:style-name="P39"><text:s text:c="8"/><text:span text:style-name="T61"><text:s text:c="4"/></text:span><text:span text:style-name="T14"># <text:s/>try <text:s/>to <text:s/>log <text:s/>in <text:s/>before <text:s/>activation</text:span></text:p>
            <text:p text:style-name="P39"><text:s text:c="8"/>log_in_as(user)</text:p>
            <text:p text:style-name="P39"><text:s text:c="8"/>assert_not <text:s/>is_logged_in?</text:p>
            <text:p text:style-name="P39"><text:s text:c="8"/><text:span text:style-name="T61"><text:s text:c="4"/></text:span><text:span text:style-name="T14"># <text:s/>invalid <text:s/>activation <text:s/>token</text:span></text:p>
            <text:p text:style-name="P39"><text:s text:c="8"/>get <text:s/>edit_account_activation_path("invalid <text:s/>token", <text:s/>email: <text:s/>user.email)</text:p>
            <text:p text:style-name="P39"><text:s text:c="8"/>assert_not <text:s/>is_logged_in?</text:p>
            <text:p text:style-name="P39"><text:s text:c="8"/><text:span text:style-name="T61"><text:s text:c="4"/></text:span><text:span text:style-name="T14"># <text:s/>valid <text:s/>token, <text:s/>wrong <text:s/>email</text:span></text:p>
            <text:p text:style-name="P39"><text:s text:c="8"/>get <text:s/>edit_account_activation_path(user.activation_token, <text:s/>email: <text:s/>"wrong")</text:p>
            <text:p text:style-name="P39"><text:s text:c="8"/>assert_not <text:s/>is_logged_in?</text:p>
            <text:p text:style-name="P39"><text:s text:c="8"/><text:span text:style-name="T61"><text:s text:c="4"/></text:span><text:span text:style-name="T14"># <text:s/>valid <text:s/>activation <text:s/>token</text:span></text:p>
            <text:p text:style-name="P39"><text:s text:c="8"/>get <text:s/>edit_account_activation_path(user.activation_token, <text:s/>email: <text:s/>user.email)</text:p>
            <text:p text:style-name="P39"><text:s text:c="8"/>assert <text:s/>user.reload.activated?</text:p>
            <text:p text:style-name="P39"><text:s text:c="8"/>follow_redirect!</text:p>
            <text:p text:style-name="P39"><text:s text:c="8"/>assert_template <text:s/>'users/show'</text:p>
            <text:p text:style-name="P39"><text:s text:c="8"/>assert_not <text:s/>flash.empty?</text:p>
            <text:p text:style-name="P39"><text:s text:c="8"/>assert <text:s/>is_logged_in?</text:p>
            <text:p text:style-name="P39"><text:s text:c="4"/>end</text:p>
            <text:p text:style-name="P39">end</text:p>
          </table:table-cell>
        </table:table-row>
      </table:table>
      <text:h text:style-name="P107" text:outline-level="3"><text:bookmark-start text:name="__RefHeading___Toc834_2238994884"/>users_login_test.rb<text:bookmark-end text:name="__RefHeading___Toc834_2238994884"/></text:h>
      <table:table table:name="Table55" table:style-name="Table55">
        <table:table-column table:style-name="Table55.A"/>
        <table:table-row>
          <table:table-cell table:style-name="Table55.A1" office:value-type="string">
            <text:p text:style-name="P39">require <text:s/>'<text:span text:style-name="T6">test_helper</text:span>'</text:p>
            <text:p text:style-name="P39"/>
            <text:p text:style-name="P39">class <text:s/>UsersLoginTest <text:s/>&lt; <text:s/>ActionDispatch::IntegrationTest</text:p>
            <text:p text:style-name="P39"><text:s text:c="4"/>def <text:s/><text:span text:style-name="T6">setup</text:span></text:p>
            <text:p text:style-name="P39"><text:s text:c="8"/>@user <text:s/>= <text:s/>users(:michael) <text:s/><text:span text:style-name="T14"># <text:s/>from <text:s/>fixtures</text:span></text:p>
            <text:p text:style-name="P39"><text:s text:c="4"/>end</text:p>
            <text:p text:style-name="P39"/>
            <text:p text:style-name="P39"><text:s text:c="4"/>test <text:s/>"<text:span text:style-name="T6">flash <text:s/>message <text:s/>should <text:s/>disappear</text:span>" <text:s/>do</text:p>
            <text:p text:style-name="P39"><text:s text:c="8"/>get <text:s/>login_path</text:p>
            <text:p text:style-name="P39"><text:s text:c="8"/>assert_template <text:s/>'sessions/new'</text:p>
            <text:p text:style-name="P39"><text:s text:c="8"/>post <text:s/>login_path, <text:s/>params: <text:s/>{ <text:s/>session: <text:s/>{email: <text:s/>"", <text:s/>password: <text:s/>"" <text:s/>} <text:s/>}</text:p>
            <text:p text:style-name="P39"><text:s text:c="8"/>assert_template <text:s/>'sessions/new'</text:p>
            <text:p text:style-name="P39"><text:s text:c="8"/>assert_not <text:s/>flash.empty?</text:p>
            <text:p text:style-name="P39"><text:s text:c="8"/>get <text:s/>root_path</text:p>
            <text:p text:style-name="P39"><text:s text:c="8"/>assert <text:s/>flash.empty?</text:p>
            <text:p text:style-name="P39"><text:s text:c="4"/>end <text:s text:c="3"/></text:p>
            <text:p text:style-name="P39"><text:soft-page-break/></text:p>
            <text:p text:style-name="P39"/>
            <text:p text:style-name="P39"/>
            <text:p text:style-name="P39"/>
            <text:p text:style-name="P39"/>
            <text:p text:style-name="P39"><text:s text:c="4"/>test <text:s/>"<text:span text:style-name="T6">layout <text:s/>changes <text:s/>with <text:s/>log-in <text:s/>and <text:s/>then <text:s/>logout</text:span>" <text:s/>do</text:p>
            <text:p text:style-name="P39"><text:s text:c="8"/>get <text:s/>login_path</text:p>
            <text:p text:style-name="P39"><text:s text:c="8"/>assert_template <text:s/>'sessions/new'</text:p>
            <text:p text:style-name="P39"><text:s text:c="8"/>assert_select <text:s/>"a[href=?]", <text:s/>login_path</text:p>
            <text:p text:style-name="P39"><text:s text:c="8"/>post <text:s/>login_path, <text:s/>params: <text:s/>{ <text:s/>session: <text:s/>{email: <text:s/>@user.email, <text:s/>password:"password"}}</text:p>
            <text:p text:style-name="P39"><text:s text:c="8"/>assert <text:s/>is_logged_in?</text:p>
            <text:p text:style-name="P39"><text:s text:c="8"/>assert_redirected_to <text:s/>@user</text:p>
            <text:p text:style-name="P39"><text:s text:c="8"/>follow_redirect! <text:s/></text:p>
            <text:p text:style-name="P39"><text:s text:c="8"/>assert_select <text:s/>"a[href=?]", <text:s/>login_path, <text:s text:c="17"/>count: <text:s/>0</text:p>
            <text:p text:style-name="P39"><text:s text:c="8"/>assert_select <text:s/>"a[href=?]", <text:s/>logout_path</text:p>
            <text:p text:style-name="P39"><text:s text:c="8"/>assert_select <text:s/>"a[href=?]", <text:s/>user_path(@user) <text:s text:c="7"/></text:p>
            <text:p text:style-name="P39"><text:s text:c="8"/>delete <text:s/>logout_path</text:p>
            <text:p text:style-name="P39"><text:s text:c="8"/>assert_not <text:s/>is_logged_in?</text:p>
            <text:p text:style-name="P39"><text:s text:c="8"/>assert_redirected_to <text:s/>root_url</text:p>
            <text:p text:style-name="P39"><text:s text:c="8"/><text:span text:style-name="T62"><text:s text:c="4"/></text:span><text:span text:style-name="T14"># <text:s/>simulate <text:s/>a <text:s/>user <text:s/>clicking <text:s/>logout <text:s/>in <text:s/>a <text:s/>second <text:s/>window</text:span></text:p>
            <text:p text:style-name="P39"><text:s text:c="8"/>delete <text:s/>logout_path</text:p>
            <text:p text:style-name="P39"><text:s text:c="8"/>follow_redirect!</text:p>
            <text:p text:style-name="P39"><text:s text:c="8"/>assert_select <text:s/>"a[href=?]", <text:s/>login_path</text:p>
            <text:p text:style-name="P39"><text:s text:c="8"/>assert_select <text:s/>"a[href=?]", <text:s/>logout_path, <text:s text:c="13"/>count: <text:s/>0</text:p>
            <text:p text:style-name="P39"><text:s text:c="8"/>assert_select <text:s/>"a[href=?]", <text:s/>user_path(@user), <text:s text:c="5"/>count: <text:s/>0</text:p>
            <text:p text:style-name="P39"><text:s text:c="4"/>end</text:p>
            <text:p text:style-name="P39"/>
            <text:p text:style-name="P39"><text:s text:c="4"/>test <text:s/>"<text:span text:style-name="T6">login <text:s/>with <text:s/>remembering</text:span>" <text:s/>do</text:p>
            <text:p text:style-name="P39"><text:s text:c="8"/>log_in_as(@user, <text:s/>remember_me: <text:s/>'1')</text:p>
            <text:p text:style-name="P39"><text:s text:c="8"/># <text:s/>assert_equal <text:s/>cookies['remember_token'], <text:s/>assigns(:user).remember_token</text:p>
            <text:p text:style-name="P39"><text:s text:c="8"/><text:span text:style-name="T62"><text:s text:c="4"/></text:span><text:span text:style-name="T14"># <text:s/>this <text:s/>test <text:s/>users <text:s/>assigns, <text:s/>which <text:s/>is <text:s/>complicated <text:s/>and <text:s/>requires <text:s/>the <text:s/>@user <text:s/>var</text:span></text:p>
            <text:p text:style-name="P6"><text:s text:c="6"/><text:span text:style-name="T62"><text:s text:c="4"/></text:span><text:s text:c="2"/># <text:s/>instead <text:s/>of <text:s/>the <text:s/>normally <text:s/>used <text:s/>user. <text:s/>See <text:s/>more <text:s/>in <text:s/>listing <text:s/>9.27 <text:s/></text:p>
            <text:p text:style-name="P39"><text:s text:c="8"/>assert_not_empty <text:s/>cookies['remember_token']</text:p>
            <text:p text:style-name="P39"><text:s text:c="4"/>end</text:p>
            <text:p text:style-name="P39"/>
            <text:p text:style-name="P39"><text:s text:c="4"/>test <text:s/>"<text:span text:style-name="T6">login <text:s/>without <text:s/>remembering</text:span>" <text:s/>do</text:p>
            <text:p text:style-name="P39"><text:s text:c="8"/># <text:s/>log <text:s/>in <text:s/>to <text:s/>set <text:s/>the <text:s/>cookie</text:p>
            <text:p text:style-name="P39"><text:s text:c="8"/>log_in_as(@user, <text:s/>remember_me: <text:s/>'1')</text:p>
            <text:p text:style-name="P39"><text:s text:c="8"/># <text:s/>log <text:s/>in <text:s/>again <text:s/>and <text:s/>verify <text:s/>that <text:s/>the <text:s/>cookie <text:s/>is <text:s/>delete</text:p>
            <text:p text:style-name="P39"><text:s text:c="8"/>log_in_as(@user, <text:s/>remember_me: <text:s/>'0')</text:p>
            <text:p text:style-name="P39"><text:s text:c="8"/>assert_empty <text:s/>cookies['remember_token']</text:p>
            <text:p text:style-name="P39"><text:s text:c="4"/>end</text:p>
            <text:p text:style-name="P39">end</text:p>
          </table:table-cell>
        </table:table-row>
      </table:table>
      <text:p text:style-name="P64"/>
      <text:h text:style-name="P109" text:outline-level="3"><text:bookmark-start text:name="__RefHeading___Toc836_2238994884"/>password_resets_test.rb<text:bookmark-end text:name="__RefHeading___Toc836_2238994884"/></text:h>
      <table:table table:name="Table56" table:style-name="Table56">
        <table:table-column table:style-name="Table56.A"/>
        <table:table-row>
          <table:table-cell table:style-name="Table56.A1" office:value-type="string">
            <text:p text:style-name="P39">require <text:s/>'<text:span text:style-name="T6">test_helper</text:span>'</text:p>
            <text:p text:style-name="P39"/>
            <text:p text:style-name="P39">class <text:s/>PasswordResetsTest <text:s/>&lt; <text:s/>ActionDispatch::IntegrationTest</text:p>
            <text:p text:style-name="P39"><text:s text:c="4"/>def <text:s/><text:span text:style-name="T6">setup</text:span></text:p>
            <text:p text:style-name="P39"><text:s text:c="8"/><text:span text:style-name="T14"># <text:s/>because <text:s/>the <text:s/>DELIVERIES <text:s/>array <text:s/>is <text:s/>global,</text:span> <text:s/><text:span text:style-name="T14">it <text:s/>has <text:s/>to <text:s/>be <text:s/>resetted <text:s/>for <text:s/>the <text:s/>test <text:s/>to <text:s/>work</text:span></text:p>
            <text:p text:style-name="P39"><text:s text:c="8"/>ActionMailer::Base.deliveries.clear</text:p>
            <text:p text:style-name="P39"><text:s text:c="8"/>@user <text:s/>= <text:s/>users(:michael)</text:p>
            <text:p text:style-name="P39"><text:s text:c="4"/>end</text:p>
            <text:p text:style-name="P39"/>
            <text:p text:style-name="P39"><text:s text:c="4"/>test <text:s/>"<text:span text:style-name="T6">password <text:s/>resets</text:span>" <text:s/>do</text:p>
            <text:p text:style-name="P39"><text:s text:c="8"/>get <text:s/>new_password_reset_path</text:p>
            <text:p text:style-name="P39"><text:s text:c="8"/>assert_template <text:s/>'password_resets/new'</text:p>
            <text:p text:style-name="P39"><text:s text:c="8"/><text:span text:style-name="T63"><text:s text:c="4"/></text:span><text:span text:style-name="T14"># <text:s/>Invalid <text:s/>email</text:span></text:p>
            <text:p text:style-name="P39"><text:s text:c="8"/>post <text:s/>password_resets_path, <text:s/></text:p>
            <text:p text:style-name="P39"><text:s text:c="12"/>params: <text:s/>{ <text:s/>password_reset: <text:s/>{ <text:s/>email: <text:s/>"" <text:s/>} <text:s/>}</text:p>
            <text:p text:style-name="P39"><text:s text:c="8"/>assert_not <text:s/>flash.empty?</text:p>
            <text:p text:style-name="P39"><text:s text:c="8"/>assert_template <text:s/>'password_resets/new'</text:p>
            <text:p text:style-name="P39"><text:s text:c="8"/><text:span text:style-name="T63"><text:s text:c="4"/></text:span><text:span text:style-name="T14"># <text:s/>Valid <text:s/>email</text:span></text:p>
            <text:p text:style-name="P39"><text:s text:c="8"/>post <text:s/>password_resets_path,</text:p>
            <text:p text:style-name="P39"><text:s text:c="12"/>params: <text:s/>{ <text:s/>password_reset: <text:s/>{ <text:s/>email: <text:s/>@user.email <text:s/>} <text:s/>}</text:p>
            <text:p text:style-name="P39"><text:s text:c="8"/>assert_not_equal <text:s/>@user.reset_digest, <text:s/>@user.reload.reset_digest</text:p>
            <text:p text:style-name="P39"><text:s text:c="8"/>assert_equal <text:s/>1, <text:s/>ActionMailer::Base.deliveries.size</text:p>
            <text:p text:style-name="P39"><text:s text:c="8"/>assert_not <text:s/>flash.empty?</text:p>
            <text:p text:style-name="P39"><text:s text:c="8"/>assert_redirected_to <text:s/>root_url</text:p>
            <text:p text:style-name="P39"><text:s text:c="8"/><text:span text:style-name="T63"><text:s text:c="4"/></text:span><text:span text:style-name="T14"># <text:s/>Password <text:s/>reset <text:s/>form</text:span></text:p>
            <text:p text:style-name="P39"><text:s text:c="8"/>user <text:s/>= <text:s/>assigns(:user)</text:p>
            <text:p text:style-name="P39"><text:s text:c="8"/><text:span text:style-name="T63"><text:s text:c="4"/></text:span><text:span text:style-name="T14"># <text:s/>Wrong <text:s/>email</text:span></text:p>
            <text:p text:style-name="P39"><text:s text:c="8"/>get <text:s/>edit_password_reset_path(user.reset_token, <text:s text:c="5"/>email: <text:s/>"")</text:p>
            <text:p text:style-name="P39"><text:s text:c="8"/>assert_redirected_to <text:s/>root_url</text:p>
            <text:p text:style-name="P39"><text:s text:c="8"/><text:span text:style-name="T63"><text:s text:c="4"/></text:span><text:span text:style-name="T14"># <text:s/>Inactive <text:s/>user</text:span></text:p>
            <text:p text:style-name="P39"><text:s text:c="8"/>user.toggle!(:activated)</text:p>
            <text:p text:style-name="P39"><text:s text:c="8"/>get <text:s/>edit_password_reset_path(user.reset_token, <text:s text:c="5"/>email:user.email)</text:p>
            <text:p text:style-name="P39"><text:s text:c="8"/>assert_redirected_to <text:s/>root_url</text:p>
            <text:p text:style-name="P39"><text:s text:c="8"/>user.toggle!(:activated)</text:p>
            <text:p text:style-name="P39"><text:s text:c="8"/><text:span text:style-name="T63"><text:s text:c="4"/></text:span><text:span text:style-name="T14"># <text:s/>Right <text:s/>email, <text:s/>wrong <text:s/>token</text:span></text:p>
            <text:p text:style-name="P39"><text:s text:c="8"/>get <text:s/>edit_password_reset_path('wrong <text:s/>token', <text:s text:c="9"/>email: <text:s/>user.email)</text:p>
            <text:p text:style-name="P39"><text:s text:c="8"/>assert_redirected_to <text:s/>root_url</text:p>
            <text:p text:style-name="P39"><text:s text:c="8"/><text:span text:style-name="T63"><text:s text:c="4"/></text:span><text:span text:style-name="T14"># <text:s/>Right <text:s/>email, <text:s/>right <text:s/>token</text:span></text:p>
            <text:p text:style-name="P39"><text:s text:c="8"/>get <text:s/>edit_password_reset_path(user.reset_token, <text:s text:c="5"/>email: <text:s/>user.email)</text:p>
            <text:p text:style-name="P39"><text:s text:c="8"/>assert_template <text:s/>'password_resets/edit'</text:p>
            <text:p text:style-name="P41"><text:s text:c="8"/>assert_select <text:s/>"input[name=email][type=hidden][value=?]", <text:s/>user.email<text:span text:style-name="T80"> <text:s/></text:span><text:span text:style-name="T14"># <text:s/>INPUT <text:s/>tag</text:span></text:p>
            <text:p text:style-name="P39"><text:s text:c="6"/><text:span text:style-name="T63"><text:s text:c="4"/></text:span><text:s text:c="2"/><text:span text:style-name="T14"># <text:s/>Invalid <text:s/>password <text:s/>&amp; <text:s/>confirmation</text:span></text:p>
            <text:p text:style-name="P39"><text:s text:c="8"/>patch <text:s/>password_reset_path(user.reset_token),</text:p>
            <text:p text:style-name="P39"><text:s text:c="12"/>params: <text:s/>{ <text:s/>email: <text:s/>user.email, <text:s/></text:p>
            <text:p text:style-name="P39"><text:s text:c="32"/>user: <text:s/>{ <text:s/>password: <text:s text:c="27"/>"foobaz",</text:p>
            <text:p text:style-name="P39"><text:s text:c="48"/>password_confirmation: <text:s/>"barquux" <text:s/>} <text:s/>}</text:p>
            <text:p text:style-name="P39"><text:s text:c="8"/>assert_select <text:s/>'div#error_explanation'</text:p>
            <text:p text:style-name="P39"><text:s text:c="8"/><text:span text:style-name="T63"><text:s text:c="4"/></text:span><text:span text:style-name="T14"># <text:s/>Empty <text:s/>password</text:span></text:p>
            <text:p text:style-name="P40"><text:span text:style-name="T63"><text:s text:c="8"/></text:span>patch <text:s/>password_reset_path(user.reset_token),</text:p>
            <text:p text:style-name="P39"><text:s text:c="12"/>params: <text:s/>{ <text:s/>email: <text:s/>user.email,</text:p>
            <text:p text:style-name="P39"><text:s text:c="32"/>user: <text:s/>{ <text:s/>password: <text:s text:c="27"/>"",</text:p>
            <text:p text:style-name="P39"><text:s text:c="48"/>password_confirmation: <text:s/>"" <text:s/>} <text:s/>}</text:p>
            <text:p text:style-name="P39"><text:soft-page-break/><text:s text:c="8"/>assert_select <text:s/>'div#error_explanation'</text:p>
            <text:p text:style-name="P39"><text:s text:c="8"/><text:span text:style-name="T63"><text:s text:c="4"/></text:span><text:span text:style-name="T14"># <text:s/>Valid <text:s/>password <text:s/>&amp; <text:s/>confirmation</text:span></text:p>
            <text:p text:style-name="P39"><text:s text:c="8"/>patch <text:s/>password_reset_path(user.reset_token),</text:p>
            <text:p text:style-name="P39"><text:s text:c="12"/>params: <text:s/>{ <text:s/>email: <text:s/>user.email,</text:p>
            <text:p text:style-name="P39"><text:s text:c="32"/>user: <text:s/>{ <text:s/>password: <text:s text:c="29"/>"foobaz",</text:p>
            <text:p text:style-name="P39"><text:s text:c="48"/>password_confirmation: <text:s/>"foobaz" <text:s/>} <text:s/>}</text:p>
            <text:p text:style-name="P39"><text:s text:c="8"/>assert <text:s/>is_logged_in?</text:p>
            <text:p text:style-name="P39"><text:s text:c="8"/>assert_not <text:s/>flash.empty?</text:p>
            <text:p text:style-name="P39"><text:s text:c="8"/>assert_redirected_to <text:s/>user</text:p>
            <text:p text:style-name="P39"><text:s text:c="8"/><text:span text:style-name="T63"><text:s text:c="4"/></text:span><text:span text:style-name="T14"># <text:s/>attempt <text:s/>to <text:s/>change <text:s/>the <text:s/>password <text:s/>again</text:span> <text:s/></text:p>
            <text:p text:style-name="P39"><text:s text:c="8"/>assert_nil <text:s/>user.reload.reset_digest</text:p>
            <text:p text:style-name="P39"><text:s text:c="4"/>end</text:p>
            <text:p text:style-name="P39"/>
            <text:p text:style-name="P39"><text:s text:c="4"/>test <text:s/>"<text:span text:style-name="T6">expired <text:s/>token</text:span>" <text:s/>do</text:p>
            <text:p text:style-name="P39"><text:s text:c="8"/>get <text:s/>new_password_reset_path</text:p>
            <text:p text:style-name="P39"><text:s text:c="8"/>post <text:s/>password_resets_path,</text:p>
            <text:p text:style-name="P39"><text:s text:c="12"/>params: <text:s/>{ <text:s/>password_reset: <text:s/>{ <text:s/>email: <text:s/>@user.email <text:s/>} <text:s/>}</text:p>
            <text:p text:style-name="P39"><text:s text:c="8"/>@user <text:s/>= <text:s/>assigns(:user)</text:p>
            <text:p text:style-name="P39"><text:s text:c="8"/>@user.update_attribute(:reset_sent_at, <text:s/>3.hours.ago)</text:p>
            <text:p text:style-name="P39"><text:s text:c="8"/>patch <text:s/>password_reset_path(@user.reset_token),</text:p>
            <text:p text:style-name="P39"><text:s text:c="12"/>params: <text:s/>{ <text:s/>email: <text:s/>@user.email,</text:p>
            <text:p text:style-name="P39"><text:s text:c="32"/>user: <text:s/>{ <text:s/>password: <text:s text:c="27"/>"foobar",</text:p>
            <text:p text:style-name="P39"><text:s text:c="48"/>password_confirmation: <text:s/>"foobar" <text:s/>} <text:s/>}</text:p>
            <text:p text:style-name="P39"><text:s text:c="8"/>assert_response <text:s/>:redirect</text:p>
            <text:p text:style-name="P39"><text:s text:c="8"/>follow_redirect!</text:p>
            <text:p text:style-name="P39"><text:s text:c="8"/>assert_match <text:s/>/expired/i, <text:s/>response.body</text:p>
            <text:p text:style-name="P39"><text:s text:c="8"/>assert_no_match <text:s/>/banana/i, <text:s text:c="3"/>response.body</text:p>
            <text:p text:style-name="P39"><text:s text:c="4"/>end</text:p>
            <text:p text:style-name="P39">end</text:p>
          </table:table-cell>
        </table:table-row>
      </table:table>
      <text:h text:style-name="P121" text:outline-level="2"><text:bookmark-start text:name="__RefHeading___Toc860_2238994884"/>mailers<text:bookmark-end text:name="__RefHeading___Toc860_2238994884"/></text:h>
      <text:h text:style-name="P106" text:outline-level="3"><text:bookmark-start text:name="__RefHeading___Toc862_2238994884"/>user_mailer_test.rb<text:bookmark-end text:name="__RefHeading___Toc862_2238994884"/></text:h>
      <table:table table:name="Table58" table:style-name="Table58">
        <table:table-column table:style-name="Table58.A"/>
        <table:table-row>
          <table:table-cell table:style-name="Table58.A1" office:value-type="string">
            <text:p text:style-name="P42">require <text:s/>'<text:span text:style-name="T6">test_helper</text:span>'</text:p>
            <text:p text:style-name="P42"/>
            <text:p text:style-name="P42">class <text:s/>UserMailerTest <text:s/>&lt; <text:s/>ActionMailer::TestCase</text:p>
            <text:p text:style-name="P42"><text:s text:c="4"/>test <text:s/>"<text:span text:style-name="T6">account_activation</text:span>" <text:s/>do</text:p>
            <text:p text:style-name="P42"><text:s text:c="8"/>user <text:s text:c="35"/>= <text:s/>users(:michael)</text:p>
            <text:p text:style-name="P42"><text:s text:c="8"/>user.activation_token <text:s/>= <text:s/>User.new_token</text:p>
            <text:p text:style-name="P42"><text:s text:c="8"/>mail <text:s text:c="35"/>= <text:s/>UserMailer.account_activation(user)</text:p>
            <text:p text:style-name="P42"><text:s text:c="8"/>assert_equal <text:s/>"Account <text:s/>activation", <text:s/>mail.subject</text:p>
            <text:p text:style-name="P42"><text:s text:c="8"/>assert_equal <text:s/>[user.email], <text:s/>mail.to</text:p>
            <text:p text:style-name="P42"><text:s text:c="8"/>assert_equal <text:s/>["noreply@example.com"], <text:s/>mail.from</text:p>
            <text:p text:style-name="P42"><text:s text:c="8"/>assert_match <text:s/>user.name, <text:s text:c="29"/>mail.body.encoded</text:p>
            <text:p text:style-name="P42"><text:s text:c="8"/>assert_match <text:s/>user.activation_token, <text:s text:c="5"/>mail.body.encoded</text:p>
            <text:p text:style-name="P42"><text:s text:c="8"/>assert_match <text:s/>CGI.escape(user.email), <text:s text:c="3"/>mail.body.encoded</text:p>
            <text:p text:style-name="P42"><text:s text:c="4"/>end</text:p>
            <text:p text:style-name="P42"/>
            <text:p text:style-name="P42"><text:s text:c="4"/>test <text:s/>"<text:span text:style-name="T6">password_reset</text:span>" <text:s/>do</text:p>
            <text:p text:style-name="P42"><text:s text:c="8"/>user <text:s text:c="35"/>= <text:s/>users(:michael)</text:p>
            <text:p text:style-name="P42"><text:s text:c="8"/>user.reset_token <text:s text:c="11"/>= <text:s/>User.new_token</text:p>
            <text:p text:style-name="P42"><text:soft-page-break/><text:s text:c="8"/>mail <text:s text:c="35"/>= <text:s/>UserMailer.password_reset(user)</text:p>
            <text:p text:style-name="P42"><text:s text:c="8"/>assert_equal <text:s/>"Password <text:s/>reset", <text:s text:c="15"/>mail.subject</text:p>
            <text:p text:style-name="P42"><text:s text:c="8"/>assert_equal <text:s/>[user.email], <text:s text:c="23"/>mail.to</text:p>
            <text:p text:style-name="P42"><text:s text:c="8"/>assert_equal <text:s/>["noreply@example.com"], <text:s/>mail.from</text:p>
            <text:p text:style-name="P42"><text:s text:c="8"/>assert_match <text:s/>user.reset_token, <text:s text:c="15"/>mail.body.encoded</text:p>
            <text:p text:style-name="P42"><text:s text:c="8"/>assert_match <text:s/>CGI.escape(user.email), <text:s text:c="3"/>mail.body.encoded</text:p>
            <text:p text:style-name="P42"><text:s text:c="4"/>end</text:p>
            <text:p text:style-name="P42">end</text:p>
          </table:table-cell>
        </table:table-row>
      </table:table>
      <text:h text:style-name="P121" text:outline-level="2"><text:bookmark-start text:name="__RefHeading___Toc864_2238994884"/>/previews<text:bookmark-end text:name="__RefHeading___Toc864_2238994884"/></text:h>
      <text:h text:style-name="P106" text:outline-level="3"><text:bookmark-start text:name="__RefHeading___Toc866_2238994884"/>user_mailer_preview.rb<text:bookmark-end text:name="__RefHeading___Toc866_2238994884"/></text:h>
      <table:table table:name="Table59" table:style-name="Table59">
        <table:table-column table:style-name="Table59.A"/>
        <table:table-row>
          <table:table-cell table:style-name="Table59.A1" office:value-type="string">
            <text:p text:style-name="P42"># <text:s/>Preview <text:s/>all <text:s/>emails <text:s/>at <text:s/>http://localhost:3000/rails/mailers/user_mailer</text:p>
            <text:p text:style-name="P42">class <text:s/>UserMailerPreview <text:s/>&lt; <text:s/>ActionMailer::Preview</text:p>
            <text:p text:style-name="P42"/>
            <text:p text:style-name="P42"><text:s text:c="4"/># <text:s/>Preview <text:s/>this <text:s/>email <text:s/>at <text:s/><text:span text:style-name="T14">http://localhost:3000/rails/mailers/user_mailer/account_activation</text:span></text:p>
            <text:p text:style-name="P42"><text:s text:c="4"/>def <text:s/><text:span text:style-name="T6">account_activation</text:span></text:p>
            <text:p text:style-name="P42"><text:s text:c="8"/>user <text:s/>= <text:s/>User.first</text:p>
            <text:p text:style-name="P42"><text:s text:c="8"/>user.activation_token <text:s/>= <text:s/>User.new_token</text:p>
            <text:p text:style-name="P42"><text:s text:c="8"/>UserMailer.account_activation(user)</text:p>
            <text:p text:style-name="P42"><text:s text:c="4"/>end</text:p>
            <text:p text:style-name="P42"/>
            <text:p text:style-name="P42"><text:s text:c="4"/># <text:s/>Preview <text:s/>this <text:s/>email <text:s/>at <text:s/><text:span text:style-name="T14">http://localhost:3000/rails/mailers/user_mailer/password_reset</text:span></text:p>
            <text:p text:style-name="P42"><text:s text:c="4"/>def <text:s/><text:span text:style-name="T6">password_reset</text:span></text:p>
            <text:p text:style-name="P42"><text:s text:c="8"/>user <text:s/>= <text:s/>User.first</text:p>
            <text:p text:style-name="P42"><text:s text:c="8"/>user.reset_token <text:s/>= <text:s/>User.new_token</text:p>
            <text:p text:style-name="P42"><text:s text:c="8"/>UserMailer.password_reset(user)</text:p>
            <text:p text:style-name="P42"><text:s text:c="4"/>end</text:p>
            <text:p text:style-name="P42">end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 style:writing-mode="page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2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 style:writing-mode="page">
        <style:tab-stops>
          <style:tab-stop style:position="175.9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99mm" fo:margin-right="0mm" fo:margin-top="1.99mm" fo:margin-bottom="1.01mm" loext:contextual-spacing="false" fo:text-indent="0mm" style:auto-text-indent="false" style:writing-mode="page"/>
      <style:text-properties style:font-name="Liberation Mono" fo:font-family="'Liberation Mono'" style:font-style-name="Bold" style:font-family-generic="modern" style:font-pitch="fixed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4mm" fo:margin-right="0mm" fo:margin-top="0.49mm" fo:margin-bottom="0.49mm" loext:contextual-spacing="false" fo:text-indent="0mm" style:auto-text-indent="false" style:writing-mode="page"/>
      <style:text-properties style:font-name="Liberation Mono" fo:font-family="'Liberation Mono'" style:font-style-name="Bold" style:font-family-generic="modern" style:font-pitch="fixed" fo:font-size="101%" fo:font-weight="bold" style:font-size-asian="101%" style:font-weight-asian="bold" style:font-size-complex="101%" style:font-weight-complex="600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 style:writing-mode="page">
        <style:tab-stops>
          <style:tab-stop style:position="170.9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4mm" fo:margin-right="0mm" fo:text-indent="0mm" style:auto-text-indent="false" style:writing-mode="page">
        <style:tab-stops>
          <style:tab-stop style:position="165.91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fo:font-size="8pt" officeooo:paragraph-rsid="0071325e" style:font-size-asian="10pt" style:font-size-complex="10pt"/>
    </style:style>
    <style:style style:name="MT1" style:family="text">
      <style:text-properties officeooo:rsid="0071325e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sample <text:s/>app<text:span text:style-name="MT1"><text:tab/><text:tab/>print1.1<text:tab/>0.1.96<text:tab/><text:tab/></text:span><text:span text:style-name="MT1"><text:page-number text:select-page="current">7</text:page-number></text:span><text:span text:style-name="MT1">/</text:span><text:span text:style-name="MT1"><text:page-count>4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7:07:58.940208248</meta:creation-date>
    <dc:date>2017-09-06T15:45:26.586108778</dc:date>
    <meta:editing-duration>PT21H12M33S</meta:editing-duration>
    <meta:editing-cycles>134</meta:editing-cycles>
    <meta:generator>LibreOffice/5.4.1.2$Linux_X86_64 LibreOffice_project/40m0$Build-2</meta:generator>
    <meta:print-date>2017-07-08T12:38:46.603903588</meta:print-date>
    <meta:document-statistic meta:table-count="61" meta:image-count="0" meta:object-count="0" meta:page-count="45" meta:paragraph-count="1979" meta:word-count="6267" meta:character-count="70551" meta:non-whitespace-character-count="46111"/>
  </office:meta>
</office:document-meta>
</file>